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5-25</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The Chinese ambassador to the United States has been suspended for many time Xie Feng arrived in the United States for the new</text:span>
</text:h>
      <text:p text:style-name="P4">
Author: None (Language: zh)</text:p>
      <text:p text:style-name="P4">
Publisher: None</text:p>
      <text:p text:style-name="P4">
Time: 2023-05-24T02:05:00Z</text:p>
      <text:p text:style-name="P4">
Description: The lack of Chinese ambassadors in the United States for more than 4 months is the longest since the normalization of Sino -US relations. China Deputy Foreign Minister Xie Feng arrived in the United States on Tuesday and was transferred to the position. He said that he came from the interests of China and acknowledged that Sino -US relations were "serious challenges." Xi Jinping clicked Xie Feng and what signal was released?</text:p>
      <text:p text:style-name="P4">
Videos: []</text:p>
      <text:p text:style-name="P4">
Images: ["<text:a xlink:type="simple" xlink:href="https://static.dw.com/image/65714775_303.jpg" text:style-name="Internet_20_link" text:visited-style-name="Visited_20_Internet_20_Link">
65714775_303.jpg</text:a>
", "<text:a xlink:type="simple" xlink:href="https://static.dw.com/image/59244760_401.jpg" text:style-name="Internet_20_link" text:visited-style-name="Visited_20_Internet_20_Link">
59244760_401.jpg</text:a>
", "<text:a xlink:type="simple" xlink:href="https://static.dw.com/image/64640006_303.jpg" text:style-name="Internet_20_link" text:visited-style-name="Visited_20_Internet_20_Link">
64640006_303.jpg</text:a>
", "<text:a xlink:type="simple" xlink:href="https://static.dw.com/image/64640851_303.jpg" text:style-name="Internet_20_link" text:visited-style-name="Visited_20_Internet_20_Link">
64640851_303.jpg</text:a>
", "<text:a xlink:type="simple" xlink:href="https://static.dw.com/image/64636821_303.jpg" text:style-name="Internet_20_link" text:visited-style-name="Visited_20_Internet_20_Link">
64636821_303.jpg</text:a>
", "<text:a xlink:type="simple" xlink:href="https://static.dw.com/image/64639698_303.jpg" text:style-name="Internet_20_link" text:visited-style-name="Visited_20_Internet_20_Link">
64639698_303.jpg</text:a>
", "<text:a xlink:type="simple" xlink:href="https://static.dw.com/image/64639569_303.jpg" text:style-name="Internet_20_link" text:visited-style-name="Visited_20_Internet_20_Link">
64639569_303.jpg</text:a>
", "<text:a xlink:type="simple" xlink:href="https://static.dw.com/image/64639728_303.jpg" text:style-name="Internet_20_link" text:visited-style-name="Visited_20_Internet_20_Link">
64639728_303.jpg</text:a>
", "<text:a xlink:type="simple" xlink:href="https://static.dw.com/image/64641001_303.jpg" text:style-name="Internet_20_link" text:visited-style-name="Visited_20_Internet_20_Link">
64641001_303.jpg</text:a>
"]</text:p>
      <text:p text:style-name="P4">
Subject: 时政风云</text:p>
      <text:p text:style-name="P4">
Subjects: ['德中关系', '南希·佩洛西', '奥巴马', '薄熙来', '专题报道：习近平访美', '中国共产党', '岛屿主权争端', '专题报道：全景观看“习马会”', '中国反腐风暴', '20国集团']</text:p>
      <text:p text:style-name="P4">
Keywords: ['中国', '美国', '中美关系', '谢锋', '拜登', '习近平']</text:p>
      <text:p text:style-name="P4">
Id: 65714756</text:p>
      <!--METADATA-->
      <text:p text:style-name="P4">
<text:a xlink:type="simple" xlink:href="https://www.dw.com/zh/overlay/image/article/65714756/65714775" text:style-name="Internet_20_link" text:visited-style-name="Visited_20_Internet_20_Link">
 <draw:frame draw:style-name="fr1" draw:name="Image2" text:anchor-type="as-char" svg:width="6.9236in" svg:height="3.896998in" draw:z-index="0">
<draw:image xlink:href="../Images/dwzh/2023-05-24T02-05-00Z/65714775_303.jpg" xlink:type="simple" xlink:show="embed" xlink:actuate="onLoad" draw:mime-type="image/jpeg"/>
</draw:frame>
</text:a>
Xie Feng has rich experience in the United States and is regarded as "American".</text:p>
      <text:p text:style-name="P4">
(Voice of Germany Chinese Network) The Chinese Embassy in the United States announced on Wednesday (May 23) that the current deputy Minister of Foreign Affairs Xie Feng served as the 12th ambassador to the United States in China and has arrived in the United States. Xie Feng told the media at New York Airport that she came to enhance the exchange and cooperation between China and the United States and to defend the interests of China.</text:p>
      <text:p text:style-name="P4">
Xie Feng admits, "At present, Sino -US relations have suffered serious difficulties and are facing severe challenges." The three principles of "mutual respect, peaceful coexistence, and win -win cooperation" proposed by Chinese President Xi Jinping are the root causes of China and the United States in the new period. Important sensitive issues such as Taiwan need to be properly handled in accordance with the three joint communiqué principles of China and the United States, strengthen dialogue, and "strive for Sino -US relations to return to the right track."</text:p>
      <text:p text:style-name="P4">
"I worked in the United States last time 13 years ago. In the past 13 years, the world has changed a lot, and the United States has also changed a lot. In the next days, I look forward to extensive contact with people from all walks of life in the United States, observation and observation and close distance Know the United States and discuss exchanges and cooperation at the same time, "Xie Feng told the media in the United States.</text:p>
      <text:p text:style-name="P4">
<draw:frame draw:style-name="fr1" draw:name="Image3" text:anchor-type="as-char" svg:width="6.9236in" svg:height="3.896998in" draw:z-index="0">
<draw:image xlink:href="../Images/dwzh/2023-05-24T02-05-00Z/59244760_401.jpg" xlink:type="simple" xlink:show="embed" xlink:actuate="onLoad" draw:mime-type="image/jpeg"/>
</draw:frame>
Whether Xie Feng will relieve the nervous Sino -US relations.</text:p>
      <text:h text:style-name="P12" text:outline-level="3">
<text:span text:style-name="T4">
Who is Xie Feng?</text:span>
</text:h>
      <text:p text:style-name="P4">
Xie Feng, 59, is regarded as "American". According to public information, he graduated from the Chinese School of Foreign Affairs and joined the Ministry of Foreign Affairs of China in the 1980s. He was fluent in English and familiar with the work of the United States. He used to be a counselor and spokesman in the United States, the Minister of the United States, and the Ministry of Foreign Affairs of the Ministry of Foreign Affairs.</text:p>
      <text:p text:style-name="P4">
In 2017, Xie Feng served as a special commissioner in Hong Kong, during which the anti -repair movement broke out in Hong Kong. The Hong Kong "Sing Tao Daily", which is pro -built by the position, stated that Xie Feng criticized "street violence" at that time, such as virus raging, and the Ministry of Foreign Affairs in Hong Kong was appreciated by high -level appreciation for "daring to fight." In 2021, Xie Feng was transferred to the Deputy Minister of Foreign Affairs of China, and he was in charge of the US affairs.</text:p>
      <text:p text:style-name="P4">
US State Department spokesman Matthewmiller said the United States welcomes Xie Feng and looks forward to cooperating with him. He reiterated: "As we said on many occasions, we are still committed to maintaining communication channels with the People's Republic of China to manage competition responsible."</text:p>
      <text:h text:style-name="P12" text:outline-level="3">
<text:span text:style-name="T4">
"War Wolf" or the problem solveor?</text:span>
</text:h>
      <text:p text:style-name="P4">
In January of this year, Qin Gang, the former Chinese ambassador to the United States, left his office and returned to China as the Minister of Foreign Affairs. Since then, Sino -US relations have deteriorated. The shortage of the job for more than 4 months is the longest since the normalization of Sino -US relations in 1979.</text:p>
      <text:p text:style-name="P4">
Xie Feng, an experienced diplomat with rich experience in the United States, has been appointed as the Chinese Embassy in the United States. It is regarded as a signal that Beijing may intend to thaw relationship with the United States. Reuters pointed out that for a long time, the Chinese ambassador to the United States has a long vacancy, and now it is finally sending people to a new one, which may help Beijing to fight back on the criticism of its ignorance of the Biden government calling for strengthening contact.</text:p>
      <text:p text:style-name="P4">
Bonnieglaser, an expert at the Marshall Foundation in the United States, told Reuters that China "finally decided to send Xie Feng, partly because of the to prevent spiral deterioration of bilateral relations." She said that as an experienced diplomat, Xie Feng was very familiar with American decision makers. If he is willing to promote better communication between China and the United States.</text:p>
      <text:p text:style-name="P4">
The Wall Street Journal also believes that "this may indicate that although a series of diplomatic disputes have occurred recently, Beijing is still willing to improve communication." Politico said that there were sources in the Huafu diplomatic circle at the beginning of the year. Ambassador, not the current assistant to the Minister of Foreign Affairs, Hua Chunying. According to the news, when Hua Chunying was a spokesman for the Ministry of Foreign Affairs, she was notorious because of sharp counterattacks on foreign critics. The choice of Xie Feng in Chinese seniors may mean that they are more inclined to choose a less rude dialogue to alleviate bilateral dislikes.</text:p>
      <text:p text:style-name="P4">
*<draw:frame draw:style-name="fr1" draw:name="Image4" text:anchor-type="as-char" svg:width="6.9236in" svg:height="3.896998in" draw:z-index="0">
<draw:image xlink:href="../Images/dwzh/2023-05-24T02-05-00Z/64640006_303.jpg" xlink:type="simple" xlink:show="embed" xlink:actuate="onLoad" draw:mime-type="image/jpeg"/>
</draw:frame>
##### "Balloon" incident exacerbates the tension between the United States and China</text:p>
      <text:h text:style-name="P12" text:outline-level="3">
<text:span text:style-name="T4">
Shooting</text:span>
</text:h>
      <text:p text:style-name="P4">
A balloon in China fluttered over the United States for a few days. On February 4, the U.S. military shot down in the coastal waters of the South Carolina. The United States has accused China of using balloons for espionage. But China said that this is just an out of control meteorological balloon.</text:p>
      <text:p text:style-name="P4">
*<draw:frame draw:style-name="fr1" draw:name="Image5" text:anchor-type="as-char" svg:width="6.9236in" svg:height="3.896998in" draw:z-index="0">
<draw:image xlink:href="../Images/dwzh/2023-05-24T02-05-00Z/64640851_303.jpg" xlink:type="simple" xlink:show="embed" xlink:actuate="onLoad" draw:mime-type="image/jpeg"/>
</draw:frame>
##### "Balloon" incident exacerbates the tension between the United States and China</text:p>
      <text:h text:style-name="P12" text:outline-level="3">
<text:span text:style-name="T4">
search</text:span>
</text:h>
      <text:p text:style-name="P4">
The shot of balloon fell into the sea a few miles away from the coast of South Carolina. The U.S. Navy and the Coast Guard positioned the areas where the balloon fell, and sent helicopters and ships to sort out the wreckage of balloons in the fall area.</text:p>
      <text:p text:style-name="P4">
*<draw:frame draw:style-name="fr1" draw:name="Image6" text:anchor-type="as-char" svg:width="6.9236in" svg:height="3.896998in" draw:z-index="0">
<draw:image xlink:href="../Images/dwzh/2023-05-24T02-05-00Z/64636821_303.jpg" xlink:type="simple" xlink:show="embed" xlink:actuate="onLoad" draw:mime-type="image/jpeg"/>
</draw:frame>
##### "Balloon" incident exacerbates the tension between the United States and China</text:p>
      <text:h text:style-name="P12" text:outline-level="3">
<text:span text:style-name="T4">
salvage</text:span>
</text:h>
      <text:p text:style-name="P4">
It looks like fishermen are fishing a large jellyfish, but in fact, this is a group member of the US military who is responsible for dealing with explosives. This balloon has a diameter of about 61 meters, and the weight is equivalent to a small passenger aircraft.</text:p>
      <text:p text:style-name="P4">
*<draw:frame draw:style-name="fr1" draw:name="Image7" text:anchor-type="as-char" svg:width="6.9236in" svg:height="3.896998in" draw:z-index="0">
<draw:image xlink:href="../Images/dwzh/2023-05-24T02-05-00Z/64639698_303.jpg" xlink:type="simple" xlink:show="embed" xlink:actuate="onLoad" draw:mime-type="image/jpeg"/>
</draw:frame>
##### "Balloon" incident exacerbates the tension between the United States and China</text:p>
      <text:h text:style-name="P12" text:outline-level="3">
<text:span text:style-name="T4">
wreckage</text:span>
</text:h>
      <text:p text:style-name="P4">
Due to the huge balloon size and uncertainty of its security, the United States eventually decided to shoot down at sea. The water depth of the balloon falling is about 15 meters. The U.S. military is trying to salvage more wreckage in order to more accurately understand the actual use of this flying object.</text:p>
      <text:p text:style-name="P4">
*<draw:frame draw:style-name="fr1" draw:name="Image8" text:anchor-type="as-char" svg:width="6.9236in" svg:height="3.896998in" draw:z-index="0">
<draw:image xlink:href="../Images/dwzh/2023-05-24T02-05-00Z/64639569_303.jpg" xlink:type="simple" xlink:show="embed" xlink:actuate="onLoad" draw:mime-type="image/jpeg"/>
</draw:frame>
##### "Balloon" incident exacerbates the tension between the United States and China</text:p>
      <text:h text:style-name="P12" text:outline-level="3">
<text:span text:style-name="T4">
tool</text:span>
</text:h>
      <text:p text:style-name="P4">
The U.S. military uses special equipment such as underwater drones to search and salvage balloon wreckage. The "Explorer" -class marine measurement ship uses the sound of sound to find the wreckage fragments in the fall area. According to the U.S. military, the search area is about 2.25 square kilometers.</text:p>
      <text:p text:style-name="P4">
*<draw:frame draw:style-name="fr1" draw:name="Image9" text:anchor-type="as-char" svg:width="6.9236in" svg:height="3.896998in" draw:z-index="0">
<draw:image xlink:href="../Images/dwzh/2023-05-24T02-05-00Z/64639728_303.jpg" xlink:type="simple" xlink:show="embed" xlink:actuate="onLoad" draw:mime-type="image/jpeg"/>
</draw:frame>
##### "Balloon" incident exacerbates the tension between the United States and China</text:p>
      <text:h text:style-name="P10" text:outline-level="1">
<text:span text:style-name="T4">
</text:span>
</text:h>
      <text:h text:style-name="P13" text:outline-level="4">
<text:span text:style-name="T4">
</text:span>
</text:h>
      <text:p text:style-name="P4">
In a statement on February 13, the U.S. Northern Command said, "The salvage team found some important wreckage from the balloon fall, including confirming all the main sensors and electronic devices, and the overall structure."</text:p>
      <text:p text:style-name="P4">
*<draw:frame draw:style-name="fr1" draw:name="Image10" text:anchor-type="as-char" svg:width="6.9236in" svg:height="3.896998in" draw:z-index="0">
<draw:image xlink:href="../Images/dwzh/2023-05-24T02-05-00Z/64641001_303.jpg" xlink:type="simple" xlink:show="embed" xlink:actuate="onLoad" draw:mime-type="image/jpeg"/>
</draw:frame>
##### "Balloon" incident exacerbates the tension between the United States and China</text:p>
      <text:h text:style-name="P12" text:outline-level="3">
<text:span text:style-name="T4">
upgradeAuthor: Florian Meyer</text:span>
</text:h>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However, Politico pointed out that Xie Feng's experience still has the shadow of "wolves". In addition to the criticism of the Ministry of Foreign Affairs in Hong Kong, and criticizing the anti -repair campaign, in July 2021, he talked with the visiting US Deputy Secretary of State Weierman, who visited the United States, and once rebuked the US government to "highly height to China" The misunderstanding mentality and dangerous policy "required" correcting errors "and accused Washington's own creation of a" imaginary enemy "in China.</text:p>
      <text:p text:style-name="P4">
In February this year, after the "spy ball" incident in China, Sino -US relations have worsen. At that time, Xie Feng represented the Chinese government and shot down the "Chinese civilian unmanned airship" on the United States and proposed to the head of the U.S. embassy in China.</text:p>
      <text:p text:style-name="P4">
Politico quoted the former Deputy Assistant Secretary of State Susanshirk, a former deputy assistant to the Clinton government, that Xie Feng's style should now be adjusted. Xie Shuli said: "War Wolf diplomacy is not smooth in Washington. If he (Xie Feng) is more like a warrior instead of a problem resolved, I will be very surprised."</text:p>
      <text:h text:style-name="P12" text:outline-level="3">
<text:span text:style-name="T4">
to relieve Sino -US relations?</text:span>
</text:h>
      <text:p text:style-name="P4">
When Xie Feng arrived in the United States, Sino -US relations were falling to the historical lows in the past half a century. However, there are recent signs that Sino -US relations seem to be possible to have a trough.</text:p>
      <text:p text:style-name="P4">
Earlier this month, <text:a xlink:type="simple" xlink:href="https://www.dw.com/zh/zh/中美關係解凍沙利文與王毅坦率長談8小時/a-65597495" text:style-name="Internet_20_link" text:visited-style-name="Visited_20_Internet_20_Link">
</text:a>
The two sides called the talks "frank, substantial and constructive"; last week, the press conference of the US President Bayeng after the Seven Kingdoms Group (G7) summit bluntly stated, <text:a xlink:type="simple" xlink:href="https://www.dw.com/zh/zh/美中關係低谷逢春拜登很快解凍/a-65693328" text:style-name="Internet_20_link" text:visited-style-name="Visited_20_Internet_20_Link">
</text:a>
And imply that he might have a dialogue with Xi Jinping again. Biden also said that "negotiation" is canceled right <text:a xlink:type="simple" xlink:href="https://www.dw.com/zh/zh/中美防長6月有望會談雙方不同調/a-65584930" text:style-name="Internet_20_link" text:visited-style-name="Visited_20_Internet_20_Link">
</text:a>
Sanctions.</text:p>
      <text:p text:style-name="P4">
However, the U.S. State Department then denied that Washington was considering canceling the idea of Li Shangfu's sanctions. US State Department spokesman Miller said: "We have no plan to cancel him or a wider sanctions against him or China."</text:p>
      <text:p text:style-name="P4">
In 2018, the US State Department announced that Li Shangfu, then Minister of Equipment Development of the CPC Central Committee, was listed as a sanctions object with Russian military fire merchants.</text:p>
      <text:p text:style-name="P4">
(Reuters, the Chinese Embassy in the United States, the Wall Street Journal, Politico)</text:p>
      <text:p text:style-name="P4">
News Source: <text:a xlink:type="simple" xlink:href="https://www.dw.com/zh/中國駐美大使懸缺多時-謝鋒抵美履新/a-65714756" text:style-name="Internet_20_link" text:visited-style-name="Visited_20_Internet_20_Link">
https://www.dw.com/zh/中國駐美大使懸缺多時-謝鋒抵美履新/a-65714756?maca=chi-rss-chi-all-1127-rdf</text:a>
</text:p>
      <!--NEWS-->
      <text:h text:style-name="P10" text:outline-level="1">
<text:span text:style-name="T4">
NATO plans to set up a daily contact office Kishida Wenxiong: Japan has no intention to join NATO</text:span>
</text:h>
      <text:p text:style-name="P4">
Author: None (Language: zh)</text:p>
      <text:p text:style-name="P4">
Publisher: None</text:p>
      <text:p text:style-name="P4">
Time: 2023-05-24T12:07:00Z</text:p>
      <text:p text:style-name="P4">
Description: Regarding NATO's plan to set up a liaison office in Tokyo, Japan's Prime Minister Kishida Hyoshi stated on Wednesday, but he emphasized that Japan did not become a member of the military alliance. The Chinese Ministry of Foreign Affairs responded that "Asia -Pacific does not welcome camps to confront and does not welcome military groups."</text:p>
      <text:p text:style-name="P4">
Videos: []</text:p>
      <text:p text:style-name="P4">
Images: ["<text:a xlink:type="simple" xlink:href="https://static.dw.com/image/65686453_303.jpg" text:style-name="Internet_20_link" text:visited-style-name="Visited_20_Internet_20_Link">
65686453_303.jpg</text:a>
", "<text:a xlink:type="simple" xlink:href="https://static.dw.com/image/65259432_404.jpg" text:style-name="Internet_20_link" text:visited-style-name="Visited_20_Internet_20_Link">
65259432_404.jpg</text:a>
", "<text:a xlink:type="simple" xlink:href="https://static.dw.com/image/65365641_404.jpg" text:style-name="Internet_20_link" text:visited-style-name="Visited_20_Internet_20_Link">
65365641_404.jpg</text:a>
"]</text:p>
      <text:p text:style-name="P4">
Subject: 时政风云</text:p>
      <text:p text:style-name="P4">
Subjects: ['岛屿主权争端', '马英九', '专题报道：全景观看“习马会”', '专题报道：2016年台湾大选', '中国', '台湾', '日本', '中共十九大', '北大西洋公约组织', '德中关系']</text:p>
      <text:p text:style-name="P4">
Keywords: ['日本', '北约', '美日同盟', '岸田文雄', '联络处', '中国', '台湾']</text:p>
      <text:p text:style-name="P4">
Id: 65719749</text:p>
      <!--METADATA-->
      <text:p text:style-name="P4">
<text:a xlink:type="simple" xlink:href="https://www.dw.com/zh/overlay/image/article/65719749/65686453" text:style-name="Internet_20_link" text:visited-style-name="Visited_20_Internet_20_Link">
 <draw:frame draw:style-name="fr1" draw:name="Image11" text:anchor-type="as-char" svg:width="6.9236in" svg:height="3.896998in" draw:z-index="0">
<draw:image xlink:href="../Images/dwzh/2023-05-24T12-07-00Z/65686453_303.jpg" xlink:type="simple" xlink:show="embed" xlink:actuate="onLoad" draw:mime-type="image/jpeg"/>
</draw:frame>
</text:a>
Kishida Wenxiong: Japan has no plan to join NATO</text:p>
      <text:p text:style-name="P4">
(Voice of German in Chinese) Japanese Prime Minister Kishida Kishida said on Wednesday that Japan did not join the NATO plan, but acknowledged that the Safety Alliance had a plan to open a liaison office in Japan.</text:p>
      <text:p text:style-name="P4">
Earlier this month, <text:a xlink:type="simple" xlink:href="https://www.dw.com/zh/zh/北约拟开设日本办公室促进印太磋商/a-65501311" text:style-name="Internet_20_link" text:visited-style-name="Visited_20_Internet_20_Link">
</text:a>
This will be the first office of this military alliance led by the United States in the first office of Asia, responsibly to promote the region's consultation.</text:p>
      <text:p text:style-name="P4">
Kishida Wenxiong said at a Congress on Wednesday that there was indeed a discussion of the NATO Liaison Office in Japan, but at present he "did not know" NATO made any relevant decision. He also added that Japan did not plan to join NATO as a member or a member.</text:p>
      <text:p text:style-name="P4">
The Kyodo News Agency reported that government officials in the later Wednesday reported that Kishida Wenxiong plans to attend the NATO Summit hosted by Lithuania in July.</text:p>
      <text:h text:style-name="P12" text:outline-level="3">
<text:span text:style-name="T4">
China Response: Not welcome in the Asia -Pacific region</text:span>
</text:h>
      <text:p text:style-name="P4">
<draw:frame draw:style-name="fr1" draw:name="Image12" text:anchor-type="as-char" svg:width="6.9236in" svg:height="3.889434in" draw:z-index="0">
<draw:image xlink:href="../Images/dwzh/2023-05-24T12-07-00Z/65259432_404.jpg" xlink:type="simple" xlink:show="embed" xlink:actuate="onLoad" draw:mime-type="image/jpeg"/>
</draw:frame>
Chinese Foreign Ministry spokesman Mao Ning: Japan has a history of aggression and should be cautious on military security issues.</text:p>
      <text:p text:style-name="P4">
Beijing said that NATO's plan to open a liaison office in Japan is unpopular in the Asia -Pacific region. After confirming the NATO related plan on Wednesday in Japan, a spokesman for the Chinese Ministry of Foreign Affairs Mao Ning responded to the news at a press conference that "Asia -Pacific does not welcome camps to confront and do not welcome military groups."</text:p>
      <text:p text:style-name="P4">
She emphasized that since NATO claims to be a regional alliance, it should not seek geographical breakthroughs.</text:p>
      <text:p text:style-name="P4">
The spokesman also warned that <text:a xlink:type="simple" xlink:href="https://www.dw.com/zh/zh/南京寺庙供奉日本战犯案-到底触犯哪条法规/a-62585692" text:style-name="Internet_20_link" text:visited-style-name="Visited_20_Internet_20_Link">
</text:a>
"Be careful on military security issues, and do more things that are conducive to maintaining regional peace and stability."</text:p>
      <text:h text:style-name="P12" text:outline-level="3">
<text:span text:style-name="T4">
Russian Foreign Minister: The West will describe Russia as a threat to its hegemony</text:span>
</text:h>
      <text:p text:style-name="P4">
<text:a xlink:type="simple" xlink:href="https://www.dw.com/zh/zh/分析g7對中更強硬-調停戰爭不單靠北京/a-65689524" text:style-name="Internet_20_link" text:visited-style-name="Visited_20_Internet_20_Link">
</text:a>
, Seven major industrial leaders in the world at this meeting <text:a xlink:type="simple" xlink:href="https://www.dw.com/zh/zh/g7联合公报政策方针不是为了伤害中国/a-65684805" text:style-name="Internet_20_link" text:visited-style-name="Visited_20_Internet_20_Link">
</text:a>
 ， <text:a xlink:type="simple" xlink:href="https://www.dw.com/zh/zh/不满g7-中国召见日本大使-批英国鹦鹉学舌/a-65696505" text:style-name="Internet_20_link" text:visited-style-name="Visited_20_Internet_20_Link">
</text:a>
</text:p>
      <text:p text:style-name="P4">
<draw:frame draw:style-name="fr1" draw:name="Image13" text:anchor-type="as-char" svg:width="6.9236in" svg:height="3.889434in" draw:z-index="0">
<draw:image xlink:href="../Images/dwzh/2023-05-24T12-07-00Z/65365641_404.jpg" xlink:type="simple" xlink:show="embed" xlink:actuate="onLoad" draw:mime-type="image/jpeg"/>
</draw:frame>
Russian Foreign Minister Lavrov: The West believes that Russia and China pose a threat to the leading position of the West</text:p>
      <text:p text:style-name="P4">
On Wednesday, Russian Foreign Minister Lavrov said that Western countries regarded Russia and China as "opponents" and believed that the two countries constituted a threat of survival in the Western "dominant position".</text:p>
      <text:p text:style-name="P4">
"As the recent statement of the recently ended Japan G7 Summit stated, Western Vision and Russia as strategic opponents believed that the two countries had almost constituted a threat about survival."</text:p>
      <text:p text:style-name="P4">
(Reuters)</text:p>
      <text:p text:style-name="P4">
News Source: <text:a xlink:type="simple" xlink:href="https://www.dw.com/zh/北约计划在日设联络处-岸田文雄：日本无意加入北约/a-65719749" text:style-name="Internet_20_link" text:visited-style-name="Visited_20_Internet_20_Link">
https://www.dw.com/zh/北约计划在日设联络处-岸田文雄：日本无意加入北约/a-65719749?maca=chi-rss-chi-all-1127-rdf</text:a>
</text:p>
      <!--NEWS-->
      <text:h text:style-name="P10" text:outline-level="1">
<text:span text:style-name="T4">
Comments | Jiang Qisheng: Humans will usher in a milestone civilization new victory</text:span>
</text:h>
      <text:p text:style-name="P4">
Author: None</text:p>
      <text:p text:style-name="P4">
Publisher: Radio Free Asia (Organization)</text:p>
      <text:p text:style-name="P4">
Published Time: 2023-05-24T12:32:00-04:00</text:p>
      <text:p text:style-name="P4">
Modified Time: 2023-05-24T22:04:19-04:00</text:p>
      <text:p text:style-name="P4">
Description: None</text:p>
      <text:p text:style-name="P4">
Videos: []</text:p>
      <text:p text:style-name="P4">
Audios: ["<text:a xlink:type="simple" xlink:href="https://www.rfa.org/mandarin/pinglun/jiangqisheng/jqs-0524202312321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4" text:anchor-type="as-char" svg:width="6.9236in" svg:height="4.623178in" draw:z-index="0">
<draw:image xlink:href="../Images/rfamandarin/2023-05-24T12-32-00-04-00/000000.png" xlink:type="simple" xlink:show="embed" xlink:actuate="onLoad" draw:mime-type="image/png"/>
</draw:frame>
On May 21, 2023, President Zelei Sky was invited to attend the Seventh Kohsushima Summit <text:a xlink:type="simple" xlink:href="https://www.rfa.org/mandarin/pinglun/jiangqisheng/jqs-05242023123210.html/@@images/image" text:style-name="Internet_20_link" text:visited-style-name="Visited_20_Internet_20_Link">
</text:a>
Associated Press picture <text:a xlink:type="simple" xlink:href="https://www.rfa.org/mandarin/pinglun/jiangqisheng/jqs-05242023123210.html/@@stream" text:style-name="Internet_20_link" text:visited-style-name="Visited_20_Internet_20_Link">
</text:a>
On February 24, 2022, Russia, a permanent member of the Security Council of the nuclear, blatantly trampled and raised the "UN Charter", invaded Ukraine, a completely sovereign country, and tried to occupy its territory forever. What is this? This is the brutal declaration of war to civilization, declaration of war to justice, and slavery to the freedom of war.</text:p>
      <text:p text:style-name="P4">
Today is May 24, 2023. To this day, Russia has launched a "illegal, unprovoed and unreasonable war war war" for Ukraine, it has been fifteen months; the Ukrainian war bravely fights against Russian devils, it has been fifteen months; the majority of the United Nations member states It has been done for fifteen months for all -round support and assistance to Ukraine. To this day, the ending of the Russian and Ukraine War is no longer slightly closer, but is about to be in the world -May 19, 5 days ago, the United States, Britain, France, Germany, Italy, Canada, and the Seven Nostalgia of Japan. The Summit was held in Hiroshima; in the "Statement of the Leaders of the Seventh Kingdoms Group on Ukraine" issued on the same day, the fifth point was "supporting Ukrainian recovery and reconstruction", the eighth point is "liability for damage compensation", and the ninth point is " Crime. " Whose crime is investigated? Of course, it is the crime of investigating the Russian war criminals of the defeated country. The Seven Kingdoms Group solemnly mentioned the official schedule, indicating that they were full of confidence in Ukraine's upcoming defeat Russia.</text:p>
      <text:p text:style-name="P4">
And how will the victory of Ukraine come? The premise of "never allows Russia to threaten the use of nuclear weapons during the invasion of Ukraine, not to mention the actual use of nuclear weapons" (quoted from the "Statement of the Leaders of the Seven Kingdoms Group on Ukraine").</text:p>
      <text:p text:style-name="P4">
In the past fifteen months, how to effectively stop Putin's lonely injection and use nuclear weapons to change the war process in the international anti -aggression camp, it has been thoughtful and painstaking. It should be said that even if you retreat 10,000 steps, Putin's nuclear nuclear will not change the ending of the Russian and Ukraine War. However, the catastrophic consequences of war are much more serious. Out of the responsible consideration of avoiding such consequences, three strict self -restrictions have been made for Ukraine's strong backing international anti -aggression camps: 1. Do not send troops to participate in the war directly. 2. Do not let warfire overflow in Ukraine. 3. It is better to squeeze on the provision of weapons to Ukraine. At the same time, use a variety of high -tech methods and multiple acquisitions to obtain intelligence, and closely monitor the movement of the Russian nuclear arsenal, so that their anti -commissioned power and nuclear strike force are prepared Study in the cradle, or limits it to a relatively minimum harm.</text:p>
      <text:p text:style-name="P4">
In the past fifteen months, Russia's military strength has been proven, and the timing of decision has come. If people regard the "Statement of the Leaders of the Seven Domestic Groups" as the ultimatum issued to Russia, I think it is inseparable from eight or nine. In addition, I noticed that "Statement" announced that "continuing to take action to provide substantial support for Russia's war in the war of Russia", and also seriously warned the so -called neutral "persuasion" such as Brazilian President Lula: If you are The Russian army and military equipment have not been completely withdrawn and unconditional, and it is impossible to achieve fair peace, so this must be included in any peaceful plan.</text:p>
      <text:p text:style-name="P4">
Three days ago, on May 21st, the President Zelezki warned at the Hiroshima press conference during the Ukrainian war: If the world does not unite to oppose the Russian invaders, "other criminals who are sitting in big positions want to launch a similar war. It's just a matter of time. " Following, Zeleizaki decided to declare in the attitude of victor the country: Ukraine's peace plan is to make Russia a "last invader". "We will eliminate other potential aggressors. When the world's defense is firm, they will dispel the idea of war. "However, I think it is necessary to make Russia a" last invader "on the planet and make other potential invaders dare not dare to launch the war. The thoughts are implemented, and there is something that it seems to be done, that is: the State Council of the Security Council of the Russia who defeats the country and Russia; the establishment of the United Nations Security Council's institutional settings and permissions arrangements.</text:p>
      <text:p text:style-name="P4">
Over the past fifteen months, the UN Security Council, the top legal institution in the world, is in vain, but even a paper statement that condemns Russia's aggression cannot be issued, let alone the intervention of stopping aggression. If the Security Council does not make fundamental reforms, and still retains a privilege of a one -vote veto of the permanent member of the country, if the strategic partner of a permanent member country will move the evil thoughts in the future, especially if it is still a permanent member of the nuclear, Is the Security Council just the deaf ears? Can the international anti -aggression camp only watch the military and civilians of the invaded national and civilians fighting alone and sprinking their homes alone?</text:p>
      <text:p text:style-name="P4">
In my opinion, the reform of the United Nations Security Council should achieve the following goals: if there are still aggressors who dare to risk the world after Russia, no matter what their identity and nuclear support, the Security Council can make decisions decisively. The United Nations Army went to the country of aggressive, fighting side by side with the military and civilians of the country, fighting the invasive devils as soon as possible, and then warning the defeated aggressive country to nuclear and militaryization.</text:p>
      <text:p text:style-name="P4">
I believe that with the final victory of the Ukrainian Patriotic War, humans will usher in a milestone new victory, new victory in justice and freedom.</text:p>
      <text:p text:style-name="P4">
On May 24, 2023, at the home of Beijing</text:p>
      <text:p text:style-name="P4">
(The article only represents the personal position and point of view of the special commentator)</text:p>
      <text:p text:style-name="P4">
News Source: <text:a xlink:type="simple" xlink:href="https://www.rfa.org/mandarin/pinglun/jiangqisheng/jqs-05242023123210.html" text:style-name="Internet_20_link" text:visited-style-name="Visited_20_Internet_20_Link">
https://www.rfa.org/mandarin/pinglun/jiangqisheng/jqs-05242023123210.html</text:a>
</text:p>
      <!--NEWS-->
      <text:h text:style-name="P10" text:outline-level="1">
<text:span text:style-name="T4">
Xi Jinping met with the Prime Minister of Russia promised to support "each other's core interests"</text:span>
</text:h>
      <text:p text:style-name="P4">
Author: None (Language: zh)</text:p>
      <text:p text:style-name="P4">
Publisher: None</text:p>
      <text:p text:style-name="P4">
Time: 2023-05-24T14:34:00Z</text:p>
      <text:p text:style-name="P4">
Description: Chinese President Xi Jinping met on Wednesday the visiting Russian Prime Minister Michase, emphasizing that the two countries will "continue to support each other on the issue of each other's core interests." Since the outbreak of the Ukrainian war, China and Russia have become more closely related. In the context of Western sanctions, China has become Russia's largest energy buyer. Senior Researcher Has, a senior researcher at the Brookings Society of the US Think Tank, said that the leaders of China and Russia are "more because they are together because of their common dissatisfaction and unshanding sense, not because of common goals."</text:p>
      <text:p text:style-name="P4">
Videos: []</text:p>
      <text:p text:style-name="P4">
Images: ["<text:a xlink:type="simple" xlink:href="https://static.dw.com/image/65721971_303.jpg" text:style-name="Internet_20_link" text:visited-style-name="Visited_20_Internet_20_Link">
65721971_303.jpg</text:a>
", "<text:a xlink:type="simple" xlink:href="https://static.dw.com/image/16181935_303.jpg" text:style-name="Internet_20_link" text:visited-style-name="Visited_20_Internet_20_Link">
16181935_303.jpg</text:a>
", "<text:a xlink:type="simple" xlink:href="https://static.dw.com/image/65065739_303.jpg" text:style-name="Internet_20_link" text:visited-style-name="Visited_20_Internet_20_Link">
65065739_303.jpg</text:a>
", "<text:a xlink:type="simple" xlink:href="https://static.dw.com/image/50351332_303.jpg" text:style-name="Internet_20_link" text:visited-style-name="Visited_20_Internet_20_Link">
50351332_303.jpg</text:a>
", "<text:a xlink:type="simple" xlink:href="https://static.dw.com/image/50210519_303.jpg" text:style-name="Internet_20_link" text:visited-style-name="Visited_20_Internet_20_Link">
50210519_303.jpg</text:a>
", "<text:a xlink:type="simple" xlink:href="https://static.dw.com/image/65065722_303.jpg" text:style-name="Internet_20_link" text:visited-style-name="Visited_20_Internet_20_Link">
65065722_303.jpg</text:a>
", "<text:a xlink:type="simple" xlink:href="https://static.dw.com/image/65065642_303.jpg" text:style-name="Internet_20_link" text:visited-style-name="Visited_20_Internet_20_Link">
65065642_303.jpg</text:a>
", "<text:a xlink:type="simple" xlink:href="https://static.dw.com/image/19449029_303.jpg" text:style-name="Internet_20_link" text:visited-style-name="Visited_20_Internet_20_Link">
19449029_303.jpg</text:a>
", "<text:a xlink:type="simple" xlink:href="https://static.dw.com/image/50409901_303.jpg" text:style-name="Internet_20_link" text:visited-style-name="Visited_20_Internet_20_Link">
50409901_303.jpg</text:a>
", "<text:a xlink:type="simple" xlink:href="https://static.dw.com/image/41344082_303.jpg" text:style-name="Internet_20_link" text:visited-style-name="Visited_20_Internet_20_Link">
41344082_303.jpg</text:a>
", "<text:a xlink:type="simple" xlink:href="https://static.dw.com/image/36052232_303.jpg" text:style-name="Internet_20_link" text:visited-style-name="Visited_20_Internet_20_Link">
36052232_303.jpg</text:a>
", "<text:a xlink:type="simple" xlink:href="https://static.dw.com/image/63094252_303.jpg" text:style-name="Internet_20_link" text:visited-style-name="Visited_20_Internet_20_Link">
63094252_303.jpg</text:a>
", "<text:a xlink:type="simple" xlink:href="https://static.dw.com/image/65051661_303.jpg" text:style-name="Internet_20_link" text:visited-style-name="Visited_20_Internet_20_Link">
65051661_303.jpg</text:a>
"]</text:p>
      <text:p text:style-name="P4">
Subject: 时政风云</text:p>
      <text:p text:style-name="P4">
Subjects: ['俄罗斯', '乌克兰', '岛屿主权争端', '专题报道：全景观看“习马会”', '中国', '中共十九大', '德中关系', '普京', '俄罗斯入侵乌克兰']</text:p>
      <text:p text:style-name="P4">
Keywords: ['中国', '俄罗斯', '乌克兰', '米舒斯京', '协议', '合作']</text:p>
      <text:p text:style-name="P4">
Id: 65724304</text:p>
      <!--METADATA-->
      <text:p text:style-name="P4">
<text:a xlink:type="simple" xlink:href="https://www.dw.com/zh/overlay/image/article/65724304/65721971" text:style-name="Internet_20_link" text:visited-style-name="Visited_20_Internet_20_Link">
 <draw:frame draw:style-name="fr1" draw:name="Image15" text:anchor-type="as-char" svg:width="6.9236in" svg:height="3.896998in" draw:z-index="0">
<draw:image xlink:href="../Images/dwzh/2023-05-24T14-34-00Z/65721971_303.jpg" xlink:type="simple" xlink:show="embed" xlink:actuate="onLoad" draw:mime-type="image/jpeg"/>
</draw:frame>
</text:a>
Michase Jing said at the grand welcome ceremony held on Wednesday of the Great Hall of the People that "Russian -China relations have developed to an unprecedented height."</text:p>
      <text:p text:style-name="P4">
(Voice of Germany Chinese website) On Wednesday, Chinese President Xi Jinping was meeting <text:a xlink:type="simple" xlink:href="https://www.dw.com/zh/zh/俄总理访华-李强-愿同俄方进一步扩大经贸往来/a-65709846" text:style-name="Internet_20_link" text:visited-style-name="Visited_20_Internet_20_Link">
</text:a>
It is said that China is willing to "continue to support each other on the issue of each other's core interests."</text:p>
      <text:p text:style-name="P4">
In recent years, between China and Russia <text:a xlink:type="simple" xlink:href="https://www.dw.com/zh/zh/經濟依賴再加深-媒體俄總理將率團訪中/a-65635203" text:style-name="Internet_20_link" text:visited-style-name="Visited_20_Internet_20_Link">
</text:a>
After the invasion of Ukraine in Moscow, the relationship between the two countries has become closer, although Beijing has repeatedly emphasized that he has adopted a neutral position in the conflict.</text:p>
      <text:p text:style-name="P4">
Russian Prime Minister Michase Beijing arrived in China on Monday for a formal visit. He participated in the China -Russia Business Forum in Shanghai on Tuesday, and then flew to Beijing to meet with Prime Minister Li Qiang and President Xi Jinping.</text:p>
      <text:p text:style-name="P4">
This was the highest -level Russian officials since the outbreak of the Ukrainian war last year.</text:p>
      <text:p text:style-name="P4">
During the talks on Wednesday, Xi Jinping told Mi Shusi Jing that the two countries will "continue to support each other on the issue of each other's core interests" and will be on multilateral international stages including the United Nations, SCO, BRICS, and GARC Groups. Strengthen collaboration.</text:p>
      <text:p text:style-name="P4">
Michase Jing said at the grand welcome ceremony held on Wednesday of the Great Hall of the People that "Russian -China relations have developed to an unprecedented height." He also emphasized that the characteristics of bilateral relations between the two countries are "respecting each other's interests, willing to deal with the turbulence of the international stage and the challenges brought by the illegal sanctions of Western collectives."</text:p>
      <text:p text:style-name="P4">
Chinese Prime Minister Li Qiang praised the "Comprehensive Strategic Partnership in China and Russia in the New Era". "I believe that my trip to China will definitely leave you a deep impression."</text:p>
      <text:p text:style-name="P4">
*<draw:frame draw:style-name="fr1" draw:name="Image16" text:anchor-type="as-char" svg:width="6.9236in" svg:height="3.896998in" draw:z-index="0">
<draw:image xlink:href="../Images/dwzh/2023-05-24T14-34-00Z/16181935_303.jpg" xlink:type="simple" xlink:show="embed" xlink:actuate="onLoad" draw:mime-type="image/jpeg"/>
</draw:frame>
#</text:p>
      <text:h text:style-name="P13" text:outline-level="4">
<text:span text:style-name="T4">
Sino -Russian relations change: from brothers, opponents to strategic partners</text:span>
</text:h>
      <text:h text:style-name="P12" text:outline-level="3">
<text:span text:style-name="T4">
The initial ally</text:span>
</text:h>
      <text:p text:style-name="P4">
On the second day of the establishment of the People's Republic of China on October 1, 1949, the Soviet Union became the first country to establish diplomatic relations with China. At the end of the year, Mao Zedong went to Moscow to visit and stayed in the Soviet Union for more than two months to participate in the 70 -year -old Japanese celebration life movement (picture). After the incident, Mao Zedong complained that he was not well made by Stalin and the progress of the signing talks was not smooth. On February 14, 1950, Mao Zedong signed the "Sino -Soviet Friendship Alliance Mutual Aid Treaty" in Moscow, and the two countries and the Soviet Union were ally.</text:p>
      <text:p text:style-name="P4">
*<draw:frame draw:style-name="fr1" draw:name="Image17" text:anchor-type="as-char" svg:width="6.9236in" svg:height="3.896998in" draw:z-index="0">
<draw:image xlink:href="../Images/dwzh/2023-05-24T14-34-00Z/65065739_303.jpg" xlink:type="simple" xlink:show="embed" xlink:actuate="onLoad" draw:mime-type="image/jpeg"/>
</draw:frame>
#</text:p>
      <text:h text:style-name="P13" text:outline-level="4">
<text:span text:style-name="T4">
Sino -Russian relations change: from brothers, opponents to strategic partners</text:span>
</text:h>
      <text:h text:style-name="P12" text:outline-level="3">
<text:span text:style-name="T4">
"Big Brother" in the Soviet Union</text:span>
</text:h>
      <text:p text:style-name="P4">
From the 1950s to the early 1960s, it was regarded by the outside world as the "honeymoon period" that the outside world was regarded as Sino -Soviet relations. The two sides signed a series of agreements. The Soviet Union provided China, supplies, and personnel from trade, higher education, nuclear technology, and industry. Aid to help China build a complete industrial system. The first "five -year plan" formulated by the Chinese government in 1953 was introduced by the help and planning of the Soviet Union. Mao Zedong emphasized that he would learn from the Soviet Union in all aspects, "the Soviet Communist Party is our best gentleman." The picture shows a report from the 6th anniversary of the Sino -Soviet Friendship Treaty in 1956.</text:p>
      <text:p text:style-name="P4">
*<draw:frame draw:style-name="fr1" draw:name="Image18" text:anchor-type="as-char" svg:width="6.9236in" svg:height="3.896998in" draw:z-index="0">
<draw:image xlink:href="../Images/dwzh/2023-05-24T14-34-00Z/50351332_303.jpg" xlink:type="simple" xlink:show="embed" xlink:actuate="onLoad" draw:mime-type="image/jpeg"/>
</draw:frame>
#</text:p>
      <text:h text:style-name="P13" text:outline-level="4">
<text:span text:style-name="T4">
Sino -Russian relations change: from brothers, opponents to strategic partners</text:span>
</text:h>
      <text:h text:style-name="P12" text:outline-level="3">
<text:span text:style-name="T4">
Korean War</text:span>
</text:h>
      <text:p text:style-name="P4">
The outbreak of the Korean War in June 1950, China sent troops to participate in the war in October (the picture shows the volunteer army crossing the frozen Yalu River), and directly confronts the United Nations forces dominated by the United States. China calls it "anti -US aid North Korea." The Soviet Union did not directly participate in the war, but provided a large number of weapons and equipment and funding assistance. In June 1953, the two souths of the North and South signed the Banmen Store Agreement: It stipulates that the North Korea and South Korea use the 38 -degree line north of North Korea as a boundary ceasefire, which solidifies the split pattern of the Korean Peninsula.</text:p>
      <text:p text:style-name="P4">
*<draw:frame draw:style-name="fr1" draw:name="Image19" text:anchor-type="as-char" svg:width="6.9236in" svg:height="3.896998in" draw:z-index="0">
<draw:image xlink:href="../Images/dwzh/2023-05-24T14-34-00Z/50210519_303.jpg" xlink:type="simple" xlink:show="embed" xlink:actuate="onLoad" draw:mime-type="image/jpeg"/>
</draw:frame>
#</text:p>
      <text:h text:style-name="P13" text:outline-level="4">
<text:span text:style-name="T4">
Sino -Russian relations change: from brothers, opponents to strategic partners</text:span>
</text:h>
      <text:h text:style-name="P12" text:outline-level="3">
<text:span text:style-name="T4">
From reverse to break to break</text:span>
</text:h>
      <text:p text:style-name="P4">
In September 1959, the Soviet leader Khrushchev visited China (pictured) to participate in the 10th anniversary of the founding of the People's Republic of China. At that time, the contradictions of the differences between the Chinese and Soviet leaders in the political concept and the strategic interests had emerged. In 1960, Moscow recovered all the Soviet experts that recovered China to abolish various agreements for economic and technological cooperation between the two countries. Beijing has carried out long -term sharp criticism of the Soviet Union's "revisionism" and the foreign policy of the CPSU.</text:p>
      <text:p text:style-name="P4">
*<draw:frame draw:style-name="fr1" draw:name="Image20" text:anchor-type="as-char" svg:width="6.9236in" svg:height="3.896998in" draw:z-index="0">
<draw:image xlink:href="../Images/dwzh/2023-05-24T14-34-00Z/65065722_303.jpg" xlink:type="simple" xlink:show="embed" xlink:actuate="onLoad" draw:mime-type="image/jpeg"/>
</draw:frame>
#</text:p>
      <text:h text:style-name="P13" text:outline-level="4">
<text:span text:style-name="T4">
Sino -Russian relations change: from brothers, opponents to strategic partners</text:span>
</text:h>
      <text:h text:style-name="P12" text:outline-level="3">
<text:span text:style-name="T4">
Border conflict</text:span>
</text:h>
      <text:p text:style-name="P4">
China and the Soviet Union are the two neighbors in the world with the longest land border. In 1964, the first round of border negotiations in China and the Soviet Union failed. On June 3, 1969, the Chinese and Soviet troops broke out in the Treasure Island of the Uranus River in the Jiehe River (the picture shows the Chinese defense of the Treasure Island), and both sides have casualties. In the same year, the two countries conflict again on Basai Island, Heilongjiang and Tielekti, Xinjiang. In September, the Chairman of the Soviet Minister's Meeting, Koshin, took the road to Beijing and met with Chinese Prime Minister Zhou Enlai for 3 hours at the airport to achieve a consensus to maintain the status quo and avoid armed conflicts.</text:p>
      <text:p text:style-name="P4">
*<draw:frame draw:style-name="fr1" draw:name="Image21" text:anchor-type="as-char" svg:width="6.9236in" svg:height="3.896998in" draw:z-index="0">
<draw:image xlink:href="../Images/dwzh/2023-05-24T14-34-00Z/65065642_303.jpg" xlink:type="simple" xlink:show="embed" xlink:actuate="onLoad" draw:mime-type="image/jpeg"/>
</draw:frame>
#</text:p>
      <text:h text:style-name="P13" text:outline-level="4">
<text:span text:style-name="T4">
Sino -Russian relations change: from brothers, opponents to strategic partners</text:span>
</text:h>
      <text:h text:style-name="P10" text:outline-level="1">
<text:span text:style-name="T4">
</text:span>
</text:h>
      <text:h text:style-name="P13" text:outline-level="4">
<text:span text:style-name="T4">
</text:span>
</text:h>
      <text:p text:style-name="P4">
After Brezhnev served as the leader of the CPSU, Sino -Soviet relations were still in a confrontation. After the Chinese Cultural Revolution began in 1966, almost all exchanges between the two countries. In 1967, the Red Guards hit the Soviet Embassy in Beijing. The picture shows the demonstration of the Baotou Iron and Steel Factory in 1969 after the Sino -Soviet border conflict.</text:p>
      <text:p text:style-name="P4">
*<draw:frame draw:style-name="fr1" draw:name="Image22" text:anchor-type="as-char" svg:width="6.9236in" svg:height="3.896998in" draw:z-index="0">
<draw:image xlink:href="../Images/dwzh/2023-05-24T14-34-00Z/19449029_303.jpg" xlink:type="simple" xlink:show="embed" xlink:actuate="onLoad" draw:mime-type="image/jpeg"/>
</draw:frame>
#</text:p>
      <text:h text:style-name="P13" text:outline-level="4">
<text:span text:style-name="T4">
Sino -Russian relations change: from brothers, opponents to strategic partners</text:span>
</text:h>
      <text:h text:style-name="P12" text:outline-level="3">
<text:span text:style-name="T4">
Resisting the Moscow Olympics</text:span>
</text:h>
      <ul>
        <li>
<draw:frame draw:style-name="fr1" draw:name="Image23" text:anchor-type="as-char" svg:width="6.9236in" svg:height="3.896998in" draw:z-index="0">
<draw:image xlink:href="../Images/dwzh/2023-05-24T14-34-00Z/50409901_303.jpg" xlink:type="simple" xlink:show="embed" xlink:actuate="onLoad" draw:mime-type="image/jpeg"/>
</draw:frame>
#</li>
      </ul>
      <text:h text:style-name="P13" text:outline-level="4">
<text:span text:style-name="T4">
Sino -Russian relations change: from brothers, opponents to strategic partners</text:span>
</text:h>
      <text:h text:style-name="P12" text:outline-level="3">
<text:span text:style-name="T4">
Relationship Normally</text:span>
</text:h>
      <text:p text:style-name="P4">
At the end of the Soviet Union, Sino -Soviet relations eased. From October 1982 to June 1988, the special envoys of the China and the Soviet Union conducted 12 rounds of consultation on the normalization of the relationship between the two countries. In May 1989, Gorbachev, general secretary of the Central Committee of the Communist Party of China, visited China to meet with Deng Xiaoping. The two sides published the Joint Bulletin in Beijing, marking the normalization of the relationship between the two countries.</text:p>
      <text:p text:style-name="P4">
*<draw:frame draw:style-name="fr1" draw:name="Image24" text:anchor-type="as-char" svg:width="6.9236in" svg:height="3.896998in" draw:z-index="0">
<draw:image xlink:href="../Images/dwzh/2023-05-24T14-34-00Z/41344082_303.jpg" xlink:type="simple" xlink:show="embed" xlink:actuate="onLoad" draw:mime-type="image/jpeg"/>
</draw:frame>
#</text:p>
      <text:h text:style-name="P13" text:outline-level="4">
<text:span text:style-name="T4">
Sino -Russian relations change: from brothers, opponents to strategic partners</text:span>
</text:h>
      <text:h text:style-name="P12" text:outline-level="3">
<text:span text:style-name="T4">
From good neighbor to strategic partner</text:span>
</text:h>
      <text:p text:style-name="P4">
After the disintegration of the Soviet Union in 1991, China announced that Russia was the heirs of the Soviet Union. The highest levels of the two countries began to recover. In 1999, the "List of Two Sections on the East and West of the Sino -Russian Boundary Line" was signed. After Pujing came to power in 2001, Russia signed the "Treaty of China -Russia and Russia's Neighbors and Friendship Cooperation" to determine the strategic collaboration partnership of equal trust. In 2010, the two countries confirmed the "comprehensive strategic collaboration partnership". The picture shows Putin, Bush, and Jiang Zemin at the Shanghai Asia -Pacific Economic Organization Summit in 2001.</text:p>
      <text:p text:style-name="P4">
*<draw:frame draw:style-name="fr1" draw:name="Image25" text:anchor-type="as-char" svg:width="6.9236in" svg:height="3.896998in" draw:z-index="0">
<draw:image xlink:href="../Images/dwzh/2023-05-24T14-34-00Z/36052232_303.jpg" xlink:type="simple" xlink:show="embed" xlink:actuate="onLoad" draw:mime-type="image/jpeg"/>
</draw:frame>
#</text:p>
      <text:h text:style-name="P13" text:outline-level="4">
<text:span text:style-name="T4">
Sino -Russian relations change: from brothers, opponents to strategic partners</text:span>
</text:h>
      <text:h text:style-name="P12" text:outline-level="3">
<text:span text:style-name="T4">
to the international stage</text:span>
</text:h>
      <text:p text:style-name="P4">
After entering the new thousand years, with the increase in economic strength, Beijing and Moscow intend to play a more active role on the international stage. The multilateral platforms such as the BRICS Summit and the Shanghai Cooperation Organization (established in 2002) provided opportunities for this. The picture shows the BRICS summit held in India in October 2016.</text:p>
      <text:p text:style-name="P4">
*<draw:frame draw:style-name="fr1" draw:name="Image26" text:anchor-type="as-char" svg:width="6.9236in" svg:height="3.896998in" draw:z-index="0">
<draw:image xlink:href="../Images/dwzh/2023-05-24T14-34-00Z/63094252_303.jpg" xlink:type="simple" xlink:show="embed" xlink:actuate="onLoad" draw:mime-type="image/jpeg"/>
</draw:frame>
#</text:p>
      <text:h text:style-name="P13" text:outline-level="4">
<text:span text:style-name="T4">
Sino -Russian relations change: from brothers, opponents to strategic partners</text:span>
</text:h>
      <text:h text:style-name="P12" text:outline-level="3">
<text:span text:style-name="T4">
Friendship of Political Strong Man</text:span>
</text:h>
      <text:p text:style-name="P4">
Xi Jinping and Putin, the two authoritative authoritarian leaders, have similar political beliefs of a large country. While firmly consolidating its own power, they also hope to break the existing international order led by the United States. During the visit to Beijing in February 2022 and attending the Winter Olympics, China emphasized that China and Russia were "unlimited friendship and endless cooperation." The picture shows Xi Jinping in 2018 at the Russian Far East Port, the Vladivostok and Putin tasting caviar pancakes.</text:p>
      <text:p text:style-name="P4">
*<draw:frame draw:style-name="fr1" draw:name="Image27" text:anchor-type="as-char" svg:width="6.9236in" svg:height="3.896998in" draw:z-index="0">
<draw:image xlink:href="../Images/dwzh/2023-05-24T14-34-00Z/65051661_303.jpg" xlink:type="simple" xlink:show="embed" xlink:actuate="onLoad" draw:mime-type="image/jpeg"/>
</draw:frame>
#</text:p>
      <text:h text:style-name="P13" text:outline-level="4">
<text:span text:style-name="T4">
Sino -Russian relations change: from brothers, opponents to strategic partners</text:span>
</text:h>
      <text:h text:style-name="P12" text:outline-level="3">
<text:span text:style-name="T4">
is not an ally, it looks like an ally</text:span>
</text:h>
      <text:p text:style-name="P4">
Since the outbreak of the Ukrainian war in February 2022, Russia has been sanctioned and isolated internationally. However, China has always refused to condemn Russia's aggression, and accusing the United States and NATO in charge of conflict, opposing sanctions, and calling on the "security concerns" of Russia. At the same time, China has greatly expanded imports from Russia, especially energy imports. In March 2023, Xi Jinping visited Moscow and became the first head of head of the Ukrainian war since the outbreak of the Ukrainian wa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China is Russia's largest trading partner. According to the statistics of Chinese customs, the total bilateral trade reached a record 190 billion US dollars last year.</text:p>
      <text:p text:style-name="P4">
Li Qiang also said on Wednesday that bilateral trade between the two countries has exceeded $ 70 billion so far this year. "The scale of bilateral investment in the two countries has also continued to grow," Li Qiang added.</text:p>
      <text:p text:style-name="P4">
After the talks, the ministers of the two countries signed a series of agreements on the fields of service trade cooperation, sports, patents, and Russia's exports of Xiaomi.</text:p>
      <text:p text:style-name="P4">
Michase's visit to China is accompanied by senior Russian officials including Vice Premier Norwak, including the competent energy policy.</text:p>
      <text:p text:style-name="P4">
Last year, with the West's comprehensive sanctions against Russia, Russia's natural gas exports declined significantly, and China became the largest energy customer in Russia.</text:p>
      <text:h text:style-name="P12" text:outline-level="3">
<text:span text:style-name="T4">
In the future, Russia will be reduced to a "gas station" in China?</text:span>
</text:h>
      <text:p text:style-name="P4">
According to Russian media reports, Novak said at the China -Russia Business Forum held in Shanghai that Russia's energy supply to China will increase by 40%year -on -year in 2023.</text:p>
      <text:p text:style-name="P4">
Analysts pointed out that China has the upper hand in the relationship with Russia. As Moscow is getting more and more internationally isolated, Beijing's influence is gradually increasing.</text:p>
      <text:p text:style-name="P4">
Ryan Hass, a senior researcher at the Brookings Society of the United States Think Tank, told AFP that the leaders of China and Russia are "more because of common dissatisfaction and unsally, not because of common goals." Essence</text:p>
      <text:p text:style-name="P4">
The former White House official analyzed: "Both leaders of the two countries are dissatisfied and threatened by the leadership of the West in the international system, and believe that their country should be more respectful on issues involving their own interests."</text:p>
      <text:p text:style-name="P4">
In February this year, the Chinese government published a "[]" <text:a xlink:type="simple" xlink:href="https://www.dw.com/zh/zh/中国的12点立场声明引起何种反响/a-64813222" text:style-name="Internet_20_link" text:visited-style-name="Visited_20_Internet_20_Link">
</text:a>
"But Western countries suspect that this document will provide Russia with the mouth that annexes the territory of Ukraine.</text:p>
      <text:p text:style-name="P4">
<text:a xlink:type="simple" xlink:href="https://www.dw.com/zh/zh/习近平莫斯科之行带回了什么/a-65092558" text:style-name="Internet_20_link" text:visited-style-name="Visited_20_Internet_20_Link">
</text:a>
, And invite Russian President Putin to visit China.</text:p>
      <text:p text:style-name="P4">
(Agence France -Presse)</text:p>
      <text:p text:style-name="P4">
News Source: <text:a xlink:type="simple" xlink:href="https://www.dw.com/zh/习近平会见俄总理-许诺支持-彼此核心利益/a-65724304" text:style-name="Internet_20_link" text:visited-style-name="Visited_20_Internet_20_Link">
https://www.dw.com/zh/习近平会见俄总理-许诺支持-彼此核心利益/a-65724304?maca=chi-rss-chi-all-1127-rdf</text:a>
</text:p>
      <!--NEWS-->
      <text:h text:style-name="P10" text:outline-level="1">
<text:span text:style-name="T4">
Super Typhoon "Mova" attacking Guam</text:span>
</text:h>
      <text:p text:style-name="P4">
Author: 联合早报 (Person)</text:p>
      <text:p text:style-name="P4">
Publisher: 联合早报 (Organization)</text:p>
      <text:p text:style-name="P4">
Published Time: 2023-05-24T22:17</text:p>
      <text:p text:style-name="P4">
Modified Time: 2023-05-25T15:55</text:p>
      <text:p text:style-name="P4">
Description: The super typhoon "Mova", which reaches the four levels of wind speed on Wednesday (May 24), attacked the United States ’s belonged to the Guandao, and no casualties have occurred. Reuters reports that the National Meteorological Administration (NWS) issued a warning earlier that the typhoon "Mawar" may be in the local area ...</text:p>
      <text:p text:style-name="P4">
Videos: []</text:p>
      <text:p text:style-name="P4">
Audios: []</text:p>
      <text:p text:style-name="P4">
Images: []</text:p>
      <text:p text:style-name="P4">
Type: NewsArticle</text:p>
      <text:p text:style-name="P4">
Breadcrumbs: ['即时', '国际']</text:p>
      <text:p text:style-name="P4">
Keywords: ['关岛', '风暴', '台风']</text:p>
      <!--METADATA-->
      <text:p text:style-name="P4">
The super typhoon "Mova", which reaches the four levels of wind speed on Wednesday (May 24), attacked the United States ’s belonged to the Guandao, and no casualties have occurred.</text:p>
      <text:p text:style-name="P4">
Reuters reported that the National Meteorological Administration (NWS) issued a warning earlier that the typhoon "Mawar" or landed on the southern part of Guam on Wednesday, local time, this storm may bring strong winds, rainfall and strong storm to Guam to Guam to Guama Island The "three threats" of the tide.</text:p>
      <text:p text:style-name="P4">
On the same day, Movie winding on the Western Pacific at a wind speed and rainstorm of 225 kilometers per hour. NWS said that Mawa is moving northwest at a speed of 8 miles per hour, or causes landslides and floods to outbreak, and brings life -threatening storm.</text:p>
      <text:p text:style-name="P4">
Before the strong storm strikes, the Guam authorities have ordered residents in the evacuation of the floods and warned residents to take preventive measures.</text:p>
      <text:p text:style-name="P4">
Guam Chiefs Lou Leonguerrero said on the same day that she was very worried about the safety of the people and compared the storm with the "Karen" typhoon in 1962. Karen razed most of Guam to be flat.</text:p>
      <text:p text:style-name="P4">
US President Biden approved an urgent statement on Tuesday (23rd) to authorize the Federation to provide assistance to Guam.</text:p>
      <text:p text:style-name="P4">
The Guam is located on the West Pacific. It is the largest tropical island in the Micronesian Islands. It is also the southernmost island in the Mariana Islands. It is located about 6,000 miles southwest of Los Angeles and has a population of 170,000.</text:p>
      <text:p text:style-name="P4">
News Source: <text:a xlink:type="simple" xlink:href="https://www.zaobao.com.sg/realtime/world/story20230524-1397871" text:style-name="Internet_20_link" text:visited-style-name="Visited_20_Internet_20_Link">
https://www.zaobao.com.sg/realtime/world/story20230524-1397871</text:a>
</text:p>
      <!--NEWS-->
      <text:h text:style-name="P10" text:outline-level="1">
<text:span text:style-name="T4">
4 Hong Kong students plan to bomb government institutions 1 Student sentence to 5 years in August 5 years</text:span>
</text:h>
      <text:p text:style-name="P4">
Publisher: 法新社</text:p>
      <text:p text:style-name="P4">
Published Time: 2023-05-25T-12:32:08+00:00</text:p>
      <text:p text:style-name="P4">
Modified Time: 2023-05-25T08:20:01+00:00</text:p>
      <text:p text:style-name="P4">
Description: (Agence France -Presse, Hong Kong, 25th) Four students in Hong Kong were charged with plans to place bombs in public to engage in anti -government activities, and two of them were not yet adults. Four people were sentenced to the Hong Kong court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 text:anchor-type="as-char" svg:width="6.9236in" svg:height="3.617581in" draw:z-index="0">
<draw:image xlink:href="../Images/rficn/2023-05-25T-12-32-08-00-00/000000.png" xlink:type="simple" xlink:show="embed" xlink:actuate="onLoad" draw:mime-type="image/png"/>
</draw:frame>
The court sentenced the oldest defendant to five years in August, and the other three were sentenced to influence by teaching. The whole case is judged in the Hong Kong Law of the Hong Kong District, which was implemented by the Beijing authorities in 2020.</text:p>
      <text:p text:style-name="P4">
Four defendants are not waiting from 17 to 21 years old. They are all members of the organization called the "Light City". This organization seeks a Hong Kong independence. After the implementation of the National Security Law of the Hong Kong District, the public calls on the people to resist.</text:p>
      <text:p text:style-name="P4">
The light city was accused of making bombs with TATP burst substances in 2021, and then placed in public places and government agencies including court building. The Hong Kong Guoan Police arrested people before they obtained the production of bomb materials in July 2021.</text:p>
      <text:p text:style-name="P4">
Li Yunteng, judge of the High Court, believes that the 21 -year -old defendant Owen is different from the other three people. Including the use of a bomb venue, formulating plans and preparations, and going to the target building investigation, the malignant is more severe. Considering that he pleaded guilty to the sentence and 8 months in prison.</text:p>
      <text:p text:style-name="P4">
As for three students named Chen (17 years old), students of Luo (17 years old), and female student Su Yingzhen (19 years old), the judge believes that the sentence is suitable for considering that he is dominated by himself.</text:p>
      <text:p text:style-name="P4">
News Source: <text:a xlink:type="simple" xlink:href="https://www.rfi.fr/cn/%E5%9B%BD%E9%99%85%E6%8A%A5%E9%81%93/20230525-4%E9%A6%99%E6%B8%AF%E5%AD%A6%E7%94%9F%E8%B0%8B%E5%88%92%E7%82%B8%E6%94%BF%E5%BA%9C%E6%9C%BA%E6%9E%84-1%E5%AD%A6%E7%94%9F%E9%87%8D%E5%88%A45%E5%B9%B48%E6%9C%88" text:style-name="Internet_20_link" text:visited-style-name="Visited_20_Internet_20_Link">
https://www.rfi.fr/cn/%E5%9B%BD%E9%99%85%E6%8A%A5%E9%81%93/20230525-4%E9%A6%99%E6%B8%AF%E5%AD%A6%E7%94%9F%E8%B0%8B%E5%88%92%E7%82%B8%E6%94%BF%E5%BA%9C%E6%9C%BA%E6%9E%84-1%E5%AD%A6%E7%94%9F%E9%87%8D%E5%88%A45%E5%B9%B48%E6%9C%88</text:a>
</text:p>
      <!--NEWS-->
      <text:h text:style-name="P10" text:outline-level="1">
<text:span text:style-name="T4">
The governor of Florida joined the Presidential Battle to let the United States come back</text:span>
</text:h>
      <text:p text:style-name="P4">
Publisher: 法新社</text:p>
      <text:p text:style-name="P4">
Published Time: 2023-05-25T-17:32:09+00:00</text:p>
      <text:p text:style-name="P4">
Modified Time: 2023-05-25T07:05:05+00:00</text:p>
      <text:p text:style-name="P4">
Description: (Agence France -Presse, Washington, 24th) Ron Desantis, the governor of Florida in the United States, officially announced today that it has invested in the 2024 presidential election, saying that "leading our great United States to restor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9" text:anchor-type="as-char" svg:width="6.9236in" svg:height="3.617581in" draw:z-index="0">
<draw:image xlink:href="../Images/rficn/2023-05-25T-17-32-09-00-00/000000.png" xlink:type="simple" xlink:show="embed" xlink:actuate="onLoad" draw:mime-type="image/png"/>
</draw:frame>
Dichangt said in the uploading community media Twitter (Twitter) said, "I am Disanti, I have been put into the presidential election, and we must lead our great United States to restore."</text:p>
      <text:p text:style-name="P4">
After submitting relevant documents to the Federal ElectmentCommission earlier, 44 -year -old Disanti launched a Twitter live broadcast and talked to the boss Elon Musk, the owner of this platform, but did not expect to be due to technical problems. Delayed.</text:p>
      <text:p text:style-name="P4">
With more than 400,000 people trying to listen, the Twitter Audio Spaces dialogue could not be initially initiated smoothly, and Disdit finally joined.</text:p>
      <text:p text:style-name="P4">
You can hear Musk said, "Too many people on the line cause the server to eat a little tight." He went on to say, "We are re -configured the server capacity to cope with the load, which is really crazy."</text:p>
      <text:p text:style-name="P4">
Disdith announced his election through Twitter and gave him a valuable pipeline that he followed Musk 140 million. Many of them were the basic market of former President Trump, and another part was gentle voters. If Di Shangte wants to win nominations for the Republican President, he must win the support of these voters.</text:p>
      <text:p text:style-name="P4">
However, the time he announced that his running was declining his support for a series of policy mistakes, which made the outside world worry about whether he was ready to face Trump.</text:p>
      <text:p text:style-name="P4">
His biggest challenge is how to narrow the gap between himself and Trump's polls. Even though Trump was prosecuted with felonic business records and was convicted in a sexual assault civil case in New York, he was still far ahead.</text:p>
      <text:p text:style-name="P4">
News Source: <text:a xlink:type="simple" xlink:href="https://www.rfi.fr/cn/%E5%9B%BD%E9%99%85%E6%8A%A5%E9%81%93/20230525-%E4%BD%9B%E5%B7%9E%E5%B7%9E%E9%95%BF%E5%8A%A0%E5%85%A5%E6%80%BB%E7%BB%9F%E6%88%98%E5%B1%80-%E7%9F%A2%E8%A8%80%E8%AE%A9%E7%BE%8E%E5%9B%BD%E5%86%8D%E8%B5%B7" text:style-name="Internet_20_link" text:visited-style-name="Visited_20_Internet_20_Link">
https://www.rfi.fr/cn/%E5%9B%BD%E9%99%85%E6%8A%A5%E9%81%93/20230525-%E4%BD%9B%E5%B7%9E%E5%B7%9E%E9%95%BF%E5%8A%A0%E5%85%A5%E6%80%BB%E7%BB%9F%E6%88%98%E5%B1%80-%E7%9F%A2%E8%A8%80%E8%AE%A9%E7%BE%8E%E5%9B%BD%E5%86%8D%E8%B5%B7</text:a>
</text:p>
      <!--NEWS-->
      <text:h text:style-name="P10" text:outline-level="1">
<text:span text:style-name="T4">
Colombia Panama Border 6.6 strong earthquake</text:span>
</text:h>
      <text:p text:style-name="P4">
Publisher: 法新社</text:p>
      <text:p text:style-name="P4">
Published Time: 2023-05-25T-19:32:09+00:00</text:p>
      <text:p text:style-name="P4">
Modified Time: 2023-05-25T07:05:03+00:00</text:p>
      <text:p text:style-name="P4">
Description: (Agence France -Presse, Bogo University, 24th) The US Geological Survey (US Geological Survey) said that the scale of the Gejabhean area near the Border of Columbia and Panama has a magnitude 6.6 earthquake tonigh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0" text:anchor-type="as-char" svg:width="6.9236in" svg:height="3.617581in" draw:z-index="0">
<draw:image xlink:href="../Images/rficn/2023-05-25T-19-32-09-00-00/000000.png" xlink:type="simple" xlink:show="embed" xlink:actuate="onLoad" draw:mime-type="image/png"/>
</draw:frame>
Panamanian officials said that the earthquake was one of the strongest earthquakes recorded in the region in recent years and has not yet received reports of disaster loss.</text:p>
      <text:p text:style-name="P4">
The U.S. Geological Survey pointed out that the epicenter is about 40 kilometers outside the sea of Puerto Obaldia in eastern Panama.</text:p>
      <text:p text:style-name="P4">
Colombia and US authorities have ruled out the possibility of the tsunami.</text:p>
      <text:p text:style-name="P4">
The Panama National Civil Defense Systems (Sinaproc) pointed out that the earthquake has a sense in Panama, including the capital Panama City, the neighboring Westpanama region, and Guna Yala.</text:p>
      <text:p text:style-name="P4">
Community media users reported that both sides of the border were shaking violently.</text:p>
      <text:p text:style-name="P4">
The border area includes "Darien Gap". "Darian Pass" is a jungle area between Panama and Colombia. Unlicensed immigrants cross this dangerous rain forest just to sneak in the United States.</text:p>
      <text:p text:style-name="P4">
News Source: <text:a xlink:type="simple" xlink:href="https://www.rfi.fr/cn/%E7%A7%91%E5%AD%A6%E6%96%B0%E7%9F%A5/20230525-%E5%93%A5%E4%BC%A6%E6%AF%94%E4%BA%9A%E5%B7%B4%E6%8B%BF%E9%A9%AC%E8%BE%B9%E7%95%8C6-6%E5%BC%BA%E9%9C%87" text:style-name="Internet_20_link" text:visited-style-name="Visited_20_Internet_20_Link">
https://www.rfi.fr/cn/%E7%A7%91%E5%AD%A6%E6%96%B0%E7%9F%A5/20230525-%E5%93%A5%E4%BC%A6%E6%AF%94%E4%BA%9A%E5%B7%B4%E6%8B%BF%E9%A9%AC%E8%BE%B9%E7%95%8C6-6%E5%BC%BA%E9%9C%87</text:a>
</text:p>
      <!--NEWS-->
      <text:h text:style-name="P10" text:outline-level="1">
<text:span text:style-name="T4">
After nearly 5 years, Canada has resumed diplomatic relations with Saudi</text:span>
</text:h>
      <text:p text:style-name="P4">
Publisher: 法新社</text:p>
      <text:p text:style-name="P4">
Published Time: 2023-05-25T-26:32:07+00:00</text:p>
      <text:p text:style-name="P4">
Modified Time: 2023-05-25T06:05:03+00:00</text:p>
      <text:p text:style-name="P4">
Description: (Agence France -Presse/Liad, 24th) Canada and Saudi Arabia announced today that the two countries agreed to fully restore diplomatic relations and re -appointed ambassadors. The two countries ended in a dispute between bilateral relations and trade in 2018.</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1" text:anchor-type="as-char" svg:width="6.9236in" svg:height="3.617581in" draw:z-index="0">
<draw:image xlink:href="../Images/rficn/2023-05-25T-26-32-07-00-00/000000.png" xlink:type="simple" xlink:show="embed" xlink:actuate="onLoad" draw:mime-type="image/png"/>
</draw:frame>
According to Canada and the Saudi State, the decision to fully restore diplomatic relations between the two countries was during the Asia -Pacific Economic Cooperation Conference (APEC) held in Bangkok last November. Mohammed Bin Salman was discussed after discussion.</text:p>
      <text:p text:style-name="P4">
The Ministry of Foreign Affairs of the Saudi State stated: "It has decided that the diplomatic relations with Canada have returned to the previous state."</text:p>
      <text:p text:style-name="P4">
Canadian Foreign Minister Melanie Joly said the two countries will "re -appointed ambassadors." The Foreign Ministry of Foreign Affairs of Canada stated that Jean-PHILLIPELINTEAU was the new Canadian ambassador to the Saudi.</text:p>
      <text:p text:style-name="P4">
The dispute between the two countries occurred in the Saudi objections and the Washington Post columnist Jamalkhashoggi before being killed in October 2018. In August of the Canadian Embassy in Canada, in August, Arabic was posting on a community website Twitter (Twitter), urging the Saudi to interpret the feminist sportsmen who were detained.</text:p>
      <text:p text:style-name="P4">
This prompted the Saudi government to recall the Ambassador of Saudi Saudi in Canada and expel the Canadian Ambassador to Saudi. The Saudi government also freezes all new trade.</text:p>
      <text:p text:style-name="P4">
According to official data, in 2021, Saudi Arabia is Canada's largest export market in the Middle East, with a total amount of 1.65 billion US dollars; imports are US $ 2.4 billion. The imports of Canada from the Saudi Kingdom are almost all oil and petrochemical products; More than 80%of the country exports are transportation equipment.</text:p>
      <text:p text:style-name="P4">
After Russia's comprehensive invasion of Ukraine, the oil market has changed significantly. The King of Sands tried to reshape the Saudi country's power in the Middle East as its energy country as a large energy country. The relationship between Sand and Canada is also normal. (Translator: Ji Jinling)</text:p>
      <text:p text:style-name="P4">
News Source: <text:a xlink:type="simple" xlink:href="https://www.rfi.fr/cn/%E5%9B%BD%E9%99%85%E6%8A%A5%E9%81%93/20230525-%E6%97%B6%E9%9A%94%E8%BF%915%E5%B9%B4-%E5%8A%A0%E6%8B%BF%E5%A4%A7%E4%B8%8E%E6%B2%99%E4%B9%8C%E5%9C%B0%E6%81%A2%E5%A4%8D%E5%A4%96%E4%BA%A4%E5%85%B3%E7%B3%BB" text:style-name="Internet_20_link" text:visited-style-name="Visited_20_Internet_20_Link">
https://www.rfi.fr/cn/%E5%9B%BD%E9%99%85%E6%8A%A5%E9%81%93/20230525-%E6%97%B6%E9%9A%94%E8%BF%915%E5%B9%B4-%E5%8A%A0%E6%8B%BF%E5%A4%A7%E4%B8%8E%E6%B2%99%E4%B9%8C%E5%9C%B0%E6%81%A2%E5%A4%8D%E5%A4%96%E4%BA%A4%E5%85%B3%E7%B3%BB</text:a>
</text:p>
      <!--NEWS-->
      <text:h text:style-name="P10" text:outline-level="1">
<text:span text:style-name="T4">
Artificial intelligence drives the needs of the chip demand for Huida's stock price after the market</text:span>
</text:h>
      <text:p text:style-name="P4">
Publisher: 法新社</text:p>
      <text:p text:style-name="P4">
Published Time: 2023-05-25T-6:02:08+00:00</text:p>
      <text:p text:style-name="P4">
Modified Time: 2023-05-25T08:35:02+00:00</text:p>
      <text:p text:style-name="P4">
Description: (AFP, San Francisco, 24th) The stock price of US chip company Huida has soared more than 25%today. Earlier, a financial report showed that the vigorous development of artificial intelligence is driving the demand for high -end chip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2" text:anchor-type="as-char" svg:width="6.9236in" svg:height="3.617581in" draw:z-index="0">
<draw:image xlink:href="../Images/rficn/2023-05-25T-6-02-08-00-00/000000.png" xlink:type="simple" xlink:show="embed" xlink:actuate="onLoad" draw:mime-type="image/png"/>
</draw:frame>
The financial report of Huida (Nvidia Corp.) shows that the net profit of last season (as of April) was 2.04 billion US dollars, an increase of 26%from net profit of US $ 1.68 billion in the same period last year.</text:p>
      <text:p text:style-name="P4">
Huida pointed out that they have more than half of their revenue and about 4.28 billion US dollars from the data center business, which has reached a record high.</text:p>
      <text:p text:style-name="P4">
Huang Renxun said in his financial report: "The computer industry is undergoing two changes at the same time, namely to accelerate the operation and generate artificial intelligence ... The product series of our entire data center has been put into production, and we are significantly increased the supply to meet the surging demand."</text:p>
      <text:p text:style-name="P4">
Huida specializes in the drawing chip, which has always been desired by the game industry, but now it has become an engine involving complex computing programs among artificial intelligence.</text:p>
      <text:p text:style-name="P4">
Huang Renxun said that Huida no longer only sells chips, but turned to large enterprises to sell the entire AI super computing system. These companies hope to have AI professional knowledge comparable to Silicon Valley technology giants, and they are also willing to sell the price and gross profit margin for Huida Buy.</text:p>
      <text:p text:style-name="P4">
Huida pointed out that the revenue in the previous quarter was US $ 7.19 billion, which was lower than the same period last year, but it was better than the previous quarter. Huida expected that the revenue of this quarter was about $ 11 billion, which seemed to drive investors to buy Huida stocks.</text:p>
      <text:p text:style-name="P4">
News Source: <text:a xlink:type="simple" xlink:href="https://www.rfi.fr/cn/%E8%B4%A2%E7%BB%8F%E5%BF%AB%E8%AE%AF/20230525-%E4%BA%BA%E5%B7%A5%E6%99%BA%E6%85%A7%E5%B8%A6%E5%8A%A8%E6%99%B6%E7%89%87%E9%9C%80%E6%B1%82-%E8%BE%89%E8%BE%BE%E7%9B%98%E5%90%8E%E8%82%A1%E4%BB%B7%E9%A3%99" text:style-name="Internet_20_link" text:visited-style-name="Visited_20_Internet_20_Link">
https://www.rfi.fr/cn/%E8%B4%A2%E7%BB%8F%E5%BF%AB%E8%AE%AF/20230525-%E4%BA%BA%E5%B7%A5%E6%99%BA%E6%85%A7%E5%B8%A6%E5%8A%A8%E6%99%B6%E7%89%87%E9%9C%80%E6%B1%82-%E8%BE%89%E8%BE%BE%E7%9B%98%E5%90%8E%E8%82%A1%E4%BB%B7%E9%A3%99</text:a>
</text:p>
      <!--NEWS-->
      <text:h text:style-name="P10" text:outline-level="1">
<text:span text:style-name="T4">
Monte IG posted "Dao Fang" caused anxiety to confirm that people are safe after viewing</text:span>
</text:h>
      <text:p text:style-name="P4">
Publisher: 法新社</text:p>
      <text:p text:style-name="P4">
Published Time: 2023-05-25T-8:02:08+00:00</text:p>
      <text:p text:style-name="P4">
Modified Time: 2023-05-25T08:35:03+00:00</text:p>
      <text:p text:style-name="P4">
Description: (Agence France -Presse Los Angeles, 24th) Tennessee's Manfis "Business Voice" reported that the Manfis Grizzlies Modot Morram posted on Instagram (IG), weirdly said "goodbye", Tennessee police went to After concerning his safety, he said that the NBA star player was well.</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3" text:anchor-type="as-char" svg:width="6.9236in" svg:height="3.617581in" draw:z-index="0">
<draw:image xlink:href="../Images/rficn/2023-05-25T-8-02-08-00-00/000000.png" xlink:type="simple" xlink:show="embed" xlink:actuate="onLoad" draw:mime-type="image/png"/>
</draw:frame>
Police pointed out to the Commercial Appel that Ja Morant said that he meant to temporarily say goodbye to community software.</text:p>
      <text:p text:style-name="P4">
Monte posted a few photos in his IG post yesterday, mentioning his mother, father, daughter, and sister, and then posted a photo he was interviewed after the game, and was accompanied by "goodbye" ) Caption.</text:p>
      <text:p text:style-name="P4">
Soon after, he deleted these messages.</text:p>
      <text:p text:style-name="P4">
Monte suspected to be broadcast on the social media in March and was banned 8 games. Unexpectedly, the same situation occurred in May. The Grizzlies immediately asked him to suspend the participation in the team activities. The behavior was shocked, and Monte said he would bear all responsibilities.</text:p>
      <text:p text:style-name="P4">
News Source: <text:a xlink:type="simple" xlink:href="https://www.rfi.fr/cn/%E8%BF%90%E5%8A%A8%E5%A4%A9%E5%9C%B0/20230525-%E8%8E%AB%E5%85%B0%E7%89%B9ig%E5%8F%91%E6%96%87-%E9%81%93%E5%88%AB-%E5%BC%95%E5%8F%91%E5%BF%A7%E8%99%91-%E8%AD%A6%E6%96%B9%E6%9F%A5%E7%9C%8B%E5%90%8E%E7%A1%AE%E8%AE%A4%E4%BA%BA%E5%AE%89%E5%A5%BD" text:style-name="Internet_20_link" text:visited-style-name="Visited_20_Internet_20_Link">
https://www.rfi.fr/cn/%E8%BF%90%E5%8A%A8%E5%A4%A9%E5%9C%B0/20230525-%E8%8E%AB%E5%85%B0%E7%89%B9ig%E5%8F%91%E6%96%87-%E9%81%93%E5%88%AB-%E5%BC%95%E5%8F%91%E5%BF%A7%E8%99%91-%E8%AD%A6%E6%96%B9%E6%9F%A5%E7%9C%8B%E5%90%8E%E7%A1%AE%E8%AE%A4%E4%BA%BA%E5%AE%89%E5%A5%BD</text:a>
</text:p>
      <!--NEWS-->
      <text:h text:style-name="P10" text:outline-level="1">
<text:span text:style-name="T4">
Microsoft: Chinese hacker organization invades key network facilities in the United States</text:span>
</text:h>
      <text:p text:style-name="P4">
Author: None (Language: zh)</text:p>
      <text:p text:style-name="P4">
Publisher: None</text:p>
      <text:p text:style-name="P4">
Time: 2023-05-25T02:11:00Z</text:p>
      <text:p text:style-name="P4">
Description: Western intelligence agencies and Microsoft companies revealed that some Chinese hacker organizations have widely locked and invaded key network infrastructures in the United States in Guam and other places for love. "New York Times" alert that Guam is the core base of the US military in the Asia -Pacific. If the communication capacity is blocked, it may severely affect the United States' response to the Taiwan Strait crisis. Beijing refuted that this was a "Five Eye Alliance" walking false information, saying that the United States was the "hacker".</text:p>
      <text:p text:style-name="P4">
Videos: []</text:p>
      <text:p text:style-name="P4">
Images: ["<text:a xlink:type="simple" xlink:href="https://static.dw.com/image/45264783_303.jpg" text:style-name="Internet_20_link" text:visited-style-name="Visited_20_Internet_20_Link">
45264783_303.jpg</text:a>
", "<text:a xlink:type="simple" xlink:href="https://static.dw.com/image/56376003_401.jpg" text:style-name="Internet_20_link" text:visited-style-name="Visited_20_Internet_20_Link">
56376003_401.jpg</text:a>
", "<text:a xlink:type="simple" xlink:href="https://static.dw.com/image/65259432_404.jpg" text:style-name="Internet_20_link" text:visited-style-name="Visited_20_Internet_20_Link">
65259432_404.jpg</text:a>
"]</text:p>
      <text:p text:style-name="P4">
Subject: 时政风云</text:p>
      <text:p text:style-name="P4">
Subjects: ['德中关系', '奥巴马', '岛屿主权争端', '马英九', '专题报道：全景观看“习马会”', '专题报道：2016年台湾大选', '中国', '台湾', '中共十九大', '美国']</text:p>
      <text:p text:style-name="P4">
Keywords: ['中国', '美国', '关岛', '台湾', '骇客', '网路', '间谍']</text:p>
      <text:p text:style-name="P4">
Id: 65727644</text:p>
      <!--METADATA-->
      <text:p text:style-name="P4">
<text:a xlink:type="simple" xlink:href="https://www.dw.com/zh/overlay/image/article/65727644/45264783" text:style-name="Internet_20_link" text:visited-style-name="Visited_20_Internet_20_Link">
 <draw:frame draw:style-name="fr1" draw:name="Image34" text:anchor-type="as-char" svg:width="6.9236in" svg:height="3.896998in" draw:z-index="0">
<draw:image xlink:href="../Images/dwzh/2023-05-25T02-11-00Z/45264783_303.jpg" xlink:type="simple" xlink:show="embed" xlink:actuate="onLoad" draw:mime-type="image/jpeg"/>
</draw:frame>
</text:a>
Reuters reports that this is one of the largest online espionage activities known for key infrastructure for the United States.</text:p>
      <text:p text:style-name="P4">
(Voice of Germany Chinese) Microsoft announced on Wednesday (May 24) that the report and warned that the Chinese government supported and headquartered in China, the hacker organization "Volttyphoon". Since its operation in 2021, it has been locked for a long time. And invading key network infrastructure of many industries in the United States, including communication, manufacturing, public utilities, transportation, construction, maritime affairs, government, information technology and education.</text:p>
      <text:p text:style-name="P4">
Microsoft said that "Volt Typhoon" invaded through the installation of malicious software code "Web Shell", and sometimes it was difficult to discover through family routers and other common Internet consumption devices.</text:p>
      <text:p text:style-name="P4">
Reuters reports that this is one of the largest online espionage activities known for key infrastructure for the United States.</text:p>
      <text:p text:style-name="P4">
Microsoft said that the purpose of the hacker organization is mainly for intelligence collection and lurking, so that when crisis incidents in the future, they have the ability to destroy key communication infrastructure between the United States and Asia. Any destructive attack. On the contrary, the organization also hopes that without being detected, "performing espionage as much as possible and maintaining access permissions as much as possible."</text:p>
      <text:p text:style-name="P4">
According to a report released by Microsoft, the spy activity also includes Guam, USA. The British "Times" reported that the focus of hackers 'invasion, including the United States' communication infrastructure in Guam, is particularly worrying for the American intelligence agency.</text:p>
      <text:p text:style-name="P4">
Guam has the US naval port and the Air Force base. It is an important military base in Asia in the United States and a key base for any potential conflict in the region. "New York Times" alert, if <text:a xlink:type="simple" xlink:href="https://www.dw.com/zh/zh/美众议院兵棋推演台海冲突-结论必须全面武装台湾/a-65398180" text:style-name="Internet_20_link" text:visited-style-name="Visited_20_Internet_20_Link">
</text:a>
If China violates Taiwan, if the communication capacity of the United States in Guam is cut off, it will seriously affect the response.</text:p>
      <text:p text:style-name="P4">
<draw:frame draw:style-name="fr1" draw:name="Image35" text:anchor-type="as-char" svg:width="6.9236in" svg:height="3.896998in" draw:z-index="0">
<draw:image xlink:href="../Images/dwzh/2023-05-25T02-11-00Z/56376003_401.jpg" xlink:type="simple" xlink:show="embed" xlink:actuate="onLoad" draw:mime-type="image/jpeg"/>
</draw:frame>
Guam has the US naval port and the Air Force base, which is an important military base in Asia</text:p>
      <text:p text:style-name="P4">
According to the New York Times, the US intelligence agency discovered the hacker invasion in February. At the same time, it happened between China and the United States <text:a xlink:type="simple" xlink:href="https://www.dw.com/zh/zh/德语媒体又一个试探性气球/a-65481571" text:style-name="Internet_20_link" text:visited-style-name="Visited_20_Internet_20_Link">
</text:a>
Essence The United States has accused Chinese balloons flying into the United States. An unnamed U.S. government official said in an interview with the New York Times that they believed that the malicious software code was also one of the large -scale searches in China.</text:p>
      <text:p text:style-name="P4">
Microsoft warned that the invasion of the hacking organization is still in progress. Microsoft announced the detailed information of malicious code, calling on the victim users to test and delete.</text:p>
      <text:p text:style-name="P4">
"A actor supported by the People's Republic of China is using the built -in network tools to avoid our investigation system and leave any traces to perform the" parasitic attack "." US National Security Rob Joyce, director of the bureau (NSA) network security, expressed through a statement.</text:p>
      <text:p text:style-name="P4">
It is unclear how many units are affected, but the National Security Agency said that it is investigating partners such as Canada, New Zealand, Australia and the United Kingdom as well as the US Federal Investigation Agency.</text:p>
      <text:p text:style-name="P4">
The Canadian online security agency stated that there is no report on Canada's hacking attacks at present, but because many infrastructure construction in Western countries is closely linked, the online attack of a single country may affect other countries; The technology used in the United States may apply to the world.</text:p>
      <text:p text:style-name="P4">
The Chinese Embassy in Washington did not immediately respond to Reuters' theory request.</text:p>
      <text:h text:style-name="P12" text:outline-level="3">
<text:span text:style-name="T4">
Beijing: The United States launches the "Five Eye Alliance" to take collective false information operations</text:span>
</text:h>
      <text:p text:style-name="P4">
<draw:frame draw:style-name="fr1" draw:name="Image36" text:anchor-type="as-char" svg:width="6.9236in" svg:height="3.889434in" draw:z-index="0">
<draw:image xlink:href="../Images/dwzh/2023-05-25T02-11-00Z/65259432_404.jpg" xlink:type="simple" xlink:show="embed" xlink:actuate="onLoad" draw:mime-type="image/jpeg"/>
</draw:frame>
Mao Ning: The United States is expanding the newly spreading false information channels. This is not the first time, nor is it the last time</text:p>
      <text:p text:style-name="P4">
The Chinese Ministry of Foreign Affairs responded at a regular press conference on May 25 and noticed relevant reports. The spokesman Mao Ning said, "This is a report that is put together in the east, a serious lack of evidence, and a very unprofessional report. We also noticed that government agencies such as the US National Security Agency, as well as relevant institutions in the United Kingdom, Australia, Canada, New Zealand and other countries. At the same time, a similar report was also released. Obviously, this is the collective false information action adopted by the United States for geopolitical purpose. "</text:p>
      <text:p text:style-name="P4">
The Chinese Foreign Ministry spokesman also said that the "Five Eye Alliance" is the world's largest intelligence organization. The US National Security Agency is the world's largest "hacker organization". "They joined forces to release false information reports, and they are very ironic. ... Anyway, it is impossible to change the way that the United States is the fact that the United States is the "hacker". "</text:p>
      <text:p text:style-name="P4">
Mao Ning said: "I remember that in September last year, the relevant Chinese agencies issued a report to disclose the situation of the US National Security Agency's network attack on Northwestern Polytechnical University in detail. The United States should immediately explain the relevant network attacks instead of spreading false information and transferring attention. "</text:p>
      <text:p text:style-name="P4">
(Comprehensive report)</text:p>
      <text:p text:style-name="P4">
_ © 2023 Voice of Germany Copyright Statement: All the contents of this article are protected by copyright law. If there is no German voice, it is particularly authorized and shall not be used without authorization. Any improper behavior will lead to recovery and be criminally investigated. _ _ _ 吧 _</text:p>
      <text:p text:style-name="P4">
News Source: <text:a xlink:type="simple" xlink:href="https://www.dw.com/zh/微軟：中國駭客組織入侵美國關鍵網路設施/a-65727644" text:style-name="Internet_20_link" text:visited-style-name="Visited_20_Internet_20_Link">
https://www.dw.com/zh/微軟：中國駭客組織入侵美國關鍵網路設施/a-65727644?maca=chi-rss-chi-all-1127-rdf</text:a>
</text:p>
      <!--NEWS-->
      <text:h text:style-name="P10" text:outline-level="1">
<text:span text:style-name="T4">
Digital renminbi has yet to be observed whether it can be seen from the beginning of civil servants</text:span>
</text:h>
      <text:p text:style-name="P4">
Author: None</text:p>
      <text:p text:style-name="P4">
Publisher: Radio Free Asia (Organization)</text:p>
      <text:p text:style-name="P4">
Published Time: 2023-05-25T02:42:00-04:00</text:p>
      <text:p text:style-name="P4">
Modified Time: 2023-05-25T14:36:27-04:00</text:p>
      <text:p text:style-name="P4">
Description: None</text:p>
      <text:p text:style-name="P4">
Videos: []</text:p>
      <text:p text:style-name="P4">
Audios: ["<text:a xlink:type="simple" xlink:href="https://www.rfa.org/mandarin/yataibaodao/jingmao/gt-05252023024141.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37" text:anchor-type="as-char" svg:width="6.9236in" svg:height="3.975486in" draw:z-index="0">
<draw:image xlink:href="../Images/rfamandarin/2023-05-25T02-42-00-04-00/000000.png" xlink:type="simple" xlink:show="embed" xlink:actuate="onLoad" draw:mime-type="image/png"/>
</draw:frame>
China has used digital RMB in 17 provinces and cities. In May, public institutions such as Changshu Civil Service issued digital RMB wages. <text:a xlink:type="simple" xlink:href="https://www.rfa.org/mandarin/yataibaodao/jingmao/gt-05252023024141.html/@@images/image" text:style-name="Internet_20_link" text:visited-style-name="Visited_20_Internet_20_Link">
</text:a>
Screenshot of Weibo <text:a xlink:type="simple" xlink:href="https://www.rfa.org/mandarin/yataibaodao/jingmao/gt-05252023024141.html/@@stream" text:style-name="Internet_20_link" text:visited-style-name="Visited_20_Internet_20_Link">
</text:a>
In late April this year, the official media reported high -profile that Changshu Civil Service and employees of public institutions in May were settled with digital currencies in May. As a pilot project, there are already seventeen provinces and cities to pay for digital RMB for salaries, but whether digital currency can be popularized still remains to be observed.</text:p>
      <text:p text:style-name="P4">
<text:a xlink:type="simple" xlink:href="https://www.rfa.org/mandarin/yataibaodao/zhengzhi/ec-04262023081934.html" text:style-name="Internet_20_link" text:visited-style-name="Visited_20_Internet_20_Link">
<text:span text:style-name="T4">
 Where does the real estate registration and civil servants use digital RMB paid to synchronize their finger? </text:span>
</text:a>
  * <text:span text:style-name="T4">
<text:a xlink:type="simple" xlink:href="https://www.rfa.org/mandarin/Xinwen/4-04222023164207.html" text:style-name="Internet_20_link" text:visited-style-name="Visited_20_Internet_20_Link">
 </text:a>
</text:span>
</text:p>
      <text:p text:style-name="P4">
Not long ago, the official media reported high -profile that starting in May, Changshu City, Jiangsu Province, has issued a full number of wages in the editors and other people in Jiangsu Province. The Changshu Local Financial Supervision Bureau and the Changshu Municipal Finance Bureau recently issued the "Notice on the Implementation of the Full Digital RMB Issuance" stated that starting in May, it has been compiled by civil servants (including public officers), public institutions, and each of them The personnel of the state -funded unit implement the full salary of the salary.</text:p>
      <text:p text:style-name="P4">
For a time, Digital RMB became a hot topic of live broadcast platforms, but the caliber of the live broadcast owner was consistent, and there was no question: "From May, all civil servants of Changshu, including public institutions and state -owned enterprises, all of them were issued by digital RMB. Buy online online. Buy online online. East and west, shopping, bus, and seeing a doctor can use digital renminbi. "" The salary of civil servants has to change. Recently, a notification has been issued. Since May, all civil servants and public institutions in the city have already. ... "," Jiangsu Changshu starts in May, all public officials will use digital RMB ... "</text:p>
      <text:p text:style-name="P4">
<draw:frame draw:style-name="fr1" draw:name="Image38" text:anchor-type="as-char" svg:width="6.9236in" svg:height="3.867814in" draw:z-index="0">
<draw:image xlink:href="../Images/rfamandarin/2023-05-25T02-42-00-04-00/000001.png" xlink:type="simple" xlink:show="embed" xlink:actuate="onLoad" draw:mime-type="image/png"/>
</draw:frame>
At present, Digital RMB can only be used online, and should not be used offline like banknotes. (Network screenshot/ancient pavilion provided) <text:a xlink:type="simple" xlink:href="https://www.rfa.org/mandarin/yataibaodao/jingmao/gt-05252023024141.html/m0525-gtp2.png" text:style-name="Internet_20_link" text:visited-style-name="Visited_20_Internet_20_Link">
</text:a>
<text:span text:style-name="T4">
 Official media promotes digital RMB folk reflection of multiple negative </text:span>
</text:p>
      <text:p text:style-name="P4">
Judging from a series of reports such as CCTV News and other official media, at present, digital RMB can only be used online, not as official, but it can be used offline or mobile phone. On social platforms such as Weibo, WeChat, and Douyin, no digital RMB users are commented.</text:p>
      <text:p text:style-name="P4">
Ma Ting, an industry insider who is concerned about digital currency, said in an interview with Radio Free Asia on Thursday that digital RMB has difficulty overcoming obstacles. She said: "There is no offline state, that is, the hardware that is not used without networking, is the offline mode that you support when you are not connected to the Internet. There is no such hardware. You can only use it offline to become a real currency."</text:p>
      <text:p text:style-name="P4">
Ma Ting said that at present, no matter online payment or offline payment, digital RMB encounters problems: "Condesses will occur online, such as blockchain and Bitcoin transactions. In the case of large -scale transactions, they will actually occur. It will be congested for one to two hours. Then non -blockchain will also be congested on the line, which we have this experience when we use it. I don't think these non -commercial institutions make things better than Alipay and WeChat payments. "</text:p>
      <text:p text:style-name="P4">
<draw:frame draw:style-name="fr1" draw:name="Image39" text:anchor-type="as-char" svg:width="6.9236in" svg:height="4.612011in" draw:z-index="0">
<draw:image xlink:href="../Images/rfamandarin/2023-05-25T02-42-00-04-00/000002.png" xlink:type="simple" xlink:show="embed" xlink:actuate="onLoad" draw:mime-type="image/png"/>
</draw:frame>
At the China International Services Trade Fair held in Beijing in 2022, the booth (Reuters picture) of China Digital RMB</text:p>
      <text:p text:style-name="P4">
<text:span text:style-name="T4">
 Digital RMB research and development has not resolved offline use problems for nearly ten years </text:span>
</text:p>
      <text:p text:style-name="P4">
China has developed a digital RMB payment system in 2014, but it has not made breakthrough progress. The public account "Sisyphus" wrote that not only did Digital RMB not popular, but the sound became smaller and smaller, and even some people had forgotten it. The biggest obstacle is the technical reason why the digital RMB has not been promoted in a large scale. The article wrote that when the digital wallet was designed at the beginning, it was mainly offline mode, and the transaction was supported through offline smart devices. But this requires a built -in hardware on the phone, or buying a smart device on the body separately, but this hardware device may be cracked, and once it is cracked, it will cause great trouble.</text:p>
      <text:p text:style-name="P4">
Even if the digital RMB payment has an offline model, the person who picks up smart devices can immediately consume arbitrarily, which is more loser than the loss of wallets with cash. Another online article wrote that after demonstration, the experts concluded that "to install a micro -chip or external chip on the mobile phone, but after the relevant software is cracked, the currency flow in the offline state cannot be controlled. After the network mode, I found that the money in the account had been transferred, and even the account information may be formatted in the offline state. "</text:p>
      <text:p text:style-name="P4">
Many non -civil servants' netizens have resisted digital RMB. Some netizens posted that they had to transfer wages from digital wallets to bank cards. This is not more. Some netizens have suggested that digital RMB is only forced to use in the civil servant system, and do not expand the scope. Mr. Qin, a netizen, told this station that he opposed Digital RMB: "The government's digital RMB, it (government) can master all the paths of money you use, and can directly freeze your money, even clear zero. Digital RMB can be like a health code. Pay the red code at any time. If you go to the government for salary or the house is forced to petition, you can also freeze your wallet. "</text:p>
      <text:p text:style-name="P4">
For a number of social platforms such as Weibo, there are no netizens who have received digital RMB salary comments. Ma Ting said that civil servants' social media accounts have been registered in the unit, and they are prohibited from publishing negative comments: "I did not see their experience of using digital currency because civil servants now do not let them go online. So they dare not speak randomly. Complaint. Digital currency is now using civil servants. "</text:p>
      <text:p text:style-name="P4">
Reporter: Ancient Pavilion Editor: Chen Meihua, Xu Shuting, Jiayuan.com editor: Hong Wei</text:p>
      <text:p text:style-name="P4">
News Source: <text:a xlink:type="simple" xlink:href="https://www.rfa.org/mandarin/yataibaodao/jingmao/gt-05252023024141.html" text:style-name="Internet_20_link" text:visited-style-name="Visited_20_Internet_20_Link">
https://www.rfa.org/mandarin/yataibaodao/jingmao/gt-05252023024141.html</text:a>
</text:p>
      <!--NEWS-->
      <text:h text:style-name="P10" text:outline-level="1">
<text:span text:style-name="T4">
Responsible for the high officials of the Chinese Affairs Council of the Chinese Affairs Council will step down</text:span>
</text:h>
      <text:p text:style-name="P4">
Author: None (Language: zh)</text:p>
      <text:p text:style-name="P4">
Publisher: None</text:p>
      <text:p text:style-name="P4">
Time: 2023-05-25T03:07:00Z</text:p>
      <text:p text:style-name="P4">
Description: Bloomberg and Reuters reported that the Lord of the Asia -Pacific Assistant, the Asia -Pacific Assistant of the United States State Council in China and Taiwan, was about to leave the position of the "China Group." He was regarded as a more tendency to travel with China in the Biden government. He visited China in March this year and was considered to be paving the way for the visit of Bollingak.</text:p>
      <text:p text:style-name="P4">
Videos: []</text:p>
      <text:p text:style-name="P4">
Images: ["<text:a xlink:type="simple" xlink:href="https://static.dw.com/image/65727763_303.jpg" text:style-name="Internet_20_link" text:visited-style-name="Visited_20_Internet_20_Link">
65727763_303.jpg</text:a>
", "<text:a xlink:type="simple" xlink:href="https://static.dw.com/image/65407466_401.jpg" text:style-name="Internet_20_link" text:visited-style-name="Visited_20_Internet_20_Link">
65407466_401.jpg</text:a>
", "<text:a xlink:type="simple" xlink:href="https://static.dw.com/image/64640006_303.jpg" text:style-name="Internet_20_link" text:visited-style-name="Visited_20_Internet_20_Link">
64640006_303.jpg</text:a>
", "<text:a xlink:type="simple" xlink:href="https://static.dw.com/image/64640851_303.jpg" text:style-name="Internet_20_link" text:visited-style-name="Visited_20_Internet_20_Link">
64640851_303.jpg</text:a>
", "<text:a xlink:type="simple" xlink:href="https://static.dw.com/image/64636821_303.jpg" text:style-name="Internet_20_link" text:visited-style-name="Visited_20_Internet_20_Link">
64636821_303.jpg</text:a>
", "<text:a xlink:type="simple" xlink:href="https://static.dw.com/image/64639698_303.jpg" text:style-name="Internet_20_link" text:visited-style-name="Visited_20_Internet_20_Link">
64639698_303.jpg</text:a>
", "<text:a xlink:type="simple" xlink:href="https://static.dw.com/image/64639569_303.jpg" text:style-name="Internet_20_link" text:visited-style-name="Visited_20_Internet_20_Link">
64639569_303.jpg</text:a>
", "<text:a xlink:type="simple" xlink:href="https://static.dw.com/image/64639728_303.jpg" text:style-name="Internet_20_link" text:visited-style-name="Visited_20_Internet_20_Link">
64639728_303.jpg</text:a>
", "<text:a xlink:type="simple" xlink:href="https://static.dw.com/image/64641001_303.jpg" text:style-name="Internet_20_link" text:visited-style-name="Visited_20_Internet_20_Link">
64641001_303.jpg</text:a>
"]</text:p>
      <text:p text:style-name="P4">
Subject: 时政风云</text:p>
      <text:p text:style-name="P4">
Subjects: ['美中关系', '布林肯', '台海局势', '间谍气球', '印太战略']</text:p>
      <text:p text:style-name="P4">
Keywords: ['意见反馈']</text:p>
      <text:p text:style-name="P4">
Id: 65727645</text:p>
      <!--METADATA-->
      <text:p text:style-name="P4">
<text:a xlink:type="simple" xlink:href="https://www.dw.com/zh/overlay/image/article/65727645/65727763" text:style-name="Internet_20_link" text:visited-style-name="Visited_20_Internet_20_Link">
 <draw:frame draw:style-name="fr1" draw:name="Image40" text:anchor-type="as-char" svg:width="6.9236in" svg:height="3.896998in" draw:z-index="0">
<draw:image xlink:href="../Images/dwzh/2023-05-25T03-07-00Z/65727763_303.jpg" xlink:type="simple" xlink:show="embed" xlink:actuate="onLoad" draw:mime-type="image/jpeg"/>
</draw:frame>
</text:a>
Hua Ziqiang has been the Asia -Pacific Deputy Assistant Qing since July 2021, and has become a newly established China Affairs Coordination Office of the State Council in December last year.</text:p>
      <text:p text:style-name="P4">
(Voice of Germany Chinese) According to sources, Rickwaters, deputy Deputy Secretary of State of the State Department of the State Department, announced on Wednesday (May 24) that he will leave the executive of the "China Affairs Coordination Office". The news was first reported by Bloomberg.</text:p>
      <text:p text:style-name="P4">
The US State Department established the "Office of China Coordination" in December last year. The office is often known as the "Chinahouse" and is in charge of Hua Ziqiang.</text:p>
      <text:p text:style-name="P4">
Bloomberg pointed out that Hua Ziqiang is expected to step down at the end of June this year. Reuters quoted insiders. Although Hua Ziqiang left his position, he would continue to stay in the State Council.</text:p>
      <text:p text:style-name="P4">
The U.S. State Department and China Ziqiang did not respond to Reuters' comment requests, but according to Bloomberg, US State Department spokesman Matthewmiller said: "In the past two years, State State Brills has benefited a lot from China and Taiwan's majors in China and Taiwan. Thank him for establishing the Chinese group. "</text:p>
      <text:p text:style-name="P4">
Kurtcampbell, coordinator of the White House Indian Affairs, described that the "Chinese group" has become the United States' efforts to win China's "strength multiplier" to help promote the freedom and opening up in the Indo -Pacific region. Experience continues to improve our decision -making. "</text:p>
      <text:p text:style-name="P4">
<draw:frame draw:style-name="fr1" draw:name="Image41" text:anchor-type="as-char" svg:width="6.9236in" svg:height="3.896998in" draw:z-index="0">
<draw:image xlink:href="../Images/dwzh/2023-05-25T03-07-00Z/65407466_401.jpg" xlink:type="simple" xlink:show="embed" xlink:actuate="onLoad" draw:mime-type="image/jpeg"/>
</draw:frame>
The picture shows the US House of Representatives on April 19th and the Taiwan Strait was launched. A screen playback film showed relevant information.</text:p>
      <text:h text:style-name="P12" text:outline-level="3">
<text:span text:style-name="T4">
Hua Ziqiang?</text:span>
</text:h>
      <text:p text:style-name="P4">
According to the U.S. State Department information, Hua Ziqiang has been the deputy assistant to Asia -Pacific since July 2021 and is responsible for China and Taiwan's affairs. In December last year, the State Council established a new Chinese Affairs Coordination Office. Related affairs, exchanges with the United States Association in Taiwan (AIT), and so on. Hua Ziqiang also took charge of Mongolian affairs. He was a government counselor of the Beijing Embassy, and he also served as relevant units in the Middle East. He spoke Chinese, Arabic and Spanish.</text:p>
      <text:p text:style-name="P4">
Earlier this year, US -China relations deteriorated due to the "spy balloon" incident, [] <text:a xlink:type="simple" xlink:href="https://www.dw.com/zh/zh/美領空發現中國偵察氣球-布林肯推遲北京之行/a-64598956" text:style-name="Internet_20_link" text:visited-style-name="Visited_20_Internet_20_Link">
</text:a>
Essence Since then, <text:a xlink:type="simple" xlink:href="https://www.dw.com/zh/zh/解凍美中關係美駐華大使願與中國對話/a-65497402" text:style-name="Internet_20_link" text:visited-style-name="Visited_20_Internet_20_Link">
</text:a>
Essence March, <text:a xlink:type="simple" xlink:href="https://www.dw.com/zh/zh/消息人士沙利文与王毅上周通话/a-65166884" text:style-name="Internet_20_link" text:visited-style-name="Visited_20_Internet_20_Link">
</text:a>
The "work -level communication" is considered to be paved in the visit to Brinken.</text:p>
      <text:p text:style-name="P4">
Reuters pointed out that Hua Ziqiang is a person who is more inclined to interact with China in the Bayeng government. According to internal information and emails obtained by Reuters, when the "spy balloon" incident broke out, <text:a xlink:type="simple" xlink:href="https://www.dw.com/zh/zh/击落间谍气球后-美国为何推迟对中国的制裁/a-65593443" text:style-name="Internet_20_link" text:visited-style-name="Visited_20_Internet_20_Link">
</text:a>
Hope to reduce the degree of deterioration between the relationship between the two parties. At that time, Hua Ziqiang wrote a letter to tell the employees: "The instructions of the Secretary of State are temporarily slowing the" not related to balloons ", so that we can focus on the corresponding and carefully considering response. We can consider other practices in a few weeks."</text:p>
      <text:p text:style-name="P4">
Some American politicians have questioned the government's attitude towards China, because in the past few decades, the United States has enhanced the interaction with China and has not changed China's practice in trade, security and human rights issues.</text:p>
      <text:p text:style-name="P4">
*<draw:frame draw:style-name="fr1" draw:name="Image42" text:anchor-type="as-char" svg:width="6.9236in" svg:height="3.896998in" draw:z-index="0">
<draw:image xlink:href="../Images/dwzh/2023-05-25T03-07-00Z/64640006_303.jpg" xlink:type="simple" xlink:show="embed" xlink:actuate="onLoad" draw:mime-type="image/jpeg"/>
</draw:frame>
##### "Balloon" incident exacerbates the tension between the United States and China</text:p>
      <text:h text:style-name="P12" text:outline-level="3">
<text:span text:style-name="T4">
Shooting</text:span>
</text:h>
      <text:p text:style-name="P4">
A balloon in China fluttered over the United States for a few days. On February 4, the U.S. military shot down in the coastal waters of the South Carolina. The United States has accused China of using balloons for espionage. But China said that this is just an out of control meteorological balloon.</text:p>
      <text:p text:style-name="P4">
*<draw:frame draw:style-name="fr1" draw:name="Image43" text:anchor-type="as-char" svg:width="6.9236in" svg:height="3.896998in" draw:z-index="0">
<draw:image xlink:href="../Images/dwzh/2023-05-25T03-07-00Z/64640851_303.jpg" xlink:type="simple" xlink:show="embed" xlink:actuate="onLoad" draw:mime-type="image/jpeg"/>
</draw:frame>
##### "Balloon" incident exacerbates the tension between the United States and China</text:p>
      <text:h text:style-name="P12" text:outline-level="3">
<text:span text:style-name="T4">
search</text:span>
</text:h>
      <text:p text:style-name="P4">
The shot of balloon fell into the sea a few miles away from the coast of South Carolina. The U.S. Navy and the Coast Guard positioned the areas where the balloon fell, and sent helicopters and ships to sort out the wreckage of balloons in the fall area.</text:p>
      <text:p text:style-name="P4">
*<draw:frame draw:style-name="fr1" draw:name="Image44" text:anchor-type="as-char" svg:width="6.9236in" svg:height="3.896998in" draw:z-index="0">
<draw:image xlink:href="../Images/dwzh/2023-05-25T03-07-00Z/64636821_303.jpg" xlink:type="simple" xlink:show="embed" xlink:actuate="onLoad" draw:mime-type="image/jpeg"/>
</draw:frame>
##### "Balloon" incident exacerbates the tension between the United States and China</text:p>
      <text:h text:style-name="P12" text:outline-level="3">
<text:span text:style-name="T4">
salvage</text:span>
</text:h>
      <text:p text:style-name="P4">
It looks like fishermen are fishing a large jellyfish, but in fact, this is a group member of the US military who is responsible for dealing with explosives. This balloon has a diameter of about 61 meters, and the weight is equivalent to a small passenger aircraft.</text:p>
      <text:p text:style-name="P4">
*<draw:frame draw:style-name="fr1" draw:name="Image45" text:anchor-type="as-char" svg:width="6.9236in" svg:height="3.896998in" draw:z-index="0">
<draw:image xlink:href="../Images/dwzh/2023-05-25T03-07-00Z/64639698_303.jpg" xlink:type="simple" xlink:show="embed" xlink:actuate="onLoad" draw:mime-type="image/jpeg"/>
</draw:frame>
##### "Balloon" incident exacerbates the tension between the United States and China</text:p>
      <text:h text:style-name="P12" text:outline-level="3">
<text:span text:style-name="T4">
wreckage</text:span>
</text:h>
      <text:p text:style-name="P4">
Due to the huge balloon size and uncertainty of its security, the United States eventually decided to shoot down at sea. The water depth of the balloon falling is about 15 meters. The U.S. military is trying to salvage more wreckage in order to more accurately understand the actual use of this flying object.</text:p>
      <text:p text:style-name="P4">
*<draw:frame draw:style-name="fr1" draw:name="Image46" text:anchor-type="as-char" svg:width="6.9236in" svg:height="3.896998in" draw:z-index="0">
<draw:image xlink:href="../Images/dwzh/2023-05-25T03-07-00Z/64639569_303.jpg" xlink:type="simple" xlink:show="embed" xlink:actuate="onLoad" draw:mime-type="image/jpeg"/>
</draw:frame>
##### "Balloon" incident exacerbates the tension between the United States and China</text:p>
      <text:h text:style-name="P12" text:outline-level="3">
<text:span text:style-name="T4">
tool</text:span>
</text:h>
      <text:p text:style-name="P4">
The U.S. military uses special equipment such as underwater drones to search and salvage balloon wreckage. The "Explorer" -class marine measurement ship uses the sound of sound to find the wreckage fragments in the fall area. According to the U.S. military, the search area is about 2.25 square kilometers.</text:p>
      <text:p text:style-name="P4">
*<draw:frame draw:style-name="fr1" draw:name="Image47" text:anchor-type="as-char" svg:width="6.9236in" svg:height="3.896998in" draw:z-index="0">
<draw:image xlink:href="../Images/dwzh/2023-05-25T03-07-00Z/64639728_303.jpg" xlink:type="simple" xlink:show="embed" xlink:actuate="onLoad" draw:mime-type="image/jpeg"/>
</draw:frame>
##### "Balloon" incident exacerbates the tension between the United States and China</text:p>
      <text:h text:style-name="P10" text:outline-level="1">
<text:span text:style-name="T4">
</text:span>
</text:h>
      <text:h text:style-name="P13" text:outline-level="4">
<text:span text:style-name="T4">
</text:span>
</text:h>
      <text:p text:style-name="P4">
In a statement on February 13, the U.S. Northern Command said, "The salvage team found some important wreckage from the balloon fall, including confirming all the main sensors and electronic devices, and the overall structure."</text:p>
      <text:p text:style-name="P4">
*<draw:frame draw:style-name="fr1" draw:name="Image48" text:anchor-type="as-char" svg:width="6.9236in" svg:height="3.896998in" draw:z-index="0">
<draw:image xlink:href="../Images/dwzh/2023-05-25T03-07-00Z/64641001_303.jpg" xlink:type="simple" xlink:show="embed" xlink:actuate="onLoad" draw:mime-type="image/jpeg"/>
</draw:frame>
##### "Balloon" incident exacerbates the tension between the United States and China</text:p>
      <text:h text:style-name="P12" text:outline-level="3">
<text:span text:style-name="T4">
upgradeAuthor: Florian Meyer</text:span>
</text:h>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Major Personnel Differential Movement of U.S. Government</text:span>
</text:h>
      <text:p text:style-name="P4">
As the US -China relations are tense, a series of recent series of personnel changes in the US foreign sector have attracted attention. Earlier this year, the senior director of the Chinese and Taiwan affairs of the White House National Security Council <text:a xlink:type="simple" xlink:href="https://www.dw.com/zh/zh/台美高官接連會晤-專家突顯美台關係重大進展/a-64793954" text:style-name="Internet_20_link" text:visited-style-name="Visited_20_Internet_20_Link">
</text:a>
(Laurarosenberger), transfer to chairman of AIT; earlier this month, Deputy Secretary of State of the United States [] <text:a xlink:type="simple" xlink:href="https://www.dw.com/zh/zh/美副國務卿各國都應勸阻中國別對台開戰/a-64717386" text:style-name="Internet_20_link" text:visited-style-name="Visited_20_Internet_20_Link">
</text:a>
(Wendysherman) announced that she intends to retire.</text:p>
      <text:p text:style-name="P4">
In addition, the Associated Press quoted the sources on the 24th that Biden would appoint an experienced Air Force General CQ Brownjr. Strategy in the Indo -Pacific region. If the appointment was approved by the Senate, Brown will take it down <text:a xlink:type="simple" xlink:href="https://www.dw.com/zh/zh/美高级将领我们没有与中国处于战争边缘/a-65212802" text:style-name="Internet_20_link" text:visited-style-name="Visited_20_Internet_20_Link">
</text:a>
(Markmilley) position; the term of the latter will expire in October.</text:p>
      <text:p text:style-name="P4">
(Comprehensive report)</text:p>
      <text:p text:style-name="P4">
News Source: <text:a xlink:type="simple" xlink:href="https://www.dw.com/zh/負責中國事務-美國務院高官傳將卸任/a-65727645" text:style-name="Internet_20_link" text:visited-style-name="Visited_20_Internet_20_Link">
https://www.dw.com/zh/負責中國事務-美國務院高官傳將卸任/a-65727645?maca=chi-rss-chi-all-1127-rdf</text:a>
</text:p>
      <!--NEWS-->
      <text:h text:style-name="P10" text:outline-level="1">
<text:span text:style-name="T4">
Tsinghua University Survey: Chinese people recognize the world's largest influence</text:span>
</text:h>
      <text:p text:style-name="P4">
Author: None</text:p>
      <text:p text:style-name="P4">
Publisher: Radio Free Asia (Organization)</text:p>
      <text:p text:style-name="P4">
Published Time: 2023-05-25T04:37:00-04:00</text:p>
      <text:p text:style-name="P4">
Modified Time: 2023-05-25T14:16:37-04:00</text:p>
      <text:p text:style-name="P4">
Description: None</text:p>
      <text:p text:style-name="P4">
Videos: []</text:p>
      <text:p text:style-name="P4">
Audios: ["<text:a xlink:type="simple" xlink:href="https://www.rfa.org/mandarin/yataibaodao/junshiwaijiao/hcm1-0525202304125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49" text:anchor-type="as-char" svg:width="6.9236in" svg:height="4.612011in" draw:z-index="0">
<draw:image xlink:href="../Images/rfamandarin/2023-05-25T04-37-00-04-00/000000.png" xlink:type="simple" xlink:show="embed" xlink:actuate="onLoad" draw:mime-type="image/png"/>
</draw:frame>
Investigation by Beijing Tsinghua University, the Chinese self -confidence in the country's "burst" and believed that it was "the world's largest influential act." <text:a xlink:type="simple" xlink:href="https://www.rfa.org/mandarin/yataibaodao/junshiwaijiao/hcm1-05252023041259.html/@@images/image" text:style-name="Internet_20_link" text:visited-style-name="Visited_20_Internet_20_Link">
</text:a>
Reuters data chart <text:a xlink:type="simple" xlink:href="https://www.rfa.org/mandarin/yataibaodao/junshiwaijiao/hcm1-05252023041259.html/@@stream" text:style-name="Internet_20_link" text:visited-style-name="Visited_20_Internet_20_Link">
</text:a>
A poll released by Tsinghua University in Beijing recently showed that Chinese respondents regarded China as the world's largest influence, and the second place was the United States. In terms of US -China relations, nearly half of the people believe that the relationship between the two countries will improve in the future.</text:p>
      <text:p text:style-name="P4">
<text:span text:style-name="T4">
<text:span text:style-name="T5">
 <text:a xlink:type="simple" xlink:href="https://www.rfa.org/mandarin/yataibaodao/junshiwaijiao/jw-03232023112408.html" text:style-name="Internet_20_link" text:visited-style-name="Visited_20_Internet_20_Link">
</text:a>
 </text:span>
*  * </text:span>
<text:a xlink:type="simple" xlink:href="https://www.rfa.org/mandarin/yataibaodao/gangtai/hx1-03242023081133.html" text:style-name="Internet_20_link" text:visited-style-name="Visited_20_Internet_20_Link">
 </text:a>
**</text:p>
      <text:p text:style-name="P4">
The Beijing Tsinghua University Strategic and Security Research Center released the "" Chinese International Safety Opires "Public Opinion Report (2023)" on May 24. The report said, "I hope to show the world's" appearance without filter "to the world, and reduce the 'information deficit' in Chinese and foreign dialogues."</text:p>
      <text:p text:style-name="P4">
"The Chinese people are highly confident in China's global influence." The report shows that among China, the United States, Russia, and the European Union, and the United Nations, Chinese interviewees regard China as the world's largest influence, with an average score of 4.36 (average score of 4.36 ( 5 points are full), and the second place in the United States is 4.22 points. In addition, 90%of the people believe that China's global influence has increased (90.4%) 5 years ago, and will continue to increase (90.8%) in the next ten years.</text:p>
      <text:p text:style-name="P4">
Current affairs commentator Ma Ju interprets Tsinghua's polls only "funny". He believes that this is a series of so -called national security policies for Xi Jinping: "This poll is the tough policy for the Communist Party and Xi Jinping's next tough policy. , Even if war behavior is preheated in advance, or a series of publicity in advance. I hope everyone is alert to what is happening. "</text:p>
      <text:p text:style-name="P4">
Song Guocheng, a researcher at the International Research Center of Taiwan Politburo, told this station that the Chinese Communist Party has continuously used the method of deleting historical memory to brainwash young generations, and praises the greatness of the Communist Party of China in the world. China is the world's number one and how China affects the world. It can be seen from the polls that China's totalitarian rule creates a spiritual cage, promotes a fence, and allows young generations to be in a state of information closure. It is impossible to have an objective international outlook.</text:p>
      <text:p text:style-name="P4">
"(China) The young generation has lacks objective vision and the background and foundation of objective knowledge, and judges that China is actually facing the point of isolation and helpless internationally, so it lacks the world outlook and observe the changes in the world." Song Guocheng said.</text:p>
      <text:p text:style-name="P4">
Song Guocheng further pointed out that whether the digital or values are fraudulent, the more the CCP is in the international unfavorable situation. The more the facts need to be fabricated to promote the opposite facts to avoid the internal people from understanding the real situation of their country, and then do not believe in the Communist Party.</text:p>
      <text:p text:style-name="Quotations">

<text:p text:style-name="P4">
[Chinese people are self -confidence and explosion]&gt;
 [self -recognition of embracing the world's largest influence]&gt;
 Beijing <text:a xlink:type="simple" xlink:href="https://twitter.com/hashtag/%E6%B8%85%E5%8D%8E%E5%A4%A7%E5%AD%A6" text:style-name="Internet_20_link" text:visited-style-name="Visited_20_Internet_20_Link">
&gt;
</text:a>
&gt;
 Announced polls on the 24th show that Chinese interviewees regard China as <text:a xlink:type="simple" xlink:href="https://twitter.com/hashtag/%E4%B8%96%E7%95%8C%E7%AC%AC%E4%B8%80%E5%A4%A7%E5%BD%B1%E5%93%8D%E5%8A%9B%E8%A1%8C%E4%B8%BA%E4%BD%93" text:style-name="Internet_20_link" text:visited-style-name="Visited_20_Internet_20_Link">
&gt;
</text:a>
&gt;
 The second place is the United States; in addition, the Chinese people hope that China will take a more aggressive diplomatic attitude. In terms of Sino -US relations, nearly half of the people think that in the future will improve, only 25 % think they will continue to decline. … <text:a xlink:type="simple" xlink:href="https://t.co/dmUM0l84CL" text:style-name="Internet_20_link" text:visited-style-name="Visited_20_Internet_20_Link">
&gt;
</text:a>
&gt;
&gt;
 - Liberty Asia Radio(@RFA_Chinese) <text:a xlink:type="simple" xlink:href="https://twitter.com/RFA_Chinese/status/1661659092744798209" text:style-name="Internet_20_link" text:visited-style-name="Visited_20_Internet_20_Link">
&gt;
 </text:a>
<text:span text:style-name="T4">
 Chinese people believe that the greatest impact of the United States' security only believes that Russia should be responsible for the Russian and Ukraine War </text:span>
</text:p>

</text:p>
      <text:p text:style-name="P4">
According to polls, the Chinese people regard major epidemic diseases, territorial leadership disputes, and US -China relations as the three major international security issues that China should give priority. The report pointed out that although the conflict of confrontation between the United States and China is one of the most worried international security issues that the Chinese people are, nearly 50 % of the interviewed people believe that US -China relations will improve in the future, and the respondents who will continue to decline will only be 24.76. %.</text:p>
      <text:p text:style-name="P4">
The report said that most interviewees believe that the United States has the greatest impact on China's security, Japan, Russia and the European Union. The Chinese people have the highest favorability in Russia, and about 60 % of the respondents are "very positive" or "more positive" for Russia; more than half of the interviewees are "negative" or "very negative" for the United States and Japan. In addition, about 80 % of respondents believe that the main responsibility of the Ukraine crisis is in the United States and Western countries, and that Russia has less than 10 % of the main responsibility.</text:p>
      <text:p text:style-name="P4">
Ma Ju said that the Chinese people believe that the interests of the United States and China are greater than the differences, and there are room for cooperation because there are many interaction of interests. But he believes that this is already the past. If you still understand this today, you are deceiving himself.</text:p>
      <text:p text:style-name="P4">
"Because the current contradiction between China and the United States is not simple and inconsistent, the core conflict is already a conflict between you and my life." Ma Ju said, "The so-called de-Risk now in the United States is to give the interest groups in the United States on Wall Street more. With more time withdrawing from China and avoiding risks. "</text:p>
      <text:p text:style-name="P4">
<text:span text:style-name="T4">
 90 % of the Chinese people advocate being threatened to use soldiers overseas </text:span>
</text:p>
      <text:p text:style-name="P4">
In terms of China's foreign policy issues, nearly 90%(91.54%) respondents agreed to impose sanctions on countries, entities or individuals that harm the interests of China, and 74.93%agreed that China established overseas military bases to ensure their own safety. At the same time, more than 90%(90.34%) of the public also advocated that when the personal safety of Chinese citizens was seriously threatened, soldiers could be used overseas.Ma Ju said that China claims that the great rejuvenation of the nation will inevitably move, and it is already a formal style, which is a terrible reality. But few Chinese people really understand this stupid movement, how much harm to their country, people, and even the world. He believes that the Chinese people do not understand this and even deliberately avoid them.</text:p>
      <text:p text:style-name="P4">
Reporter: Huang Chunmei blame: Xu Shuting, Chen Meihua, He Ping.com edited: Hong Wei</text:p>
      <text:p text:style-name="P4">
News Source: <text:a xlink:type="simple" xlink:href="https://www.rfa.org/mandarin/yataibaodao/junshiwaijiao/hcm1-05252023041259.html" text:style-name="Internet_20_link" text:visited-style-name="Visited_20_Internet_20_Link">
https://www.rfa.org/mandarin/yataibaodao/junshiwaijiao/hcm1-05252023041259.html</text:a>
</text:p>
      <!--NEWS-->
      <text:h text:style-name="P10" text:outline-level="1">
<text:span text:style-name="T4">
Tina Dana died of flowers and candles outside the Swiss house</text:span>
</text:h>
      <text:p text:style-name="P4">
Publisher: 法新社</text:p>
      <text:p text:style-name="P4">
Published Time: 2023-05-25T06:32:07+00:00</text:p>
      <text:p text:style-name="P4">
Modified Time: 2023-05-25T06:20:04+00:00</text:p>
      <text:p text:style-name="P4">
Description: (France -France -France -France -France, Switzerland, Tina Turner, Switzerland, Switzerland, Switzerland. Shortly after the news of the death of Tina Turner Tina Turner, candles and flowers began to pile up in this rock legend for decades. Outside Swiss Mano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0" text:anchor-type="as-char" svg:width="6.9236in" svg:height="3.617581in" draw:z-index="0">
<draw:image xlink:href="../Images/rficn/2023-05-25T06-32-07-00-00/000000.png" xlink:type="simple" xlink:show="embed" xlink:actuate="onLoad" draw:mime-type="image/png"/>
</draw:frame>
A large group of people began to gather outside the huge iron door. In the dark, fans continued to step forward and placed flower bundles and candles. The candlelight flashed in the red glass can.</text:p>
      <text:p text:style-name="P4">
Miran Znider, a 48 -year -old Slovenia, said, said, "I am shocked and I didn't expect so early."</text:p>
      <text:p text:style-name="P4">
When asked why he came, he said, "Because Tina Da Na is the queen, all the women's queen. I love Tina."</text:p>
      <text:p text:style-name="P4">
The 83 -year -old rock has lived in the unique Gold Coast in Zurich for nearly 30 years.</text:p>
      <text:p text:style-name="P4">
Tina Dana abandoned U.S. nationality and became Swiss 10 years ago. Swiss President Alainberset wrote on Twitter, "After Tina's death, the world lost 1 idol." "This impressive woman found the second hometown in Switzerland, my heart Be with her family. "</text:p>
      <text:p text:style-name="P4">
News Source: <text:a xlink:type="simple" xlink:href="https://www.rfi.fr/cn/%E5%9B%BD%E9%99%85%E6%8A%A5%E9%81%93/20230525-%E8%92%82%E5%A8%9C%E9%80%8F%E5%A8%9C%E9%80%9D%E4%B8%96-%E7%91%9E%E5%A3%AB%E5%AE%B6%E5%A4%96%E5%A0%86%E6%BB%A1%E9%B2%9C%E8%8A%B1%E5%92%8C%E8%9C%A1%E7%83%9B" text:style-name="Internet_20_link" text:visited-style-name="Visited_20_Internet_20_Link">
https://www.rfi.fr/cn/%E5%9B%BD%E9%99%85%E6%8A%A5%E9%81%93/20230525-%E8%92%82%E5%A8%9C%E9%80%8F%E5%A8%9C%E9%80%9D%E4%B8%96-%E7%91%9E%E5%A3%AB%E5%AE%B6%E5%A4%96%E5%A0%86%E6%BB%A1%E9%B2%9C%E8%8A%B1%E5%92%8C%E8%9C%A1%E7%83%9B</text:a>
</text:p>
      <!--NEWS-->
      <text:h text:style-name="P10" text:outline-level="1">
<text:span text:style-name="T4">
Paris plans to relocate the town where the tourist resettlement is located in the 2024 Olympic Games rebound</text:span>
</text:h>
      <text:p text:style-name="P4">
Publisher: 法新社</text:p>
      <text:p text:style-name="P4">
Published Time: 2023-05-25T06:32:08+00:00</text:p>
      <text:p text:style-name="P4">
Modified Time: 2023-05-25T06:05:02+00:00</text:p>
      <text:p text:style-name="P4">
Description: (Agence France -Presse, Paris, 24th) The French government planned to move tourism out of Paris before the Paris Olympics in 2024, which caused the opposition from the mayor of the cities and towns related to the place where the placement was resettl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1" text:anchor-type="as-char" svg:width="6.9236in" svg:height="3.617581in" draw:z-index="0">
<draw:image xlink:href="../Images/rficn/2023-05-25T06-32-08-00-00/000000.png" xlink:type="simple" xlink:show="embed" xlink:actuate="onLoad" draw:mime-type="image/png"/>
</draw:frame>
Agence France -Presse reported that since mid -March, the French government has begun to set up "temporary regional accommodation facilities" in various places to deal with migrant migration in Paris, and many of the travelers are migrant immigrants.</text:p>
      <text:p text:style-name="P4">
French residents, Olivier Klein, explained to Congress earlier this month that related adjustments are necessary, because in the Rugby World Cup in September this year and during the Olympic Games in the July and August Summer next year, Paris is expected to be expected to The accommodation supply will be tight.</text:p>
      <text:p text:style-name="P4">
Relevant units are now for many low -end hotels for tourists to stay in the emergency. Now the industry plans to recover the room at the time of market prices and holiday tourists.</text:p>
      <text:p text:style-name="P4">
K Raine told Congress on the 5th that due to the need for sports events, the government estimated that the housing of the acceptance of tourists "will reduce 3,000 to 4,000."</text:p>
      <text:p text:style-name="P4">
However, in some proposed relocation venues, local elected officials and public opinion representatives have begun to concern.</text:p>
      <text:p text:style-name="P4">
Philippesalmon, mayor of Bruz, northwestern France, said yesterday that he opposed the idea of building a new containment center in the city. Bruce is located near Rennes, the capital of the region, with a population of about 18,000.</text:p>
      <text:p text:style-name="P4">
He said, "It is not approved that under the conditions we think are unacceptable, we will build related facilities here."</text:p>
      <text:p text:style-name="P4">
PascalBrice, head of the leader of the "Federation for Solidarity Woridarity Woridarity Woridarity Woridarity", said: "Putting people on good conditions on France, not on the streets of Paris. Will you invest in the resources you need? "</text:p>
      <text:p text:style-name="P4">
He said that if "sending people to a bus" at that time, there would be a big problem.</text:p>
      <text:p text:style-name="P4">
HadrienClouet, a member of the Parliament, who is from the "France University", accused the government of adopting the "method of all autocratic regimes: forcibly relocating tourists, just to make the 2024 Olympic participants seeing the eyes of the 2024 Olympic Games. . "(Translator: Ji Jinling)</text:p>
      <text:p text:style-name="P4">
News Source: <text:a xlink:type="simple" xlink:href="https://www.rfi.fr/cn/%E5%9B%BD%E9%99%85%E6%8A%A5%E9%81%93/20230525-%E5%B7%B4%E9%BB%8E%E6%8B%9F2024%E5%A5%A5%E8%BF%90%E5%89%8D%E8%BF%81%E7%A7%BB%E6%B8%B8%E6%B0%91-%E5%AE%89%E7%BD%AE%E6%89%80%E5%9C%A8%E5%9F%8E%E9%95%87%E5%8F%8D%E5%BC%B9" text:style-name="Internet_20_link" text:visited-style-name="Visited_20_Internet_20_Link">
https://www.rfi.fr/cn/%E5%9B%BD%E9%99%85%E6%8A%A5%E9%81%93/20230525-%E5%B7%B4%E9%BB%8E%E6%8B%9F2024%E5%A5%A5%E8%BF%90%E5%89%8D%E8%BF%81%E7%A7%BB%E6%B8%B8%E6%B0%91-%E5%AE%89%E7%BD%AE%E6%89%80%E5%9C%A8%E5%9F%8E%E9%95%87%E5%8F%8D%E5%BC%B9</text:a>
</text:p>
      <!--NEWS-->
      <text:h text:style-name="P10" text:outline-level="1">
<text:span text:style-name="T4">
Biden will nominate the chairman</text:span>
</text:h>
      <text:p text:style-name="P4">
Publisher: 法新社</text:p>
      <text:p text:style-name="P4">
Published Time: 2023-05-25T07:02:09+00:00</text:p>
      <text:p text:style-name="P4">
Modified Time: 2023-05-25T06:50:03+00:00</text:p>
      <text:p text:style-name="P4">
Description: (Agence France -Presse, Washington, 24th) U.S. President Bynden will be nominated for the Nominated African Air Force General Charles Brown to replace Mark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2" text:anchor-type="as-char" svg:width="6.9236in" svg:height="3.617581in" draw:z-index="0">
<draw:image xlink:href="../Images/rficn/2023-05-25T07-02-09-00-00/000000.png" xlink:type="simple" xlink:show="embed" xlink:actuate="onLoad" draw:mime-type="image/png"/>
</draw:frame>
Brown is expected to become the second one of the second responsible African officers after the chairman of Joint Chiefs OFSFF from 1989 to 1993, after 1989 to 1993, after 1989 to 1993.</text:p>
      <text:p text:style-name="P4">
The White House said through a statement that Brown will be nominated at the rose garden's ceremony. Micheli's term will be expired in September this year.</text:p>
      <text:p text:style-name="P4">
Brown still has to obtain the confirmation of the US Federal Senate to replace dense. Mi Li has served as the chairman of the joint meeting of the Staff since 2019.</text:p>
      <text:p text:style-name="P4">
But Brown may have to wait for a period of time to obtain confirmation, because Republican Senator Tommytuberville has put shelved the appointment of about 200 senior military personnel on the grounds of opposing the Ministry of Defense's policies against reproductive health care.</text:p>
      <text:p text:style-name="P4">
News Source: <text:a xlink:type="simple" xlink:href="https://www.rfi.fr/cn/%E5%9B%BD%E9%99%85%E6%8A%A5%E9%81%93/20230525-%E6%8B%9C%E7%99%BB%E5%B0%86%E6%8F%90%E5%90%8D%E5%B8%83%E6%9C%97%E4%BB%BB%E5%8F%82%E8%B0%8B%E9%A6%96%E9%95%BF%E8%81%94%E5%B8%AD%E4%BC%9A%E8%AE%AE%E4%B8%BB%E5%B8%AD" text:style-name="Internet_20_link" text:visited-style-name="Visited_20_Internet_20_Link">
https://www.rfi.fr/cn/%E5%9B%BD%E9%99%85%E6%8A%A5%E9%81%93/20230525-%E6%8B%9C%E7%99%BB%E5%B0%86%E6%8F%90%E5%90%8D%E5%B8%83%E6%9C%97%E4%BB%BB%E5%8F%82%E8%B0%8B%E9%A6%96%E9%95%BF%E8%81%94%E5%B8%AD%E4%BC%9A%E8%AE%AE%E4%B8%BB%E5%B8%AD</text:a>
</text:p>
      <!--NEWS-->
      <text:h text:style-name="P10" text:outline-level="1">
<text:span text:style-name="T4">
Typhoon Mova invaded the original jungle of Guandao into a toothpick</text:span>
</text:h>
      <text:p text:style-name="P4">
Publisher: 法新社</text:p>
      <text:p text:style-name="P4">
Published Time: 2023-05-25T07:02:10+00:00</text:p>
      <text:p text:style-name="P4">
Modified Time: 2023-05-25T06:50:01+00:00</text:p>
      <text:p text:style-name="P4">
Description: (Agence France -Presse Los Angeles, 25th) Typhoon Mawa invaded Guanjima, which aroused strong storms, causing power interruptions and flooding buildings. Meteorological forecast said that after the typhoon left today, the disaster was like a movie "Tornado" scen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3" text:anchor-type="as-char" svg:width="6.9236in" svg:height="3.617581in" draw:z-index="0">
<draw:image xlink:href="../Images/rficn/2023-05-25T07-02-10-00-00/000000.png" xlink:type="simple" xlink:show="embed" xlink:actuate="onLoad" draw:mime-type="image/png"/>
</draw:frame>
There are 170,000 residents in Guam, which is an important military outpost in the United States. Agence France -Presse reported that Guo Leon Guerrero, Governor of Guam, was preparing to inspect the disaster when conditions permit.</text:p>
      <text:p text:style-name="P4">
According to a statement issued today, Gu Leilu and the Civil Defense Organization will check "Any major loss or hindered road" after the Movie invasion. "".</text:p>
      <text:p text:style-name="P4">
The US National WeatherService data shows that Mawa's wind speed is as high as 225 kilometers per hour, bringing 9 meters high waves, but there is no death or injury notice.</text:p>
      <text:p text:style-name="P4">
The Meteorological Bureau said that Mova is now a "super typhoon", and the predicted model shows that it is moving towards Taiwan or the Philippines.</text:p>
      <text:p text:style-name="P4">
Caseyhattori, a CaseyHattori at the Dusit Thani Guam Resort, said that even if the front door was blocked with wooden boards and cement bags, the lobby still had about 30 cm deep water. Outside of this 30 -storey hotel, many trees broke in the wind.</text:p>
      <text:p text:style-name="P4">
The Ministry of Service told AFP: "I heard the sound of shaking the wall, the wind was super strong, and she could hear the whispered sound of the wind blowing from the door." She said that the shocking tourists evacuated from the flooded room to the 6th floor hall.</text:p>
      <text:p text:style-name="P4">
Photos on the community media show that strong winds have rooted the trees, rolled away the vehicles, overturned the roof, and fragmented everywhere.</text:p>
      <text:p text:style-name="P4">
The Guam Electric Power Bureau said that today there are tens of thousands of household houses out of power, but they have made every effort to prevent the full power outage.</text:p>
      <text:p text:style-name="P4">
Meteorological forecasters said this morning to say the latest news: "As the sun expands, we wake up to see that the entire Guam is quite disturbing. Looking outside the door, the original jungle is like a toothpick, just like the movie" Tornado Wind Wind Wind "Twister's scene, the trees fell down and crooked."</text:p>
      <text:p text:style-name="P4">
News Source: <text:a xlink:type="simple" xlink:href="https://www.rfi.fr/cn/%E5%9B%BD%E9%99%85%E6%8A%A5%E9%81%93/20230525-%E5%8F%B0%E9%A3%8E%E7%8E%9B%E5%A8%83%E4%BE%B5%E8%A2%AD%E5%85%B3%E5%B2%9B-%E5%8E%9F%E6%9C%AC%E7%9A%84%E4%B8%9B%E6%9E%97%E5%8F%98%E6%88%90%E7%89%99%E7%AD%BE" text:style-name="Internet_20_link" text:visited-style-name="Visited_20_Internet_20_Link">
https://www.rfi.fr/cn/%E5%9B%BD%E9%99%85%E6%8A%A5%E9%81%93/20230525-%E5%8F%B0%E9%A3%8E%E7%8E%9B%E5%A8%83%E4%BE%B5%E8%A2%AD%E5%85%B3%E5%B2%9B-%E5%8E%9F%E6%9C%AC%E7%9A%84%E4%B8%9B%E6%9E%97%E5%8F%98%E6%88%90%E7%89%99%E7%AD%BE</text:a>
</text:p>
      <!--NEWS-->
      <text:h text:style-name="P10" text:outline-level="1">
<text:span text:style-name="T4">
Governor of Florida, USA seek nominations for presidential candidates</text:span>
</text:h>
      <text:p text:style-name="P4">
Author: 联合早报 (Person)</text:p>
      <text:p text:style-name="P4">
Publisher: 联合早报 (Organization)</text:p>
      <text:p text:style-name="P4">
Published Time: 2023-05-25T07:17</text:p>
      <text:p text:style-name="P4">
Modified Time: 2023-05-25T08:23</text:p>
      <text:p text:style-name="P4">
Description: The US Republican Governor De Santis announced that he will seek nominations for the 2024 Republican presidential candidate, which means that he will decide with the former allies Trump. Reuters reports on Wednesday (May 24 ...</text:p>
      <text:p text:style-name="P4">
Videos: []</text:p>
      <text:p text:style-name="P4">
Audios: []</text:p>
      <text:p text:style-name="P4">
Images: []</text:p>
      <text:p text:style-name="P4">
Type: NewsArticle</text:p>
      <text:p text:style-name="P4">
Breadcrumbs: ['即时', '国际']</text:p>
      <text:p text:style-name="P4">
Keywords: ['美国', '佛罗里达州', '美国总统选举', '德桑蒂斯', '特朗普']</text:p>
      <!--METADATA-->
      <text:p text:style-name="P4">
Governor of the United States Republican Party, Governor of Florida, announced that he will seek 2024 <text:a xlink:type="simple" xlink:href="https://www.zaobao.com.sg/realtime/world/story20230404-1379313" text:style-name="Internet_20_link" text:visited-style-name="Visited_20_Internet_20_Link">
</text:a>
Nomination means that he will decide with the former allies Trump.</text:p>
      <text:p text:style-name="P4">
Reuters reports that Ron Desantis (May 24) accepts CEO Mask on Twitter [] [] from CEO Mask on Twitter <text:a xlink:type="simple" xlink:href="https://twitter.com/elonmusk/status/1661498079386931206" text:style-name="Internet_20_link" text:visited-style-name="Visited_20_Internet_20_Link">
</text:a>
Previously, the news was announced in a video. He said in the video: "We need the courage and the power of winning. I am Ron De Santis. I am running for the president to lead our great United States to come back."</text:p>
      <text:p text:style-name="Quotations">

<text:p text:style-name="P4">
<text:a xlink:type="simple" xlink:href="https://twitter.com/RonDeSantis/statuses/1661491799393964034" text:style-name="Internet_20_link" text:visited-style-name="Visited_20_Internet_20_Link">
</text:a>
The interview after Musk was the official launch of the De Santis campaign. However, this highly anticipated audio interview earlier technical problems, and the audience could not hear the sound.</text:p>

</text:p>
      <text:p text:style-name="P4">
The 44 -year -old De Santis's popularity across the country has continued to increase and is expected to obtain deep financial resources. He immediately became <text:a xlink:type="simple" xlink:href="https://www.zaobao.com.sg/news/world/story20230422-1386150" text:style-name="Internet_20_link" text:visited-style-name="Visited_20_Internet_20_Link">
</text:a>
The biggest competitor nominated for the Republican Party. However, polls show that Trump leads Desanis with an advantage of more than 2 to 1, and the latter has always been considered a rising star of the Republican Party, which is the foresteps of the new generation of leaders in the party. Trump, which was announced in November, was also a leading position in key voting state organization campaign activities in advance.</text:p>
      <text:p text:style-name="P4">
Supporters and donors will pay close attention to whether Desantis will challenge Trump. Trump has been attacking Desanis, but he did not get any reactions, which made some allies in De Santis feel frustrated, and they hoped that De Santis could make a stronger response.</text:p>
      <text:p text:style-name="P4">
Musk, who has 140 million Twitter fans, said earlier that he attended the audio event did not mean that he recognized Desantis, but hoped to make it more like a "Town Square".</text:p>
      <text:p text:style-name="P4">
News Source: <text:a xlink:type="simple" xlink:href="https://www.zaobao.com.sg/realtime/world/story20230525-1397929" text:style-name="Internet_20_link" text:visited-style-name="Visited_20_Internet_20_Link">
https://www.zaobao.com.sg/realtime/world/story20230525-1397929</text:a>
</text:p>
      <!--NEWS-->
      <text:h text:style-name="P10" text:outline-level="1">
<text:span text:style-name="T4">
The Chinese Committee of the US House of Representatives Millet Suggestions: Strengthen armed forces Taiwan</text:span>
</text:h>
      <text:p text:style-name="P4">
Author: None (Language: zh)</text:p>
      <text:p text:style-name="P4">
Publisher: None</text:p>
      <text:p text:style-name="P4">
Time: 2023-05-25T07:28:00Z</text:p>
      <text:p text:style-name="P4">
Description: The Special Committee of the China Courtyard China Issue Special Committee reported for the first time on Wednesday and passed two proposals for Taiwan and Xinjiang, which included expanding the United States and Taiwan's joint military training and accelerating the delivery of military sales. The chairman of the committee said that if he wants to prevent the Third World War, "it must be armed in Taiwan as much as possible now."</text:p>
      <text:p text:style-name="P4">
Videos: []</text:p>
      <text:p text:style-name="P4">
Images: ["<text:a xlink:type="simple" xlink:href="https://static.dw.com/image/63123260_303.jpg" text:style-name="Internet_20_link" text:visited-style-name="Visited_20_Internet_20_Link">
63123260_303.jpg</text:a>
", "<text:a xlink:type="simple" xlink:href="https://static.dw.com/image/47693891_303.jpg" text:style-name="Internet_20_link" text:visited-style-name="Visited_20_Internet_20_Link">
47693891_303.jpg</text:a>
", "<text:a xlink:type="simple" xlink:href="https://static.dw.com/image/55775878_303.jpeg" text:style-name="Internet_20_link" text:visited-style-name="Visited_20_Internet_20_Link">
55775878_303....</text:a>
", "<text:a xlink:type="simple" xlink:href="https://static.dw.com/image/44326518_303.jpg" text:style-name="Internet_20_link" text:visited-style-name="Visited_20_Internet_20_Link">
44326518_303.jpg</text:a>
", "<text:a xlink:type="simple" xlink:href="https://static.dw.com/image/39492051_303.jpg" text:style-name="Internet_20_link" text:visited-style-name="Visited_20_Internet_20_Link">
39492051_303.jpg</text:a>
", "<text:a xlink:type="simple" xlink:href="https://static.dw.com/image/46931843_303.jpg" text:style-name="Internet_20_link" text:visited-style-name="Visited_20_Internet_20_Link">
46931843_303.jpg</text:a>
", "<text:a xlink:type="simple" xlink:href="https://static.dw.com/image/55099641_303.jpg" text:style-name="Internet_20_link" text:visited-style-name="Visited_20_Internet_20_Link">
55099641_303.jpg</text:a>
", "<text:a xlink:type="simple" xlink:href="https://static.dw.com/image/43370935_303.jpg" text:style-name="Internet_20_link" text:visited-style-name="Visited_20_Internet_20_Link">
43370935_303.jpg</text:a>
", "<text:a xlink:type="simple" xlink:href="https://static.dw.com/image/43166273_303.jpg" text:style-name="Internet_20_link" text:visited-style-name="Visited_20_Internet_20_Link">
43166273_303.jpg</text:a>
", "<text:a xlink:type="simple" xlink:href="https://static.dw.com/image/18141453_303.jpg" text:style-name="Internet_20_link" text:visited-style-name="Visited_20_Internet_20_Link">
18141453_303.jpg</text:a>
", "<text:a xlink:type="simple" xlink:href="https://static.dw.com/image/51596702_303.jpg" text:style-name="Internet_20_link" text:visited-style-name="Visited_20_Internet_20_Link">
51596702_303.jpg</text:a>
"]</text:p>
      <text:p text:style-name="P4">
Subject: 时政风云</text:p>
      <text:p text:style-name="P4">
Subjects: ['奥巴马', '维吾尔', '岛屿主权争端', '马英九', '专题报道：全景观看“习马会”', '专题报道：2016年台湾大选', '中国', '台湾', '中共十九大', '新疆']</text:p>
      <text:p text:style-name="P4">
Keywords: ['美国', '中国', '台湾', '新疆', '维吾尔']</text:p>
      <text:p text:style-name="P4">
Id: 65728922</text:p>
      <!--METADATA-->
      <text:p text:style-name="P4">
<text:a xlink:type="simple" xlink:href="https://www.dw.com/zh/overlay/image/article/65728922/63123260" text:style-name="Internet_20_link" text:visited-style-name="Visited_20_Internet_20_Link">
 <draw:frame draw:style-name="fr1" draw:name="Image54" text:anchor-type="as-char" svg:width="6.9236in" svg:height="3.896998in" draw:z-index="0">
<draw:image xlink:href="../Images/dwzh/2023-05-25T07-28-00Z/63123260_303.jpg" xlink:type="simple" xlink:show="embed" xlink:actuate="onLoad" draw:mime-type="image/jpeg"/>
</draw:frame>
</text:a>
The picture shows the Taiwanese army in the south in September 2022.</text:p>
      <text:p text:style-name="P4">
(Voice of Germany Chinese Network) The Special Committee of the China House of Representatives submitted a report on Wednesday (May 24) to vote for two proposals. Strengthen support for Taiwan and strengthen their defense capabilities to obstacle China invasion.</text:p>
      <text:p text:style-name="P4">
This is the first report since the establishment of the China House of Representatives China Issues Special Committee. In January of this year, the House of Republics, a majority of Republican, established the committee to focus on discussing the US policy to China.</text:p>
      <text:p text:style-name="P4">
At the time of the report, the US Congress began to draft the annual "National Defense Authorization Law"(NDAA)Essence The committee hopes that the Taiwan -related policy recommendations in the proposal report will be included in the "National Defense Authorization Law" in fiscal 2024.</text:p>
      <text:h text:style-name="P12" text:outline-level="3">
<text:span text:style-name="T4">
Following the results of the military push to Taiwan</text:span>
</text:h>
      <text:p text:style-name="P4">
In response to Taiwan, the China Issues Special Committee's report on the 24th proposed 10 suggestions, including expanding the United States and Taiwan military joint military training, priority to delivery of weapons and authorized military purchase contracts to Taiwan, accelerating the number of long -range attack weapons in Taiwan, establishing war reserve weapons in Taiwan in Taiwan Library and other.</text:p>
      <text:p text:style-name="P4">
"Raja Krishnamoorthi), a member of the committee's highest -level Democratic Party, said:" The people of Taiwan should live a peaceful life and avoid threat intimidation. "</text:p>
      <text:p text:style-name="P4">
"Defensenews" pointed out that the recommendation report is to respond to a push result made by the US think tank earlier this year. In April of this year, the China House of Representatives China Issue Special Committee and the US think tank "New American Security Center (CNAS) [] <text:a xlink:type="simple" xlink:href="https://www.dw.com/zh/zh/美众议院兵棋推演台海冲突-结论必须全面武装台湾/a-65398180" text:style-name="Internet_20_link" text:visited-style-name="Visited_20_Internet_20_Link">
</text:a>
, Simten to the situation of Chinese military committing. The chairman of the committee and Republican member Mikegallagher said at the time that the results showed that the US sea broke out, and the United States would no longer be supplied to Taiwan, calling on action to armed Taiwan and obstacle to China.</text:p>
      <text:p text:style-name="P4">
"In the deduction of the special committee of the special committee of Taiwan, we saw the terrible result of deterrent failure." Gragel said before the report of the report this week: "If we want to stop the Third World War, we need to now need to need it now. Armed Taiwan as much as possible. Now (for military sales to Taiwan) have a backlog of 19 billion US dollars, we must eliminate this embarrassment. "</text:p>
      <text:p text:style-name="P4">
*<draw:frame draw:style-name="fr1" draw:name="Image55" text:anchor-type="as-char" svg:width="6.9236in" svg:height="3.896998in" draw:z-index="0">
<draw:image xlink:href="../Images/dwzh/2023-05-25T07-28-00Z/47693891_303.jpg" xlink:type="simple" xlink:show="embed" xlink:actuate="onLoad" draw:mime-type="image/jpeg"/>
</draw:frame>
#</text:p>
      <text:h text:style-name="P13" text:outline-level="4">
<text:span text:style-name="T4">
2020 The total of the United States to Taiwan ’s military sales the highest in history</text:span>
</text:h>
      <text:h text:style-name="P12" text:outline-level="3">
<text:span text:style-name="T4">
Another time to add another military sales</text:span>
</text:h>
      <text:p text:style-name="P4">
Reuters reported that the United States announced the "field information communication system" military sales of $ 280 million this week to help Taiwan's military modernization and strengthen defense capabilities. This is the sixth time in the United States for military sales against Taiwan this year. A spokesman for the Chinese Ministry of Foreign Affairs Hua Chunying urged the United States to stop selling Taiwan weapons and any military connection at the United States at a routine conference on Tuesday. She said that the United States sells weapons and equipment on Taiwan Seriously violated the provisions of the one -China principle and the three joint communiqués of China and the United States, and seriously damaged Sino -US relations.(The picture shows the phantom fighter information picture)</text:p>
      <ul>
        <li>
<draw:frame draw:style-name="fr1" draw:name="Image56" text:anchor-type="as-char" svg:width="6.9236in" svg:height="3.896998in" draw:z-index="0">
<draw:image xlink:href="../Images/dwzh/2023-05-25T07-28-00Z/55775878_303.jpeg" xlink:type="simple" xlink:show="embed" xlink:actuate="onLoad" draw:mime-type="image/jpeg"/>
</draw:frame>
#</li>
      </ul>
      <text:h text:style-name="P13" text:outline-level="4">
<text:span text:style-name="T4">
2020 The total of the United States to Taiwan ’s military sales the highest in history</text:span>
</text:h>
      <text:h text:style-name="P12" text:outline-level="3">
<text:span text:style-name="T4">
The largest buyer for foreign military sales in the United States in 2020</text:span>
</text:h>
      <text:p text:style-name="P4">
On November 28th, William BrentChristensen, the director of the Taipei Office of the Taiwan Association, said in a seminar in Taiwan that Taiwan is the largest buyer in the world in the world. Military sales have a total of $ 11.8 billion, which is the highest annual defense procurement in Taiwan's history. He emphasized that the United States has supported the support of the United States for Taiwan's military sales, and these military sales have considerable power for Taiwan's improvement of "asymmetric combat capabilities". He also revealed that in 2021, the U.S. government has notified Congress to sell $ 5.2 billion in Taiwan's arms.</text:p>
      <text:p text:style-name="P4">
*<draw:frame draw:style-name="fr1" draw:name="Image57" text:anchor-type="as-char" svg:width="6.9236in" svg:height="3.896998in" draw:z-index="0">
<draw:image xlink:href="../Images/dwzh/2023-05-25T07-28-00Z/44326518_303.jpg" xlink:type="simple" xlink:show="embed" xlink:actuate="onLoad" draw:mime-type="image/jpeg"/>
</draw:frame>
#</text:p>
      <text:h text:style-name="P13" text:outline-level="4">
<text:span text:style-name="T4">
2020 The total of the United States to Taiwan ’s military sales the highest in history</text:span>
</text:h>
      <text:h text:style-name="P12" text:outline-level="3">
<text:span text:style-name="T4">
Taipei Careful response</text:span>
</text:h>
      <text:p text:style-name="P4">
On November 29, the Ministry of National Defense of Taiwan responded to Ying Yingjie's statement. The statement pointed out that the sales of defensive weapons against Taiwan will help strengthen the overall defense combat power and ensure the peace and stability of the Taiwan Strait and India -Pacific regions. But at the same time, the statement also emphasized that there will be no plan to add a major military purchase project of US $ 5.2 billion to the United States next year. (The picture shows the photo photo of the Taiwan Air Force)</text:p>
      <text:p text:style-name="P4">
*<draw:frame draw:style-name="fr1" draw:name="Image58" text:anchor-type="as-char" svg:width="6.9236in" svg:height="3.896998in" draw:z-index="0">
<draw:image xlink:href="../Images/dwzh/2023-05-25T07-28-00Z/39492051_303.jpg" xlink:type="simple" xlink:show="embed" xlink:actuate="onLoad" draw:mime-type="image/jpeg"/>
</draw:frame>
#</text:p>
      <text:h text:style-name="P13" text:outline-level="4">
<text:span text:style-name="T4">
2020 The total of the United States to Taiwan ’s military sales the highest in history</text:span>
</text:h>
      <text:h text:style-name="P12" text:outline-level="3">
<text:span text:style-name="T4">
Trump's military sales frequently</text:span>
</text:h>
      <text:p text:style-name="P4">
On October 26, Washington announced the fourth wave of military sales in Taiwan in 2020, stating that the US State Department has approved the sale of 100 fish fork anti -ships to Taiwan. According to the Taiwan Central News Agency, the total amount of military sales transactions was as high as 2.37 billion US dollars. The range of fish fork coast defense system (HCDS) is between 200 and 300 kilometers, which can strikes along the coast, harbor and land targets, which meets the demands of mobility and asymmetric combat power in Taiwan in recent years. This is also the ninth case of US President Trump's ninth military sales case since taking office.</text:p>
      <text:p text:style-name="P4">
*<draw:frame draw:style-name="fr1" draw:name="Image59" text:anchor-type="as-char" svg:width="6.9236in" svg:height="3.896998in" draw:z-index="0">
<draw:image xlink:href="../Images/dwzh/2023-05-25T07-28-00Z/46931843_303.jpg" xlink:type="simple" xlink:show="embed" xlink:actuate="onLoad" draw:mime-type="image/jpeg"/>
</draw:frame>
#</text:p>
      <text:h text:style-name="P13" text:outline-level="4">
<text:span text:style-name="T4">
2020 The total of the United States to Taiwan ’s military sales the highest in history</text:span>
</text:h>
      <text:h text:style-name="P12" text:outline-level="3">
<text:span text:style-name="T4">
40 years, hundreds of times against Taiwan's military sales case</text:span>
</text:h>
      <text:p text:style-name="P4">
The United States sold weapons to Taiwan, which originated from the United States and Taipei in 1979. Instead of establishing diplomatic relations with Beijing, the Taiwan Relations Law was formulated. After the evacuation of the US military in Taiwan, the United States began to provide defensive military military in accordance with the law. According to a memorandum established by President Ronald Reagan in 1982, the performance of the United States provided weapons to Taiwan "depends on the threat of the Chinese Communist Party."</text:p>
      <text:p text:style-name="P4">
*<draw:frame draw:style-name="fr1" draw:name="Image60" text:anchor-type="as-char" svg:width="6.9236in" svg:height="3.896998in" draw:z-index="0">
<draw:image xlink:href="../Images/dwzh/2023-05-25T07-28-00Z/55099641_303.jpg" xlink:type="simple" xlink:show="embed" xlink:actuate="onLoad" draw:mime-type="image/jpeg"/>
</draw:frame>
#</text:p>
      <text:h text:style-name="P13" text:outline-level="4">
<text:span text:style-name="T4">
2020 The total of the United States to Taiwan ’s military sales the highest in history</text:span>
</text:h>
      <text:h text:style-name="P12" text:outline-level="3">
<text:span text:style-name="T4">
F16 fighter with iconic significance</text:span>
</text:h>
      <ul>
        <li>
<draw:frame draw:style-name="fr1" draw:name="Image61" text:anchor-type="as-char" svg:width="6.9236in" svg:height="3.896998in" draw:z-index="0">
<draw:image xlink:href="../Images/dwzh/2023-05-25T07-28-00Z/43370935_303.jpg" xlink:type="simple" xlink:show="embed" xlink:actuate="onLoad" draw:mime-type="image/jpeg"/>
</draw:frame>
#</li>
      </ul>
      <text:h text:style-name="P13" text:outline-level="4">
<text:span text:style-name="T4">
2020 The total of the United States to Taiwan ’s military sales the highest in history</text:span>
</text:h>
      <text:h text:style-name="P12" text:outline-level="3">
<text:span text:style-name="T4">
Keelung class destroyer</text:span>
</text:h>
      <text:p text:style-name="P4">
Kiddclass is a missile destroyer of the US Navy. From 2005 to 2006, the U.S. Navy successively transferred the total four destroyers of the series to the Taiwan Navy and renamed the Keelung -class destroyer. The picture shows Taiwan President Tsai Ing -wen inspected the ship in 2018.</text:p>
      <text:p text:style-name="P4">
*<draw:frame draw:style-name="fr1" draw:name="Image62" text:anchor-type="as-char" svg:width="6.9236in" svg:height="3.896998in" draw:z-index="0">
<draw:image xlink:href="../Images/dwzh/2023-05-25T07-28-00Z/43166273_303.jpg" xlink:type="simple" xlink:show="embed" xlink:actuate="onLoad" draw:mime-type="image/jpeg"/>
</draw:frame>
#</text:p>
      <text:h text:style-name="P13" text:outline-level="4">
<text:span text:style-name="T4">
2020 The total of the United States to Taiwan ’s military sales the highest in history</text:span>
</text:h>
      <text:h text:style-name="P12" text:outline-level="3">
<text:span text:style-name="T4">
Patriot Missile</text:span>
</text:h>
      <text:p text:style-name="P4">
Patriot was a medium -range air -missile system made by Thor's Thunder Company. The system has successfully intercepted the flying scripted leg missile launched by the Iraqi army during the Gulf War, which is famous. This representative U.S. military weapon has been upgraded many times since the 1990s, and has repeatedly purchased Patriot missiles from the United States since the 1990s. The US sales case reached in July 2020 also includes the replacement, maintenance, testing and logistics support of the Patriot -Type III missiles.</text:p>
      <text:p text:style-name="P4">
*<draw:frame draw:style-name="fr1" draw:name="Image63" text:anchor-type="as-char" svg:width="6.9236in" svg:height="3.896998in" draw:z-index="0">
<draw:image xlink:href="../Images/dwzh/2023-05-25T07-28-00Z/18141453_303.jpg" xlink:type="simple" xlink:show="embed" xlink:actuate="onLoad" draw:mime-type="image/jpeg"/>
</draw:frame>
#</text:p>
      <text:h text:style-name="P13" text:outline-level="4">
<text:span text:style-name="T4">
2020 The total of the United States to Taiwan ’s military sales the highest in history</text:span>
</text:h>
      <text:h text:style-name="P12" text:outline-level="3">
<text:span text:style-name="T4">
Turn Taiwan into a "fortress"</text:span>
</text:h>
      <text:p text:style-name="P4">
In recent years, with the continuous growth of Chinese military equipment and the increasingly tense US -China relations, the types of weapons sold to Taiwan have also changed. Grylesman, a researcher at Rand Corporation in the United States(Derek Grossman)In an interview with Voice of Germany in mid-October, "the United States sold many different types of weapons in Taiwan in the past, sometimes weapons that can improve Taiwan's asymmetric defense combat power, and sometimes it is an iconic weapon like the F-16 fighter. However, the United States now seems to have made a clear adjustment of Taiwan's military aid policy. "He believes that in order to prevent China from invading Taiwan through amphibious landing, the United States will assist Taiwan to become a" indestructible fortress ".</text:p>
      <text:p text:style-name="P4">
*<draw:frame draw:style-name="fr1" draw:name="Image64" text:anchor-type="as-char" svg:width="6.9236in" svg:height="3.896998in" draw:z-index="0">
<draw:image xlink:href="../Images/dwzh/2023-05-25T07-28-00Z/51596702_303.jpg" xlink:type="simple" xlink:show="embed" xlink:actuate="onLoad" draw:mime-type="image/jpeg"/>
</draw:frame>
#</text:p>
      <text:h text:style-name="P13" text:outline-level="4">
<text:span text:style-name="T4">
2020 The total of the United States to Taiwan ’s military sales the highest in history</text:span>
</text:h>
      <text:h text:style-name="P12" text:outline-level="3">
<text:span text:style-name="T4">
How to deal with it?</text:span>
</text:h>
      <text:p text:style-name="P4">
The past U.S. military sales cases have caused Beijing's opposition, but in most cases, they are limited to verbal protests. On October 26, a spokesman for the Chinese Ministry of Foreign Affairs, Zhao Lijian, said at a regular press conference that China will impose sanctions on American companies and individuals such as Lockheed Martin, Boeing Defense, and Thunder who participated last week. In fact, Lockheed Martin rarely does business with China, and has provided weapons and defense equipment to Taiwan for many years. However, if China is on Boeing(Boeing)Implementation of sanctions may cause a heavy blow to it because the company also sells civil aviation aircraft to China.</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text:a xlink:type="simple" xlink:href="https://www.dw.com/zh/zh/美国批准619亿美元对台新军售-中国军机连续两日扰台/a-64862978" text:style-name="Internet_20_link" text:visited-style-name="Visited_20_Internet_20_Link">
 </text:a>
Essence In early May, the Taiwan National Defense Minister Qiu Guozheng said that due to the supply chain problem caused by the new crown epidemic, the first batch of 66 new F-16V fighters purchased from the United States was originally scheduled to be delivered at the end of this year, but it has been delayed until next year. Bloomberg quoted the U.S. Air Force statement this week that delayed planes not only because of the epidemic and supply chain, but also containing "complex research and development challenges."</text:p>
      <text:p text:style-name="P4">
In early May, the journal "Journal of Test Technology" jointly sponsored by the Chinese Society of Military and Workers and Central North University also published a paper push paper, saying that if the conflict of the U.S. and China broke out, the PLA could use hypersonic anti -ship missiles to sink the latest US military. The Ussgerald R. Ford, the nuclear -powered aircraft carrier, formed a devastating blow to the US aircraft carrier battle group.</text:p>
      <text:p text:style-name="P4">
However, the South China Morning Post reported that the Chinese hypersonic missile data used by the soldiers was disconnected from reality, which may make the simulation distortion and cause the results to be inaccurate.</text:p>
      <text:h text:style-name="P12" text:outline-level="3">
<text:span text:style-name="T4">
In response to Xinjiang race extinction</text:span>
</text:h>
      <text:p text:style-name="P4">
In addition to strengthening support for Taiwan, another report adopted by the Chinese House of Representatives Special Committee on the same day, it is recommended that the US government take action on the Xinjiang issue. The report suggested that Chinese technology companies participating in the "racial extinction" of Chinese technology companies imposed sanctions and involved <text:a xlink:type="simple" xlink:href="https://www.dw.com/zh/zh/人权组织起诉法国时装集团涉维吾尔强制劳工/a-65660627" text:style-name="Internet_20_link" text:visited-style-name="Visited_20_Internet_20_Link">
</text:a>
Strengthen law enforcement.</text:p>
      <text:p text:style-name="P4">
The chairman of the committee Gragel said: "Let's send a two -party (common) message, that is, Congress will stand up against racial extinction -this is the worst crime of all crimes."</text:p>
      <text:p text:style-name="P4">
Washington has accused China of sustainable ethnic extinction on Xinjiang Uyghur and other ethnic minorities. Human rights organizations have accused Beijing that Beijing has forced detention and forced labor against more than 1 million Uighurs. China has strongly denied the statement and emphasized that the so -called "vocational training center" is to curb terrorism, divisionism and religious radicalism.</text:p>
      <text:p text:style-name="P4">
Adopting a tough attitude towards China is a small consensus supported by the two parties in the United States Congress. The Special Committee of the China Issue Special Committee consisting of the two parties has not drafted the power of legislation. It only puts forward policy suggestions. It must cooperate with the legislative committee to transform the proposal into laws.</text:p>
      <text:h text:style-name="P12" text:outline-level="3">
<text:span text:style-name="T4">
Volkswagen Shareholders Conference: The executives were thrown into cakes and were approved to earn "unrighteous wealth"</text:span>
</text:h>
      <text:p text:style-name="P4">
(Comprehensive report)</text:p>
      <text:p text:style-name="P4">
_ © 2023 Voice of Germany Copyright Statement: All the contents of this article are protected by copyright law. If there is no German voice, it is particularly authorized and shall not be used without authorization. Any improper behavior will lead to recovery and be criminally investigated. _ _ _ 吧 _</text:p>
      <text:p text:style-name="P4">
News Source: <text:a xlink:type="simple" xlink:href="https://www.dw.com/zh/美眾院中國委員會提立法建議：加強武裝台灣/a-65728922" text:style-name="Internet_20_link" text:visited-style-name="Visited_20_Internet_20_Link">
https://www.dw.com/zh/美眾院中國委員會提立法建議：加強武裝台灣/a-65728922?maca=chi-rss-chi-all-1127-rdf</text:a>
</text:p>
      <!--NEWS-->
      <text:h text:style-name="P10" text:outline-level="1">
<text:span text:style-name="T4">
Huida's financial report drives Nikkei to rise</text:span>
</text:h>
      <text:p text:style-name="P4">
Publisher: 法新社</text:p>
      <text:p text:style-name="P4">
Published Time: 2023-05-25T07:32:09+00:00</text:p>
      <text:p text:style-name="P4">
Modified Time: 2023-05-25T07:05:01+00:00</text:p>
      <text:p text:style-name="P4">
Description: (Agence France -Presse, Tokyo, 25th) Despite the lack of progress in the US debt limit negotiations, driven by the strong financial report of the chip giant Nvidia, the Tokyo stock market Index closed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5" text:anchor-type="as-char" svg:width="6.9236in" svg:height="3.617581in" draw:z-index="0">
<draw:image xlink:href="../Images/rficn/2023-05-25T07-32-09-00-00/000000.png" xlink:type="simple" xlink:show="embed" xlink:actuate="onLoad" draw:mime-type="image/png"/>
</draw:frame>
The Nikkei 225 Index closed up 118.45 points or 0.39%to 30801.13 points; the stock price index of Dongzhi fell 6.25 points or 0.29%to close 2146.15 points.</text:p>
      <text:p text:style-name="P4">
News Source: <text:a xlink:type="simple" xlink:href="https://www.rfi.fr/cn/%E8%B4%A2%E7%BB%8F%E5%BF%AB%E8%AE%AF/20230525-%E8%BE%89%E8%BE%BE%E8%B4%A2%E6%8A%A5%E5%B8%A6%E5%8A%A8-%E6%97%A5%E7%BB%8F%E6%94%B6%E6%B6%A8" text:style-name="Internet_20_link" text:visited-style-name="Visited_20_Internet_20_Link">
https://www.rfi.fr/cn/%E8%B4%A2%E7%BB%8F%E5%BF%AB%E8%AE%AF/20230525-%E8%BE%89%E8%BE%BE%E8%B4%A2%E6%8A%A5%E5%B8%A6%E5%8A%A8-%E6%97%A5%E7%BB%8F%E6%94%B6%E6%B6%A8</text:a>
</text:p>
      <!--NEWS-->
      <text:h text:style-name="P10" text:outline-level="1">
<text:span text:style-name="T4">
Chuan Fan Chuangu Couple's Office of the President of the House of Representatives is judged for 4 and a half years</text:span>
</text:h>
      <text:p text:style-name="P4">
Publisher: 法新社</text:p>
      <text:p text:style-name="P4">
Published Time: 2023-05-25T07:32:10+00:00</text:p>
      <text:p text:style-name="P4">
Modified Time: 2023-05-25T07:05:04+00:00</text:p>
      <text:p text:style-name="P4">
Description: (Agence France -Presse, Washington, 24th) During the chaos of the US Congress in 2021, an Arkansas man broke into the office of the Federal House of Representatives Peelosi office and took his feet on Pelosi's desk. The results of the sentence were released today, and the man was sentenced to 4 and a half years in pris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6" text:anchor-type="as-char" svg:width="6.9236in" svg:height="3.617581in" draw:z-index="0">
<draw:image xlink:href="../Images/rficn/2023-05-25T07-32-10-00-00/000000.png" xlink:type="simple" xlink:show="embed" xlink:actuate="onLoad" draw:mime-type="image/png"/>
</draw:frame>
The 63 -year -old Richard Barnett was photographed by Agence France -Presse photographers, leaning on a chair, and on the desk of Democratic Party Speaker Nancy Pelosi.</text:p>
      <text:p text:style-name="P4">
This photo became one of the iconic photos of the Riot of the U.S. Mansion on January 6, 2021.</text:p>
      <text:p text:style-name="P4">
Bante joined the ranks of President Trump's supporters at that time and forcibly broke into the Congress Building in an attempt to prevent Congress from certifying the Democratic Party's Biden to win.</text:p>
      <text:p text:style-name="P4">
The Washington Jury judged that Banat was guilty of eight crimes in January, including hindering Congress's certification of elections, illegal entry into the parliamentary building, and using dangerous weapons to disrupt order.</text:p>
      <text:p text:style-name="P4">
Prosecutors were in prison 7 years.</text:p>
      <text:p text:style-name="P4">
The prosecutor said in the sentencing memorandum that Bante did not regret it and also sold "the autograph photo of the President's Office's office, trying to profit from his infamous and criminal acts."</text:p>
      <text:p text:style-name="P4">
The court document describes the supporters of the "Anonymous Q" (Qanon) of the Tablet Sichuan Right Conspiracy Group.</text:p>
      <text:p text:style-name="P4">
News Source: <text:a xlink:type="simple" xlink:href="https://www.rfi.fr/cn/%E5%9B%BD%E9%99%85%E6%8A%A5%E9%81%93/20230525-%E5%B7%9D%E7%B2%89%E9%97%AF%E4%BC%97%E9%99%A2%E8%AE%AE%E9%95%BF%E5%8A%9E%E5%85%AC%E5%AE%A4%E7%BF%98%E8%84%9A%E6%8B%8D%E7%85%A7-%E5%88%A44%E5%B9%B4%E5%8D%8A" text:style-name="Internet_20_link" text:visited-style-name="Visited_20_Internet_20_Link">
https://www.rfi.fr/cn/%E5%9B%BD%E9%99%85%E6%8A%A5%E9%81%93/20230525-%E5%B7%9D%E7%B2%89%E9%97%AF%E4%BC%97%E9%99%A2%E8%AE%AE%E9%95%BF%E5%8A%9E%E5%85%AC%E5%AE%A4%E7%BF%98%E8%84%9A%E6%8B%8D%E7%85%A7-%E5%88%A44%E5%B9%B4%E5%8D%8A</text:a>
</text:p>
      <!--NEWS-->
      <text:h text:style-name="P10" text:outline-level="1">
<text:span text:style-name="T4">
Saudi Arabia restore diplomatic relations with Canada</text:span>
</text:h>
      <text:p text:style-name="P4">
Author: 联合早报 (Person)</text:p>
      <text:p text:style-name="P4">
Publisher: 联合早报 (Organization)</text:p>
      <text:p text:style-name="P4">
Published Time: 2023-05-25T08:05</text:p>
      <text:p text:style-name="P4">
Modified Time: 2023-05-25T08:05</text:p>
      <text:p text:style-name="P4">
Description: Saudi Arabia and Canada will resume comprehensive diplomatic relations. Agence France -Presse reported that the Ministry of Foreign Affairs of Saudi Arabia and Canada made the above announcement on Wednesday (May 24). During the Saudi Arabia ...</text:p>
      <text:p text:style-name="P4">
Videos: []</text:p>
      <text:p text:style-name="P4">
Audios: []</text:p>
      <text:p text:style-name="P4">
Images: []</text:p>
      <text:p text:style-name="P4">
Type: NewsArticle</text:p>
      <text:p text:style-name="P4">
Breadcrumbs: ['即时', '国际']</text:p>
      <text:p text:style-name="P4">
Keywords: ['沙特阿拉伯', '加拿大']</text:p>
      <!--METADATA-->
      <text:p text:style-name="P4">
Saudi Arabia and Canada will resume comprehensive diplomatic relations.</text:p>
      <text:p text:style-name="P4">
Agence France -Presse reported that the Ministry of Foreign Affairs of Saudi Arabia and Canada made the above announcement on Wednesday (May 24). During the Asia -Pacific Economic Cooperation Organization (APEC) Forum Summit held in Bangkok, Thailand last year, Saudi Crown Prince Mohammed Ben Salman and Canadian Prime Minister Trudeau made this decision.</text:p>
      <text:p text:style-name="P4">
The Saudi Ministry of Foreign Arabia said in a statement: "(Saudi Arabia) has decided to restore the level of diplomatic relations with Canada to its previous state."</text:p>
      <text:p text:style-name="P4">
Saudi Arabia and Canada had disputes over human rights issues in 2018. The Saudi government expelled Canadian ambassadors and recalled Saudi Saudi Special envoys in Ottawa, and at the same time frozen all new trade.</text:p>
      <text:p text:style-name="P4">
Canadian Foreign Minister Jolly said on Wednesday that the two countries will "appoint new ambassadors"; the Canadian Ministry of Foreign Affairs issued a statement to appoint Jean-PHILLIPELINTEAU as the new special envoy of Canada in Saudi Arabia. Saudi Arabia did not mention the candidates for ambassadors in Canada.</text:p>
      <text:p text:style-name="P4">
News Source: <text:a xlink:type="simple" xlink:href="https://www.zaobao.com.sg/realtime/world/story20230525-1397934" text:style-name="Internet_20_link" text:visited-style-name="Visited_20_Internet_20_Link">
https://www.zaobao.com.sg/realtime/world/story20230525-1397934</text:a>
</text:p>
      <!--NEWS-->
      <text:h text:style-name="P10" text:outline-level="1">
<text:span text:style-name="T4">
Paralysis for more than 10 years implanted in the cerebral spinal cord interface lotus man restores to walk by mind</text:span>
</text:h>
      <text:p text:style-name="P4">
Publisher: 法新社</text:p>
      <text:p text:style-name="P4">
Published Time: 2023-05-25T08:32:08+00:00</text:p>
      <text:p text:style-name="P4">
Modified Time: 2023-05-25T08:20:02+00:00</text:p>
      <text:p text:style-name="P4">
Description: (Agence France -Presse, Paris, 24th) Researchers today said that after more than 10 years of paralysis of a man, now relying on ideas control and regaining the ability of smooth walking, this is all the worship interfaces and re -connected the brain and spinal cord given. Esse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7" text:anchor-type="as-char" svg:width="6.9236in" svg:height="3.617581in" draw:z-index="0">
<draw:image xlink:href="../Images/rficn/2023-05-25T08-32-08-00-00/000000.png" xlink:type="simple" xlink:show="embed" xlink:actuate="onLoad" draw:mime-type="image/png"/>
</draw:frame>
Patients who were unwilling to disclose their surnames GeT-Jan said the medical breakthrough made him have the previous "free freedom."</text:p>
      <text:p text:style-name="P4">
The 40 -year -old Dutch was paralyzed for more than ten years after the spinal cord injury was injured by a bicycle. According to the research published in the "Nature" journal, after using a new system, he can now walk "naturally", whether it is uneven or climbing the stairs.</text:p>
      <text:p text:style-name="P4">
This progress is the result of more than ten years of hard work in France and Swiss researchers.</text:p>
      <text:p text:style-name="P4">
The two implants set up the "digital bridge" that researchers said, which can connect the connection between the brain and the spinal cord due to the loss of the GERT-JAN.</text:p>
      <text:p text:style-name="P4">
Last year, this team showed that a spinal cord implant that could transmit electric veins to stimulate the stimulating leg muscle movement, allowing three lower half -body paralyzed patients to recover the walking ability.</text:p>
      <text:p text:style-name="P4">
But when installing such devices, the patient has to press the button every time.</text:p>
      <text:p text:style-name="P4">
Gert-Jan said that the above devices made him unable to catch the rhythm of "natural pace".</text:p>
      <text:p text:style-name="P4">
The latest research published today is a technology combination of spinal cord implantation with the technology-based-computerInterface. ) The algorithm, real -time solve the brain record.</text:p>
      <text:p text:style-name="P4">
The brain machine interface can learn how the patient wants to move the foot, and then transmits the calculated data to the spinal cord through the portable device that can be placed in a crutch or a small backpack. You can do it without the assistance of others.</text:p>
      <text:p text:style-name="P4">
News Source: <text:a xlink:type="simple" xlink:href="https://www.rfi.fr/cn/%E7%A7%91%E5%AD%A6%E6%96%B0%E7%9F%A5/20230525-%E7%98%AB%E7%97%AA%E9%80%BE10%E5%B9%B4%E6%A4%8D%E5%85%A5%E5%A4%A7%E8%84%91%E8%84%8A%E9%AB%93%E4%BB%8B%E9%9D%A2-%E8%8D%B7%E7%94%B7%E9%9D%A0%E6%84%8F%E5%BF%B5%E6%81%A2%E5%A4%8D%E8%A1%8C%E8%B5%B0" text:style-name="Internet_20_link" text:visited-style-name="Visited_20_Internet_20_Link">
https://www.rfi.fr/cn/%E7%A7%91%E5%AD%A6%E6%96%B0%E7%9F%A5/20230525-%E7%98%AB%E7%97%AA%E9%80%BE10%E5%B9%B4%E6%A4%8D%E5%85%A5%E5%A4%A7%E8%84%91%E8%84%8A%E9%AB%93%E4%BB%8B%E9%9D%A2-%E8%8D%B7%E7%94%B7%E9%9D%A0%E6%84%8F%E5%BF%B5%E6%81%A2%E5%A4%8D%E8%A1%8C%E8%B5%B0</text:a>
</text:p>
      <!--NEWS-->
      <text:h text:style-name="P10" text:outline-level="1">
<text:span text:style-name="T4">
Russia's Pan El Duan victory over Russia and Ukraine, Syria, and NATO issues are the key</text:span>
</text:h>
      <text:p text:style-name="P4">
Publisher: 法新社</text:p>
      <text:p text:style-name="P4">
Published Time: 2023-05-25T09:02:08+00:00</text:p>
      <text:p text:style-name="P4">
Modified Time: 2023-05-25T08:50:01+00:00</text:p>
      <text:p text:style-name="P4">
Description: (Agence France -Presse Moscow, 25th) The Turkish presidential election conducted a decisive election on the 28th. Observed people pointed out that the Russian authorities were looking forward to the 20 -year -old President Aer Duan victory. The new President of Turkey will have an influence on the issues of Moscow's interests such as the Russia and Urhlin, the Kremlin and NATO deadlock.</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8" text:anchor-type="as-char" svg:width="6.9236in" svg:height="3.617581in" draw:z-index="0">
<draw:image xlink:href="../Images/rficn/2023-05-25T09-02-08-00-00/000000.png" xlink:type="simple" xlink:show="embed" xlink:actuate="onLoad" draw:mime-type="image/png"/>
</draw:frame>
69 -year -old Recep Tayyiperdogan has ruled Turkey for 20 years. Although the polls show that his support is behind the 74 -year -old opponent and the largest party of the Wild Party Republican Party (CHP), Kemalkilicdaroglu, but he is still in Leading in the first round of voting earlier this month.</text:p>
      <text:p text:style-name="P4">
The Kremlin has a lot of experience in fighting with El segments. He has worked closely with Russian President Vladimir Putin in the past 20 years. Kirideo Lu has recently accused the Moscow authorities of intervention in the Elements Elections.</text:p>
      <text:p text:style-name="P4">
A Western diplomat who once stationed in Turkey and Russia told AFP that the results of the first round of voting on May 14 "must have relieved Russia's breath."</text:p>
      <text:p text:style-name="P4">
El Duan has established close relationships in cooperation in many years, although the two countries support the hostile camp in the conflict between the two countries in the conflict between the Middle East and the former Soviet Union to join the Republic of the Soviet Union.</text:p>
      <text:p text:style-name="P4">
In an interview with the United States CNN recently, El section also called him the "special relationship" with Panting, emphasizing that "Russia and Turkey need each other in every possible field."</text:p>
      <text:p text:style-name="P4">
Both the Moscow and Ankara authorities have doubts about the West dominated the world military, politics, and economy, and Puting and El section have thus regard each other as a reliable partner.</text:p>
      <text:p text:style-name="P4">
Independent political analyst Arkadydubnov told AFP: "They are very similar in terms of political mentality, style, and relationships with the outside world." He said that both of them "dislike liberalism from the heart in the heart. Value.</text:p>
      <text:p text:style-name="P4">
Western diplomats interviewed by Agence France -Presse pointed out that the relationship between Puting and El section is quite pragmatic.</text:p>
      <text:p text:style-name="P4">
The diplomat who was unwilling to disclose his name said: "They are very good at cutting: they cooperate with unanimous benefits ... there is no" brother friendship "between El segments and Puting, which is purely trading." The Central News Agency (translation)</text:p>
      <text:p text:style-name="P4">
News Source: <text:a xlink:type="simple" xlink:href="https://www.rfi.fr/cn/%E5%9B%BD%E9%99%85%E6%8A%A5%E9%81%93/20230525-%E4%BF%84%E7%BD%97%E6%96%AF%E7%9B%BC%E8%89%BE%E5%B0%94%E6%AE%B5%E5%A4%A7%E8%83%9C-%E4%BF%84%E4%B9%8C-%E5%8F%99%E5%88%A9%E4%BA%9A-%E5%8C%97%E7%BA%A6%E8%AE%AE%E9%A2%98%E6%98%AF%E5%85%B3%E9%94%AE" text:style-name="Internet_20_link" text:visited-style-name="Visited_20_Internet_20_Link">
https://www.rfi.fr/cn/%E5%9B%BD%E9%99%85%E6%8A%A5%E9%81%93/20230525-%E4%BF%84%E7%BD%97%E6%96%AF%E7%9B%BC%E8%89%BE%E5%B0%94%E6%AE%B5%E5%A4%A7%E8%83%9C-%E4%BF%84%E4%B9%8C-%E5%8F%99%E5%88%A9%E4%BA%9A-%E5%8C%97%E7%BA%A6%E8%AE%AE%E9%A2%98%E6%98%AF%E5%85%B3%E9%94%AE</text:a>
</text:p>
      <!--NEWS-->
      <text:h text:style-name="P10" text:outline-level="1">
<text:span text:style-name="T4">
Column | China Perspective: From retreating forests, farming, agricultural management, and land finances, the land rights of China</text:span>
</text:h>
      <text:p text:style-name="P4">
Author: None</text:p>
      <text:p text:style-name="P4">
Publisher: Radio Free Asia (Organization)</text:p>
      <text:p text:style-name="P4">
Published Time: 2023-05-25T09:04:00-04:00</text:p>
      <text:p text:style-name="P4">
Modified Time: 2023-05-25T09:34:35-04:00</text:p>
      <text:p text:style-name="P4">
Description: None</text:p>
      <text:p text:style-name="P4">
Videos: []</text:p>
      <text:p text:style-name="P4">
Audios: ["<text:a xlink:type="simple" xlink:href="https://www.rfa.org/mandarin/zhuanlan/zhongguotoushi/panel-0524202314593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69" text:anchor-type="as-char" svg:width="6.9236in" svg:height="5.1927in" draw:z-index="0">
<draw:image xlink:href="../Images/rfamandarin/2023-05-25T09-04-00-04-00/000000.png" xlink:type="simple" xlink:show="embed" xlink:actuate="onLoad" draw:mime-type="image/png"/>
</draw:frame>
Officials in a certain place in China are planted on the bridge to plant crops, which is called "retreat to return to the field". Weibo screenshot/ancient pavilion provides <text:a xlink:type="simple" xlink:href="https://www.rfa.org/mandarin/zhuanlan/zhongguotoushi/panel-05242023145938.html/@@stream" text:style-name="Internet_20_link" text:visited-style-name="Visited_20_Internet_20_Link">
</text:a>
<text:span text:style-name="T4">
 Moderator: Chen Kuide </text:span>
</text:p>
      <text:p text:style-name="P4">
<text:span text:style-name="T4">
 Senator: Professor Xia Yeliang, economists and political critics </text:span>
</text:p>
      <text:p text:style-name="Horizontal_20_Line"/>
      <text:p text:style-name="Horizontal_20_Line"/>
      <text:p text:style-name="P4">
<text:span text:style-name="T4">
 1. China's current three major issues involved in land real estate rights: retreating forests, agricultural management, land finance </text:span>
</text:p>
      <text:p text:style-name="P4">
Recently, there are several hot issues in China, which is attractive: the crisis of defeat of the retreat of farming, agricultural management, and land finance.</text:p>
      <text:p text:style-name="P4">
1) <text:span text:style-name="T4">
 Retreating to forests and returning to farming </text:span>
</text:p>
      <text:p text:style-name="P4">
Not long ago, Xi Jinping reversed his "green water and green mountains are the golden mountains and silver mountains" national policy of "returning farmland to the forest", and suddenly announced that he would "return to forests and return farming" to ensure the large -scale movement of "rice bowls should be brought in your own hands".</text:p>
      <text:p text:style-name="P4">
As a result, this national system of the Communist Party of China began to toss: China urban and rural areas destroyed forests and fields everywhere, and the boundless forests fell down. In the bulging sound of the bulldozer excavator, the green mountains and green mountains turned back to the land of dirty stones overnight, and even some places became Balling Mountain.</text:p>
      <text:p text:style-name="P4">
Chengdu is a typical case. The ecological park of 100 kilometers of beautiful people with a cost of 34.1 billion is there. Within a few days, all of them are flattened and intended to create 100,000 acres of paddy fields. The price paid is 34.1 billion, and it takes 442.8 years of income for 100,000 acres of rice fields to pay off. The absurdity of this prodigal son is rare in the world, and the sighs of the country will definitely leave a record of shame in history.</text:p>
      <text:p text:style-name="P4">
Why do you want to toss so absurd?</text:p>
      <text:p text:style-name="P4">
It is said to be "food safety". In fact, China currently produces 680 million tons of food, consumes 780 million tons of food each year, and the gap is 10 million tons. This gap can be completely made up by imports. There are many good quality, so you don't have to retreat to the forests for self -food and self -food, and make such a major damage.</text:p>
      <text:p text:style-name="P4">
This decision reflects the will of the gambler who retreats the country in the crisis of crisis. It is a kind of wartime thinking that he wants to defend his crumbling power of power regardless of all costs.</text:p>
      <text:p text:style-name="P4">
But even for war thinking, the Xi authorities are obsessed with the current status of the basic international civilization.</text:p>
      <text:p text:style-name="P4">
Judging from the current international environment and civilization, even if the war is started, it will not block all food exports. This is the lowest humanitarian. The modern international consensus is that no matter what kind of human and gods you do, you will never include food and medicine on the international sanctions list.</text:p>
      <text:p text:style-name="P4">
At that time, the Soviet Union confronted the Chinese Momes in China, and the Chinese Communist Party said that the Soviet Union forced debt to repay debts, and could only transport food products to the Soviet Union. The actual situation was that the Soviet Union proposed to suspend debts. In order to face face, to fight against Emperor Xiu, he refused to live with the people. But looking at the Russian and Ukraine War today, although some difficulties in Ukraine's food exports have occurred, it is basically normal. Russia invaded Ukraine, and the international community's sanctions on Russia did not include food and drugs. This is the most basic international morality, basic humanitarianism.</text:p>
      <text:p text:style-name="P4">
Water conservancy expert Wang Weiluo said to the current retreat from forestry: "The result of returning forests (grass) and plowing and rice goes on the mountain is a large area of soil and soil loss, causing geological disasters." The flood in China in 1998 was a big result caused by a large area of cutting down forests and painful pain, so it proposed "returning farmland to forests". Twenty years have passed, and the results have been achieved at first, and the flood has been slightly contained. Now it is "returning to the forest and returning to farming", and the east of hard work for 20 years. But some people think simple and ignore their heads.</text:p>
      <text:p text:style-name="P4">
The Nobel Prize winner of the Economic Amadia Mori once said: Serious famine is actually an artificial shortage economy and a consequence of political decision -making. The Great Famine only occurred in an autocracy without news freedom. The ruler deliberately placed the target population for a long time in a state of serious insufficient supply in food, housing, medical care, education, or the price far exceeding the consumption level. To control them, forcing them to be trapped in a panting that can only satisfy the state of survival, and has no time to carry out other political appeal activities.</text:p>
      <text:p text:style-name="P4">
The most important purpose of "retreating to forests and returning farming" is to once again change the form of collective ownership of rural land again, completely deprive farmers' rights to land, stripping the connection between farmers and land, and so that farmers will become a free of free from the new planned economy again. Atoms have become migrant workers of state -owned farms. This can achieve the purpose of going to the real estate stock.</text:p>
      <text:p text:style-name="P4">
"Returning to the forest to cultivate" once again reflects the essence of Chinese social imperialism: "In the world, is it the king of the king", but. "Mo Fei" has become "Mo Fei's soil."</text:p>
      <text:p text:style-name="P4">
Therefore, the fundamental problem here is that Chinese farmers do not have land ownership. The collective ownership of the so -called rural land has also become a thing that cannot be competed with the government, which is taken. They cannot decide the use of land and their income themselves, and they cannot interfere with the government's arbitrary disposal of land and use them at will. No matter how the official toss, farmers have no say.</text:p>
      <text:p text:style-name="P4">
2) <text:span text:style-name="T4">
 agricultural management </text:span>
</text:p>
      <text:p text:style-name="P4">
In order to support the "retreat to forests and return farming", Beijing also established the agricultural management department and followed the countryside to strengthen the control of the dying rural areas.</text:p>
      <text:p text:style-name="P4">
Earlier this year, local governments at all levels have reported and organized a "agricultural comprehensive administrative law enforcement" team, which is also commonly known as "agricultural management". There are currently 82,000 agricultural law enforcement officers compiled in China. On duty among about 2,500 related institutions, with their own uniforms, vehicles and law enforcement equipment. According to official statements, this is a new administrative law responsibility for the management of past seeds, pesticide feeds, agricultural machinery and other fields.</text:p>
      <text:p text:style-name="P4">
In the name of enforcement in the name of law enforcement, these agricultural management violence forced farmers' vegetable greenhouses, and even pigs who snatched chickens and ducks and seized farmers. "" ". Because their evil -shaped and evil are comparable to the "urban management team" of the urban law enforcement team, they were described as "village tyrants" by villagers. This kind of violent and stable agricultural management has triggered the anger and tolerance of the people. It has finally erupted recently.</text:p>
      <text:p text:style-name="P4">
According to the Chinese official media "Today's Headline", Zhejiang Province was at the forefront this time, and the "agricultural management" that had been established for less than a few months was finally canceled. It is estimated that in the near future, there will definitely be more and more provincial effective laws to cancel "agricultural management".</text:p>
      <text:p text:style-name="P4">
<text:span text:style-name="T4">
 3) The crisis of "land finance" </text:span>
</text:p>
      <text:p text:style-name="P4">
China's land finance refers to the fiscal revenue obtained by local governments relying on "selling land", which mainly includes two parts: First, non -tax revenue of land -related governments, such as land rent, land transfer, new construction land is paid Use fees and so on. Second, taxes related to land, such as the business tax of cultivated land occupation tax, real estate and construction industry, and land value -added tax. As of 2020, the land transfer fund is the absolute main source of fiscal revenue obtained by the Chinese government's land.</text:p>
      <text:p text:style-name="P4">
The government uses land as a commodity, and the income of the land is used as a small vyte in a budget. This is actually the failure of the CCP system.</text:p>
      <text:p text:style-name="P4">
At present, with the frequent crisis of China's real estate explosion, China's land finances are facing a comprehensive crisis. Some local fiscal companies have bankruptcy, debt, and no debt.This land finance is closely related to the rise and fall of the real estate industry. Because the fiscal revenue of local governments mainly comes from selling land development rights to real estate developers through long -term contracts. However, due to the bubble crisis of the real estate industry in recent years, the income of land sales has been significantly reduced, and it has entered a stage of decline.</text:p>
      <text:p text:style-name="P4">
However, the CCP has never dared to use obvious fiscal revenue options in other countries: real estate tax. Because this will involve the basic interests of the real estate in the huge population; at the same time, it is not straightforward. The Chinese have been deprived of land ownership by the Communist Party of China, and real estate has only 70 years of use. Since I have no ownership, what power do you have to levy my real estate tax?</text:p>
      <text:p text:style-name="Horizontal_20_Line"/>
      <text:p text:style-name="P4">
<text:span text:style-name="T4">
 2. China's land ownership issues </text:span>
</text:p>
      <text:p text:style-name="P4">
<text:span text:style-name="T4">
 Earth Power: Key key </text:span>
</text:p>
      <text:p text:style-name="P4">
The above three issues are the three issues: the root cause of returning forests, agricultural management, and land finance: The root causes are related to the five words, that is, land ownership. Opening China's complicated phenomenon, the key of practical land ownership can reveal a lot of secrets.</text:p>
      <text:p text:style-name="P4">
For thousands of years, the land problem is like a lingering nightmare. The CCP long -term propaganda said that one of the main problems of traditional China is that the land is concentrated in the landlord. It is precisely the secret of land rights. Mao Zedong deceived the poor farmers to participate in the army with "fighting the land and dividing fields", and prepared an important violent armed forces for seizing the regime.</text:p>
      <text:p text:style-name="P4">
Many countries have implemented land reform in the early days of industrialization. Originally, as long as the land reform was assigned to farmers through peaceful acquisitions to farmers. The three -seven -five -lease reduction in Taiwan further distributed land to self -cultivated farmers, and a drop of land reform was completed without a drop of blood.</text:p>
      <text:p text:style-name="P4">
The Chinese Communist Party is not. After the Chinese Communist Party came to power in 1949, a violent land reform movement was launched. Essence It killed as many as 2 million farmers labeled "landlords".</text:p>
      <text:p text:style-name="P4">
Under the leadership of the Communist Party, the Chinese farmers have only four or five years as the owner of the land to receive a land certificate, but soon it is the mutual aid group. At this point, the junior and senior communities have returned to the "Mo Fei Earth under the Sky". In the situation, the land was collected by state -owned.</text:p>
      <text:p text:style-name="P4">
Before the reform and opening up, Chinese farmers became serfs. What has been implemented has always been a policy of transfusion for urban and industrial blood transfusion through the poor scissors of workers and farmers. The cruel dissection of rural farmers is relatively simple and rough through production materials and labor products. As a slave farmers, the life of the peasants is extremely poor, and there is no rights and property. During the Great Leap Forward, they were driven to the commune cafeteria for dinner. Finally, they hungry all over the country. The highest tragic record of great famine caused by political reasons.</text:p>
      <text:p text:style-name="P4">
Forty -five years ago, the farmers at Xiaogang Village, who were hungry on the edge of hunger, decided that regardless of their rules that they had to work in the people's commune, risked their lives, secretly broke through the ownership of the CCP, restored the family bag system, and according to their considerations, they thought it was appropriate. The method of cultivating land has created the prosperity of agricultural production, and caused a series of capitalist reforms later, making China one of the fastest growing economies in the world.</text:p>
      <text:p text:style-name="P4">
<text:span text:style-name="T4">
 is still the only local Lord -the Communist Party of China </text:span>
</text:p>
      <text:p text:style-name="P4">
However, these reforms failed to reverse the policy of nationalization of land ownership in the early days.</text:p>
      <text:p text:style-name="P4">
After the reform and opening up, the deprivation of the party -state's rights to peasants has transformed into a plunder of production factors. In accordance with China's existing land regulations, Chinese farmers' rights in land contracting are quite incomplete and unfair.</text:p>
      <text:p text:style-name="P4">
This has a negative impact on the farmers' production and life. Because there is no real land ownership, it means that farmers cannot purchase, sell or rent land, and create a large number of land that can be used in a large number of land, and cannot use the land as a loan mortgage, which limits their ability to raise funds. Although they can leave the land to work in the city, no property right means that they cannot use land to help provide funds for new life.</text:p>
      <text:p text:style-name="P4">
As a result, rural economic stagnation is common. In 2018, the income of urban residents was nearly three times higher than rural residents' income, which was roughly the same as the gap between the economic reform in 1978.</text:p>
      <text:p text:style-name="P4">
Now, with the government's random tossing of land, they cannot resist the repeated toss from "returning farmland to forests" to "returning forests and returning farming". Coupled with the agricultural management of violence and stability, will the rural areas go back to the dark era before 1978?</text:p>
      <text:p text:style-name="P4">
Although there have been efforts to imitate a certain land market in recent decades, every land in China has been in the hands of the country. China has become the only country of landlords -CCP -CCP -CCP -CCP from 1949, which is still the case.</text:p>
      <text:p text:style-name="P4">
This is the key crux of all rural issues.</text:p>
      <text:p text:style-name="P4">
News Source: <text:a xlink:type="simple" xlink:href="https://www.rfa.org/mandarin/zhuanlan/zhongguotoushi/panel-05242023145938.html" text:style-name="Internet_20_link" text:visited-style-name="Visited_20_Internet_20_Link">
https://www.rfa.org/mandarin/zhuanlan/zhongguotoushi/panel-05242023145938.html</text:a>
</text:p>
      <!--NEWS-->
      <text:h text:style-name="P10" text:outline-level="1">
<text:span text:style-name="T4">
Column | Green Intelligence: Is the purple spot butterfly running away, is it a way out or the end?</text:span>
</text:h>
      <text:p text:style-name="P4">
Author: None</text:p>
      <text:p text:style-name="P4">
Publisher: Radio Free Asia (Organization)</text:p>
      <text:p text:style-name="P4">
Published Time: 2023-05-25T09:45:48-04:00</text:p>
      <text:p text:style-name="P4">
Modified Time: 2023-05-25T09:45:48-04:00</text:p>
      <text:p text:style-name="P4">
Description: None</text:p>
      <text:p text:style-name="P4">
Videos: []</text:p>
      <text:p text:style-name="P4">
Audios: ["<text:a xlink:type="simple" xlink:href="https://www.rfa.org/mandarin/zhuanlan/luseqingbaoyuan/grn-05252023091614.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 "<text:a xlink:type="simple" xlink:href="000005.png" text:style-name="Internet_20_link" text:visited-style-name="Visited_20_Internet_20_Link">
000005.png</text:a>
"]</text:p>
      <!--METADATA-->
      <text:p text:style-name="P4">
<draw:frame draw:style-name="fr1" draw:name="Image70" text:anchor-type="as-char" svg:width="6.9236in" svg:height="4.612011in" draw:z-index="0">
<draw:image xlink:href="../Images/rfamandarin/2023-05-25T09-45-48-04-00/000000.png" xlink:type="simple" xlink:show="embed" xlink:actuate="onLoad" draw:mime-type="image/png"/>
</draw:frame>
Purple spots are a common butterfly species in Asia. When the purple butterfly disappears, environmental police messages cannot be ignored. <text:a xlink:type="simple" xlink:href="https://www.rfa.org/mandarin/zhuanlan/luseqingbaoyuan/grn-05252023091614.html/@@images/image" text:style-name="Internet_20_link" text:visited-style-name="Visited_20_Internet_20_Link">
</text:a>
(Provided by the monkey subsidiary) <text:a xlink:type="simple" xlink:href="https://www.rfa.org/mandarin/zhuanlan/luseqingbaoyuan/grn-05252023091614.html/@@stream" text:style-name="Internet_20_link" text:visited-style-name="Visited_20_Internet_20_Link">
</text:a>
This year's Oscar's best documentary was selected by the "The Elephantwhisperers" in "The Elephantwhisperers", which made people see the dilemma of the pitch of the Yanshan Village. In recent years, the theme of animal conservation and environmental changes has gradually occupied a place in the Asian film industry. Endangered species such as Tibetan antelopes, white dolphins, Northeast tigers to black -faced spoonbill have become the protagonists under the camera. At the end of May this year, the purple butterfly also jumped on the big screen.</text:p>
      <text:p text:style-name="P4">
However, maybe you wondered, isn't purple spa butterfly a butterfly species that can be visible? Zhan Jialong, an insect expert and an ecological documentary director, once used to it. At the age of 18, he first encountered a Purple Butterfly Valley in Kaohsiung Maolin. Gu, it has been filled with the parking lot. "He realized that the butterfly conflict was quietly staged." At this time, what I saw was the most important butterfly in Taiwan. "</text:p>
      <text:p text:style-name="P4">
<draw:frame draw:style-name="fr1" draw:name="Image71" text:anchor-type="as-char" svg:width="6.9236in" svg:height="4.957298in" draw:z-index="0">
<draw:image xlink:href="../Images/rfamandarin/2023-05-25T09-45-48-04-00/000001.png" xlink:type="simple" xlink:show="embed" xlink:actuate="onLoad" draw:mime-type="image/png"/>
</draw:frame>
Zhan Jialong has long invested in the research of purple spots. The ecological documentary of "Disappearing Purple Die" is being released in Taiwan. (Provided by the monkey subsidiary) <text:a xlink:type="simple" xlink:href="https://www.rfa.org/mandarin/zhuanlan/luseqingbaoyuan/grn-05252023091614.html/2.jpg" text:style-name="Internet_20_link" text:visited-style-name="Visited_20_Internet_20_Link">
</text:a>
<text:span text:style-name="T4">
 From chaser to documentary director </text:span>
</text:p>
      <text:p text:style-name="P4">
Purple spots have begun to fly into his life. For more than 20 years, he chased the butterflies to overwhelm the mountains. The thin and thin figure flew from Taiwan to Hainan Island, Hong Kong, and other purple butterfly habitats. Experts' academic and emotional strokes wrote the ecological biography "Purple Paef Die" for them, and even shot the documentary "Disappearing Purple Die" from the perspective of a butterfly. "After watching this film, you may find that the life of a butterfly is not the same as our life."</text:p>
      <text:p text:style-name="P4">
"If the bee disappears, half of our food will be disappeared." "Disappearing Purple Die" said at the beginning, "So what will happen to the butterfly disappear?" This question mark still stopped in mind. The sound of echoing the valley made the audience move from their ears to their hearts.</text:p>
      <text:p text:style-name="P4">
Taiwan's purple butterfly valley is the world's second largest overwintering butterfly valley, second only to Mexico Emperor Butterfly Valley. "In the past, there were 2 million winter butterfly valley in Taiwan. . "Zhan Jialong slowly opened the box." The status of the purple butterfly is in the flat land and low altitude, that is, the place where humans live in. They have always had many conflicts with humans, so we have to try to understand and protect them. "</text:p>
      <text:p text:style-name="P4">
<draw:frame draw:style-name="fr1" draw:name="Image72" text:anchor-type="as-char" svg:width="6.9236in" svg:height="4.666506in" draw:z-index="0">
<draw:image xlink:href="../Images/rfamandarin/2023-05-25T09-45-48-04-00/000002.png" xlink:type="simple" xlink:show="embed" xlink:actuate="onLoad" draw:mime-type="image/png"/>
</draw:frame>
The Emperor Butterfly Valley of Mexico ranks among the world's natural heritage. (Reuters) [] <text:a xlink:type="simple" xlink:href="https://www.rfa.org/mandarin/zhuanlan/luseqingbaoyuan/grn-05252023091614.html/3.jpeg" text:style-name="Internet_20_link" text:visited-style-name="Visited_20_Internet_20_Link">
</text:a>
Purple spots are the butterflies originally originally originally distributed in Asia, which are mainly distributed in the north and south. "In addition to Taiwan, Guangdong, Hainan Island, Hong Kong, Vietnam, and Thailand also have the phenomenon of purple butterfly. . "He talked about the differences in butterfly valleys in various places." For Hong Kong and Hainan Island, the entire valley will only inhabit one or two trees, but Taiwan is the entire valley and purple butterfly. "</text:p>
      <text:p text:style-name="P4">
Purple butterfly dance, Zhan Jialong described it as "the treasure of God to Taiwan". He explained that because Taiwan is an island and other places is a continental climate. The climate is relatively dry. In Taiwan, it is trapped in the island to migrate on the island. In short, the small of Taiwan Island has made it spectacular.</text:p>
      <text:p text:style-name="P4">
<text:span text:style-name="T4">
 Orange Butterfly Rain and Fantasy Purple Butterfly Valley </text:span>
</text:p>
      <text:p text:style-name="P4">
Compared with the Emperor Better Butterfly forming a large number of scenes of tens of millions of clusters in Mexico's single valley. "When I went to Mexico, the sun came out, butterflies flew up, and the butterflies would stop until the sun. . "Zhan Jialong, for example, in the purple butterfly valley of Mao Forest, Kaohsiung, when he entered the forest, the butterfly was disturbed in 5 minutes. stop."</text:p>
      <text:p text:style-name="P4">
However, the purple butterfly valley in his eyes is more diverse and ever -changing, because the emperor butterfly valley has only one butterfly and one color, "Taiwan's Butterfly Valley has 4 purple butterflies, 6 kinds of blue spots, 2 birch butterfly. As a kind of white spots, and the wings of the purple spots have a structure like triangular prism. From a specific angle, the light of the original dark brown wings will emit purple light. "His eyes lit up, and the words turned around and said again. "The most difficult thing for this movie is to shoot purple butterflies into purple, because the moment of light may only be 0.1 seconds."</text:p>
      <text:p text:style-name="P4">
The director who loved the butterfly became an instantaneous change in capturing the purple spots with ultra -high -speed cameras. Following his lens, he walked into nature. The praying mantis was ambushing for the opportunity to hunt, and the eight -eyed crab spider had an unexpected raid. The parasitic bee fiercely switched from the butterfly body. The scenes made people see the natural diversity and survival laws of nature.</text:p>
      <text:p text:style-name="P4">
<text:span text:style-name="T4">
 Environmental crisis all sides Chu Ge </text:span>
</text:p>
      <text:p text:style-name="P4">
One of the survival challenges encountered in Taiwan is the loss of habitats. "Humans have covered their own homes at flat land and low altitude. For the environmental pressure, climate change is another threat. "Global warming will eventually lead to Taiwan into a tropical country. Purple spots do not need to overwinter, and there is no butterfly road and wintering butterfly valley."</text:p>
      <text:p text:style-name="P4">
<draw:frame draw:style-name="fr1" draw:name="Image73" text:anchor-type="as-char" svg:width="6.9236in" svg:height="3.651117in" draw:z-index="0">
<draw:image xlink:href="../Images/rfamandarin/2023-05-25T09-45-48-04-00/000003.png" xlink:type="simple" xlink:show="embed" xlink:actuate="onLoad" draw:mime-type="image/png"/>
</draw:frame>
Taiwan's purple butterfly faces habitat loss and global warming. (The official Facebook of "Disappearing Purple Paef Die" [] <text:a xlink:type="simple" xlink:href="https://www.rfa.org/mandarin/zhuanlan/luseqingbaoyuan/grn-05252023091614.html/4.jpg" text:style-name="Internet_20_link" text:visited-style-name="Visited_20_Internet_20_Link">
</text:a>
</text:p>
      <text:p text:style-name="P4">
The use of pesticides in modern agriculture also brings survival threats to purple butterfly, and even destroy the entire ecosystem. He reminded that purple spots butterflags will die when they absorb honey. In fact, purple spots and bees will be pollinated like bees. Agricultural production can be combined with the ecology to introduce purple butterflies and be friendly to the environment and at the same time. More than 10 years ago, in order to solve the problem of pesticide poisoning spot butterfly, the Taiwan Purple Poor Butterfly Ecological Conservation Association and the Conscience Foundation jointly promoted farmers to transform friendly farming. Silently guard the purple spots butterfly habitat.</text:p>
      <text:p text:style-name="P4">
Not only pesticides, the Research team of the University of Cantonel also found that the genetically modified crops may be harmful to the emperor's spot butterfly. Zhan Jialong also noticed this research. He explained that genetically modified corn (BTCORN) is to colonize the gene of a bacteria into corn Inside, it is called Su Li bacteria (BT), and the pests will be poisoned when they eat corn to achieve the effect of diseases and insect pests. The experimental results show that the emperor's spots of genetically modified corn pollen, nearly half of the individual death, so genetically transferred genes, so transferred genes to genet Is the crop really safe? Butterflies seem influential.</text:p>
      <text:p text:style-name="P4">
The migration road of Emperor Paei -Butterfly is also in crisis, and "human roadblocks" may lead to their "ghost hit the wall". He takes the fence built by former US President Trump on the border of the United States and Mexico as an example. "The Emperor's Better Butterfly went south to Mexico to overwinter. Some biologists raised doubts. From the principle of effect, butterflies will fly along the wall after encountering the wall, and then turn over after a section, but when they turn over, they may be different hills, and the migration path changes. This is a butterfly. The concept of effect. "</text:p>
      <text:p text:style-name="P4">
<text:span text:style-name="T4">
 Give up the highway for butterflies </text:span>
</text:p>
      <text:p text:style-name="P4">
From the time of spring into the summer, the purple butterflies in Taiwan migrated from the southern wintering area to the north, but the highway blocked the butterfly road, causing the purple butterfly to "get a car accident." Zhan Jialong said that the butterfly migration of purple spots and butterflies came from the south of the Central Mountains, all the way to Bagua Mountain and Daishan, and then entered the plain area. At that time, there were thousands of butterflies recorded in one minute, and even tens of thousands of butterflies were killed through highways. After the car was crushed, the entire ground was bright and slippery. The ground is like a pig was crushed 10,000 times. "</text:p>
      <text:p text:style-name="P4">
<draw:frame draw:style-name="fr1" draw:name="Image74" text:anchor-type="as-char" svg:width="6.9236in" svg:height="4.612849in" draw:z-index="0">
<draw:image xlink:href="../Images/rfamandarin/2023-05-25T09-45-48-04-00/000004.png" xlink:type="simple" xlink:show="embed" xlink:actuate="onLoad" draw:mime-type="image/png"/>
</draw:frame>
The Taiwan Expressway Bureau has set up a protective network on the No. 3 National Highway, and launched a sealing measure at the peak period of the purple butterfly flying over. (Provided by Taiwan Highway Bureau) <text:a xlink:type="simple" xlink:href="https://www.rfa.org/mandarin/zhuanlan/luseqingbaoyuan/grn-05252023091614.html/5.jpg" text:style-name="Internet_20_link" text:visited-style-name="Visited_20_Internet_20_Link">
</text:a>
Later, under the butterfly protection initiative of Zhan Jialong and other scholars and experts, since 2007, the Taiwan Expressway Bureau launched the "National Highway to let the butterfly road" conservation operation. High, when the number of purple spots is more than 250 per minute, immediately close the outer lane, and the butterfly can have more buffer time. These protection measures have also greatly reduced the death rate of purple spots. From 2007, in 2007, it has fallen to less than 3 % in recent years.</text:p>
      <text:p text:style-name="P4">
"This year's record to the maximum of about 1,000 butterflies passed." Zhan Jialong always had this group of aerial elves. He reflected that this butterfly action should be called "the national road", "because human development, high -speed high -speed, high -speed high -speed Highway grabbed the butterfly road, at this time humans should show their own height. "</text:p>
      <text:p text:style-name="P4">
<text:span text:style-name="T4">
 The network of life connected to butterflies </text:span>
</text:p>
      <text:p text:style-name="P4">
In fact, not only the wintering ecology of purple spots butterflies is in the decline mode, there are 5 native purple spots in Taiwan, including Si Zi purple spots, end purple spots, round wings purple spots, small purple spots, and large purple spots. Travel. Zhan Jialong pointed out that the large purple spots have been extinct in the 1960s. It is also the first extinction butterfly in Taiwan. The reason for disappearing is still a mystery, because its herbivores and honey sources still exist. One possible reason is that the habitat is being habitat. Destruction.</text:p>
      <text:p text:style-name="P4">
"There are many butterflies in Taiwan, but they are not extinct, but they are the largest purposes. There is an extinction." He said, "The butterflies living beside us are easily disturbed. I often talk about purple spots. Butterflies are like people, it is easy to hurt family!"</text:p>
      <text:p text:style-name="P4">
<draw:frame draw:style-name="fr1" draw:name="Image75" text:anchor-type="as-char" svg:width="6.9236in" svg:height="7.062072in" draw:z-index="0">
<draw:image xlink:href="../Images/rfamandarin/2023-05-25T09-45-48-04-00/000005.png" xlink:type="simple" xlink:show="embed" xlink:actuate="onLoad" draw:mime-type="image/png"/>
</draw:frame>
Purple spots and humans are the community of destiny. Zhan Jialong reminded that purple spots are like humans, and it is easy to hurt family members. (Provided by the monkey subsidiary) <text:a xlink:type="simple" xlink:href="https://www.rfa.org/mandarin/zhuanlan/luseqingbaoyuan/grn-05252023091614.html/6.jpg" text:style-name="Internet_20_link" text:visited-style-name="Visited_20_Internet_20_Link">
</text:a>
What will happen if the purple spots disappear? "Purple spots have wings. As long as this environment is not good, it will leave, but humans have no wings." Zhan Jialong's tone was full of Zen machine. So where will humans go from? He replied in the documentary: "Everything on the earth has nothing to do, but it is closely affected by each other, like a vast and complex network of life."</text:p>
      <text:p text:style-name="P4">
Writing, production and hosting: Mai Xiaotian Editor: Xu Shuting</text:p>
      <text:p text:style-name="P4">
News Source: <text:a xlink:type="simple" xlink:href="https://www.rfa.org/mandarin/zhuanlan/luseqingbaoyuan/grn-05252023091614.html" text:style-name="Internet_20_link" text:visited-style-name="Visited_20_Internet_20_Link">
https://www.rfa.org/mandarin/zhuanlan/luseqingbaoyuan/grn-05252023091614.html</text:a>
</text:p>
      <!--NEWS-->
      <text:h text:style-name="P10" text:outline-level="1">
<text:span text:style-name="T4">
News: Hua Ziqiang, a senior official in China, will step down</text:span>
</text:h>
      <text:p text:style-name="P4">
Author: 联合早报 (Person)</text:p>
      <text:p text:style-name="P4">
Publisher: 联合早报 (Organization)</text:p>
      <text:p text:style-name="P4">
Published Time: 2023-05-25T09:59</text:p>
      <text:p text:style-name="P4">
Modified Time: 2023-05-25T09:59</text:p>
      <text:p text:style-name="P4">
Description: According to sources, Hua Ziqiang, the person in charge of the "China Affairs Coordination Office" of the US State Department, will step down. Reuters quoted four sources saying that Rick Waters, deputy assistant to the Asia -Pacific Assistant, the US State Department, on Wednesday (May 24) in an employee meeting ...</text:p>
      <text:p text:style-name="P4">
Videos: []</text:p>
      <text:p text:style-name="P4">
Audios: []</text:p>
      <text:p text:style-name="P4">
Images: []</text:p>
      <text:p text:style-name="P4">
Type: NewsArticle</text:p>
      <text:p text:style-name="P4">
Breadcrumbs: ['即时', '国际']</text:p>
      <text:p text:style-name="P4">
Keywords: ['美国', '中国']</text:p>
      <!--METADATA-->
      <text:p text:style-name="P4">
According to sources, Hua Ziqiang, the person in charge of the "China Affairs Coordination Office" of the US State Department, will step down.</text:p>
      <text:p text:style-name="P4">
Reuters quoted four sources saying that Rickwaters, deputy assistant to the Asia -Pacific Assistant, was also announced at a employee meeting on Wednesday (May 24). A source said Hua Ziqiang intends to stay at the State Council.</text:p>
      <text:p text:style-name="P4">
Reuters reported two weeks ago that it is said to be <text:a xlink:type="simple" xlink:href="https://www.zaobao.com.sg/news/world/story20230512-1393919" text:style-name="Internet_20_link" text:visited-style-name="Visited_20_Internet_20_Link">
</text:a>
After crossing the United States in February, the State Council postponed human rights -related sanctions, export controls and other sensitive actions to try to limit the damage to the United States and China relations.</text:p>
      <text:p text:style-name="P4">
Hua Ziqiang is a supporter of the U.S. government in contact with the agenda. Since the launch of the Chinese Affairs Coordination Office in December, he has led this department to strengthen the policy of China. He has served as Deputy Assistant Secretary of State for about two years.</text:p>
      <text:p text:style-name="P4">
The Biden government has recently changed other changes in senior officials in China. US Deputy Secretary of State Sherman announced his retirement on May 12; she promoted most of the US State Department's approach to China.</text:p>
      <text:p text:style-name="P4">
A former senior Chinese affairs official in Biden's National Security Council Rosenberg stepped down earlier this year as the person in charge of the non -profit institution managed by the US government. This agency is responsible for managing non -official relations between the United States and Taiwan.</text:p>
      <text:p text:style-name="P4">
News Source: <text:a xlink:type="simple" xlink:href="https://www.zaobao.com.sg/realtime/world/story20230525-1397951" text:style-name="Internet_20_link" text:visited-style-name="Visited_20_Internet_20_Link">
https://www.zaobao.com.sg/realtime/world/story20230525-1397951</text:a>
</text:p>
      <!--NEWS-->
      <text:h text:style-name="P10" text:outline-level="1">
<text:span text:style-name="T4">
South Korea Space Rocket World will test at the 3rd time on the evening of the 25th</text:span>
</text:h>
      <text:p text:style-name="P4">
Publisher: 法新社</text:p>
      <text:p text:style-name="P4">
Published Time: 2023-05-25T1:32:08+00:00</text:p>
      <text:p text:style-name="P4">
Modified Time: 2023-05-25T11:20:02+00:00</text:p>
      <text:p text:style-name="P4">
Description: (Agence France-Presse, Seoul, 25th) South Korea ’s self-made Lange Rocket World (NURI, KSLV-II) was originally scheduled to conduct the third test yesterday evening, but it was temporarily canceled due to technical problems. The Ministry of Science and Technology Information and Communication of Korea said that it is expected to conduct the third test at 6:24 this evening.</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6" text:anchor-type="as-char" svg:width="6.9236in" svg:height="3.617581in" draw:z-index="0">
<draw:image xlink:href="../Images/rficn/2023-05-25T1-32-08-00-00/000000.png" xlink:type="simple" xlink:show="embed" xlink:actuate="onLoad" draw:mime-type="image/png"/>
</draw:frame>
According to Korean officials, the problem encountered by the World yesterday was resolved this morning, and the World is currently being able to test.</text:p>
      <text:p text:style-name="P4">
Wu Taixi, deputy minister of the Ministry of Science and Technology Information and Communication, said: "The Ministry of Science and Technology Information and Communications finally decided to continue to perform the launch operation procedure, with the goal of (local time) and launched a short launch at 6:24 this evening."</text:p>
      <text:p text:style-name="P4">
The three rockets with a length of more than 47 meters and a weight of about 200 metric tons will be launched from the Naro Space Center in the southern coastal areas of South Korea.</text:p>
      <text:p text:style-name="P4">
The Ministry of Science and Technology Information Communications pointed out that the top of the world will be equipped with 8 working satellites, including a "commercial -grade satellite".</text:p>
      <text:p text:style-name="P4">
The person in charge of the Korean Aeronautical Universe Research Institute (KARI) World Rocket Program told reporters earlier: "The purpose of the third test is to send the domestic satellites that shoulder observation tasks into the target track."</text:p>
      <text:p text:style-name="P4">
The World is the first carrier rocket developed by South Korea for the first time. It has conducted two tests in 2021 and 2012. The first test shooting failed due to the loosening of fixed devices and deformation of the pipeline. Simulation experimental satellites are sent to the track.</text:p>
      <text:p text:style-name="P4">
News Source: <text:a xlink:type="simple" xlink:href="https://www.rfi.fr/cn/%E5%9B%BD%E9%99%85%E6%8A%A5%E9%81%93/20230525-%E9%9F%A9%E5%9B%BD%E5%A4%AA%E7%A9%BA%E7%81%AB%E7%AE%AD%E4%B8%96%E7%95%8C%E5%8F%B7-%E5%B0%86%E4%BA%8E25%E6%97%A5%E5%82%8D%E6%99%9A%E7%AC%AC3%E5%BA%A6%E8%AF%95%E5%B0%84" text:style-name="Internet_20_link" text:visited-style-name="Visited_20_Internet_20_Link">
https://www.rfi.fr/cn/%E5%9B%BD%E9%99%85%E6%8A%A5%E9%81%93/20230525-%E9%9F%A9%E5%9B%BD%E5%A4%AA%E7%A9%BA%E7%81%AB%E7%AE%AD%E4%B8%96%E7%95%8C%E5%8F%B7-%E5%B0%86%E4%BA%8E25%E6%97%A5%E5%82%8D%E6%99%9A%E7%AC%AC3%E5%BA%A6%E8%AF%95%E5%B0%84</text:a>
</text:p>
      <!--NEWS-->
      <text:h text:style-name="P10" text:outline-level="1">
<text:span text:style-name="T4">
Sydney city center building fire dispatched more than 100 defenders</text:span>
</text:h>
      <text:p text:style-name="P4">
Publisher: 法新社</text:p>
      <text:p text:style-name="P4">
Published Time: 2023-05-25T10:02:07+00:00</text:p>
      <text:p text:style-name="P4">
Modified Time: 2023-05-25T09:50:01+00:00</text:p>
      <text:p text:style-name="P4">
Description: (Agence France -Presse, Sydney, 25th) A 7 -storey building in the center of Sydney City, Australia, a fire in today's fire. The scene was full of flames, the smoke was dense, and more than 100 firefighters and 20 fire trucks were dispatch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7" text:anchor-type="as-char" svg:width="6.9236in" svg:height="3.617581in" draw:z-index="0">
<draw:image xlink:href="../Images/rficn/2023-05-25T10-02-07-00-00/000000.png" xlink:type="simple" xlink:show="embed" xlink:actuate="onLoad" draw:mime-type="image/png"/>
</draw:frame>
In the statement, the New South Wales Fire Bureau said: "The building began to collapse, and the fire gradually spread to the nearby buildings, including residential apartments."</text:p>
      <text:p text:style-name="P4">
Emergency rescue units said that more than 100 firefighters have been dispatched, and 20 fire trucks have been dispatched, and Randle Street, near Sydney Central Station, "work hard to control and extinguish the fire."</text:p>
      <text:p text:style-name="P4">
They said at least one car nearby was affected by fire.</text:p>
      <text:p text:style-name="P4">
The fire unit said that the fire extinguishing operation was still ongoing, calling on the public to avoid going to the place.</text:p>
      <text:p text:style-name="P4">
The image circulating on the community website shows that the flames are as tall as the building and go straight to the sky.</text:p>
      <text:p text:style-name="P4">
News Source: <text:a xlink:type="simple" xlink:href="https://www.rfi.fr/cn/%E5%9B%BD%E9%99%85%E6%8A%A5%E9%81%93/20230525-%E9%9B%AA%E6%A2%A8%E5%B8%82%E4%B8%AD%E5%BF%83%E5%A4%A7%E6%A5%BC%E8%B5%B7%E7%81%AB-%E5%87%BA%E5%8A%A8%E9%80%BE%E7%99%BE%E6%B6%88%E9%98%B2%E5%91%98" text:style-name="Internet_20_link" text:visited-style-name="Visited_20_Internet_20_Link">
https://www.rfi.fr/cn/%E5%9B%BD%E9%99%85%E6%8A%A5%E9%81%93/20230525-%E9%9B%AA%E6%A2%A8%E5%B8%82%E4%B8%AD%E5%BF%83%E5%A4%A7%E6%A5%BC%E8%B5%B7%E7%81%AB-%E5%87%BA%E5%8A%A8%E9%80%BE%E7%99%BE%E6%B6%88%E9%98%B2%E5%91%98</text:a>
</text:p>
      <!--NEWS-->
      <text:h text:style-name="P10" text:outline-level="1">
<text:span text:style-name="T4">
South Korea ’s head: consider providing ammunition to Ukraine depending on the situation</text:span>
</text:h>
      <text:p text:style-name="P4">
Author: 联合早报 (Person)</text:p>
      <text:p text:style-name="P4">
Publisher: 联合早报 (Organization)</text:p>
      <text:p text:style-name="P4">
Published Time: 2023-05-25T10:19</text:p>
      <text:p text:style-name="P4">
Modified Time: 2023-05-25T10:22</text:p>
      <text:p text:style-name="P4">
Description: Zhao Taiyong, the head of the Security Office of the South Korean National Security Office, said that it will discuss whether the ammunition required to fight against Russia in the future. Yonhap News Agency reported that Zhao Taiyong attended the Parliament Operation Commission on Wednesday (May 24) and was asked by Kim Bingzhou, a member of the common democratic party, asked if he would ask Ukram ...</text:p>
      <text:p text:style-name="P4">
Videos: []</text:p>
      <text:p text:style-name="P4">
Audios: []</text:p>
      <text:p text:style-name="P4">
Images: []</text:p>
      <text:p text:style-name="P4">
Type: NewsArticle</text:p>
      <text:p text:style-name="P4">
Breadcrumbs: ['即时', '国际']</text:p>
      <text:p text:style-name="P4">
Keywords: ['韩国', '乌克兰']</text:p>
      <!--METADATA-->
      <text:p text:style-name="P4">
Zhao Taiyong, the head of the Security Office of the South Korean National Security Office, said that it will discuss whether the ammunition required to fight against Russia in the future.</text:p>
      <text:p text:style-name="P4">
The Yonhap News Agency reported that Zhao Taiyong attended the Congress Operation Committee on Wednesday (May 24) and asked the above -mentioned response when he was asked if he would support Ukraine when he was supported by Ukraine.</text:p>
      <text:p text:style-name="P4">
Zhao Taiyong said that South Korea has always provided humanity and financial assistance to Ukraine, but because Ukraine suffers illegal aggression, the Korean authorities will be considered according to future warfare and take care of other situations. This is regarded as an open position on ammunition assistance. However, Zhao Taiyong said that it will not provide ammunition directly to Wu or indirect support through Poland.</text:p>
      <text:p text:style-name="P4">
Some members asked questions, and it is understood that 500,000 ammunition was transported to Ukraine, of which 100,000 were delivered, 70,000 were transferred in Poland, and 330,000 were shipped to Europe, and whether the 330,000 hair was delivered. Zhao Taiyong replied that this is inconsistent with the facts. Except for Fengshan Group to produce shells according to the contract, the rest are in a state of negotiation in South Korea and the United States. The Korean side did not directly provide ammunition to Ukraine.</text:p>
      <text:p text:style-name="P4">
When asked if he supported Ukraine through the United States and Poland, Zhao Taiyong replied that he did not provide military aid through Poland. Regarding the media reported that "the US government obtained 500,000 shells of the Korean army in the form of lease", Zhao Taiyong said that this is the content of negotiation between South Korea and the United States and cannot be admitted.</text:p>
      <text:p text:style-name="P4">
News Source: <text:a xlink:type="simple" xlink:href="https://www.zaobao.com.sg/realtime/world/story20230525-1397954" text:style-name="Internet_20_link" text:visited-style-name="Visited_20_Internet_20_Link">
https://www.zaobao.com.sg/realtime/world/story20230525-1397954</text:a>
</text:p>
      <!--NEWS-->
      <text:h text:style-name="P10" text:outline-level="1">
<text:span text:style-name="T4">
Cathay Pacific Incident: The wave of "Chongyang Mei" on the China Network is high</text:span>
</text:h>
      <text:p text:style-name="P4">
Author: None (Language: zh)</text:p>
      <text:p text:style-name="P4">
Publisher: None</text:p>
      <text:p text:style-name="P4">
Time: 2023-05-25T10:32:00Z</text:p>
      <text:p text:style-name="P4">
Description: After Cathay Pacific fired a flight attendant suspected of discrimination, Cathay Pacific Communist Union stated that the company needs to solve the problem of employees and resource shortages and increase salary to vibrate. As the Cathay Pacific incident continued to ferment, there was a wave of opposition to Chongyang Mei on the Chinese network, and the "BMW Bingbing Incident" was once again mentioned.</text:p>
      <text:p text:style-name="P4">
Videos: []</text:p>
      <text:p text:style-name="P4">
Images: ["<text:a xlink:type="simple" xlink:href="https://static.dw.com/image/36989341_303.jpg" text:style-name="Internet_20_link" text:visited-style-name="Visited_20_Internet_20_Link">
36989341_303.jpg</text:a>
", "<text:a xlink:type="simple" xlink:href="https://static.dw.com/image/50774537_303.jpg" text:style-name="Internet_20_link" text:visited-style-name="Visited_20_Internet_20_Link">
50774537_303.jpg</text:a>
", "<text:a xlink:type="simple" xlink:href="https://static.dw.com/image/50765585_303.jpg" text:style-name="Internet_20_link" text:visited-style-name="Visited_20_Internet_20_Link">
50765585_303.jpg</text:a>
", "<text:a xlink:type="simple" xlink:href="https://static.dw.com/image/17260349_303.jpg" text:style-name="Internet_20_link" text:visited-style-name="Visited_20_Internet_20_Link">
17260349_303.jpg</text:a>
", "<text:a xlink:type="simple" xlink:href="https://static.dw.com/image/46734762_303.jpg" text:style-name="Internet_20_link" text:visited-style-name="Visited_20_Internet_20_Link">
46734762_303.jpg</text:a>
", "<text:a xlink:type="simple" xlink:href="https://static.dw.com/image/4693411_303.jpg" text:style-name="Internet_20_link" text:visited-style-name="Visited_20_Internet_20_Link">
4693411_303.jpg</text:a>
", "<text:a xlink:type="simple" xlink:href="https://static.dw.com/image/37821691_303.jpg" text:style-name="Internet_20_link" text:visited-style-name="Visited_20_Internet_20_Link">
37821691_303.jpg</text:a>
", "<text:a xlink:type="simple" xlink:href="https://static.dw.com/image/45100311_303.jpg" text:style-name="Internet_20_link" text:visited-style-name="Visited_20_Internet_20_Link">
45100311_303.jpg</text:a>
", "<text:a xlink:type="simple" xlink:href="https://static.dw.com/image/46395104_303.jpg" text:style-name="Internet_20_link" text:visited-style-name="Visited_20_Internet_20_Link">
46395104_303.jpg</text:a>
", "<text:a xlink:type="simple" xlink:href="https://static.dw.com/image/56998432_303.jpg" text:style-name="Internet_20_link" text:visited-style-name="Visited_20_Internet_20_Link">
56998432_303.jpg</text:a>
", "<text:a xlink:type="simple" xlink:href="https://static.dw.com/image/56983714_303.jpg" text:style-name="Internet_20_link" text:visited-style-name="Visited_20_Internet_20_Link">
56983714_303.jpg</text:a>
"]</text:p>
      <text:p text:style-name="P4">
Subject: 时政风云</text:p>
      <text:p text:style-name="P4">
Subjects: ['同性恋']</text:p>
      <text:p text:style-name="P4">
Keywords: ['国泰航空', '空服员', '歧视', '宝马冰激淋', '崇洋媚外']</text:p>
      <text:p text:style-name="P4">
Id: 65732354</text:p>
      <!--METADATA-->
      <text:p text:style-name="P4">
<text:a xlink:type="simple" xlink:href="https://www.dw.com/zh/overlay/image/article/65732354/36989341" text:style-name="Internet_20_link" text:visited-style-name="Visited_20_Internet_20_Link">
 <draw:frame draw:style-name="fr1" draw:name="Image78" text:anchor-type="as-char" svg:width="6.9236in" svg:height="3.896998in" draw:z-index="0">
<draw:image xlink:href="../Images/dwzh/2023-05-25T10-32-00Z/36989341_303.jpg" xlink:type="simple" xlink:show="embed" xlink:actuate="onLoad" draw:mime-type="image/jpeg"/>
</draw:frame>
</text:a>
(Voice of Germany Chinese website) On Monday (May 22), a netizen posted the news online, [] <text:a xlink:type="simple" xlink:href="https://www.dw.com/zh/zh/國泰航空遭指歧視中國客-官媒重拳整頓/a-65715856" text:style-name="Internet_20_link" text:visited-style-name="Visited_20_Internet_20_Link">
</text:a>
, I heard that the empty service staff laughed at the passengers in private and could not speak in English. He described the "blanket" as a "carpet", and said that "if you can't speak the blanket in English, you can't get it." The incident quickly appeared on the hot search on Chinese social media, which caused violent criticism of Chinese government officials and Hong Kong government officials, including the Hong Kong Chief Executive Li Jiachao.</text:p>
      <text:p text:style-name="P4">
According to Reuters, Cathay Pacific issued a statement late on Wednesday, urging Cathay Pacific to fundamentally solve the problem and rebuild a reasonable and safe working environment to boost employee morale. The statement expressed his deepest regret on the "recent unpleasant incident", and said that Cathay ’s air passengers have always respected and treated all passengers from different countries.</text:p>
      <text:p text:style-name="P4">
The union stated that after the new crown epidemic, with the recovery of flights, the number of passengers increased, but the aviation staff on the front line was facing a shortage of manpower and material resources, and the workload increased significantly but the salary was low. "The company ignored these problems, which led to the extremely low morale of employees, and the complaints on the cabin service also increased."</text:p>
      <text:p text:style-name="P4">
Hong Kong's "Ming Pao" reported that according to the internal email issued by the Cathay Pacific Skyworth Service Workers' Union obtained by the newspaper, the trade union was "distressed to face many unrealistic allegations and online rumors." The email also mentioned that, according to the "cabin service guidelines", if the flight attendant was filmed and videos by passengers without the consent, it can propose to delete the relevant content to the passengers. Take a "zero tolerance" attitude towards non -conservation passengers. The report quoted the trade union that "this expectation Cathay Pacific will support employees to protect themselves and provide relevant guidelines, and it is a pity that it will eventually get sad news."</text:p>
      <text:h text:style-name="P12" text:outline-level="3">
<text:span text:style-name="T4">
Cathay: Trade union does not represent Cathay Pacific position</text:span>
</text:h>
      <text:p text:style-name="P4">
In response, Cathay Pacific issued a statement on the official Weibo on Thursday that "the 'Air Workers' Association' is an independent union and never represents Cathay." The statement also wrote that Cathay Pacific "does not accept, support or agree with the union's position on the matter."</text:p>
      <text:p text:style-name="P4">
Mandyng, director of Cathay Pacific Services, also emphasized in the statement: "We will continue to communicate directly with colleagues in the cabin waiter, including various ways such as online and face -to -face. We will continue to listen to their feedback and actively respond. "</text:p>
      <text:p text:style-name="P4">
But many Chinese netizens do not buy Cathay Pacific's response. There is a message under the relevant Weibo: "Still, you don't like the mainlanders, don't fly to the mainland route, there is no need to force yourself!"; It is support for not opposing treatment. "</text:p>
      <text:p text:style-name="P4">
Since the outbreak of the incident, Cathay Pacific has apologized many times. The chief executive of the administrative Lin Shaobo said that the company will "adhere to the attitude of" zero tolerance "against the company's rules and regulations and moral standards.</text:p>
      <text:p text:style-name="P4">
*<draw:frame draw:style-name="fr1" draw:name="Image79" text:anchor-type="as-char" svg:width="6.9236in" svg:height="3.896998in" draw:z-index="0">
<draw:image xlink:href="../Images/dwzh/2023-05-25T10-32-00Z/50774537_303.jpg" xlink:type="simple" xlink:show="embed" xlink:actuate="onLoad" draw:mime-type="image/jpeg"/>
</draw:frame>
#</text:p>
      <text:h text:style-name="P13" text:outline-level="4">
<text:span text:style-name="T4">
international brand that "hurt the Chinese people's feelings" these years</text:span>
</text:h>
      <text:h text:style-name="P12" text:outline-level="3">
<text:span text:style-name="T4">
NBA facing the risk of expelling risks due to Twitter involved in Hong Kong</text:span>
</text:h>
      <text:p text:style-name="P4">
The Houston Rockets manager sent a Twitter that supports Hong Kong demonstrators. Although it was soon deleted, it still caused a stir. China first suspended cooperation with the Rockets, Xiao Hua, president of NBA(Adam Silver)After supporting the freedom of speech of the Rockets manager, Chinese officials, enterprises, and people have set off a tide of comprehensively resisting the NBA. The NBA has been working in the Chinese market for decades, facing the huge risk of clearing zero overnight.</text:p>
      <text:p text:style-name="P4">
*<draw:frame draw:style-name="fr1" draw:name="Image80" text:anchor-type="as-char" svg:width="6.9236in" svg:height="3.896998in" draw:z-index="0">
<draw:image xlink:href="../Images/dwzh/2023-05-25T10-32-00Z/50765585_303.jpg" xlink:type="simple" xlink:show="embed" xlink:actuate="onLoad" draw:mime-type="image/jpeg"/>
</draw:frame>
#</text:p>
      <text:h text:style-name="P13" text:outline-level="4">
<text:span text:style-name="T4">
international brand that "hurt the Chinese people's feelings" these years</text:span>
</text:h>
      <text:h text:style-name="P12" text:outline-level="3">
<text:span text:style-name="T4">
Apple, which was severely criticized by a map</text:span>
</text:h>
      <text:p text:style-name="P4">
A map application that can display the operation of the Hong Kong police in real time has triggered huge controversy. HKMAP.live was first removed by the Apple App Store that the application was possible to use illegal acts that hinder police operations. Later, under the pressure of public opinion, it was re -launched, but was under pressure from China. Chinese official media have severely approved the development of developers for "navigation for thugs" and apple apple "escort the thugs". On October 10, Apple again removed this application again on the grounds that it would pose a threat to Hong Kong residents.</text:p>
      <text:p text:style-name="P4">
*<draw:frame draw:style-name="fr1" draw:name="Image81" text:anchor-type="as-char" svg:width="6.9236in" svg:height="3.896998in" draw:z-index="0">
<draw:image xlink:href="../Images/dwzh/2023-05-25T10-32-00Z/17260349_303.jpg" xlink:type="simple" xlink:show="embed" xlink:actuate="onLoad" draw:mime-type="image/jpeg"/>
</draw:frame>
#</text:p>
      <text:h text:style-name="P13" text:outline-level="4">
<text:span text:style-name="T4">
international brand that "hurt the Chinese people's feelings" these years</text:span>
</text:h>
      <text:h text:style-name="P12" text:outline-level="3">
<text:span text:style-name="T4">
Cathay Pacific Airlines, which suffered a "earthquake" due to the demonstration of Hong Kong</text:span>
</text:h>
      <text:p text:style-name="P4">
After the start of Hong Kong's "anti -repair campaign", some employees of Cathay Pacific Airlines actively participated, so they were under tremendous pressure from Beijing. The Civil Aviation Administration of China requires that Cathay Pacific must not arrange for any flight attendants who participated in the "illegal action" to enter the mainland flight -this is equivalent to most Cathay Pacific flights. Subsequently, many Cathay Pacific employees who participated in the demonstration were well -known, and Cathay Pacific's senior management also conducted a "big blood change".</text:p>
      <text:p text:style-name="P4">
*<draw:frame draw:style-name="fr1" draw:name="Image82" text:anchor-type="as-char" svg:width="6.9236in" svg:height="3.896998in" draw:z-index="0">
<draw:image xlink:href="../Images/dwzh/2023-05-25T10-32-00Z/46734762_303.jpg" xlink:type="simple" xlink:show="embed" xlink:actuate="onLoad" draw:mime-type="image/jpeg"/>
</draw:frame>
#</text:p>
      <text:h text:style-name="P13" text:outline-level="4">
<text:span text:style-name="T4">
international brand that "hurt the Chinese people's feelings" these years</text:span>
</text:h>
      <text:h text:style-name="P12" text:outline-level="3">
<text:span text:style-name="T4">
Canadian Goose, which was implicated due to Huawei "Princess"</text:span>
</text:h>
      <text:p text:style-name="P4">
The Chinese government was dissatisfied with Canada's arrest of Huawei Finance Director Meng Wanzhou in Vancouver, using various diplomacy and economic means to pressure Canada, asking the Canadian government to let people go. Canadian goose of Canadian down jacket(CanadaGoose)Therefore, it is implicated and resisted by the Chinese people, and the stock price fell 1.25%. Chinese official media also quoted scholars' claims to warn that if the Canadian country does not release Meng Wanzhou, other high -end brands in the country may also be locked.</text:p>
      <text:p text:style-name="P4">
*<draw:frame draw:style-name="fr1" draw:name="Image83" text:anchor-type="as-char" svg:width="6.9236in" svg:height="3.896998in" draw:z-index="0">
<draw:image xlink:href="../Images/dwzh/2023-05-25T10-32-00Z/4693411_303.jpg" xlink:type="simple" xlink:show="embed" xlink:actuate="onLoad" draw:mime-type="image/jpeg"/>
</draw:frame>
#</text:p>
      <text:h text:style-name="P13" text:outline-level="4">
<text:span text:style-name="T4">
international brand that "hurt the Chinese people's feelings" these years</text:span>
</text:h>
      <text:h text:style-name="P12" text:outline-level="3">
<text:span text:style-name="T4">
Norwegian salmon that has been resisted for the Nobel Prize</text:span>
</text:h>
      <text:p text:style-name="P4">
After Norwegian awarded the 2010 Nobel Peace Prize to Chinese dissident Liu Xiaobo, Norwegian salmon, which had exported to China, began to be resisted by China. At that time, the Chinese Food Safety Management Department introduced the quality inspection mechanism to delay the time to check the time for Norwegian imports, which led to the deterioration of fish and the number of fresh fish exported to China by 70%within a few months.</text:p>
      <text:p text:style-name="P4">
*<draw:frame draw:style-name="fr1" draw:name="Image84" text:anchor-type="as-char" svg:width="6.9236in" svg:height="3.896998in" draw:z-index="0">
<draw:image xlink:href="../Images/dwzh/2023-05-25T10-32-00Z/37821691_303.jpg" xlink:type="simple" xlink:show="embed" xlink:actuate="onLoad" draw:mime-type="image/jpeg"/>
</draw:frame>
#</text:p>
      <text:h text:style-name="P13" text:outline-level="4">
<text:span text:style-name="T4">
international brand that "hurt the Chinese people's feelings" these years</text:span>
</text:h>
      <text:h text:style-name="P12" text:outline-level="3">
<text:span text:style-name="T4">
Lotte that suffered from "Sad"</text:span>
</text:h>
      <ul>
        <li>
<draw:frame draw:style-name="fr1" draw:name="Image85" text:anchor-type="as-char" svg:width="6.9236in" svg:height="3.896998in" draw:z-index="0">
<draw:image xlink:href="../Images/dwzh/2023-05-25T10-32-00Z/45100311_303.jpg" xlink:type="simple" xlink:show="embed" xlink:actuate="onLoad" draw:mime-type="image/jpeg"/>
</draw:frame>
#</li>
      </ul>
      <text:h text:style-name="P13" text:outline-level="4">
<text:span text:style-name="T4">
international brand that "hurt the Chinese people's feelings" these years</text:span>
</text:h>
      <text:h text:style-name="P12" text:outline-level="3">
<text:span text:style-name="T4">
85 degrees c due to Cai Yingwen's transit</text:span>
</text:h>
      <text:p text:style-name="P4">
The Taiwan Chain Coffee Store Industry 85 degrees C was criticized by the Chinese media because of the passing of coffee in Los Angeles in August 2018 when Taiwan President Tsai Ing -wen passed through Los Angeles and called on Chinese netizens to resist the company. Even if 85 degrees C immediately emphasized the support of the "1992 Consensus", its Chinese stock price still fell by 3%and was removed from the shelves by multiple Chinese online takeaway platforms.</text:p>
      <text:p text:style-name="P4">
*<draw:frame draw:style-name="fr1" draw:name="Image86" text:anchor-type="as-char" svg:width="6.9236in" svg:height="3.896998in" draw:z-index="0">
<draw:image xlink:href="../Images/dwzh/2023-05-25T10-32-00Z/46395104_303.jpg" xlink:type="simple" xlink:show="embed" xlink:actuate="onLoad" draw:mime-type="image/jpeg"/>
</draw:frame>
#</text:p>
      <text:h text:style-name="P13" text:outline-level="4">
<text:span text:style-name="T4">
international brand that "hurt the Chinese people's feelings" these years</text:span>
</text:h>
      <text:h text:style-name="P12" text:outline-level="3">
<text:span text:style-name="T4">
Dujiabane, who was resisted due to racial discrimination disputes</text:span>
</text:h>
      <text:p text:style-name="P4">
Italian fashion brand Dolce Banner(Dolce &amp; Gabbana)The three -episode "chopsticks to eat" film in China demonstrates how to eat Italian food with chopsticks. However, after the film was launched, it was questioned by Chinese netizens to be suspected of racial discrimination. Du Jiabana first apologized on the official Weibo, but the designer Stepheno Jiabanner later quarreled with netizens with personal information. After the news spread, many Chinese stars have stated that they refused to attend the brand's annual show, and the Ministry of Culture and Tourism of China subsequently issued a notice to cancel the event.</text:p>
      <text:p text:style-name="P4">
*<draw:frame draw:style-name="fr1" draw:name="Image87" text:anchor-type="as-char" svg:width="6.9236in" svg:height="3.896998in" draw:z-index="0">
<draw:image xlink:href="../Images/dwzh/2023-05-25T10-32-00Z/56998432_303.jpg" xlink:type="simple" xlink:show="embed" xlink:actuate="onLoad" draw:mime-type="image/jpeg"/>
</draw:frame>
#</text:p>
      <text:h text:style-name="P13" text:outline-level="4">
<text:span text:style-name="T4">
international brand that "hurt the Chinese people's feelings" these years</text:span>
</text:h>
      <text:h text:style-name="P12" text:outline-level="3">
<text:span text:style-name="T4">
is resisted in China because far away from Xinjiang supply chain H &amp; M</text:span>
</text:h>
      <text:p text:style-name="P4">
In a statement issued by the Swedish clothing brand H &amp; M last fall, "the Xinjiang ethnic minorities reported deep concerns about the civic social groups and the media reported deep concern." The statement stated that the company "does not cooperate with any clothing manufacturing plant in Xinjiang, nor does it purchase products or raw materials from the region." In March 2021, the statement was extensively reposted by Chinese netizens in social media, and it also set off a storm that resisted H &amp; M products in turn. On March 25, the H &amp; M brand was removed by multiple e -commerce platforms in China. There are also some protesters who went to H &amp; M to express their protests in front of the physical stores in many places in China.</text:p>
      <text:p text:style-name="P4">
*<draw:frame draw:style-name="fr1" draw:name="Image88" text:anchor-type="as-char" svg:width="6.9236in" svg:height="3.896998in" draw:z-index="0">
<draw:image xlink:href="../Images/dwzh/2023-05-25T10-32-00Z/56983714_303.jpg" xlink:type="simple" xlink:show="embed" xlink:actuate="onLoad" draw:mime-type="image/jpeg"/>
</draw:frame>
#</text:p>
      <text:h text:style-name="P13" text:outline-level="4">
<text:span text:style-name="T4">
international brand that "hurt the Chinese people's feelings" these years</text:span>
</text:h>
      <text:h text:style-name="P12" text:outline-level="3">
<text:span text:style-name="T4">
Due to resisting Xinjiang cotton's series of clothing brands, they were resisted</text:span>
</text:h>
      <text:p text:style-name="P4">
In addition to H &amp; M, a series of internationally renowned clothing brands have issued similar statements to Xinjiang cotton in 2020. These brands have been announced by Chinese netizens on social media, including Adidas, Nike, CK, Uniqlo, PUMA, Burberry, have also begun to resist. The image spokespersons of these brands in China have also expressed termination of cooperation. After the incident, the stock price of Adidas and Nike fell to a certain extent.</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Chinese Social Media is now anti -"Chongyang Mei Wai" sound waves</text:span>
</text:h>
      <text:p text:style-name="P4">
Nevertheless, Cathay Pacific incident continues to ferment on Chinese social media. A netizen published a tweet: "In fact, I think Cathay Pacific is not a non -English passenger, but a mainlander who does not speak English." Some netizens said that the focus of Cathay Pacific Incident was "employees' discrimination" and "Chinese people's own discrimination against the Chinese are everywhere." Some people have severely criticized "Chongyang Mei, shame and sad", and threatened to resist Cathay Pacific.</text:p>
      <text:p text:style-name="P4">
However, some netizens believe that this matter is not "discrimination", but "unprofessional, lack of professional ethics"; "this has a lot to do with company culture, if a company that emphasizes equal culture everywhere will not have this behavior" Essence Another group of opinions believes that "Actually, there is no need to go online, and many industry service attitudes are poor."</text:p>
      <text:p text:style-name="P4">
The news of Shanghai "News Morning News" and upstream news came out of Cathay Pacific's news in 2017 that they refused to use Chinese famous brands in 2017, which once again aroused heated discussion among netizens. Some people think of the "BMW Bingbing Incident" of the Shanghai Auto Show. A netizen commented on Weibo that the Cathay Pacific Incident "is actually essential and <text:a xlink:type="simple" xlink:href="https://www.dw.com/zh/zh/宝马mini上海车展落入冰淇淋门惨遭翻车/a-65387740" text:style-name="Internet_20_link" text:visited-style-name="Visited_20_Internet_20_Link">
</text:a>
In the same way, the dislike of Chinese people's unrealistic treatment of foreign people is increasing, and national emotions will further rise and intensify. "</text:p>
      <text:p text:style-name="P4">
In April of this year, some netizens broke the news that the staff of the BMW MINI booth at the Shanghai Auto Show suspected to treat Chinese and foreign visitors when they distributed free ice excitement, and only sent ice cream to foreigners. After the incident was exposed on Sina Weibo, a large number of netizens expressed anger and dissatisfaction.</text:p>
      <text:p text:style-name="P4">
(Comprehensive report)</text:p>
      <text:p text:style-name="P4">
_ © 2023 Voice of Germany Copyright Statement: All the contents of this article are protected by copyright law. If there is no German voice, it is particularly authorized and shall not be used without authorization. Any improper behavior will lead to recovery and be criminally investigated. _ _ _ 吧 _</text:p>
      <text:p text:style-name="P4">
News Source: <text:a xlink:type="simple" xlink:href="https://www.dw.com/zh/国泰事件：中国网络反-崇洋媚外-浪潮高涨/a-65732354" text:style-name="Internet_20_link" text:visited-style-name="Visited_20_Internet_20_Link">
https://www.dw.com/zh/国泰事件：中国网络反-崇洋媚外-浪潮高涨/a-65732354?maca=chi-rss-chi-all-1127-rdf</text:a>
</text:p>
      <!--NEWS-->
      <text:h text:style-name="P10" text:outline-level="1">
<text:span text:style-name="T4">
Western intelligence: Chinese hackers are peeping at key infrastructure in the United States</text:span>
</text:h>
      <text:p text:style-name="P4">
Author: 联合早报 (Person)</text:p>
      <text:p text:style-name="P4">
Publisher: 联合早报 (Organization)</text:p>
      <text:p text:style-name="P4">
Published Time: 2023-05-25T10:52</text:p>
      <text:p text:style-name="P4">
Modified Time: 2023-05-25T15:47</text:p>
      <text:p text:style-name="P4">
Description: Western intelligence agencies and Microsoft companies said that a state -funded Chinese hacker organization has been peeping at key American infrastructure, across the field of telecommunications and transportation hubs. Reuters reports that Microsoft said in a report on Wednesday (May 24) that these spy activities are still targeted at ...</text:p>
      <text:p text:style-name="P4">
Videos: []</text:p>
      <text:p text:style-name="P4">
Audios: []</text:p>
      <text:p text:style-name="P4">
Images: []</text:p>
      <text:p text:style-name="P4">
Type: NewsArticle</text:p>
      <text:p text:style-name="P4">
Breadcrumbs: ['即时', '国际']</text:p>
      <text:p text:style-name="P4">
Keywords: ['黑客', '美国', '中国', '微软']</text:p>
      <!--METADATA-->
      <text:p text:style-name="P4">
Western intelligence agencies and Microsoft companies said that a state -funded [] <text:a xlink:type="simple" xlink:href="https://www.zaobao.com.sg/realtime/china/story20220505-1269542" text:style-name="Internet_20_link" text:visited-style-name="Visited_20_Internet_20_Link">
</text:a>
Organization has been peeking at key infrastructure in the United States, across the field of telecommunications and transportation hubs.</text:p>
      <text:p text:style-name="P4">
Reuters reports that Microsoft said in a report on Wednesday (May 24) that these spy activities are also aimed at the US island Territory Guam, where there is a strategic American military base, and added that "reducing this attack is challenging challenges. sex".</text:p>
      <text:p text:style-name="P4">
Although China and the United States often monitor each other, analysts say that this is the largest [] that this is known in China ’s key infrastructure for the United States.(https://www.zaobao.com.sg/realtime/world/story20230510-1393099)one.</text:p>
      <text:p text:style-name="P4">
It is unclear how many organizations are affected, but the National Security Agency (NSA) said it is cooperating with partners including Canada, New Zealand, Australia and Britain, as well as the US Federal Investigation Agency to determine the loopholes. Canada, Britain, Australia and New Zealand said they may also be the goal of hackers.</text:p>
      <text:p text:style-name="P4">
Analysts at Microsoft said that they have "moderate confidence" for the evaluation of the hacker group named "Volttyphoon". This group is developing in the future crisis that may undermine key communication infrastructure between the United States and Asia Ability. Holtquist, the head of the threat analysis of Google Mandiantintelligence, said that Chinese activities are unique and worrying, because analysts do not have enough understanding of this group's ability.</text:p>
      <text:p text:style-name="P4">
U.S. President Biden said earlier that he was willing to use force to come <text:a xlink:type="simple" xlink:href="https://www.zaobao.com.sg/realtime/china/story20220919-1314474" text:style-name="Internet_20_link" text:visited-style-name="Visited_20_Internet_20_Link">
</text:a>
Essence Safety analysts predict that if mainland China invades Taiwan, Chinese hackers may take US military networks and other key infrastructure as the goal.</text:p>
      <text:p text:style-name="P4">
Microsoft said that the Chinese hacker organization began to be active since 2021, and for multiple industries, including communication, manufacturing, public utilities, transportation, construction, maritime, government, information technology and education.</text:p>
      <text:p text:style-name="P4">
News Source: <text:a xlink:type="simple" xlink:href="https://www.zaobao.com.sg/realtime/world/story20230525-1397964" text:style-name="Internet_20_link" text:visited-style-name="Visited_20_Internet_20_Link">
https://www.zaobao.com.sg/realtime/world/story20230525-1397964</text:a>
</text:p>
      <!--NEWS-->
      <text:h text:style-name="P10" text:outline-level="1">
<text:span text:style-name="T4">
Beijing Public Security came to the door late at night to pressure the rights protection lawyer family members to be in trouble again</text:span>
</text:h>
      <text:p text:style-name="P4">
Author: None</text:p>
      <text:p text:style-name="P4">
Publisher: Radio Free Asia (Organization)</text:p>
      <text:p text:style-name="P4">
Published Time: 2023-05-25T10:56:00-04:00</text:p>
      <text:p text:style-name="P4">
Modified Time: 2023-05-25T13:57:57-04:00</text:p>
      <text:p text:style-name="P4">
Description: None</text:p>
      <text:p text:style-name="P4">
Videos: []</text:p>
      <text:p text:style-name="P4">
Audios: ["<text:a xlink:type="simple" xlink:href="https://www.rfa.org/mandarin/yataibaodao/renquanfazhi/gf-05252023095149.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89" text:anchor-type="as-char" svg:width="6.9236in" svg:height="4.969358in" draw:z-index="0">
<draw:image xlink:href="../Images/rfamandarin/2023-05-25T10-56-00-04-00/000000.png" xlink:type="simple" xlink:show="embed" xlink:actuate="onLoad" draw:mime-type="image/png"/>
</draw:frame>
The disagreement person, Non Jinghuan (left), described that the stability of Beijing Public Security was incredible. <text:a xlink:type="simple" xlink:href="https://www.rfa.org/mandarin/yataibaodao/renquanfazhi/gf-05252023095149.html/@@images/image" text:style-name="Internet_20_link" text:visited-style-name="Visited_20_Internet_20_Link">
</text:a>
Yononghuan is exclusively provided, the shooting date is unknown <text:a xlink:type="simple" xlink:href="https://www.rfa.org/mandarin/yataibaodao/renquanfazhi/gf-05252023095149.html/@@stream" text:style-name="Internet_20_link" text:visited-style-name="Visited_20_Internet_20_Link">
</text:a>
The Beijing authorities suppressed the "709 major arrest". The action of the victim's lawyer was upgraded. At present, the wife and children of the lawyer Wang Quanzhang, who are currently living in friends, were pressed by the public security on the early morning of May 25 to investigate and take drugs. Some comments condemned the public security to maintain the law to maintain the law.</text:p>
      <text:p text:style-name="P4">
<text:a xlink:type="simple" xlink:href="https://www.rfa.org/mandarin/Xinwen/11-05242023163043.html" text:style-name="Internet_20_link" text:visited-style-name="Visited_20_Internet_20_Link">
<text:span text:style-name="T4">
 Li Wenzu was asked by the police to open the door to check "the people in the house are suspected of taking drugs" </text:span>
</text:a>
  * <text:span text:style-name="T4">
<text:a xlink:type="simple" xlink:href="https://www.rfa.org/mandarin/yataibaodao/renquanfazhi/ec-04272023042944.html" text:style-name="Internet_20_link" text:visited-style-name="Visited_20_Internet_20_Link">
 </text:a>
</text:span>
</text:p>
      <text:p text:style-name="P4">
Faced with the pressure of the Beijing authorities, Wang Quanzhang's wife Li Wenzu and the underage son Wang Guangwei have been living in a certain place since the end of April, and they have changed at least nine residences. This week, they moved into the residences in Xicheng District, a friend, and disagreement. They thought they could be settled temporarily. I did not expect to face new challenges.</text:p>
      <text:p text:style-name="P4">
In the early morning of May 25, several policemen in the Guang'anmen Wai Police Station in Xicheng District suddenly came to the door, claiming that they received the report, and someone gathered to take drugs.</text:p>
      <text:p text:style-name="P4">
Public Security: "Someone now reports that you have drug abuse in it. We have to enter the house for inspection. We need to investigate whether there is such a matter, which is a clarification of you."</text:p>
      <text:p text:style-name="P4">
Li Wenzu: "What about your search?"</text:p>
      <text:p text:style-name="P4">
Public Security: "What is a search certificate? The country is in formal law enforcement. How do you obstruct it?"</text:p>
      <text:p text:style-name="P4">
Ye Jinghuan told this station that the actions of public security are completely out of nothing, and they are suspected of violating the case handling procedure.</text:p>
      <text:p text:style-name="P4">
Ye Jinghuan: "Li Wenzu is a celebrity. I have lived in that house for more than 20 years. I never involved drug abuse. Search for a certificate. How can you check drugs at 1 o'clock in the middle of the night? This is ridiculous. "</text:p>
      <text:p text:style-name="P4">
On the same night, the public security went to the door three times, and threatened to break the door, but Li Wenzu insisted on refusing to let the public security enter. Ye Jinghuan described that the public security measures were incredible.</text:p>
      <text:p text:style-name="P4">
Ye Jinghuan: "There were no such examples before. The people who had been driven away were all landlords, or some of the hooligans they hired did not say that the police officially came forward. The police did it completely illegal. They knew that the offender was doing this. I think this is incredible. "</text:p>
      <text:p text:style-name="P4">
Before he moved into the Noye Ring's house, Li Wenzu rented a house, but he was disturbed and destroyed by the unidentified person on the same day when he moved in.</text:p>
      <text:p text:style-name="P4">
Ye Jinghuan: "A dozen men came. As soon as she entered the house she rented, she began to fall, smashed things, yelling, his son kept crying. The house money did not retreat. They said , 'Just kill you, no one cares. "</text:p>
      <text:p text:style-name="P4">
It is understood that Li Wenzu's mother and child still stayed in the home of the wild, but based on security considerations, the two did not dare to go out. Lawyer Wang Quanzhang is currently working in Shandong.</text:p>
      <text:p text:style-name="P4">
<draw:frame draw:style-name="fr1" draw:name="Image90" text:anchor-type="as-char" svg:width="6.9236in" svg:height="4.223075in" draw:z-index="0">
<draw:image xlink:href="../Images/rfamandarin/2023-05-25T10-56-00-04-00/000001.png" xlink:type="simple" xlink:show="embed" xlink:actuate="onLoad" draw:mime-type="image/png"/>
</draw:frame>
The family members of the 709 case Wang Qianling condemned Beijing Public Security to know the law (Wang Qiaoling was exclusively provided, the shooting date is unknown) <text:a xlink:type="simple" xlink:href="https://www.rfa.org/mandarin/yataibaodao/renquanfazhi/gf-05252023095149.html/m0525gf-2.jpg" text:style-name="Internet_20_link" text:visited-style-name="Visited_20_Internet_20_Link">
</text:a>
Wang Qiaoling, a family member of the other 709 case, condemned Beijing Public Security to know the law.</text:p>
      <text:p text:style-name="P4">
Wang Qiaoling: "It is really outrageous. They know who is living inside, but they use this method to harass at the door, and under the" People's Police, maintain the law and order, serve the people, and serve the people '(the banner). This is particularly ridiculous. "</text:p>
      <text:p text:style-name="P4">
In order to move, Wang Qianling and the landlord of Li Heping, the husband and lawyer Li Heping, had previously destroyed the window of the two's residences. The landlord even ordered them to move away before this weekend.</text:p>
      <text:p text:style-name="P4">
Reporter: Editor of Gao Feng: Xu Shuting, Jiayuan.com Editor: Hong Wei</text:p>
      <text:p text:style-name="P4">
News Source: <text:a xlink:type="simple" xlink:href="https://www.rfa.org/mandarin/yataibaodao/renquanfazhi/gf-05252023095149.html" text:style-name="Internet_20_link" text:visited-style-name="Visited_20_Internet_20_Link">
https://www.rfa.org/mandarin/yataibaodao/renquanfazhi/gf-05252023095149.html</text:a>
</text:p>
      <!--NEWS-->
      <text:h text:style-name="P10" text:outline-level="1">
<text:span text:style-name="T4">
The German economy has fallen into decline</text:span>
</text:h>
      <text:p text:style-name="P4">
Author: None (Language: zh)</text:p>
      <text:p text:style-name="P4">
Publisher: None</text:p>
      <text:p text:style-name="P4">
Time: 2023-05-25T11:00:00Z</text:p>
      <text:p text:style-name="P4">
Description: In the first quarter of this year, the German economy decline again. The high inflation rate suppresses the enthusiasm of consumption, which has played a brake effect on the economic recovery. This also covered the economic trend of Germany throughout the year.</text:p>
      <text:p text:style-name="P4">
Videos: []</text:p>
      <text:p text:style-name="P4">
Images: ["<text:a xlink:type="simple" xlink:href="https://static.dw.com/image/64077603_303.jpg" text:style-name="Internet_20_link" text:visited-style-name="Visited_20_Internet_20_Link">
64077603_303.jpg</text:a>
", "<text:a xlink:type="simple" xlink:href="https://static.dw.com/image/64154776_404.jpg" text:style-name="Internet_20_link" text:visited-style-name="Visited_20_Internet_20_Link">
64154776_404.jpg</text:a>
", "<text:a xlink:type="simple" xlink:href="https://static.dw.com/image/64897714_401.jpg" text:style-name="Internet_20_link" text:visited-style-name="Visited_20_Internet_20_Link">
64897714_401.jpg</text:a>
"]</text:p>
      <text:p text:style-name="P4">
Subject: 经济纵横</text:p>
      <text:p text:style-name="P4">
Subjects: ['通货膨胀']</text:p>
      <text:p text:style-name="P4">
Keywords: ['经济萧条', '通货膨胀', '居民消费价格指数', '物价', '能源价格', '预算']</text:p>
      <text:p text:style-name="P4">
Id: 65732918</text:p>
      <!--METADATA-->
      <text:p text:style-name="P4">
<text:a xlink:type="simple" xlink:href="https://www.dw.com/zh/overlay/image/article/65732918/64077603" text:style-name="Internet_20_link" text:visited-style-name="Visited_20_Internet_20_Link">
 <draw:frame draw:style-name="fr1" draw:name="Image91" text:anchor-type="as-char" svg:width="6.9236in" svg:height="3.896998in" draw:z-index="0">
<draw:image xlink:href="../Images/dwzh/2023-05-25T11-00-00Z/64077603_303.jpg" xlink:type="simple" xlink:show="embed" xlink:actuate="onLoad" draw:mime-type="image/jpeg"/>
</draw:frame>
</text:a>
(Voice of Germany Chinese Network) According to data released by the German Federal Department of Statistics on Thursday, the German economy generally declined in winter: Compared with the fourth quarter of last year in 2023, the GDP of national production fell 0.3%. The Federal Statistics Department also made an expected overall economic overall in the first quarter at the end of April this year.</text:p>
      <text:p text:style-name="P4">
Ms. Ruth Brand, president of the Federal Statistics Department, said: <text:a xlink:type="simple" xlink:href="https://www.dw.com/zh/zh/去年第四季度德国经济萎缩超过预期/a-64812908" text:style-name="Internet_20_link" text:visited-style-name="Visited_20_Internet_20_Link">
</text:a>
It marks negative growth in the German economy for two consecutive quarters. "Once the national economy has declined in two consecutive quarters, the so -called" technical recession "of economists has appeared. But this does not mean that the economy will have negative growth throughout the year. Fortunately, the climate in the winter last year is relatively mild The influence of economic consequences will not be imagined.</text:p>
      <text:p text:style-name="P4">
<draw:frame draw:style-name="fr1" draw:name="Image92" text:anchor-type="as-char" svg:width="6.9236in" svg:height="3.889434in" draw:z-index="0">
<draw:image xlink:href="../Images/dwzh/2023-05-25T11-00-00Z/64154776_404.jpg" xlink:type="simple" xlink:show="embed" xlink:actuate="onLoad" draw:mime-type="image/jpeg"/>
</draw:frame>
The high inflation has overwhelmed consumers.</text:p>
      <text:h text:style-name="P12" text:outline-level="3">
<text:span text:style-name="T4">
Expert: It is not surprising</text:span>
</text:h>
      <text:p text:style-name="P4">
LBBW Bank's Jens Oliver Niklasch said [] <text:a xlink:type="simple" xlink:href="https://www.dw.com/zh/zh/德国经济景气堪忧-两大机构同时看淡/a-65647555" text:style-name="Internet_20_link" text:visited-style-name="Visited_20_Internet_20_Link">
</text:a>
Essence However, the amplitude of the recession still shocked him. "The initial parameters show that the situation in the second quarter of this year will be similar to the first quarter. After the European Central Bank raises interest, it is expected to have a stable recession. Good opportunity for development policy. "</text:p>
      <text:p text:style-name="P4">
Nicolas advocates that Germany should pay attention to how to develop the economy in the middle and long term, rather than blindly increasing corporate burden and eating food in budget.</text:p>
      <text:p text:style-name="P4">
Thomasgitzel, chief economist of VP Bank, believes that the economic prospects in the second half of this year have been cloudy. "By then, the recovery performance of the industrial industry will greatly discount after the epidemic, because private consumption is expected to continue to be sluggish, and the construction industry will still not provide development momentum. It is generally believed that the German economy will continue to decline in the second half of this year."</text:p>
      <text:p text:style-name="P4">
<draw:frame draw:style-name="fr1" draw:name="Image93" text:anchor-type="as-char" svg:width="6.9236in" svg:height="3.896998in" draw:z-index="0">
<draw:image xlink:href="../Images/dwzh/2023-05-25T11-00-00Z/64897714_401.jpg" xlink:type="simple" xlink:show="embed" xlink:actuate="onLoad" draw:mime-type="image/jpeg"/>
</draw:frame>
The Russian and Ukraine War led to the shortage of energy and encouraged inflation to deteriorate.</text:p>
      <text:h text:style-name="P12" text:outline-level="3">
<text:span text:style-name="T4">
Economic prospect Yinyun Cloud Cloud</text:span>
</text:h>
      <text:p text:style-name="P4">
The International Monetary Fund predicts that Germany's economic growth this year will wander up and down. The high inflation rate will be the biggest factor that hinders economic development. In April this year, Germany's inflation rate remained at a high level of 7.2%.</text:p>
      <text:p text:style-name="P4">
The chief economist of Commercial Bank, Jergkrämer, told Deguang Lian: "The large rise in energy prices have paid a heavy price of economic data in winter. Following the decline in the business atmosphere index released yesterday, other important others are important The manufacturing expected indicators are also very unsatisfactory. "</text:p>
      <text:h text:style-name="P12" text:outline-level="3">
<text:span text:style-name="T4">
More and more Germans enter the pawnshop</text:span>
</text:h>
      <text:h text:style-name="P12" text:outline-level="3">
<text:span text:style-name="T4">
Consumption enthusiasm has obviously declined</text:span>
</text:h>
      <text:p text:style-name="P4">
The first three months of private consumption expenditure fell by 1.2%year -on -year. The continuous rise in prices has caused consumers' purchasing power sharply. According to data released by the Federal Department of Statistics, compared with the fourth quarter of last year, the expenditure of private families in food, drinks and dressing has decreased significantly.</text:p>
      <text:p text:style-name="P4">
AndreassCheuerle's AndreassCheuerle told Deguang Lian: "High inflation has caused German consumers to overwhelm it, which has also caused the German economy as a whole. %.</text:p>
      <text:p text:style-name="P4">
(Germany, Reuters, Deguang Lian)</text:p>
      <text:p text:style-name="P4">
News Source: <text:a xlink:type="simple" xlink:href="https://www.dw.com/zh/德国经济陷入衰退/a-65732918" text:style-name="Internet_20_link" text:visited-style-name="Visited_20_Internet_20_Link">
https://www.dw.com/zh/德国经济陷入衰退/a-65732918?maca=chi-rss-chi-all-1127-rdf</text:a>
</text:p>
      <!--NEWS-->
      <text:h text:style-name="P10" text:outline-level="1">
<text:span text:style-name="T4">
Musk hosted Di Start's election conference to welcome the new era of Twitter</text:span>
</text:h>
      <text:p text:style-name="P4">
Publisher: 法新社</text:p>
      <text:p text:style-name="P4">
Published Time: 2023-05-25T11:02:10+00:00</text:p>
      <text:p text:style-name="P4">
Modified Time: 2023-05-25T10:35:02+00:00</text:p>
      <text:p text:style-name="P4">
Description: (AFP, San Francisco, 24th) Twitter CEO Musk challenged the position of Fox News through the presidential press conference of the US Republican Governor Dichangt. However, whether Musk's right wing turns can become Twitter's victory magic weapon, it remains to be discuss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4" text:anchor-type="as-char" svg:width="6.9236in" svg:height="3.617581in" draw:z-index="0">
<draw:image xlink:href="../Images/rficn/2023-05-25T11-02-10-00-00/000000.png" xlink:type="simple" xlink:show="embed" xlink:actuate="onLoad" draw:mime-type="image/png"/>
</draw:frame>
In the dispute between the Republican Presidential candidate in 2024, former President Trump is currently a significant lead. Ron Desantis is considered Trump's largest opponent. Twitter cooperation caused a sensation.</text:p>
      <text:p text:style-name="P4">
After Fos News Fleeing Tucker Carlson, Calrson said that he would put his show on Twitter; the conservative news website "Dailywire" also said PODCAST program; Dissent was not lost today, and chose to announce the election campaign in Twitter.</text:p>
      <text:p text:style-name="P4">
"You must attract people to use platforms," said the assistant professor at the University of Florida, said: "You must attract people to use the platform, they must spend time on the platform, and they must return to the platform many times a day."</text:p>
      <text:p text:style-name="P4">
"For Musk, he must find big -name users and let them come to Twitter to create content."</text:p>
      <text:p text:style-name="P4">
But the problem is that Musk is increasingly limited to right -wing forces, which may scare away a large number of advertisers who are willing to pay for advertising in Twitter.</text:p>
      <text:p text:style-name="P4">
"If it (Twitter) becomes a completely right -leaning platform, then that's right, you will lose the audience and the advertisement."</text:p>
      <text:p text:style-name="P4">
Musk was pulled by two contradictions. He acquired Twitter for $ 44 billion. On the one hand, he hoped that the investment would return to the book, and to do this, he would have to retain the advertisers. But on the other hand, Musk hopes to maintain his true colors and be a unique self.</text:p>
      <text:p text:style-name="P4">
In a recent interview, when asked if he thought about his uncontrolled behavior on the Internet and brought bad consequences to the business, Musk was obviously angry and replied, "I don't care!"</text:p>
      <text:p text:style-name="P4">
News Source: <text:a xlink:type="simple" xlink:href="https://www.rfi.fr/cn/%E5%9B%BD%E9%99%85%E6%8A%A5%E9%81%93/20230525-%E9%A9%AC%E6%96%AF%E5%85%8B%E4%B8%BB%E6%8C%81%E8%BF%AA%E5%B0%9A%E7%89%B9%E5%8F%82%E9%80%89%E5%8F%91%E5%B8%83%E4%BC%9A-%E8%BF%8E%E6%8E%A5%E6%8E%A8%E7%89%B9%E6%96%B0%E6%97%B6%E4%BB%A3" text:style-name="Internet_20_link" text:visited-style-name="Visited_20_Internet_20_Link">
https://www.rfi.fr/cn/%E5%9B%BD%E9%99%85%E6%8A%A5%E9%81%93/20230525-%E9%A9%AC%E6%96%AF%E5%85%8B%E4%B8%BB%E6%8C%81%E8%BF%AA%E5%B0%9A%E7%89%B9%E5%8F%82%E9%80%89%E5%8F%91%E5%B8%83%E4%BC%9A-%E8%BF%8E%E6%8E%A5%E6%8E%A8%E7%89%B9%E6%96%B0%E6%97%B6%E4%BB%A3</text:a>
</text:p>
      <!--NEWS-->
      <text:h text:style-name="P10" text:outline-level="1">
<text:span text:style-name="T4">
Reliable Trump? Governor of Florida Desantis campaign president</text:span>
</text:h>
      <text:p text:style-name="P4">
Author: None (Language: zh)</text:p>
      <text:p text:style-name="P4">
Publisher: None</text:p>
      <text:p text:style-name="P4">
Time: 2023-05-25T11:08:00Z</text:p>
      <text:p text:style-name="P4">
Description: Let the United States great-this is the slogan of former Republican President Trump. Today, the new slogan launched by the Governor of Florida, the Republican Party, is: let the United States look like Florida. The tough conservative politician tried to establish a different image from Trump.</text:p>
      <text:p text:style-name="P4">
Videos: []</text:p>
      <text:p text:style-name="P4">
Images: ["<text:a xlink:type="simple" xlink:href="https://static.dw.com/image/65727535_303.jpg" text:style-name="Internet_20_link" text:visited-style-name="Visited_20_Internet_20_Link">
65727535_303.jpg</text:a>
", "<text:a xlink:type="simple" xlink:href="https://static.dw.com/image/65727445_401.jpg" text:style-name="Internet_20_link" text:visited-style-name="Visited_20_Internet_20_Link">
65727445_401.jpg</text:a>
", "<text:a xlink:type="simple" xlink:href="https://static.dw.com/image/65727433_401.jpg" text:style-name="Internet_20_link" text:visited-style-name="Visited_20_Internet_20_Link">
65727433_401.jpg</text:a>
"]</text:p>
      <text:p text:style-name="P4">
Subject: 时政风云</text:p>
      <text:p text:style-name="P4">
Subjects: []</text:p>
      <text:p text:style-name="P4">
Keywords: ['薄熙来', '中国反腐风暴', '毛泽东', '习近平', '中国共产党第二十次全国代表大会']</text:p>
      <text:p text:style-name="P4">
Id: 65732917</text:p>
      <!--METADATA-->
      <text:p text:style-name="P4">
<text:a xlink:type="simple" xlink:href="https://www.dw.com/zh/overlay/image/article/65732917/65727535" text:style-name="Internet_20_link" text:visited-style-name="Visited_20_Internet_20_Link">
 <draw:frame draw:style-name="fr1" draw:name="Image95" text:anchor-type="as-char" svg:width="6.9236in" svg:height="3.896998in" draw:z-index="0">
<draw:image xlink:href="../Images/dwzh/2023-05-25T11-08-00Z/65727535_303.jpg" xlink:type="simple" xlink:show="embed" xlink:actuate="onLoad" draw:mime-type="image/jpeg"/>
</draw:frame>
</text:a>
Make America Flordia -Lets the United States look like Florida, this is the campaign slogan of the governor of Florida</text:p>
      <text:p text:style-name="P4">
(Voice of Germany) Rondesantis, 44, has recently toured in various states to build momentum for Republican President. The information he passed is simple: No state is more successful than Florida. His campaign slogan is: De Santis 2024-to make the United States like Make American Florida.</text:p>
      <text:p text:style-name="P4">
At the end of March before the campaign, De Santis also launched a new book, which opened his childhood, and his love for the American sports baseball.</text:p>
      <text:p text:style-name="P4">
It was his sports talent that opened the door of Yale University's history for him. After that, his experience was quite smooth: after a year of history, he studied legal science at Harvard University. In the second year of Harvard, he became an alternate officer of the U.S. Navy, and then served as a military judicial personnel of the Guantanamo Prison. He served as a consultant of the Special Forces SEAC in the Iraq war.</text:p>
      <text:h text:style-name="P12" text:outline-level="3">
<text:span text:style-name="T4">
from Member to Governor</text:span>
</text:h>
      <text:p text:style-name="P4">
In 2012, after two years of prosecutors, he entered politics. Desanteis was a six -year member of the Congress. In 2018, he participated in the primary election of the Governor of Florida and won. In November, he defeated the Democratic Party with a weak advantage. At the end of 2022, De Santis, who was married and had three children, even won the governor again with obvious advantages.</text:p>
      <text:p text:style-name="P4">
The governor scored in his hometown with good economic data, tax cuts and liberal new crown policies. His new crown policy slogan is: freedom, not welfare. Fitch is a well -known virusist. De Santis opposed the implementation of restrictions and prohibited the company from requesting employees to show vaccine certificates. Despite criticism, many Florida supported it very much.</text:p>
      <text:p text:style-name="P4">
<draw:frame draw:style-name="fr1" draw:name="Image96" text:anchor-type="as-char" svg:width="6.9236in" svg:height="3.896998in" draw:z-index="0">
<draw:image xlink:href="../Images/dwzh/2023-05-25T11-08-00Z/65727445_401.jpg" xlink:type="simple" xlink:show="embed" xlink:actuate="onLoad" draw:mime-type="image/jpeg"/>
</draw:frame>
The main reason for Desantis's score in his hometown in Florida is the new crown policy of good economic data, tax reduction and liberals</text:p>
      <text:h text:style-name="P12" text:outline-level="3">
<text:span text:style-name="T4">
De Santis and Trump: No longer a good friend</text:span>
</text:h>
      <text:p text:style-name="P4">
Trump has supported his supporter De Setis and said the political successor "smart young leader". Until the former president discovered that his successor became his competitor. Since then, Trump has reprimanded De Santis as a fake hypocrisy and grateful politician.</text:p>
      <text:p text:style-name="P4">
The strategy of De Santis facing Trump's attacks is: ignore. In the election campaign, the governor of Florida tried to establish a strong conservative image of no scandal, no chaos and legal disputes. Many people call him "brain with Trump".</text:p>
      <text:p text:style-name="P4">
However, De Sandeis is a 32 -year -old council candidate: Trump can easily make a huge venue lobby popular, while De Santis is not so close to the crowd.</text:p>
      <text:h text:style-name="P12" text:outline-level="3">
<text:span text:style-name="T4">
Anti -"Awakening Culture" of Florida</text:span>
</text:h>
      <text:p text:style-name="P4">
The so -called "wake culture" refers to opposition to various social discrimination. Desanteis prohibits courses in facilitation and gender identity in school in Florida. In addition, it is limited to school professor's anti -race theory. Surgery students are prohibited from participating in public school girls' sports school team. Then, it is forbidden to display pictures of same -sex partners on the school's podium.</text:p>
      <text:p text:style-name="P4">
"We have to do it, and the parents are sent to school to obtain education, not to be instilled."</text:p>
      <text:p text:style-name="P4">
In addition, De Sandeis had an abortion ban for more than 15 weeks of pregnancy in the state before overthrowing abortion rights in the US Supreme Court. After 15 weeks, abortion was allowed only under special circumstances such as life in danger of life, but it was not amazing due to rape pregnancy.</text:p>
      <text:p text:style-name="P4">
<draw:frame draw:style-name="fr1" draw:name="Image97" text:anchor-type="as-char" svg:width="6.9236in" svg:height="3.896998in" draw:z-index="0">
<draw:image xlink:href="../Images/dwzh/2023-05-25T11-08-00Z/65727433_401.jpg" xlink:type="simple" xlink:show="embed" xlink:actuate="onLoad" draw:mime-type="image/jpeg"/>
</draw:frame>
In the face of the CCP's attitude, Desandis performed well. He launched a bill in early May to prohibit Chinese agents from buying sensitive plots in Florida</text:p>
      <text:h text:style-name="P12" text:outline-level="3">
<text:span text:style-name="T4">
Florida prohibits Chinese people from buying agricultural land and sensitive facilities</text:span>
</text:h>
      <text:p text:style-name="P4">
If De Sandeis not only defeated Trump in the Republican Party, but also defeated the Democratic Party as President Biden, his foreign policy may be quite uncomfortable for the left -wing liberal Americans. Desantis's explanation of Fox News on the United States in Ukraine, further involving the territorial dispute between Ukraine and Russia is not the core national interests of the United States.</text:p>
      <text:p text:style-name="P4">
On the issue of China, early May, <text:a xlink:type="simple" xlink:href="https://www.dw.com/zh/zh/美国多地限制中国人买地买房不全是真相/a-65625492" text:style-name="Internet_20_link" text:visited-style-name="Visited_20_Internet_20_Link">
</text:a>
Essence De Santis said in a press release: "Florida is taking action to resist the largest geopolitical threat in the United States-the Communist Party of China." He said, "I am proud of signing this bill to prevent Chinese agents from buying us The land of farmland and our military base and key infrastructure. "</text:p>
      <text:p text:style-name="P4">
Desantis also signed two other bills, saying that it was to prevent sensitive data from being stored in China, and preventing the Chinese Communist Party from impacting the education system at various levels in Florida. He said: "We are implementing the commitment to suppress the Communist China."</text:p>
      <text:p text:style-name="P4">
News Source: <text:a xlink:type="simple" xlink:href="https://www.dw.com/zh/靠谱的川普？佛州州长德桑蒂斯竞选总统/a-65732917" text:style-name="Internet_20_link" text:visited-style-name="Visited_20_Internet_20_Link">
https://www.dw.com/zh/靠谱的川普？佛州州长德桑蒂斯竞选总统/a-65732917?maca=chi-rss-chi-all-1127-rdf</text:a>
</text:p>
      <!--NEWS-->
      <text:h text:style-name="P10" text:outline-level="1">
<text:span text:style-name="T4">
Chinese enterprise employees weekly work time and a new high of twenty years</text:span>
</text:h>
      <text:p text:style-name="P4">
Author: None</text:p>
      <text:p text:style-name="P4">
Publisher: Radio Free Asia (Organization)</text:p>
      <text:p text:style-name="P4">
Published Time: 2023-05-25T11:10:00-04:00</text:p>
      <text:p text:style-name="P4">
Modified Time: 2023-05-25T15:00:16-04:00</text:p>
      <text:p text:style-name="P4">
Description: None</text:p>
      <text:p text:style-name="P4">
Videos: []</text:p>
      <text:p text:style-name="P4">
Audios: ["<text:a xlink:type="simple" xlink:href="https://www.rfa.org/mandarin/yataibaodao/shehui/sc-05252023094241.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98" text:anchor-type="as-char" svg:width="6.9236in" svg:height="4.612011in" draw:z-index="0">
<draw:image xlink:href="../Images/rfamandarin/2023-05-25T11-10-00-04-00/000000.png" xlink:type="simple" xlink:show="embed" xlink:actuate="onLoad" draw:mime-type="image/png"/>
</draw:frame>
Data picture: A employee of the Associated Press in a Beijing Science and Technology Company in Beijing [] [] <text:a xlink:type="simple" xlink:href="https://www.rfa.org/mandarin/yataibaodao/shehui/sc-05252023094241.html/@@stream" text:style-name="Internet_20_link" text:visited-style-name="Visited_20_Internet_20_Link">
</text:a>
According to data recently released by the National Bureau of Statistics of China, in April this this April this year, the average working hours of employees of Chinese enterprises per week were as high as 48.8 hours, reaching the highest value in 20 years. This means that if the working system is calculated at 5 days a week, the average working hours of employment in Chinese enterprises are nearly 10 hours per day.</text:p>
      <text:p text:style-name="Horizontal_20_Line"/>
      <text:p text:style-name="P4">
<text:span text:style-name="T4">
<text:span text:style-name="T5">
 <text:a xlink:type="simple" xlink:href="https://www.rfa.org/mandarin/yataibaodao/huanjing/sc-04142023122641.html" text:style-name="Internet_20_link" text:visited-style-name="Visited_20_Internet_20_Link">
</text:a>
 </text:span>
*  * </text:span>
<text:a xlink:type="simple" xlink:href="https://www.rfa.org/mandarin/Xinwen/5-04072023142507.html" text:style-name="Internet_20_link" text:visited-style-name="Visited_20_Internet_20_Link">
 </text:a>
 <text:span text:style-name="T4">
  * </text:span>
<text:a xlink:type="simple" xlink:href="https://www.rfa.org/mandarin/yataibaodao/meiti/tj-04052023111949.html" text:style-name="Internet_20_link" text:visited-style-name="Visited_20_Internet_20_Link">
 </text:a>
**</text:p>
      <text:p text:style-name="P4">
<text:span text:style-name="T4">
 Working hours obviously exceed the "Labor Law" and work overtime until the middle of the night is not an example </text:span>
</text:p>
      <text:p text:style-name="P4">
When Ms. Chen, who has worked in Shenzhen for many years, was interviewed by this station, told reporters about her work time for two years. She is engaged in the advertising industry that she works for five days and 40 hours per week without overtime. However, in one -third of each year, she needs to work overtime, working more than 50 hours a week, and even after work until midnight, making her feel very tired. When talking about working overtime, she said: "The overtime time is very long, but there is usually no overtime fee for overtime, just give you some meals and some transportation fees."</text:p>
      <text:p text:style-name="P4">
It is worth noting that according to the "Labor Law" currently implemented by China, China implements that "workers' working hours of no more than eight hours and a week -a -week working hours of no more than 44 hours of working hours are implemented." This means that the average working time of Chinese enterprise employment has significantly exceeded the regulations of the Labor Law in China.</text:p>
      <text:p text:style-name="P4">
Mr. He, who engaged in new media in Guangzhou, told reporters about his work time. He said: "About 45 to 55 hours a week, from 10 am to 10 pm Fang's demand is (industry) or peak season. "</text:p>
      <text:p text:style-name="P4">
Mr. He said that sometimes it is time to work, because in this case: "At 5 or 6 pm from the regulations (should), the leader will come back from Party A. So so to say From 6 and 7 o'clock, we may have to catch Party A's plan, and it is normal to rush to eleven or two o'clock. "</text:p>
      <text:p text:style-name="P4">
According to the data released by the National Bureau of Statistics of China, in recent years, the average weekly working hours of employment of Chinese enterprises have gradually risen. In the first eight months of each three years in 2020, 20121 and 2022, they were 45.1, 47.1 and 47.3 hours, respectively. Essence In March of this year, the average working time has risen to 48.7 hours, 0.1 hours less than April this year. According to reports from Chinese media Sohu News, after 2021, the correlation between Chinese workers 'working hours and GDP growth have weakened, and the phenomenon of "workers' working hours have risen, but economic growth has slowed down".</text:p>
      <text:p text:style-name="P4">
<draw:frame draw:style-name="fr1" draw:name="Image99" text:anchor-type="as-char" svg:width="6.9236in" svg:height="4.381341in" draw:z-index="0">
<draw:image xlink:href="../Images/rfamandarin/2023-05-25T11-10-00-04-00/000001.png" xlink:type="simple" xlink:show="embed" xlink:actuate="onLoad" draw:mime-type="image/png"/>
</draw:frame>
A worker in Lianyungang, Jiangsu Province is dealing with wind wheels.(Agence France -Presse Pictures)  <text:a xlink:type="simple" xlink:href="https://www.rfa.org/mandarin/yataibaodao/shehui/sc-05252023094241.html/000_33a87wh.jpg" text:style-name="Internet_20_link" text:visited-style-name="Visited_20_Internet_20_Link">
</text:a>
<text:span text:style-name="T4">
 Chinese netizens said: "We are not even as good as warkee" </text:span>
</text:p>
      <text:p text:style-name="P4">
Mr. He also told reporters that he had no overtime pay when overtime, and he could only reimburse a meal and taxi fee. According to the situation he knows: "No small and medium -sized enterprises will issue overtime fees regularly. Many times it is not the nominal work overtime, but you still need to complete the corresponding work at home. This will Occupy your time and holiday time. "</text:p>
      <text:p text:style-name="P4">
Mr. He said that the overtime phenomenon not only appeared in the enterprise. In his social circle: "Friends of government civil servants, they are also called to work overtime from time to time on holidays or holidays. This is also very common."</text:p>
      <text:p text:style-name="P4">
On the Weibo of Chinese social media, "48.8 hours of corporate employees work 48.8 hours" is used as a hot search topic. As of the press time, it has attracted more than 3.7 million reading. Some netizens teased: "This means ... We do n’t mean that the prisoners of war are ...” Some people think that the actual work period every week is higher than the statistical data reflected, and it is said that in China In public institutions, at least half of people are far beyond this time. "</text:p>
      <text:p text:style-name="P4">
Reporter: Sun Cheng Responsible: Jiayuan.com Editor: He Fu</text:p>
      <text:p text:style-name="P4">
News Source: <text:a xlink:type="simple" xlink:href="https://www.rfa.org/mandarin/yataibaodao/shehui/sc-05252023094241.html" text:style-name="Internet_20_link" text:visited-style-name="Visited_20_Internet_20_Link">
https://www.rfa.org/mandarin/yataibaodao/shehui/sc-05252023094241.html</text:a>
</text:p>
      <!--NEWS-->
      <text:h text:style-name="P10" text:outline-level="1">
<text:span text:style-name="T4">
International Immigration Organization: Sudan conflicts have caused more than 1.3 million people to displacement</text:span>
</text:h>
      <text:p text:style-name="P4">
Author: 联合早报 (Person)</text:p>
      <text:p text:style-name="P4">
Publisher: 联合早报 (Organization)</text:p>
      <text:p text:style-name="P4">
Published Time: 2023-05-25T11:13</text:p>
      <text:p text:style-name="P4">
Modified Time: 2023-05-25T11:13</text:p>
      <text:p text:style-name="P4">
Description: The International Immigration Organization released the latest report of the Sudan situation saying that the Sudan conflict has led to more than 1.3 million displaces, of which nearly 320,000 are refugees. The report released on Wednesday (May 24) shows that since the outbreak of the Sudan conflict on April 15, it has so far about 1.04 million ...</text:p>
      <text:p text:style-name="P4">
Videos: []</text:p>
      <text:p text:style-name="P4">
Audios: []</text:p>
      <text:p text:style-name="P4">
Images: []</text:p>
      <text:p text:style-name="P4">
Type: NewsArticle</text:p>
      <text:p text:style-name="P4">
Breadcrumbs: ['即时', '国际']</text:p>
      <text:p text:style-name="P4">
Keywords: ['苏丹', '移民']</text:p>
      <!--METADATA-->
      <text:p text:style-name="P4">
The International Immigration Organization released the latest report of the Sudan situation saying that the Sudan conflict has led to more than 1.3 million displaces, of which nearly 320,000 are refugees.</text:p>
      <text:p text:style-name="P4">
The report released on Wednesday (May 24) shows that since the outbreak of Sudan conflicts on April 15, about 1.042 million people have been displaced in Sudan, and 319,900 people fled to neighbors in Sudan, with a total number of more than 1.36 million people exceeded 1.36 million people.</text:p>
      <text:p text:style-name="P4">
Among the neighbors of the Sudan, the most refugees in Egypt are currently in accordance with the total number of people, with a total number of more than 13,200; followed by Chad and South Sudan, with 80,000 and 69,000 respectively; The Republic contains more than 9,800 people, and Libya contains more than 1,000 people.</text:p>
      <text:p text:style-name="P4">
For the disposted persons in Sudan, reporting to warn women's risk of violence, especially the sexual violence, sexual exploitation and abuse of women and girls who have escaped from state, especially those who have escaped from the state.</text:p>
      <text:p text:style-name="P4">
At the same time, as the prices of Sudan continue to rise, transportation prices have continued to rise with fuel prices, and basic services and supply of goods, including bank services, are still limited.</text:p>
      <text:p text:style-name="P4">
In order to alleviate the humanitarian situation, the report calls on all parties of Sudan to ensure the safety of humanitarian workers and allow them to be free to enter and exit to help the most vulnerable group.</text:p>
      <text:p text:style-name="P4">
In addition to the continued increase in the number of fakes, the United Nations Refugee Agency said before that the local rainy season is coming, and a large number of outsiders have nowhere to live, and Sudan aid work will become more urgent.</text:p>
      <text:p text:style-name="P4">
News Source: <text:a xlink:type="simple" xlink:href="https://www.zaobao.com.sg/realtime/world/story20230525-1397969" text:style-name="Internet_20_link" text:visited-style-name="Visited_20_Internet_20_Link">
https://www.zaobao.com.sg/realtime/world/story20230525-1397969</text:a>
</text:p>
      <!--NEWS-->
      <text:h text:style-name="P10" text:outline-level="1">
<text:span text:style-name="T4">
" June 4th &amp; Quot; 34th Anniversary Memorial Hall condenses the spirit of the two generations of people's owners</text:span>
</text:h>
      <text:p text:style-name="P4">
Author: None</text:p>
      <text:p text:style-name="P4">
Publisher: Radio Free Asia (Organization)</text:p>
      <text:p text:style-name="P4">
Published Time: 2023-05-25T11:20:00-04:00</text:p>
      <text:p text:style-name="P4">
Modified Time: 2023-05-25T13:56:52-04:00</text:p>
      <text:p text:style-name="P4">
Description: None</text:p>
      <text:p text:style-name="P4">
Videos: []</text:p>
      <text:p text:style-name="P4">
Audios: ["<text:a xlink:type="simple" xlink:href="https://www.rfa.org/mandarin/yataibaodao/zhengzhi/hcm2-05252023100556.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text:p>
      <!--METADATA-->
      <text:p text:style-name="P4">
<draw:frame draw:style-name="fr1" draw:name="Image100" text:anchor-type="as-char" svg:width="6.9236in" svg:height="3.88615in" draw:z-index="0">
<draw:image xlink:href="../Images/rfamandarin/2023-05-25T11-20-00-04-00/000000.png" xlink:type="simple" xlink:show="embed" xlink:actuate="onLoad" draw:mime-type="image/png"/>
</draw:frame>
"Asia wants to talk about" to explore the 34th anniversary of the 64th, the Democratic Memorial Hall stars the spirit of two generations of fighting. <text:a xlink:type="simple" xlink:href="https://www.rfa.org/mandarin/yataibaodao/zhengzhi/hcm2-05252023100556.html/@@images/image" text:style-name="Internet_20_link" text:visited-style-name="Visited_20_Internet_20_Link">
</text:a>
Screenshot of the show <text:a xlink:type="simple" xlink:href="https://www.rfa.org/mandarin/yataibaodao/zhengzhi/hcm2-05252023100556.html/@@stream" text:style-name="Internet_20_link" text:visited-style-name="Visited_20_Internet_20_Link">
</text:a>
This year marks the 34th anniversary of the "June 4th" incident, and the "June 4th" memorial museum will be unveiled in Manhattan, New York, USA. The former Tiananmen student leader Wang Dan shared the preparatory process of the memorial hall in the "Asian Want to Talk" program.</text:p>
      <text:p text:style-name="P4">
<text:a xlink:type="simple" xlink:href="https://www.rfa.org/mandarin/yataibaodao/meiti/hx1-05232023092839.html" text:style-name="Internet_20_link" text:visited-style-name="Visited_20_Internet_20_Link">
<text:span text:style-name="T4">
 On the eve of June 4th, the police demanded that the police in many places requested to investigate young mobile phones </text:span>
</text:a>
  * <text:span text:style-name="T4">
<text:a xlink:type="simple" xlink:href="https://www.rfa.org/mandarin/yataibaodao/renquanfazhi/gf-04052023073746.html" text:style-name="Internet_20_link" text:visited-style-name="Visited_20_Internet_20_Link">
 </text:a>
</text:span>
</text:p>
      <text:p text:style-name="P4">
Wang Danfa, the leader of the 89th Academic Games, started the establishment of the June 4th Memorial Hall. He said that it was expected to raise 500,000 US dollars. Except for more than 50 civil movements participating in the campaign, more than 70,000 US dollars were donated, and the rest were small donations. Among them, more than a dozen donations are just "89 yuan and 6 cents 4". The sand accumulates into a tower. With the strength of everyone, the memorial hall is finally about to settle next to the Times Square in New York.</text:p>
      <text:p text:style-name="P4">
Wang Dan mentioned in the "Asia Want to Talk" that the name of the library was inscribed by Bao Tong, the passing secretary of Zhao Ziyang. Bao Tong's death was very weak a year ago, and everyone did not dare to urge. Although he did not even have the strength of the pen during the hospitalization, Bao Tong insisted on completing the title of the museum before his death.</text:p>
      <text:p text:style-name="P4">
"The five words of the June 4th Memorial Hall are Mr. Bao Tong's last Mo Bao in this world, and finally dedicated to the June 4th Memorial Hall. Coincidentally, the power behind this can be moved. "Wang Dan said.</text:p>
      <text:p text:style-name="P4">
<draw:frame draw:style-name="fr1" draw:name="Image101" text:anchor-type="as-char" svg:width="6.9236in" svg:height="1.413118in" draw:z-index="0">
<draw:image xlink:href="../Images/rfamandarin/2023-05-25T11-20-00-04-00/000001.png" xlink:type="simple" xlink:show="embed" xlink:actuate="onLoad" draw:mime-type="image/png"/>
</draw:frame>
Bao Tong's name is written in the June 4th Memorial Hall.(Web image)  <text:a xlink:type="simple" xlink:href="https://www.rfa.org/mandarin/yataibaodao/zhengzhi/hcm2-05252023100556.html/image1.jpg" text:style-name="Internet_20_link" text:visited-style-name="Visited_20_Internet_20_Link">
</text:a>
<text:span text:style-name="T4">
 The June 4th Memorial Hall Bao Tong inscribed the painting of Yan Kefov </text:span>
</text:p>
      <text:p text:style-name="P4">
In addition to Bao Tong's Mo Bao, artist Yan Keff also donated a 2008 painting "Non -Related Religious". He explained the idea of creating in the show. People born in China were brainwashed, just like a wooden man, and he could not dominate his own destiny. However, human nature is inherently yearning for freedom. The puppet people prayed. When he awakened his eyes, he naturally pursued democracy.</text:p>
      <text:p text:style-name="P4">
Yan Kefu: "Therefore, we have June 4th. What is paradoxic is that we have been educated by Marxism since we were young. Why do we still oppose it? At least for me, it is a human awakening. It is unstoppable, our longing for freedom is unstoppable. "</text:p>
      <text:p text:style-name="P4">
Yan Kefu lamented that many years ago in Beijing, the same classmates held a graduation exhibition "Mo Wang's original intention", which clearly felt that the authorities began to shrink their remarks, especially related to ideology. Artists have always been more sensitive to creative freedom. He said, especially after Xi Jinping came to power, he couldn't walk forward, and he could only go back in endangering the regime: "Why go back? It's not that he is stupid, because there is no way. Just like climbing a mountain, it has been a place to go to a place. There is no way, and then the cliff is ahead. "</text:p>
      <text:p text:style-name="P4">
<draw:frame draw:style-name="fr1" draw:name="Image102" text:anchor-type="as-char" svg:width="6.9236in" svg:height="3.894525in" draw:z-index="0">
<draw:image xlink:href="../Images/rfamandarin/2023-05-25T11-20-00-04-00/000002.png" xlink:type="simple" xlink:show="embed" xlink:actuate="onLoad" draw:mime-type="image/png"/>
</draw:frame>
The painter Yan Keff was analyzed in the show. The spread of Chinese liquidation to the art world was a joke.(Screenshot)  <text:a xlink:type="simple" xlink:href="https://www.rfa.org/mandarin/yataibaodao/zhengzhi/hcm2-05252023100556.html/984f67ef592b.jpg" text:style-name="Internet_20_link" text:visited-style-name="Visited_20_Internet_20_Link">
</text:a>
<text:span text:style-name="T4">
 Chinese art works are ups and downs, but also the subject matter is also the subject matter </text:span>
</text:p>
      <text:p text:style-name="P4">
The former Chinese art market is booming. Dai Zhongren, the host of the "Asia Want to Talk", described the price of contemporary Chinese works "not to set up helicopters, but to erupt rockets."</text:p>
      <text:p text:style-name="P4">
The host asked, don't you think it is a pity to give up such a huge market? Yan Kefu mentioned that he came into contact with several well -known Chinese painters and was hot in the market, but they were unhappy: "The reason is unhappy, don't talk about Chen Yi's high freedom, because he can't draw other things, he can draw other things. He It was set up very early. "</text:p>
      <text:p text:style-name="P4">
For example, Zhang Xiaogang painted the "family" series for a lifetime, but has been abducted by the market. Recently, Yue Minjun, who is famous for its "laugh" series, used to paint millions of Hong Kong dollars in the Hong Kong Sotheby's auction, but now because of painting soldiers "laughed", he was suspected of ugly and blasphemy. Yan Kefu, who once told Yue Minjun, said that the smile in Yue Minjun's paintings was "smirked": "In the big wave of the mainland, the artist was crazy, everyone was crazy, making money and earning money and earning money. Crazy, I want money and want to be crazy. What strange things are, there is a very magical place. Everyone only smiles, it is so simple. "</text:p>
      <text:p text:style-name="P4">
<text:span text:style-name="T4">
 "Disgrace Army" sensitive nerves China strict hands and art world </text:span>
</text:p>
      <text:p text:style-name="P4">
It's not just Yue Minjun, but even the talk show actor Li Haoshi(House)Just because the word "excellent style, can win the battle", was suspended and was criticized for "insulting army". This is very absurd in the eyes of Yan Koff: "As an artist, I can't understand This level. Like laughing fruit, a joke is fined more than 10 million yuan. I think the whole thing is a joke. "</text:p>
      <text:p text:style-name="P4">
In recent years, China has strictly hit black hands throughout all walks of life. Now even the performance of the art world has been unavoidable, making people unable to associate whether the Cultural Revolution has resurrected. Under the high -pressure rule, can contemporary young people still have the opportunity to express dissatisfaction on the street like the Eighty -nine Democratic Games generation? Wang Dan said that there are different methods of fighting for different generations. In the 1980s, they were more free and unrestrained, and they often occurred on the streets. Nowadays, they are full of fear. Young people have their own way of resistance. "Lying flat" is also a means.</text:p>
      <text:p text:style-name="P4">
He said, "'We are the last generation', not even children, we will not give birth. Strictly speaking, in terms of political science and historian sense, isn't this just non -violent?" Wang Dan believes that Wang Dan believes that The younger generation of China grew up playing games. In their world, they can withstand jokes. In such an environment, the society suddenly closed, and even jokes are taboos. It is absolutely impossible to support such regimes from the bottom of the heart.<text:span text:style-name="T4">
 Six Forty Fire Sales Fire Live </text:span>
</text:p>
      <text:p text:style-name="P4">
But Wang Dan was not pessimistic. He believes that although June 4th has passed 34 years, it is evaluated from a historical perspective to the success of a movement, although the on surface is crushed by the regime, like the Hong Kong countermeasures to the Central Movement, after the implementation of the "Hong Kong National Security Law", it seems like the implementation of the "Hong Kong National Security Law". Leaders like Huang Zhifeng were arrested. While expanding global expansion, it has caused a rebound in the free world and is isolated, which will inspire more people's vigilance and resistance to it.</text:p>
      <text:p text:style-name="P4">
Wang Dan: "Although Huang Zhifeng was arrested, the sacrifice of these few people brought a huge achievement, that is, the people of the entire generation of the whole generation of the soberness of reality."</text:p>
      <text:p text:style-name="P4">
Wang Dan believes that the white paper movement that happened last year was a replica of the "June 4th", and the pursuit of freedom and spirit were not cut off. He emphasized that the pursuit of the two generations has the same place, and hopes that through the June 4th Memorial Hall and related commemorative activities, they can connect the spirit of freedom in different times.</text:p>
      <text:p text:style-name="P4">
Reporter: Huang Chunmei Editor: Xu Shuting, He Ping.com Edited: Hong Wei</text:p>
      <text:p text:style-name="P4">
News Source: <text:a xlink:type="simple" xlink:href="https://www.rfa.org/mandarin/yataibaodao/zhengzhi/hcm2-05252023100556.html" text:style-name="Internet_20_link" text:visited-style-name="Visited_20_Internet_20_Link">
https://www.rfa.org/mandarin/yataibaodao/zhengzhi/hcm2-05252023100556.html</text:a>
</text:p>
      <!--NEWS-->
      <text:h text:style-name="P10" text:outline-level="1">
<text:span text:style-name="T4">
Sino -US Minister of Commerce will meet</text:span>
</text:h>
      <text:p text:style-name="P4">
Author: None</text:p>
      <text:p text:style-name="P4">
Publisher: Radio Free Asia (Organization)</text:p>
      <text:p text:style-name="P4">
Published Time: 2023-05-25T11:23:43-04:00</text:p>
      <text:p text:style-name="P4">
Modified Time: 2023-05-25T11:23:4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3" text:anchor-type="as-char" svg:width="6.9236in" svg:height="2.311589in" draw:z-index="0">
<draw:image xlink:href="../Images/rfamandarin/2023-05-25T11-23-43-04-00/000000.png" xlink:type="simple" xlink:show="embed" xlink:actuate="onLoad" draw:mime-type="image/png"/>
</draw:frame>
Wang Wentao, Minister of Commerce of China, will meet with US Minister of Commerce Raymond <text:a xlink:type="simple" xlink:href="https://www.rfa.org/mandarin/Xinwen/1-05252023111931.html/@@images/image" text:style-name="Internet_20_link" text:visited-style-name="Visited_20_Internet_20_Link">
</text:a>
Reuters/Associated Press Information Photo Synthetic According to the China Official Media China News Agency, a spokesman for the Ministry of Commerce Shu Jioting on Thursday (May 25) introduced at a regular press conference that the Minister of Commerce of China Wang Wentao On the 26th, he will participate in the APEC Minister of Trade. During this period, he will talk with US Minister of Commerce Raymond and trade representative Dai Qi. He will communicate with the United States on the issues of economic and trade relations between China and the United States and the issues that both parties pay attention to. The meeting was held in the city of Trel, Michigan, USA. According to Reuters, sources revealed that Wang Wentao may meet with Raymond in the capital Washington, and then go to Detroit to participate in the APEC Ministerial Meeting to meet Daiqi during the APEC meeting. Wang Wentao met with representatives of American companies in Shanghai on Monday, including Johnson &amp; Johnson, 3M, and Honeywell, and told them that China will continue to welcome companies with American backgrounds to develop in China and achieve a win -win situation. However, China just announced on Sunday that the product of American chip manufacturer Micron has national security risks and prohibits Chinese companies from buying its chip. (Responsible editor: Wang Yun)</text:p>
      <text:p text:style-name="P4">
News Source: <text:a xlink:type="simple" xlink:href="https://www.rfa.org/mandarin/Xinwen/1-05252023111931.html" text:style-name="Internet_20_link" text:visited-style-name="Visited_20_Internet_20_Link">
https://www.rfa.org/mandarin/Xinwen/1-05252023111931.html</text:a>
</text:p>
      <!--NEWS-->
      <text:h text:style-name="P10" text:outline-level="1">
<text:span text:style-name="T4">
Lack of supervision? Great Wall Motor Report BYD discharge does not meet the standard</text:span>
</text:h>
      <text:p text:style-name="P4">
Author: None</text:p>
      <text:p text:style-name="P4">
Publisher: Radio Free Asia (Organization)</text:p>
      <text:p text:style-name="P4">
Published Time: 2023-05-25T11:31:00-04:00</text:p>
      <text:p text:style-name="P4">
Modified Time: 2023-05-25T11:41:2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4" text:anchor-type="as-char" svg:width="6.9236in" svg:height="4.612011in" draw:z-index="0">
<draw:image xlink:href="../Images/rfamandarin/2023-05-25T11-31-00-04-00/000000.png" xlink:type="simple" xlink:show="embed" xlink:actuate="onLoad" draw:mime-type="image/png"/>
</draw:frame>
A sales point of BYD Motor Corporation Tsai Beijing, customers are reviewing the new car. <text:a xlink:type="simple" xlink:href="https://www.rfa.org/mandarin/Xinwen/2-05252023112449.html/@@images/image" text:style-name="Internet_20_link" text:visited-style-name="Visited_20_Internet_20_Link">
</text:a>
The Associated Press information picture China Automobile Manufacturers Great Wall Motor Great Wall Motor on Thursday (May 25) reported that the two models of China New Energy Vehicle Giants BYD were suspected of not up to standards. BYD responded at noon that the company's products met national standards and opposed unfair competition. According to the surging news network, Great Wall Motors reported on April 11 to the Chinese Ministry of Ecology and Environment, the General Administration of Market Supervision and Administration, the Ministry of Industry and Information Technology and other departments. The emissions do not meet the standard. After the incident, BYD and Great Wall Motor's stock price fell on the same day, BYD fell 1%, and Great Wall Motors fell 4%. It is worth noting that BYD announced earlier this month that the company's sales volume in April increased by 94%year -on -year and became the best -selling car brand in the first quarter of this year. In April, Great Wall's sales fell 41%year -on -year. The issue of BYD discharge pollution has signs last year. Many netizens disclosed through social media platforms such as Yiche and other car websites that the BYD dolphin model air -conditioning to spray pink hydroxide Not satisfied. After the incident reported by the Great Wall, some netizens on Twitter commented that under the background of the lack of domestic supervisory responsible persons, there was finally a peer who understood the situation. (Responsible editor: Wang Yun)</text:p>
      <text:p text:style-name="P4">
News Source: <text:a xlink:type="simple" xlink:href="https://www.rfa.org/mandarin/Xinwen/2-05252023112449.html" text:style-name="Internet_20_link" text:visited-style-name="Visited_20_Internet_20_Link">
https://www.rfa.org/mandarin/Xinwen/2-05252023112449.html</text:a>
</text:p>
      <!--NEWS-->
      <text:h text:style-name="P10" text:outline-level="1">
<text:span text:style-name="T4">
Chuan Jingmei against the black confession shell Seoul: The position of not to be a fatal weapon has not changed</text:span>
</text:h>
      <text:p text:style-name="P4">
Publisher: 法新社</text:p>
      <text:p text:style-name="P4">
Published Time: 2023-05-25T11:32:08+00:00</text:p>
      <text:p text:style-name="P4">
Modified Time: 2023-05-25T11:05:02+00:00</text:p>
      <text:p text:style-name="P4">
Description: (Agence France -Presse, Seoul, 25th) The American "The Wall Street Journal" pointed out that hundreds of thousands of artillery shells provided by South Korea, which were originally resisted by the army, were shipped to Ukraine to resist Russian aggression. However, South Korea has refuted the content of the report today, emphasizing that the position that does not provide fatal weapon support for Ukraine has not chang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5" text:anchor-type="as-char" svg:width="6.9236in" svg:height="3.617581in" draw:z-index="0">
<draw:image xlink:href="../Images/rficn/2023-05-25T11-32-08-00-00/000000.png" xlink:type="simple" xlink:show="embed" xlink:actuate="onLoad" draw:mime-type="image/png"/>
</draw:frame>
The Wall Street Journal quoted unnamed sources reported that Seoul had reached a "confidential arrangement" with Washington, transported shells to the United States and then transferred to Ukraine.</text:p>
      <text:p text:style-name="P4">
South Korea ’s Ministry of Defense spokesman Quan Hekui said today that he has discussed with the US Department of Defense on exports of ammunition, and the Wall Street Journal report has a“ incorrect part ”, but he refuses to disclose the relevant details.</text:p>
      <text:p text:style-name="P4">
Quanhe Kui said at the press conference: "There have been various discussions and requirements. On the occasion of the war and humanitarian situation of Ukraine in an all -round way, our government will take appropriate practices."</text:p>
      <text:p text:style-name="P4">
When the South Korean National Security Office director Zhao Taiyong was asked about providing ammunition to Ukraine yesterday, he told Congress that officials would make a decision after the monitoring situation evolved.</text:p>
      <text:p text:style-name="P4">
Zhao Taiyong said that there was no plan to provide artillery shells directly or through Poland, but he did not describe parts of South Korea and the United States.</text:p>
      <text:p text:style-name="P4">
News Source: <text:a xlink:type="simple" xlink:href="https://www.rfi.fr/cn/%E5%9B%BD%E9%99%85%E6%8A%A5%E9%81%93/20230525-%E4%BC%A0%E7%BB%8F%E7%BE%8E%E5%AF%B9%E4%B9%8C%E4%BE%9B%E7%82%AE%E5%BC%B9-%E9%A6%96%E5%B0%94-%E4%B8%8D%E4%BE%9B%E8%87%B4%E5%91%BD%E6%AD%A6%E5%99%A8%E7%AB%8B%E5%9C%BA%E6%9C%AA%E5%8F%98" text:style-name="Internet_20_link" text:visited-style-name="Visited_20_Internet_20_Link">
https://www.rfi.fr/cn/%E5%9B%BD%E9%99%85%E6%8A%A5%E9%81%93/20230525-%E4%BC%A0%E7%BB%8F%E7%BE%8E%E5%AF%B9%E4%B9%8C%E4%BE%9B%E7%82%AE%E5%BC%B9-%E9%A6%96%E5%B0%94-%E4%B8%8D%E4%BE%9B%E8%87%B4%E5%91%BD%E6%AD%A6%E5%99%A8%E7%AB%8B%E5%9C%BA%E6%9C%AA%E5%8F%98</text:a>
</text:p>
      <!--NEWS-->
      <text:h text:style-name="P10" text:outline-level="1">
<text:span text:style-name="T4">
Wang Huning went to Xinjiang first emphasizing social stability</text:span>
</text:h>
      <text:p text:style-name="P4">
Author: None</text:p>
      <text:p text:style-name="P4">
Publisher: Radio Free Asia (Organization)</text:p>
      <text:p text:style-name="P4">
Published Time: 2023-05-25T11:35:52-04:00</text:p>
      <text:p text:style-name="P4">
Modified Time: 2023-05-25T11:35:5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6" text:anchor-type="as-char" svg:width="6.9236in" svg:height="4.433337in" draw:z-index="0">
<draw:image xlink:href="../Images/rfamandarin/2023-05-25T11-35-52-04-00/000000.png" xlink:type="simple" xlink:show="embed" xlink:actuate="onLoad" draw:mime-type="image/png"/>
</draw:frame>
Wang Huning, member of the Standing Committee of the Political Bureau of the CPC Central Committee and chairman of the National Committee of the Chinese People's Political Consultative Conference, investigated in Xinjiang this week (May 22 to 24) <text:a xlink:type="simple" xlink:href="https://www.rfa.org/mandarin/Xinwen/3-05252023113150.html/@@images/image" text:style-name="Internet_20_link" text:visited-style-name="Visited_20_Internet_20_Link">
</text:a>
CCTV video interception. According to the Chinese official Xinhua News Agency, Wang Huning, member of the Standing Committee of the Political Bureau of the Central Committee of the Communist Party of China and chairman of the CPPCC Wang Huning this week (May 22 to 24). During the investigation, he emphasized that it was not easy for Xinjiang's social stability to come. It was necessary to make full consolidation and unswervingly promote the normalization of counter -terrorism and stability. When Wang Huning inspected the Museum of the Autonomous Region, the Islamic College and other places, he asked these units to "implant the seeds that love me in China into the depths of the soul of everyone, especially the youth." From the official media reports, Wang Huning did not seem to mention the issues of the international community's high attention to the problems of millions of Muslim ethnic minorities and forced labor, but netizens did not forget this matter outside the Chinese online firewall. Some netizens left a message under the relevant news of Twitter, "The Communist Party of China has put nearly 2 million Xinjiang Victorians into the Nazi concentration camp and has launched racial extinction for the Xinjiang Victorians for many years. There are no terrorists in Xinjiang at all. The CCP is the world's largest world's largest. Terrorist organization. "(Responsible editor: Wang Yun)</text:p>
      <text:p text:style-name="P4">
News Source: <text:a xlink:type="simple" xlink:href="https://www.rfa.org/mandarin/Xinwen/3-05252023113150.html" text:style-name="Internet_20_link" text:visited-style-name="Visited_20_Internet_20_Link">
https://www.rfa.org/mandarin/Xinwen/3-05252023113150.html</text:a>
</text:p>
      <!--NEWS-->
      <text:h text:style-name="P10" text:outline-level="1">
<text:span text:style-name="T4">
U.S. House of Representatives of the Chinese Special Committee</text:span>
</text:h>
      <text:p text:style-name="P4">
Author: None</text:p>
      <text:p text:style-name="P4">
Publisher: Radio Free Asia (Organization)</text:p>
      <text:p text:style-name="P4">
Published Time: 2023-05-25T11:40:15-04:00</text:p>
      <text:p text:style-name="P4">
Modified Time: 2023-05-25T11:40:1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7" text:anchor-type="as-char" svg:width="6.9236in" svg:height="4.612011in" draw:z-index="0">
<draw:image xlink:href="../Images/rfamandarin/2023-05-25T11-40-15-04-00/000000.png" xlink:type="simple" xlink:show="embed" xlink:actuate="onLoad" draw:mime-type="image/png"/>
</draw:frame>
The picture shows the chairman of the committee chairman Mikegallagher chaired the committee of the committee <text:a xlink:type="simple" xlink:href="https://www.rfa.org/mandarin/Xinwen/4-05252023113647.html/@@images/image" text:style-name="Internet_20_link" text:visited-style-name="Visited_20_Internet_20_Link">
</text:a>
The Associated Press Information Pictures of the US House of Representatives "Special Committee for Strategic Competition of the United States and the Communist Party of China" passed a number of proposals for China on Wednesday (May 24), which aims to urge Beijing to treat ethnic minorities fairly and strengthen the United States' to Taiwan to Taiwan. support. According to the Wall Street Journal, the specific problems involved in these proposals are mainly to restrict the US capital of Muslim ethnic minorities in Xinjiang's Muslim ethnic minorities. The proposal also requires to accelerate the delivery commitment to Taiwan and provide other support for Taiwan. At the same time, it also proposed to strengthen sanctions on some Chinese technology companies through legislation, which were accused of being involved in the Chinese government's suppression operation. Many people in the Washington policy circle believe that the Chinese government is the most important challenger in the United States. Mikegallagher, chairman of the committee and Republican Republican member of the Wisconsin, said in the voting of the committee that the two parties jointly made a strong voice through this committee, which means that it is quite strong. The United States and the CCP's Strategic Competition Special Commission have not had the power to draft a bill, and will transform their suggestions into legislation through cooperation with the Legislative Council. (Responsible editor: Wang Yun)</text:p>
      <text:p text:style-name="P4">
News Source: <text:a xlink:type="simple" xlink:href="https://www.rfa.org/mandarin/Xinwen/4-05252023113647.html" text:style-name="Internet_20_link" text:visited-style-name="Visited_20_Internet_20_Link">
https://www.rfa.org/mandarin/Xinwen/4-05252023113647.html</text:a>
</text:p>
      <!--NEWS-->
      <text:h text:style-name="P10" text:outline-level="1">
<text:span text:style-name="T4">
Germany's Football "find money" defeat</text:span>
</text:h>
      <text:p text:style-name="P4">
Author: None (Language: zh)</text:p>
      <text:p text:style-name="P4">
Publisher: None</text:p>
      <text:p text:style-name="P4">
Time: 2023-05-25T11:44:00Z</text:p>
      <text:p text:style-name="P4">
Description: The transactions of billions of euros investors in the plan to invest in the German Football League failed. At the German Football Conference, the plan did not get most support for negotiating with potential fund providers.</text:p>
      <text:p text:style-name="P4">
Videos: []</text:p>
      <text:p text:style-name="P4">
Images: ["<text:a xlink:type="simple" xlink:href="https://static.dw.com/image/65416982_303.jpg" text:style-name="Internet_20_link" text:visited-style-name="Visited_20_Internet_20_Link">
65416982_303.jpg</text:a>
", "<text:a xlink:type="simple" xlink:href="https://static.dw.com/image/38953172_303.jpg" text:style-name="Internet_20_link" text:visited-style-name="Visited_20_Internet_20_Link">
38953172_303.jpg</text:a>
", "<text:a xlink:type="simple" xlink:href="https://static.dw.com/image/18579055_303.jpg" text:style-name="Internet_20_link" text:visited-style-name="Visited_20_Internet_20_Link">
18579055_303.jpg</text:a>
", "<text:a xlink:type="simple" xlink:href="https://static.dw.com/image/39064615_303.jpg" text:style-name="Internet_20_link" text:visited-style-name="Visited_20_Internet_20_Link">
39064615_303.jpg</text:a>
", "<text:a xlink:type="simple" xlink:href="https://static.dw.com/image/39064659_303.jpg" text:style-name="Internet_20_link" text:visited-style-name="Visited_20_Internet_20_Link">
39064659_303.jpg</text:a>
", "<text:a xlink:type="simple" xlink:href="https://static.dw.com/image/38611582_303.jpg" text:style-name="Internet_20_link" text:visited-style-name="Visited_20_Internet_20_Link">
38611582_303.jpg</text:a>
", "<text:a xlink:type="simple" xlink:href="https://static.dw.com/image/36819392_303.jpg" text:style-name="Internet_20_link" text:visited-style-name="Visited_20_Internet_20_Link">
36819392_303.jpg</text:a>
", "<text:a xlink:type="simple" xlink:href="https://static.dw.com/image/36122501_303.jpg" text:style-name="Internet_20_link" text:visited-style-name="Visited_20_Internet_20_Link">
36122501_303.jpg</text:a>
", "<text:a xlink:type="simple" xlink:href="https://static.dw.com/image/38928057_303.jpg" text:style-name="Internet_20_link" text:visited-style-name="Visited_20_Internet_20_Link">
38928057_303.jpg</text:a>
", "<text:a xlink:type="simple" xlink:href="https://static.dw.com/image/38525846_303.jpg" text:style-name="Internet_20_link" text:visited-style-name="Visited_20_Internet_20_Link">
38525846_303.jpg</text:a>
", "<text:a xlink:type="simple" xlink:href="https://static.dw.com/image/65725474_401.jpg" text:style-name="Internet_20_link" text:visited-style-name="Visited_20_Internet_20_Link">
65725474_401.jpg</text:a>
", "<text:a xlink:type="simple" xlink:href="https://static.dw.com/image/65726084_401.jpg" text:style-name="Internet_20_link" text:visited-style-name="Visited_20_Internet_20_Link">
65726084_401.jpg</text:a>
", "<text:a xlink:type="simple" xlink:href="https://static.dw.com/image/18817338_303.jpg" text:style-name="Internet_20_link" text:visited-style-name="Visited_20_Internet_20_Link">
18817338_303.jpg</text:a>
", "<text:a xlink:type="simple" xlink:href="https://static.dw.com/image/52782452_303.jpg" text:style-name="Internet_20_link" text:visited-style-name="Visited_20_Internet_20_Link">
52782452_303.jpg</text:a>
", "<text:a xlink:type="simple" xlink:href="https://static.dw.com/image/50154019_303.jpg" text:style-name="Internet_20_link" text:visited-style-name="Visited_20_Internet_20_Link">
50154019_303.jpg</text:a>
", "<text:a xlink:type="simple" xlink:href="https://static.dw.com/image/53217920_303.jpg" text:style-name="Internet_20_link" text:visited-style-name="Visited_20_Internet_20_Link">
53217920_303.jpg</text:a>
", "<text:a xlink:type="simple" xlink:href="https://static.dw.com/image/53217942_303.jpg" text:style-name="Internet_20_link" text:visited-style-name="Visited_20_Internet_20_Link">
53217942_303.jpg</text:a>
", "<text:a xlink:type="simple" xlink:href="https://static.dw.com/image/19096488_303.jpg" text:style-name="Internet_20_link" text:visited-style-name="Visited_20_Internet_20_Link">
19096488_303.jpg</text:a>
", "<text:a xlink:type="simple" xlink:href="https://static.dw.com/image/53217900_303.jpg" text:style-name="Internet_20_link" text:visited-style-name="Visited_20_Internet_20_Link">
53217900_303.jpg</text:a>
", "<text:a xlink:type="simple" xlink:href="https://static.dw.com/image/53217910_303.jpg" text:style-name="Internet_20_link" text:visited-style-name="Visited_20_Internet_20_Link">
53217910_303.jpg</text:a>
", "<text:a xlink:type="simple" xlink:href="https://static.dw.com/image/53217952_303.jpg" text:style-name="Internet_20_link" text:visited-style-name="Visited_20_Internet_20_Link">
53217952_303.jpg</text:a>
", "<text:a xlink:type="simple" xlink:href="https://static.dw.com/image/53217930_303.jpg" text:style-name="Internet_20_link" text:visited-style-name="Visited_20_Internet_20_Link">
53217930_303.jpg</text:a>
"]</text:p>
      <text:p text:style-name="P4">
Subject: 足坛体坛</text:p>
      <text:p text:style-name="P4">
Subjects: ['德中关系', '拜仁慕尼黑', '欧债危机', '欧盟', '德甲', '足球世界杯', '德国', '留学德国', '足球', '留学德国']</text:p>
      <text:p text:style-name="P4">
Keywords: ['德国', '足联', '体育', '经济', '商业', '足球', '德甲', 'DFL', '德国足联', '投资者', '入股']</text:p>
      <text:p text:style-name="P4">
Id: 65733131</text:p>
      <!--METADATA-->
      <text:p text:style-name="P4">
<text:a xlink:type="simple" xlink:href="https://www.dw.com/zh/overlay/image/article/65733131/65416982" text:style-name="Internet_20_link" text:visited-style-name="Visited_20_Internet_20_Link">
 <draw:frame draw:style-name="fr1" draw:name="Image108" text:anchor-type="as-char" svg:width="6.9236in" svg:height="3.896998in" draw:z-index="0">
<draw:image xlink:href="../Images/dwzh/2023-05-25T11-44-00Z/65416982_303.jpg" xlink:type="simple" xlink:show="embed" xlink:actuate="onLoad" draw:mime-type="image/jpeg"/>
</draw:frame>
</text:a>
The picture shows fans' protests to protest banners and oppose investors to invest in Germany Football (DFL)</text:p>
      <text:p text:style-name="P4">
(Voice of Germany) Germany Football (DFL) must abandon plans to raise new capital through investors. At a special general meeting, the relevant revision application did not receive the majority of the two -thirds of the members of the 36 -level and B -level teams.</text:p>
      <text:p text:style-name="P4">
The voting results of 11 opposition votes and 5 abstains votes were obvious to the German Football Leadership. It also confirmed the resistance of the football group's financing plan. In order to reach two -thirds of the majority, 24 votes of 36 votes of Football Party are required. In this way, we can ensure that at another conference in July, it is approved to allow business investors to enter the German Football Federation.</text:p>
      <text:p text:style-name="P4">
"Our conclusion is that this process is over since today. This is democracy." Hans Joachimwatzke, chairman of the German Football Supervisory Association, commented. "We set this threshold by ourselves. The voting results are obvious majority, but it is not the majority we think. From today, this topic is over."</text:p>
      <text:p text:style-name="P4">
*<draw:frame draw:style-name="fr1" draw:name="Image109" text:anchor-type="as-char" svg:width="6.9236in" svg:height="3.896998in" draw:z-index="0">
<draw:image xlink:href="../Images/dwzh/2023-05-25T11-44-00Z/38953172_303.jpg" xlink:type="simple" xlink:show="embed" xlink:actuate="onLoad" draw:mime-type="image/jpeg"/>
</draw:frame>
#</text:p>
      <text:h text:style-name="P13" text:outline-level="4">
<text:span text:style-name="T4">
Investor's "Fantasy Theater"</text:span>
</text:h>
      <text:h text:style-name="P12" text:outline-level="3">
<text:span text:style-name="T4">
Investor's Fantasy Theater</text:span>
</text:h>
      <text:p text:style-name="P4">
Find a good investment project, football should be a good option. A survey by the investment evaluation company KMPG showed that the market value of several major European football clubs rose 14%last year. Nowadays, the global economy is weak, and there are not many industries that can create a two -digit return like football.</text:p>
      <text:p text:style-name="P4">
*<draw:frame draw:style-name="fr1" draw:name="Image110" text:anchor-type="as-char" svg:width="6.9236in" svg:height="3.896998in" draw:z-index="0">
<draw:image xlink:href="../Images/dwzh/2023-05-25T11-44-00Z/18579055_303.jpg" xlink:type="simple" xlink:show="embed" xlink:actuate="onLoad" draw:mime-type="image/jpeg"/>
</draw:frame>
#</text:p>
      <text:h text:style-name="P13" text:outline-level="4">
<text:span text:style-name="T4">
Investor's "Fantasy Theater"</text:span>
</text:h>
      <text:h text:style-name="P12" text:outline-level="3">
<text:span text:style-name="T4">
"Fantasy Theater" of Manchester United</text:span>
</text:h>
      <text:p text:style-name="P4">
The main stadium of the Manchester Union was originally called Oldtrafford (Oldtrafford), But people are willing to call it "Dream Theater". According to KPMG's assessment, Manchester United has a market value of 3.1 billion euros. The criteria for evaluation are: popularity, profit margin, football strength and potential, infrastructure and TV broadcast rights.</text:p>
      <text:p text:style-name="P4">
*<draw:frame draw:style-name="fr1" draw:name="Image111" text:anchor-type="as-char" svg:width="6.9236in" svg:height="3.896998in" draw:z-index="0">
<draw:image xlink:href="../Images/dwzh/2023-05-25T11-44-00Z/39064615_303.jpg" xlink:type="simple" xlink:show="embed" xlink:actuate="onLoad" draw:mime-type="image/jpeg"/>
</draw:frame>
#</text:p>
      <text:h text:style-name="P13" text:outline-level="4">
<text:span text:style-name="T4">
Investor's "Fantasy Theater"</text:span>
</text:h>
      <text:h text:style-name="P12" text:outline-level="3">
<text:span text:style-name="T4">
General Changsheng, the second of Chang Sheng</text:span>
</text:h>
      <text:p text:style-name="P4">
Real Madrid: If you want to buy this world -renowned team, "only need" to prepare 2.9 billion euros. In terms of the number of football awards, no team can be comparable to Real Madrid. Real Madrid is the current Spanish league champion, and it has also entered the finals of the European Champions League. Real Madrid will respond to Juventus, the latter's market value is 1.2 billion euros.</text:p>
      <text:p text:style-name="P4">
*<draw:frame draw:style-name="fr1" draw:name="Image112" text:anchor-type="as-char" svg:width="6.9236in" svg:height="3.896998in" draw:z-index="0">
<draw:image xlink:href="../Images/dwzh/2023-05-25T11-44-00Z/39064659_303.jpg" xlink:type="simple" xlink:show="embed" xlink:actuate="onLoad" draw:mime-type="image/jpeg"/>
</draw:frame>
#</text:p>
      <text:h text:style-name="P13" text:outline-level="4">
<text:span text:style-name="T4">
Investor's "Fantasy Theater"</text:span>
</text:h>
      <text:h text:style-name="P12" text:outline-level="3">
<text:span text:style-name="T4">
eternal competitor</text:span>
</text:h>
      <text:p text:style-name="P4">
According to KPMG's assessment, the third European market value team is the Barcelona team with a market value of 2.7 billion euros. In this regard, two of the top ten teams in the market value are selected: Barcelona and Real Madrid. However, the Premier League seems to be slightly better. There are six teams in the top ten, ranking first, fifth to eighth and tenth.</text:p>
      <text:p text:style-name="P4">
*<draw:frame draw:style-name="fr1" draw:name="Image113" text:anchor-type="as-char" svg:width="6.9236in" svg:height="3.896998in" draw:z-index="0">
<draw:image xlink:href="../Images/dwzh/2023-05-25T11-44-00Z/38611582_303.jpg" xlink:type="simple" xlink:show="embed" xlink:actuate="onLoad" draw:mime-type="image/jpeg"/>
</draw:frame>
#</text:p>
      <text:h text:style-name="P13" text:outline-level="4">
<text:span text:style-name="T4">
Investor's "Fantasy Theater"</text:span>
</text:h>
      <text:h text:style-name="P12" text:outline-level="3">
<text:span text:style-name="T4">
Overlord on the Green Field in Germany</text:span>
</text:h>
      <text:p text:style-name="P4">
The most valuable team in the KPMG ranking is of course Bayern Munich. The Department of Furniture Music estimates the market value of 2.4 billion, ranking fourth. Bayern's successful magic weapon is to maintain local characteristics: whether it is a player or a coach, no matter what skin tone nationality, you must wear a photo of Bavarian national characteristics.</text:p>
      <text:p text:style-name="P4">
*<draw:frame draw:style-name="fr1" draw:name="Image114" text:anchor-type="as-char" svg:width="6.9236in" svg:height="3.896998in" draw:z-index="0">
<draw:image xlink:href="../Images/dwzh/2023-05-25T11-44-00Z/36819392_303.jpg" xlink:type="simple" xlink:show="embed" xlink:actuate="onLoad" draw:mime-type="image/jpeg"/>
</draw:frame>
#</text:p>
      <text:h text:style-name="P13" text:outline-level="4">
<text:span text:style-name="T4">
Investor's "Fantasy Theater"</text:span>
</text:h>
      <text:h text:style-name="P12" text:outline-level="3">
<text:span text:style-name="T4">
Forever ...</text:span>
</text:h>
      <text:p text:style-name="P4">
The Football Team of Manchester City is. Even in terms of the number of runner -up trophies, the Manchester City team is far from the Manchester United team of the same city. In terms of economic strength, it is not the same as Manchester United: Manchester City estimates a market value of 1.9 billion euros, ranking fifth.</text:p>
      <text:p text:style-name="P4">
*<draw:frame draw:style-name="fr1" draw:name="Image115" text:anchor-type="as-char" svg:width="6.9236in" svg:height="3.896998in" draw:z-index="0">
<draw:image xlink:href="../Images/dwzh/2023-05-25T11-44-00Z/36122501_303.jpg" xlink:type="simple" xlink:show="embed" xlink:actuate="onLoad" draw:mime-type="image/jpeg"/>
</draw:frame>
#</text:p>
      <text:h text:style-name="P13" text:outline-level="4">
<text:span text:style-name="T4">
Investor's "Fantasy Theater"</text:span>
</text:h>
      <text:h text:style-name="P12" text:outline-level="3">
<text:span text:style-name="T4">
Money is the foundation of the team's success</text:span>
</text:h>
      <text:p text:style-name="P4">
The sixth Arsenal London team shows the importance of economic strength to the team. The London team and the seventh Chelsea team and the eighth -ranking Liverpool team have a market value between 1.3 billion and 1.9 billion. The Tottenham Hot Team ranked tenth with a market value of one billion. One of these clubs is the biggest thing in common is that they all have generous TV broadcast revenue.</text:p>
      <text:p text:style-name="P4">
*<draw:frame draw:style-name="fr1" draw:name="Image116" text:anchor-type="as-char" svg:width="6.9236in" svg:height="3.896998in" draw:z-index="0">
<draw:image xlink:href="../Images/dwzh/2023-05-25T11-44-00Z/38928057_303.jpg" xlink:type="simple" xlink:show="embed" xlink:actuate="onLoad" draw:mime-type="image/jpeg"/>
</draw:frame>
#</text:p>
      <text:h text:style-name="P13" text:outline-level="4">
<text:span text:style-name="T4">
Investor's "Fantasy Theater"</text:span>
</text:h>
      <text:h text:style-name="P12" text:outline-level="3">
<text:span text:style-name="T4">
How much is a team worth it?</text:span>
</text:h>
      <text:p text:style-name="P4">
For the ninth Juventus, this is undoubtedly an interesting issue. Juventus Club belongs to the Agnelli family of industrial giants. For such an industrialist who is not bad, why did he sell Juventus? Even if he wants to sell, he will not think of AC Milan's lesson. Berluskini was exhausted at first, only to find a Chinese buyer who was willing to take over AC Milan.</text:p>
      <text:p text:style-name="P4">
*<draw:frame draw:style-name="fr1" draw:name="Image117" text:anchor-type="as-char" svg:width="6.9236in" svg:height="3.896998in" draw:z-index="0">
<draw:image xlink:href="../Images/dwzh/2023-05-25T11-44-00Z/38525846_303.jpg" xlink:type="simple" xlink:show="embed" xlink:actuate="onLoad" draw:mime-type="image/jpeg"/>
</draw:frame>
#</text:p>
      <text:h text:style-name="P13" text:outline-level="4">
<text:span text:style-name="T4">
Investor's "Fantasy Theater"</text:span>
</text:h>
      <text:h text:style-name="P12" text:outline-level="3">
<text:span text:style-name="T4">
What other teams Germany is more valuable</text:span>
</text:h>
      <text:p text:style-name="P4">
Dortmund ranked 12th and Schalke 04 team ranked 14th. With Bayern, the total market value of the above three German teams is 4.1 billion euros. However, Schalke fans will inevitably question that our team has not been the championship for decades, and municipal construction has stagnated. One of the seven citizens has no job. ?</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trading will bring 2 billion euros in incomeThe financing plan originally pointed out that the right to broadcast the media should be stripped out to become a business subsidiary, whether it is Germany or internationally in the country. The potential investor can buy 12.5%of the company's shares for a period of 20 years.</text:span>
</text:h>
      <text:p text:style-name="P4">
This model is not no risk. During the contract period, the club must give up 12.5%of the media income to the financier. Even if the income grows moderately (currently obtains nearly 1.3 billion euros from home and abroad at home and abroad), this also means that in the next 20 years, the major clubs of the German Football Federation will bear the income loss of significantly more than 3 billion euros.</text:p>
      <text:p text:style-name="P4">
<draw:frame draw:style-name="fr1" draw:name="Image118" text:anchor-type="as-char" svg:width="6.9236in" svg:height="3.896998in" draw:z-index="0">
<draw:image xlink:href="../Images/dwzh/2023-05-25T11-44-00Z/65725474_401.jpg" xlink:type="simple" xlink:show="embed" xlink:actuate="onLoad" draw:mime-type="image/jpeg"/>
</draw:frame>
The picture shows the current leadership of the German Footlion</text:p>
      <text:h text:style-name="P12" text:outline-level="3">
<text:span text:style-name="T4">
Opposition of the fan group and the club</text:span>
</text:h>
      <text:p text:style-name="P4">
For the German Football Federation, which is currently led by Axel Hellmann and Oliverleki, the launching financing discussed in this round is still considered "irreplaceable", and only in this way can the competitiveness of the league. In addition, the best situation is that through investment, sales will increase. In other words, although the investors need to be divided, the final total profit will be higher than before, and the goal is to achieve a win -win situation.</text:p>
      <text:p text:style-name="P4">
Heerman said: "I found that all the opinions from all walks of life were: need to invest." He was surprised by the results of the voting. "You can't say that there is a demand, and then the process is over. Every year, every investment made by investors to other leagues will become more and more difficult for us. Those who oppose loud opposition must now answer this question: Where will the security and stability of the Bundesliga come from in the future. "</text:p>
      <text:p text:style-name="P4">
The representatives of the suspect are the leadership of the Bundesliga team Cologne 1.FC and the B -League team St. Pauli FC. They point out that investors' interests may conflict with the interests of the league in many fields. They support other ways to obtain new capital. For these critics, pre -occupation of future income is considered a wrong way, which may have long -term damage to Germany's professional football environment.</text:p>
      <text:p text:style-name="P4">
"Results and fierce disputes show that there are still many issues that need to be clarified and unreasonable," said OKEGOTLICH, chairman of St. Pauli, and he was also a member of the German Federal Union Council. "We must make all clubs be able to understand the importance of such a transaction. The current approach is not enough in terms of time and space. We must form a clear strategy together and constructively. Praising it in a targeted manner to achieve our clearly defined goals. "</text:p>
      <text:p text:style-name="P4">
<draw:frame draw:style-name="fr1" draw:name="Image119" text:anchor-type="as-char" svg:width="6.9236in" svg:height="3.896998in" draw:z-index="0">
<draw:image xlink:href="../Images/dwzh/2023-05-25T11-44-00Z/65726084_401.jpg" xlink:type="simple" xlink:show="embed" xlink:actuate="onLoad" draw:mime-type="image/jpeg"/>
</draw:frame>
OKE GOTTLICH, a member of the German Football Council and the chairman of the St. Pauli Football Club,</text:p>
      <text:h text:style-name="P12" text:outline-level="3">
<text:span text:style-name="T4">
Fans' criticism</text:span>
</text:h>
      <text:p text:style-name="P4">
The opponents of investors' shares were not even shaken by various recent threats. The German Football Leader Laiki issued a warning saying that if the transaction failed, then the Bundesliga would be stripped out from other parts of the German Football Federation and thereby ending the "subsidy" of the small club.</text:p>
      <text:p text:style-name="P4">
Many fan groups are also critics, they criticized <text:a xlink:type="simple" xlink:href="https://www.dw.com/zh/zh/人权组织谴责国际体育机构奖励威权制国家/a-61316736" text:style-name="Internet_20_link" text:visited-style-name="Visited_20_Internet_20_Link">
</text:a>
Essence The refusal of the investment plan is a blow to the German Football League leadership that hopes to improve the financial prospects of the league. Germany Federal Federation must find a replacement strategy to achieve its goals.</text:p>
      <text:p text:style-name="P4">
(Germany, German Sports News Agency)</text:p>
      <text:p text:style-name="P4">
_ © 2023 Voice of Germany Copyright Statement: All the contents of this article are protected by copyright law. If there is no German voice, it is particularly authorized and shall not be used without authorization. Any improper behavior will lead to recovery and be criminally investigated. _ _ _ 吧 _</text:p>
      <text:p text:style-name="P4">
*<draw:frame draw:style-name="fr1" draw:name="Image120" text:anchor-type="as-char" svg:width="6.9236in" svg:height="3.896998in" draw:z-index="0">
<draw:image xlink:href="../Images/dwzh/2023-05-25T11-44-00Z/18817338_303.jpg" xlink:type="simple" xlink:show="embed" xlink:actuate="onLoad" draw:mime-type="image/jpeg"/>
</draw:frame>
#####: 10 major shooters in Bundesliga history</text:p>
      <text:h text:style-name="P12" text:outline-level="3">
<text:span text:style-name="T4">
1 . Gerd müller 365 ball</text:span>
</text:h>
      <text:p text:style-name="P4">
Gerdmüller's record is unparalleled. Between 1965 and 1979, he only played for Bayern Munich and won four German championships during this period. He won seven impressive Golden Boot Awards, and the number of goals scored in the five seasons exceeded the number of times he participated in the game. In the 1971/72 season, he scored 40 goals-and still maintained this record so far.</text:p>
      <text:p text:style-name="P4">
*<draw:frame draw:style-name="fr1" draw:name="Image121" text:anchor-type="as-char" svg:width="6.9236in" svg:height="3.896998in" draw:z-index="0">
<draw:image xlink:href="../Images/dwzh/2023-05-25T11-44-00Z/52782452_303.jpg" xlink:type="simple" xlink:show="embed" xlink:actuate="onLoad" draw:mime-type="image/jpeg"/>
</draw:frame>
#####: 10 major shooters in Bundesliga history</text:p>
      <text:h text:style-name="P12" text:outline-level="3">
<text:span text:style-name="T4">
2 . Klaus Fischer 268 ball</text:span>
</text:h>
      <text:p text:style-name="P4">
Klausfischer played 100 games than Muller, but scored 97 goals. Fisher won the most goals for Schalke, with 182 pieces. He also played for 1860 Munich, Cologne and Bohon. Fisher's Bundesliga lasted 20 years from 1968 to 1988.</text:p>
      <text:p text:style-name="P4">
*<draw:frame draw:style-name="fr1" draw:name="Image122" text:anchor-type="as-char" svg:width="6.9236in" svg:height="3.896998in" draw:z-index="0">
<draw:image xlink:href="../Images/dwzh/2023-05-25T11-44-00Z/50154019_303.jpg" xlink:type="simple" xlink:show="embed" xlink:actuate="onLoad" draw:mime-type="image/jpeg"/>
</draw:frame>
#####: 10 major shooters in Bundesliga history</text:p>
      <text:h text:style-name="P12" text:outline-level="3">
<text:span text:style-name="T4">
3 . Robert Lewandowski 227 ball</text:span>
</text:h>
      <text:p text:style-name="P4">
Robertlewandowski may have always dreamed of transferring to Real Madrid, but never succeeded. For so many years, he has become a member of the Bundesliga. He scored 74 goals in Dortmund's four seasons, and then joined Bayern Munich. He has scored 153 goals so far. Although this year is 31 years old, the process of chasing the Renjo roster charts has not ended. (As of: April 23, 2020)</text:p>
      <text:p text:style-name="P4">
*<draw:frame draw:style-name="fr1" draw:name="Image123" text:anchor-type="as-char" svg:width="6.9236in" svg:height="3.896998in" draw:z-index="0">
<draw:image xlink:href="../Images/dwzh/2023-05-25T11-44-00Z/53217920_303.jpg" xlink:type="simple" xlink:show="embed" xlink:actuate="onLoad" draw:mime-type="image/jpeg"/>
</draw:frame>
#####: 10 major shooters in Bundesliga history</text:p>
      <text:h text:style-name="P12" text:outline-level="3">
<text:span text:style-name="T4">
4 . JUPP Heynckes 220 ball</text:span>
</text:h>
      <text:p text:style-name="P4">
Before Juppheyncket succeeded in becoming a coach, he was one of the best strikers in the history of the Bundesliga. He has played for the Grandbach and Hanover for 14 years in the Bundesliga. Heinx is the most goal shooter in Gradebach's history (195) and won four German championships.</text:p>
      <text:p text:style-name="P4">
*<draw:frame draw:style-name="fr1" draw:name="Image124" text:anchor-type="as-char" svg:width="6.9236in" svg:height="3.896998in" draw:z-index="0">
<draw:image xlink:href="../Images/dwzh/2023-05-25T11-44-00Z/53217942_303.jpg" xlink:type="simple" xlink:show="embed" xlink:actuate="onLoad" draw:mime-type="image/jpeg"/>
</draw:frame>
#####: 10 major shooters in Bundesliga history</text:p>
      <text:h text:style-name="P12" text:outline-level="3">
<text:span text:style-name="T4">
5 . Manfred Burgsmüller 213 ball</text:span>
</text:h>
      <ul>
        <li>
<draw:frame draw:style-name="fr1" draw:name="Image125" text:anchor-type="as-char" svg:width="6.9236in" svg:height="3.896998in" draw:z-index="0">
<draw:image xlink:href="../Images/dwzh/2023-05-25T11-44-00Z/19096488_303.jpg" xlink:type="simple" xlink:show="embed" xlink:actuate="onLoad" draw:mime-type="image/jpeg"/>
</draw:frame>
#####: 10 major shooters in Bundesliga history</li>
      </ul>
      <text:h text:style-name="P12" text:outline-level="3">
<text:span text:style-name="T4">
6 . Claudio Pizarro 197 ball</text:span>
</text:h>
      <text:p text:style-name="P4">
In 1999, the Peruvian was just 20 years old when he joined Werderbremen. In addition to the short joining of Chelsea, Claudiopizarro, the nickname "Pizza", has always been a frequent visitor to the Bundesliga. He turned from Boymei to Bayern twice (2001 and 2012). After Cologne spent a season, 41 -year -old he joined Mei Mei for the fifth time. He plans to end his career in the summer of 2020. (As of April 23, 2020)</text:p>
      <text:p text:style-name="P4">
*<draw:frame draw:style-name="fr1" draw:name="Image126" text:anchor-type="as-char" svg:width="6.9236in" svg:height="3.896998in" draw:z-index="0">
<draw:image xlink:href="../Images/dwzh/2023-05-25T11-44-00Z/53217900_303.jpg" xlink:type="simple" xlink:show="embed" xlink:actuate="onLoad" draw:mime-type="image/jpeg"/>
</draw:frame>
#####: 10 major shooters in Bundesliga history</text:p>
      <text:h text:style-name="P12" text:outline-level="3">
<text:span text:style-name="T4">
7 . ULF KIRSN 181 ball</text:span>
</text:h>
      <text:p text:style-name="P4">
During the East Germany, ULF Kirsten was already a very lethal forward when he played for the Dreson Dina Mo. In 1990, he moved to Leverkuson. Until his career ended in 2003, he played 350 times for the Bundesliga club on the Rhine River, and won the Golden Boot Award for three times.</text:p>
      <text:p text:style-name="P4">
*<draw:frame draw:style-name="fr1" draw:name="Image127" text:anchor-type="as-char" svg:width="6.9236in" svg:height="3.896998in" draw:z-index="0">
<draw:image xlink:href="../Images/dwzh/2023-05-25T11-44-00Z/53217910_303.jpg" xlink:type="simple" xlink:show="embed" xlink:actuate="onLoad" draw:mime-type="image/jpeg"/>
</draw:frame>
#####: 10 major shooters in Bundesliga history</text:p>
      <text:h text:style-name="P12" text:outline-level="3">
<text:span text:style-name="T4">
8 . Stefan kuntz 179 ball</text:span>
</text:h>
      <text:p text:style-name="P4">
Bohon, Uliden, then returned to Bohon from Caesas Lawuneu, and finally returned to Stefankuntz in Bilefield. Nevertheless, the player who was in charge of the German U21 Youth Championship today won the Golden Boot Award in Boma in 1986. He also won this honor twice in Kaisus Laotu, where he won the German Cup (1990) and the Bundesliga (1991) championship.</text:p>
      <text:p text:style-name="P4">
*<draw:frame draw:style-name="fr1" draw:name="Image128" text:anchor-type="as-char" svg:width="6.9236in" svg:height="3.896998in" draw:z-index="0">
<draw:image xlink:href="../Images/dwzh/2023-05-25T11-44-00Z/53217952_303.jpg" xlink:type="simple" xlink:show="embed" xlink:actuate="onLoad" draw:mime-type="image/jpeg"/>
</draw:frame>
#####: 10 major shooters in Bundesliga history</text:p>
      <text:h text:style-name="P12" text:outline-level="3">
<text:span text:style-name="T4">
9 . Dieter Müller 177 ball</text:span>
</text:h>
      <text:p text:style-name="P4">
Dietermüller is still maintaining a record of the Bundesliga score: On August 17, 1977, he scored 6 goals in Cologne 7-2. Although Mueller spent most of his career in Cologne, he also played for the Bundesliga for Offenbakh, Stuttgart and Salb Luken. Between 1977 and 1986, he played 303 Bundesliga.</text:p>
      <text:p text:style-name="P4">
*<draw:frame draw:style-name="fr1" draw:name="Image129" text:anchor-type="as-char" svg:width="6.9236in" svg:height="3.896998in" draw:z-index="0">
<draw:image xlink:href="../Images/dwzh/2023-05-25T11-44-00Z/53217930_303.jpg" xlink:type="simple" xlink:show="embed" xlink:actuate="onLoad" draw:mime-type="image/jpeg"/>
</draw:frame>
#####: 10 major shooters in Bundesliga history</text:p>
      <text:h text:style-name="P12" text:outline-level="3">
<text:span text:style-name="T4">
10 . Klaus allofs -177 ball</text:span>
</text:h>
      <text:p text:style-name="P4">
Cologne spent 2.25 million Macons (1.15 million euros) in Dutt Mueller, a Dette Mueller, a forward of Dutt Musler, the Dutemallofs, setting the highest record of the Bundesliga at that time. Few people predict that he can score 177 goals like his predecessor, although he needs 121 games for this. After staying in France for a few years, Alovs also played for Blaza.</text:p>
      <text:p text:style-name="P4">
Author: Andreas Sten-Ziemons</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News Source: <text:a xlink:type="simple" xlink:href="https://www.dw.com/zh/德国足联-找钱-告败/a-65733131" text:style-name="Internet_20_link" text:visited-style-name="Visited_20_Internet_20_Link">
https://www.dw.com/zh/德国足联-找钱-告败/a-65733131?maca=chi-rss-chi-all-1127-rdf</text:a>
</text:p>
      <!--NEWS-->
      <text:h text:style-name="P10" text:outline-level="1">
<text:span text:style-name="T4">
Han Ziyan Rocket World launched this afternoon</text:span>
</text:h>
      <text:p text:style-name="P4">
Author: 联合早报 (Person)</text:p>
      <text:p text:style-name="P4">
Publisher: 联合早报 (Organization)</text:p>
      <text:p text:style-name="P4">
Published Time: 2023-05-25T11:51</text:p>
      <text:p text:style-name="P4">
Modified Time: 2023-05-25T11:51</text:p>
      <text:p text:style-name="P4">
Description: South Korea's self -developed carrier rocket "World" was determined for the third launch on Thursday (May 25) at 6.24 pm (5.24 pm in Singapore time). Yonhap News Agency reported that the Ministry of Science and Technology Information and Communication and the Korean Aviation Universe Research Institute held a launch on the same morning ...</text:p>
      <text:p text:style-name="P4">
Videos: []</text:p>
      <text:p text:style-name="P4">
Audios: []</text:p>
      <text:p text:style-name="P4">
Images: []</text:p>
      <text:p text:style-name="P4">
Type: NewsArticle</text:p>
      <text:p text:style-name="P4">
Breadcrumbs: ['即时', '国际']</text:p>
      <text:p text:style-name="P4">
Keywords: ['韩国', '火箭']</text:p>
      <!--METADATA-->
      <text:p text:style-name="P4">
South Korea's self -developed carrier rocket "World" was determined for the third launch on Thursday (May 25) at 6.24 pm (5.24 pm in Singapore time).</text:p>
      <text:p text:style-name="P4">
The Yonhap News Agency reported that the Ministry of Science and Technology Information and Communications and the Korean Aviation Universe Research Institute held a meeting of the Launch Management Committee on the same day to listen to the report on the results of the inspection and repair of the automatic control system and the equipment control system of the transmitting table, and finalized the launch time.</text:p>
      <text:p text:style-name="P4">
At 3 pm on the 24th, the transmission of the programmable logic controller (PLC) on the transmitting control computer and the transmitted barrier tank was not transmitted, and the third launch was stopped for the third time.</text:p>
      <text:p text:style-name="P4">
News Source: <text:a xlink:type="simple" xlink:href="https://www.zaobao.com.sg/realtime/world/story20230525-1397980" text:style-name="Internet_20_link" text:visited-style-name="Visited_20_Internet_20_Link">
https://www.zaobao.com.sg/realtime/world/story20230525-1397980</text:a>
</text:p>
      <!--NEWS-->
      <text:h text:style-name="P10" text:outline-level="1">
<text:span text:style-name="T4">
Amazon stops Chinese app store: does not affect operation in China</text:span>
</text:h>
      <text:p text:style-name="P4">
Author: None</text:p>
      <text:p text:style-name="P4">
Publisher: Radio Free Asia (Organization)</text:p>
      <text:p text:style-name="P4">
Published Time: 2023-05-25T11:52:00-04:00</text:p>
      <text:p text:style-name="P4">
Modified Time: 2023-05-25T14:38:38-04:00</text:p>
      <text:p text:style-name="P4">
Description: None</text:p>
      <text:p text:style-name="P4">
Videos: []</text:p>
      <text:p text:style-name="P4">
Audios: ["<text:a xlink:type="simple" xlink:href="https://www.rfa.org/mandarin/yataibaodao/jingmao/hx1-05252023102023.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130" text:anchor-type="as-char" svg:width="6.9236in" svg:height="4.612011in" draw:z-index="0">
<draw:image xlink:href="../Images/rfamandarin/2023-05-25T11-52-00-04-00/000000.png" xlink:type="simple" xlink:show="embed" xlink:actuate="onLoad" draw:mime-type="image/png"/>
</draw:frame>
Amazon.cn, Amazon.cn, the official website of Amazon in the 2017 International Book Fair in Beijing(https://www.rfa.org/mandarin/yataibaodao/jingmao/hx1-05252023102023.html/@@stream)Amazon, an American e -commerce giant, suddenly announced a recent suspension of "Amazon App Store" services from mid -July. "Amazon China" subsequently clarified that this move was not exiting the Chinese market.</text:p>
      <text:p text:style-name="P4">
<text:span text:style-name="T4">
<text:span text:style-name="T5">
 <text:a xlink:type="simple" xlink:href="https://www.rfa.org/mandarin/Xinwen/5-05242023143216.html" text:style-name="Internet_20_link" text:visited-style-name="Visited_20_Internet_20_Link">
</text:a>
 </text:span>
*  * </text:span>
<text:a xlink:type="simple" xlink:href="https://www.rfa.org/mandarin/yataibaodao/jingmao/ql1-06032022065158.html" text:style-name="Internet_20_link" text:visited-style-name="Visited_20_Internet_20_Link">
 </text:a>
**</text:p>
      <text:p text:style-name="P4">
Customers of "Amazonchina" received an email notification on May 23 that from July 17, the "Amazon App Store" service will not be provided. Because "Amazon China" only announced the stop of its China Kindle Electronic Bookstore last year, at this time, it was closed again in China ’s application store services, causing heated discussions on whether the company intends to gradually withdraw from the Chinese market.</text:p>
      <text:p text:style-name="P4">
Amazon China clarified on the 24th that stopping the "Amazon App Store" will not affect Amazon's business operations in China, including Amazon Overseas Purchase, Amazon Global Store and Amazon China official website, and the suspension of Amazon App Store has no shopping for Amazon shopping. Influence.</text:p>
      <text:p text:style-name="P4">
According to a comprehensive report, the "Amazon App Store" mainly provides applications and games and other content downloads. You can download this app store on the official website of "Amazon China" and download various applications through Amazon account.</text:p>
      <text:p text:style-name="P4">
Amazon announced that it will suspend the Amazon App Store service, which is another case for American technology companies to add another case in China.</text:p>
      <text:p text:style-name="P4">
<draw:frame draw:style-name="fr1" draw:name="Image131" text:anchor-type="as-char" svg:width="6.9236in" svg:height="4.215062in" draw:z-index="0">
<draw:image xlink:href="../Images/rfamandarin/2023-05-25T11-52-00-04-00/000001.png" xlink:type="simple" xlink:show="embed" xlink:actuate="onLoad" draw:mime-type="image/png"/>
</draw:frame>
Amazon, a US multinational e -commerce giant, suddenly announced the suspension of the "Amazon App Store" service from mid -July. (Network screenshot/provided by Xia Xiaohua)) <text:a xlink:type="simple" xlink:href="https://www.rfa.org/mandarin/yataibaodao/jingmao/hx1-05252023102023.html/1.png" text:style-name="Internet_20_link" text:visited-style-name="Visited_20_Internet_20_Link">
</text:a>
<text:span text:style-name="T4">
 Experts: Chinese regulations are opaque </text:span>
 <text:span text:style-name="T4">
<text:span text:style-name="T5">
* </text:span>
* review standards make it difficult for foreign businessmen to expect </text:span>
</text:p>
      <text:p text:style-name="P4">
Jiang Yaqi, the chairman of the Taiwan Legal Science and Technology Association and the associate professor of the School of Marine Law and Policy of the National Ocean University, was interviewed by Radio Free Asia on the 25th that this was not the first time that Amazon had reduced its business scale in China. Serve. Although it cannot be said that this is the company's "full exit", it does have a trend of gradually narrowing and withdrawing from the Chinese market layout.</text:p>
      <text:p text:style-name="P4">
Jiang Yaqi analyzed: "In recent years, China's regulations on personal data protection, data outbound, and data security are getting strict. In addition to the opaque Chinese regulations, it is difficult for foreign businessmen to review. Many officials are more stringent, but the regulations of the information and security data with inadequate law enforcement standards to overseas transmission are becoming more and more difficult to operate in the Chinese market. "</text:p>
      <text:p text:style-name="P4">
Jiang Yaqi believes that these foreign companies in China "internal and foreign and foreign -foreign" must not only compete with China's same -nature e -commerce, and the current Chinese regulations have become important assets between national geopolitical and scientific and technological competition. Many regulations in China are legally strictly booked by the standards of data security, but China's transparency in law enforcement or the requirements of national security is not so clear for foreign manufacturers. Of course, these will be improved. Risks of Chinese market operations.</text:p>
      <text:p text:style-name="P4">
<draw:frame draw:style-name="fr1" draw:name="Image132" text:anchor-type="as-char" svg:width="6.9236in" svg:height="9.294933in" draw:z-index="0">
<draw:image xlink:href="../Images/rfamandarin/2023-05-25T11-52-00-04-00/000002.png" xlink:type="simple" xlink:show="embed" xlink:actuate="onLoad" draw:mime-type="image/png"/>
</draw:frame>
Amazon China clarified on May 24, 2023 that stopping the "Amazon App Store" will not affect Amazon's business operation in China. (Network screenshot/provided by Xia Xiaohua)) <text:a xlink:type="simple" xlink:href="https://www.rfa.org/mandarin/yataibaodao/jingmao/hx1-05252023102023.html/2.jpg" text:style-name="Internet_20_link" text:visited-style-name="Visited_20_Internet_20_Link">
</text:a>
<text:span text:style-name="T4">
 Amazon does not want to be a competitive cannon fodder in the United States and China? </text:span>
</text:p>
      <text:p text:style-name="P4">
Wang Xiuwen, assistant researcher at the Institute of Politics and combat concepts of the National Defense Security Research Institute of Taiwan ’s National Defense Security Research Institute, also mentioned that China’ s Anti -Spy Law has just been revised in April in April to take action on some foreign and domestic consultants and consulting companies.</text:p>
      <text:p text:style-name="P4">
Wang Xiuwen judged: "On the one hand, Chinese Douyin (TIKTOK) is preparing to be blocked or controlled in the United States, making Amazon worry about whether it will become an innocent cannon fodder under the competition between China and the United States; When foreign businessmen do not know if they have violated Chinese laws, or if China requires him to hand over customer information, I do not know if they can and are willing to provide it, and simply turn off the platform themselves. "</text:p>
      <text:p text:style-name="P4">
In addition, Wang Xiuwen mentioned that the Amazon App Store mainly provides applications and games in Android phones. This move is also related to Xi Jinping's wanting to rectify related policies such as the game industry: "Amazon feels that the signs are wrong, withdraw first. And Amazon also Amazon In the United States for layoffs, I do n’t know if there is their own internal relationship, that is, the consideration of reducing the company's internal operations by itself. "</text:p>
      <text:p text:style-name="P4">
<text:span text:style-name="T4">
 Anti -espionage method and violation of Guoan hat are too big </text:span>
 <text:span text:style-name="T4">
 China self -broken road decoupling </text:span>
</text:p>
      <text:p text:style-name="P4">
Wang Xiuwen believes that China's "Anti -Spy Law" is extremely friendly to foreign -funded enterprises. Whether it will have a joint effect will affect other multinational e -commerce to evacuate China and have to observe follow -up. It is possible that after China banned Micron, China ’s relevant stocks in China have risen up. The Amazon App Store has collected it, which may promote the Chinese domestic e -commerce platform, such as Baidu, but the market is optimistic. This caused the outside world to suspect that the Chinese government said that fighting legal warfare was actually to ensure the survival of domestic industries.</text:p>
      <text:p text:style-name="P4">
Wang Xiuwen: "Who is this decoupled? It is China to decide with others. Amazon is so big. Don't even go through Amazon to shop overseas. This is funny. The new generation of young people is not like What they think. The hat of anti -spy method and the illegal Guoan's hat is too big, and Amazon should hurry up when you encounter any pressure. "</text:p>
      <text:p text:style-name="P4">
Reporter: Xia Xiaohua Editor: Xu Shuting, He Ping.com Edited: Hong Wei</text:p>
      <text:p text:style-name="P4">
News Source: <text:a xlink:type="simple" xlink:href="https://www.rfa.org/mandarin/yataibaodao/jingmao/hx1-05252023102023.html" text:style-name="Internet_20_link" text:visited-style-name="Visited_20_Internet_20_Link">
https://www.rfa.org/mandarin/yataibaodao/jingmao/hx1-05252023102023.html</text:a>
</text:p>
      <!--NEWS-->
      <text:h text:style-name="P10" text:outline-level="1">
<text:span text:style-name="T4">
UNESCO newly designated 18 World Geoparks</text:span>
</text:h>
      <text:p text:style-name="P4">
Author: 联合早报 (Person)</text:p>
      <text:p text:style-name="P4">
Publisher: 联合早报 (Organization)</text:p>
      <text:p text:style-name="P4">
Published Time: 2023-05-25T12:10</text:p>
      <text:p text:style-name="P4">
Modified Time: 2023-05-25T12:10</text:p>
      <text:p text:style-name="P4">
Description: The UNESCO Executive Bureau approved 18 geological parks on Wednesday (May 24) to join the World Geopark Network. The total number of members of the network reached 195 and distributed in 48 countries. "UNESCO World Geopark" logo was founded in 201 ...</text:p>
      <text:p text:style-name="P4">
Videos: []</text:p>
      <text:p text:style-name="P4">
Audios: []</text:p>
      <text:p text:style-name="P4">
Images: []</text:p>
      <text:p text:style-name="P4">
Type: NewsArticle</text:p>
      <text:p text:style-name="P4">
Breadcrumbs: ['即时', '国际']</text:p>
      <text:p text:style-name="P4">
Keywords: ['联合国', '联合国教科文组织']</text:p>
      <!--METADATA-->
      <text:p text:style-name="P4">
The UNESCO Executive Bureau approved 18 geological parks on Wednesday (May 24) to join the World Geopark Network. The total number of members of the network reached 195 and distributed in 48 countries.</text:p>
      <text:p text:style-name="P4">
The "UNESCO World Geological Park" logo was founded in 2015 and used to identify geological heritage with international significance. This helps combine the protection of important geological heritage, public publicity, and sustainable development policy to serve the local communities.</text:p>
      <text:p text:style-name="P4">
Among the new World Geological Park network members, there are four Indonesia, Brazil and Iran each, Greece, Japan, Malaysia, New Zealand, Norway, the Philippines, South Korea, Spain, Thailand and the United Kingdom. The additional parties include New Zealand and the Philippines, and the total area of members has exceeded 486,000 square kilometers.</text:p>
      <text:p text:style-name="P4">
News Source: <text:a xlink:type="simple" xlink:href="https://www.zaobao.com.sg/realtime/world/story20230525-1397983" text:style-name="Internet_20_link" text:visited-style-name="Visited_20_Internet_20_Link">
https://www.zaobao.com.sg/realtime/world/story20230525-1397983</text:a>
</text:p>
      <!--NEWS-->
      <text:h text:style-name="P10" text:outline-level="1">
<text:span text:style-name="T4">
The high unemployment rate of youth is not highly resolved by "Kong Yiji off"?</text:span>
</text:h>
      <text:p text:style-name="P4">
Author: None (Language: zh)</text:p>
      <text:p text:style-name="P4">
Publisher: None</text:p>
      <text:p text:style-name="P4">
Time: 2023-05-25T12:18:00Z</text:p>
      <text:p text:style-name="P4">
Description: In order to prevent young people from falling into the dilemma of "graduation and unemployment", the Chinese authorities have made their best solutions. While encouraging small and medium -sized enterprises to recruit fresh graduates, on the other hand, they will expand civil servants and master's degree, and at the same time start public opinion propaganda offensive. In addition, colleges and universities secretly make the data "look better".</text:p>
      <text:p text:style-name="P4">
Videos: []</text:p>
      <text:p text:style-name="P4">
Images: ["<text:a xlink:type="simple" xlink:href="https://static.dw.com/image/63515842_303.jpg" text:style-name="Internet_20_link" text:visited-style-name="Visited_20_Internet_20_Link">
63515842_303.jpg</text:a>
"]</text:p>
      <text:p text:style-name="P4">
Subject: 文化经纬</text:p>
      <text:p text:style-name="P4">
Subjects: []</text:p>
      <text:p text:style-name="P4">
Keywords: ['失业', '岛屿主权争端', '专题报道：全景观看“习马会”', '中国', '中共十九大', '德中关系']</text:p>
      <text:p text:style-name="P4">
Id: 65732307</text:p>
      <!--METADATA-->
      <text:p text:style-name="P4">
<text:a xlink:type="simple" xlink:href="https://www.dw.com/zh/overlay/image/article/65732307/63515842" text:style-name="Internet_20_link" text:visited-style-name="Visited_20_Internet_20_Link">
 <draw:frame draw:style-name="fr1" draw:name="Image133" text:anchor-type="as-char" svg:width="6.9236in" svg:height="3.896998in" draw:z-index="0">
<draw:image xlink:href="../Images/dwzh/2023-05-25T12-18-00Z/63515842_303.jpg" xlink:type="simple" xlink:show="embed" xlink:actuate="onLoad" draw:mime-type="image/jpeg"/>
</draw:frame>
</text:a>
The picture shows a job fair in Beijing in August 2022</text:p>
      <text:p text:style-name="P4">
(Voice of Germany Chinese) China announced that the unemployment rate in April announced was 5.2%, a decrease of 0.1%from March, but the unemployment rate of young people aged 16 to 24 is as high as 20.4%, the highest since record. According to data from the Ministry of Education, in 2022, the number of Chinese college graduates was 10.76 million. In 2023, college graduates are expected to be 11.85 million, an increase of 820,000 year -on -year, and the scale of graduates hit a record high. According to the "2022 China Returnees Employment Survey Report", since the outbreak of the epidemic in 2020, the number of returnees returned to China has also increased significantly. The number of returns returned from 2021 and 2022 has exceeded one million, which has even increased the pressure of fresh graduates to find a job.</text:p>
      <text:p text:style-name="P4">
<text:a xlink:type="simple" xlink:href="https://www.dw.com/zh/zh/毕业即失业-中国年轻人失业率居高不下/a-64834417" text:style-name="Internet_20_link" text:visited-style-name="Visited_20_Internet_20_Link">
</text:a>
The Chinese government has also taken various means and measures.</text:p>
      <text:p text:style-name="P4">
Many provinces and cities have issued policies to encourage small and medium -sized enterprises to recruit fresh graduates. In 2022, Shandong Province adopted small and medium -sized enterprises who recruit college graduates and signed a labor contract for more than one year, and gave one -time employment subsidies to 10,000 yuan/person. In Jiangsu Province, if an enterprise enrolls the college graduates of the year to sign a labor contract for more than one year and participate in unemployment insurance, it will distribute a one -time expansion subsidy from the unemployment insurance fund at the standard of 1,500 yuan per person.</text:p>
      <text:p text:style-name="P4">
Ms. Mo Mo, who is engaged in manufacturing and sold on the Internet, said in an interview that because of the subsidy relationship, he recruited several fresh graduates this year, and even recruited a undergraduate study at 985 universities. Britain's fresh graduates who have obtained a master's degree.</text:p>
      <text:p text:style-name="P4">
"The person we recruited before, there are only three of the highest degree of education." Ms. Mo said. "In this year, there are many people who vote more than in previous years. The big e -commerce platform has been internship. "But after she recruited people, she was a little uneasy in her heart, worried that the development opportunities that her company could provide will not be able to match the expectations of the returnee master, and she was worried that she left the job not long after the job of returnees.</text:p>
      <text:p text:style-name="P4">
She said, "In fact, we don't need to be highly high, nor can we speak English, but we hope to get started quickly, work hard, and do it. And because we are small companies, all kinds of miscellaneous work must be done. , It may be different from the expectations of students who have experienced internships with big companies. "</text:p>
      <text:h text:style-name="P12" text:outline-level="3">
<text:span text:style-name="T4">
How to deal with the age of population?</text:span>
</text:h>
      <text:h text:style-name="P12" text:outline-level="3">
<text:span text:style-name="T4">
civil servant and master's degree expansion</text:span>
</text:h>
      <text:p text:style-name="P4">
According to the "2023 University Student Employment Research Report" released by Zhilian Recruitment, the slow employment ratio also increased from 15.9%last year to 18.9%. The main reason for slow employment is to take the postgraduate entrance examination and the preparation.</text:p>
      <text:p text:style-name="P4">
This year, the provincial examination of civil servants will be expanded sharply, with an expansion of 17%, of which 27 provinces are expanded. Gansu expansion reaches 80%, and there are more than 50%of many provinces. "In 2023, more than 50%of the provincial civil servants have been expanded by more than 50%" also appeared on Weibo hot search, becoming one of the ways for the country to solve the employment of fresh graduates.</text:p>
      <text:p text:style-name="P4">
Data show that most of the posts of enrollment are grassroots, such as the county government and the position of the district government. The largest proportion of the enrollment is the remote areas of Gansu Province, Yunnan Province, Guangxi Zhuang Autonomous Region, and Inner Mongolia Autonomous Region. Essence Freshman Bosheng has also relaxed age restrictions.</text:p>
      <text:p text:style-name="P4">
Many universities also conducted postgraduate enrollment. In 2023, there were 864 enrollment units across the country in the postgraduate entrance examination a total of 761,763 recruitment, an increase of 10,245 people from 2022. Because the employment situation is severe, more and more fresh graduates choose to continue their studies instead of finding a job. A total of 4.74 million candidates for the National Master's Graduate Admissions Examination in 2023 registered, an increase of 170,000 compared with 2022, a record high.</text:p>
      <text:h text:style-name="P12" text:outline-level="3">
<text:span text:style-name="T4">
University data "water injection"</text:span>
</text:h>
      <text:p text:style-name="P4">
The employment rate of fresh graduates has also become one of the important criteria for measuring universities and majors. In order to make the data look better, and to be able to go to the upper layer, there are also school fraud.</text:p>
      <text:p text:style-name="P4">
A Shanghai student Xiao Zhang, who is about to graduate from a master's degree, told reporters in an interview that his mentor asked him to find some ways to sign a three -party agreement so that he could be counted as an employment when statistics.</text:p>
      <text:p text:style-name="P4">
"He told me several times on WeChat that if he did not sign the three -party agreement, he would not let graduation defense." Xiao Zhang said, "But I don’t want to find a job immediately. Application materials, ready to apply for foreign doctoral projects in the second half of this year. "</text:p>
      <text:p text:style-name="P4">
However, the instructor advised him to find some acquaintances signed the three -party agreement, so that he could help the school to complete the task. He also said that if Xiao Zhang could not find the help of an acquaintance, the instructor could contact someone to help.</text:p>
      <text:p text:style-name="P4">
"I don't want to sign, I didn't find a job, but I didn't find a job, so the instructor asked me to deal with it."</text:p>
      <text:p text:style-name="P4">
Xiaodi, an undergraduate graduate in Harbin, was asked to sign a flexible employment agreement by a counselor. The flexible employment agreement includes two types: independent entrepreneurship and freelance occupation. After signing, it also belongs to finding a job during statistics.</text:p>
      <text:p text:style-name="P4">
She showed reporters the WeChat sent by the counselor. In WeChat, the counselor said straightforwardly that the flexible employment agreement was "the school simply just completed the task issued above" and asked Xiaodi to help him complete KPI. Moreover, the counselor assured Xiaodi that the agreement was only for statistics. She would not be affected in the future or the preparation of the examination.</text:p>
      <text:h text:style-name="P12" text:outline-level="3">
<text:span text:style-name="T4">
Why do many Chinese women unwilling to have more children?</text:span>
</text:h>
      <text:h text:style-name="P12" text:outline-level="3">
<text:span text:style-name="T4">
Public opinion publicity</text:span>
</text:h>
      <text:p text:style-name="P4">
There is a structural contradiction in the current employment market, that is, the incompleteness of talents and labor markets cultivated by universities. Some professional graduates are too large.</text:p>
      <text:p text:style-name="P4">
The "China Blue -collar Employment Market Embarra" in 2021 shows that the blue -collar employment index has risen sharply, and it has even exceeded the level before the epidemic. A survey by CCTV shows that 83%of manufacturing companies have expressed varying degrees of blue -collar workers. But many college students are yearning for white -collar workers in the office building.</text:p>
      <text:p text:style-name="P4">
In the past few months, the Chinese government has also used public opinion to promote the work of blue -collar workers. In a hot search on Weibo, the graduates of the logistics major of Tianjin University owed debt because of accidental friends. He chose the industry to take the takeaway. 400,000 debts were paid in the year.</text:p>
      <text:p text:style-name="P4">
There are many similar stories in hot search and media reports. For example, the post -95s Ms. Wang resigned from 300,000 years of salary work, because she resigned to sell fast food, and the monthly income was 40,000; for example, Ms. Huang of Zhengzhou University relied on "Rotten" monthly income; for example, the post -95s couple operated a snack stall in Yiwu, Zhejiang, and they could earn 9,000 yuan a day.</text:p>
      <text:p text:style-name="P4">
In a short period of time, such eye -catching stories are frequently reported, <text:a xlink:type="simple" xlink:href="https://www.dw.com/zh/zh/德语媒体新时代的上山下乡运动/a-65661636" text:style-name="Internet_20_link" text:visited-style-name="Visited_20_Internet_20_Link">
</text:a>
Call for young people to face the pressure of employment and rely on labor to change their situation. Call: "The era of Kong Yiji is gone, and young people with contemporary contemporary will never be trapped in a gown."There is a message from a young man: "It is you who let me wear a gown, and you who scold me in a gown too."</text:p>
      <text:p text:style-name="P4">
News Source: <text:a xlink:type="simple" xlink:href="https://www.dw.com/zh/青年失业率居高不下-靠-孔乙己脱长衫-解决？/a-65732307" text:style-name="Internet_20_link" text:visited-style-name="Visited_20_Internet_20_Link">
https://www.dw.com/zh/青年失业率居高不下-靠-孔乙己脱长衫-解决？/a-65732307?maca=chi-rss-chi-all-1127-rdf</text:a>
</text:p>
      <!--NEWS-->
      <text:h text:style-name="P10" text:outline-level="1">
<text:span text:style-name="T4">
US media: drone attacks in the palace or planned for the special department of Wu</text:span>
</text:h>
      <text:p text:style-name="P4">
Author: 联合早报 (Person)</text:p>
      <text:p text:style-name="P4">
Publisher: 联合早报 (Organization)</text:p>
      <text:p text:style-name="P4">
Published Time: 2023-05-25T12:24</text:p>
      <text:p text:style-name="P4">
Modified Time: 2023-05-25T12:24</text:p>
      <text:p text:style-name="P4">
Description: US intelligence agencies said that according to the communications of Ukrainian officials intercepted by the United States, the drone attack that the Cremlin was earlier this month was likely to be planned by a special military or intelligence department in Ukraine. According to the US media report on Wednesday (May 24), American intelligence aircraft ...</text:p>
      <text:p text:style-name="P4">
Videos: []</text:p>
      <text:p text:style-name="P4">
Audios: []</text:p>
      <text:p text:style-name="P4">
Images: []</text:p>
      <text:p text:style-name="P4">
Type: NewsArticle</text:p>
      <text:p text:style-name="P4">
Breadcrumbs: ['即时', '国际']</text:p>
      <text:p text:style-name="P4">
Keywords: ['美国', '乌克兰', '俄罗斯']</text:p>
      <!--METADATA-->
      <text:p text:style-name="P4">
US intelligence agencies said that according to the communications of Ukrainian officials intercepted by the United States, the drone attack that the Cremlin was earlier this month was likely to be planned by a special military or intelligence department in Ukraine.</text:p>
      <text:p text:style-name="P4">
According to the US media report on Wednesday (May 24), American intelligence agencies do not know which unit in Ukraine has implemented the attack, and it is unclear whether the President of Ukraine or his senior officials know the operation.</text:p>
      <text:p text:style-name="P4">
This kind of attack on Russia has disturbed U.S. officials. The United States is the largest supply country in Ukraine.</text:p>
      <text:p text:style-name="P4">
Recently, American intelligence agencies have noticed that the Ukrainian troops formed a loose alliance that can carry out limited action at home and abroad. U.S. officials said that some of these tasks may be carried out without supervision in Zelezzki.</text:p>
      <text:p text:style-name="P4">
U.S. officials said that in addition to drone attacks, they believe that Ukraine should also assassinate the daughter of a well -known Russian sociologist, kill a Blogist author of Russia, and the Russian town near the Russian and Ukraine border. A series of attacks are responsible.</text:p>
      <text:p text:style-name="P4">
U.S. officials also believe that the "Beixi" pipeline was bombed by Agent of Kujes, and their relationship with the Ukraine government has not yet been determined.</text:p>
      <text:p text:style-name="P4">
Russian media reported on May 3 that Ukraine tried to dispatch drones to attack the Kak Palace, and the Russian side took action in a timely manner to cause the drone to be abnormal and did not cause casualties or property losses. Russian President Putin was not injured due to attacks, and his working day was as usual.</text:p>
      <text:p text:style-name="P4">
Subsequently, Zerrenki denied the attack of the attack: "We don't have enough weapons to do this. This is why we are not using it anywhere."</text:p>
      <text:p text:style-name="P4">
News Source: <text:a xlink:type="simple" xlink:href="https://www.zaobao.com.sg/realtime/world/story20230525-1397990" text:style-name="Internet_20_link" text:visited-style-name="Visited_20_Internet_20_Link">
https://www.zaobao.com.sg/realtime/world/story20230525-1397990</text:a>
</text:p>
      <!--NEWS-->
      <text:h text:style-name="P10" text:outline-level="1">
<text:span text:style-name="T4">
More than a hundred houses in central Afghanistan have been destroyed</text:span>
</text:h>
      <text:p text:style-name="P4">
Author: 联合早报 (Person)</text:p>
      <text:p text:style-name="P4">
Publisher: 联合早报 (Organization)</text:p>
      <text:p text:style-name="P4">
Published Time: 2023-05-25T12:29</text:p>
      <text:p text:style-name="P4">
Modified Time: 2023-05-25T12:29</text:p>
      <text:p text:style-name="P4">
Description: The Afghan government said on Wednesday (May 24) that the floods in the central region have recently killed six people, more than 100 houses were destroyed by large water, about 200 hectares of farmland were affected, and irrigation channels were destroyed. Seasonal floods occur every year in Afghanistan, plus many mountains in the territory ...</text:p>
      <text:p text:style-name="P4">
Videos: []</text:p>
      <text:p text:style-name="P4">
Audios: []</text:p>
      <text:p text:style-name="P4">
Images: []</text:p>
      <text:p text:style-name="P4">
Type: NewsArticle</text:p>
      <text:p text:style-name="P4">
Breadcrumbs: ['即时', '国际']</text:p>
      <text:p text:style-name="P4">
Keywords: ['阿富汗', '洪水']</text:p>
      <!--METADATA-->
      <text:p text:style-name="P4">
The Afghan government said on Wednesday (May 24) that the floods in the central region have recently killed six people, more than 100 houses were destroyed by large water, about 200 hectares of farmland were affected, and irrigation channels were destroyed.</text:p>
      <text:p text:style-name="P4">
Every year in Afghanistan, seasonal floods occur, coupled with many mountains in the territory, and lack of early warning systems. When the floods are coming, it is often caught off guard, causing casualties and property losses. In addition, decades of conflict and insufficient investment in disaster reduction facilities have suffered from natural disasters. The country died 19 in June 2022 due to heavy rainfall and floods, and 40 in July.</text:p>
      <text:p text:style-name="P4">
According to UN data, the country's average annual 200,000 people are affected by natural disasters. The World Grain Program revealed in March this year that nine of the 10 Afghan families could not afford enough food.</text:p>
      <text:p text:style-name="P4">
News Source: <text:a xlink:type="simple" xlink:href="https://www.zaobao.com.sg/realtime/world/story20230525-1397992" text:style-name="Internet_20_link" text:visited-style-name="Visited_20_Internet_20_Link">
https://www.zaobao.com.sg/realtime/world/story20230525-1397992</text:a>
</text:p>
      <!--NEWS-->
      <text:h text:style-name="P10" text:outline-level="1">
<text:span text:style-name="T4">
International Energy Agency: Solar investment will surpass oil for the first time</text:span>
</text:h>
      <text:p text:style-name="P4">
Publisher: 法新社</text:p>
      <text:p text:style-name="P4">
Published Time: 2023-05-25T12:32:09+00:00</text:p>
      <text:p text:style-name="P4">
Modified Time: 2023-05-25T12:05:02+00:00</text:p>
      <text:p text:style-name="P4">
Description: (Agence France -Presse, Paris, 25th.) The International Energy Administration said in the report today that because the clean energy expenditure exceeds fossil fuel, it is estimated that solar investment will surpass oil for the first time this yea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4" text:anchor-type="as-char" svg:width="6.9236in" svg:height="3.617581in" draw:z-index="0">
<draw:image xlink:href="../Images/rficn/2023-05-25T12-32-09-00-00/000000.png" xlink:type="simple" xlink:show="embed" xlink:actuate="onLoad" draw:mime-type="image/png"/>
</draw:frame>
Although this is a popular development, the International Energy Energy Agency (IEA) warns that fossil fuel investment is increasing, and in order to achieve the target of net zero emissions in 2050, the investment of fossil fuel should decline rapidly.</text:p>
      <text:p text:style-name="P4">
FATIH Birol, executive director of the International Energy Administration, said in a statement issued by the latest energy investment report of the Energy Administration: "The development of clean energy is rapid and faster than many people realize."</text:p>
      <text:p text:style-name="P4">
He said: "This is obvious in the investment trend. Cleaning energy technology is pulling away from fossil fuel."</text:p>
      <text:p text:style-name="P4">
According to the data of the General Administration of Energy, the investment of clean energy this year is estimated to increase by 24%compared with 2021, and by 2023, it will exceed $ 1.700 billion. During the same period, fossil fuel investment increased by 15%.</text:p>
      <text:p text:style-name="P4">
Only 5 years ago, the amount of investment in clean energy and fossil fuel was equal. However, in combination with various factors, especially the high prices of oil and natural gas and concerns about supply, the expenditure of renewable energy has surged and advanced.</text:p>
      <text:p text:style-name="P4">
"A distinctive example is investment in solar energy, and it will exceed the investment amount of oil production for the first time."</text:p>
      <text:p text:style-name="P4">
The General Administration of Energy estimates that this year's investment in solar power generation will reach US $ 380 billion, and this investment is mainly used in solar optoelectronic boards, and investment and mining of oil exploration and mining should reach US $ 370 billion.</text:p>
      <text:p text:style-name="P4">
Data Jones, the data analysis director of the Energy Think Tank Ember, said: "This makes solar energy a real energy superpower."</text:p>
      <text:p text:style-name="P4">
News Source: <text:a xlink:type="simple" xlink:href="https://www.rfi.fr/cn/%E7%A7%91%E5%AD%A6%E6%96%B0%E7%9F%A5/20230525-%E5%9B%BD%E9%99%85%E8%83%BD%E6%BA%90%E6%80%BB%E7%BD%B2-%E5%A4%AA%E9%98%B3%E8%83%BD%E6%8A%95%E8%B5%84%E5%B0%86%E9%A6%96%E5%BA%A6%E8%B6%85%E8%B6%8A%E7%9F%B3%E6%B2%B9" text:style-name="Internet_20_link" text:visited-style-name="Visited_20_Internet_20_Link">
https://www.rfi.fr/cn/%E7%A7%91%E5%AD%A6%E6%96%B0%E7%9F%A5/20230525-%E5%9B%BD%E9%99%85%E8%83%BD%E6%BA%90%E6%80%BB%E7%BD%B2-%E5%A4%AA%E9%98%B3%E8%83%BD%E6%8A%95%E8%B5%84%E5%B0%86%E9%A6%96%E5%BA%A6%E8%B6%85%E8%B6%8A%E7%9F%B3%E6%B2%B9</text:a>
</text:p>
      <!--NEWS-->
      <text:h text:style-name="P10" text:outline-level="1">
<text:span text:style-name="T4">
The Chinese Public Security Department organizes the exposure of the public opinion warfare of the overseas online army</text:span>
</text:h>
      <text:p text:style-name="P4">
Author: None</text:p>
      <text:p text:style-name="P4">
Publisher: Radio Free Asia (Organization)</text:p>
      <text:p text:style-name="P4">
Published Time: 2023-05-25T13:19:00-04:00</text:p>
      <text:p text:style-name="P4">
Modified Time: 2023-05-25T14:10:30-04:00</text:p>
      <text:p text:style-name="P4">
Description: None</text:p>
      <text:p text:style-name="P4">
Videos: []</text:p>
      <text:p text:style-name="P4">
Audios: ["<text:a xlink:type="simple" xlink:href="https://www.rfa.org/mandarin/yataibaodao/meiti/hx2-05252023103557.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135" text:anchor-type="as-char" svg:width="6.9236in" svg:height="4.779517in" draw:z-index="0">
<draw:image xlink:href="../Images/rfamandarin/2023-05-25T13-19-00-04-00/000000.png" xlink:type="simple" xlink:show="embed" xlink:actuate="onLoad" draw:mime-type="image/png"/>
</draw:frame>
China Public Security Department organizes the abolition of the public documents of the public opinion war of overseas online forces <text:a xlink:type="simple" xlink:href="https://www.rfa.org/mandarin/yataibaodao/meiti/hx2-05252023103557.html/@@images/image" text:style-name="Internet_20_link" text:visited-style-name="Visited_20_Internet_20_Link">
</text:a>
Reuters picture <text:a xlink:type="simple" xlink:href="https://www.rfa.org/mandarin/yataibaodao/meiti/hx2-05252023103557.html/@@stream" text:style-name="Internet_20_link" text:visited-style-name="Visited_20_Internet_20_Link">
</text:a>
Overseas "China Digital Age" website disclosed on May 24 that the 11th Bureau of the Chinese Ministry of Public Security issued a notice on March 24 this year, requiring the public security bureaus to send staff to participate in the public opinion competition of the "Internet Army" overseas " War to maintain online political security. The plan organized more than 40 "Internet special investigations, big data system construction and data mining backbone" from March 27 to April 27 in Beijing for a month of "investigation special battle".</text:p>
      <text:p text:style-name="P4">
<text:a xlink:type="simple" xlink:href="https://www.rfa.org/mandarin/Xinwen/6-04222023165828.html" text:style-name="Internet_20_link" text:visited-style-name="Visited_20_Internet_20_Link">
<text:span text:style-name="T4">
 Beauty Leak Report: China Building Cyber Battle Weapons to Hide the enemy satellite </text:span>
</text:a>
  * <text:span text:style-name="T4">
<text:a xlink:type="simple" xlink:href="https://www.rfa.org/mandarin/pinglun/chengxiaonong/cxn-08262022140004.html" text:style-name="Internet_20_link" text:visited-style-name="Visited_20_Internet_20_Link">
 </text:a>
</text:span>
</text:p>
      <text:p text:style-name="P4">
The "Chinese Digital Age" pointed out that this document was suspected to be blasting by the mailbox. The special action undertaking unit was the "Twenty -Four of the Eleventh Bureau", the organizer "Hu Fengming" and left internal numbers and mobile phone contact information. A number of "Public Security Bureau Cyber Security Based on Cyber Security Bureau" was mentioned at the beginning. At the end of the article, there was a "list of participants", which listed the real name of 32 police officers.</text:p>
      <text:p text:style-name="P4">
The "Chinese Digital Age" said that through online search and cross -verification, some of the police participating police officers were verified independently. It has been confirmed that 11 people are online police officers from various places, and the documents have the authenticity of the documents.</text:p>
      <text:p text:style-name="P4">
As of now, the station has not yet independently verified the news.</text:p>
      <text:p text:style-name="P4">
It is reported that the 11th Bureau of the Ministry of Public Security is the Internet Security Protection Bureau. It is an internal institution. It is responsible for dealing with illegal crimes involving computer and information networks, managing the national public information network security supervision police, and is called "network police".</text:p>
      <text:p text:style-name="P4">
<draw:frame draw:style-name="fr1" draw:name="Image136" text:anchor-type="as-char" svg:width="6.9236in" svg:height="4.530342in" draw:z-index="0">
<draw:image xlink:href="../Images/rfamandarin/2023-05-25T13-19-00-04-00/000001.png" xlink:type="simple" xlink:show="embed" xlink:actuate="onLoad" draw:mime-type="image/png"/>
</draw:frame>
China Public Security Department organizes the abolition of the official document of the Overseas Internet Army Public Opinion War (Reuters) <text:a xlink:type="simple" xlink:href="https://www.rfa.org/mandarin/yataibaodao/meiti/hx2-05252023103557.html/2-1.jpg" text:style-name="Internet_20_link" text:visited-style-name="Visited_20_Internet_20_Link">
</text:a>
<text:span text:style-name="T4">
 Internet attack? Public opinion? </text:span>
</text:p>
      <text:p text:style-name="P4">
Su Ziyun, the director of the Ministry of National Defense and the Director of the National Security Research Institute, accepted an interview with Radio Free Asia that from the 11th bureau of the Ministry of Public Security to the verification of the name of the name, the above documents were highly credible. Attack instead of public opinion.</text:p>
      <text:p text:style-name="P4">
Su Ziyun said: "From the call from provincial and municipal safety units in various regions to the Beijing Training Conference, real soldiers drilling overseas websites for attack simulation lines for years. . China combined with training to conduct actual information theft is just the tip of the iceberg. "</text:p>
      <text:p text:style-name="P4">
Su Ziyun mentioned that recently the Chinese Internet army threatened the real existence of the threat of Guam: "Stealing security intelligence, military secrets, etc., it can be confirmed that the incident not only invaded Guam, but also the Chinese hacker organization. From this message, it can be seen that It's highly related. "</text:p>
      <text:p text:style-name="P4">
<draw:frame draw:style-name="fr1" draw:name="Image137" text:anchor-type="as-char" svg:width="6.9236in" svg:height="5.978016in" draw:z-index="0">
<draw:image xlink:href="../Images/rfamandarin/2023-05-25T13-19-00-04-00/000002.png" xlink:type="simple" xlink:show="embed" xlink:actuate="onLoad" draw:mime-type="image/png"/>
</draw:frame>
The "China Digital Age" website disclosed on May 24, 2023 that the 11th Bureau of the 11th Bureau of the Ministry of Public Security issued a notice to the network security security detachment of the Public Security Bureau to participate in the public opinion battle with overseas "Internet forces" to maintain Online political security. (Screenshot of the Chinese Digital Times website) [] <text:a xlink:type="simple" xlink:href="https://www.rfa.org/mandarin/yataibaodao/meiti/hx2-05252023103557.html/3.png" text:style-name="Internet_20_link" text:visited-style-name="Visited_20_Internet_20_Link">
</text:a>
<text:span text:style-name="T4">
 Expert </text:span>
 <text:span text:style-name="T4">
: </text:span>
 <text:span text:style-name="T4">
 CCP controls public opinion through the network platform </text:span>
</text:p>
      <text:p text:style-name="P4">
In an interview with Radio Asia, a network observers who moved to Taiwan from China, the so -called organization of the so -called organization of the police participating in the war should be just a small arrangement of weekend activities.</text:p>
      <text:p text:style-name="P4">
"If the Chinese Communist Party wants to be an overseas net forces and controls overseas objections, it will be invited to give a preaching discussion without such a small scale. People, online celebrities, and foreign relations do not have to call people from 40 different regions to meet this way. "</text:p>
      <text:p text:style-name="P4">
Zora also said that the meeting actually had transportation, accommodation, and accommodation, and looked at the CCP's practices. It looked quite low. It was more like finding some people to travel to Beijing for a business trip. Regardless of whether the government has no money or money, the specification level does not seem high, and the content is not very shaken.</text:p>
      <text:p text:style-name="P4">
Zora said that the establishment of the Internet formed by the Communist Party of China must be bright and dark, and the funding and formal formation methods are all available. He often watched YouTube and short videos, and obviously felt that some of the accounts held by the Communist Party of China, and some of them provided content that provided the CCP's discussion.</text:p>
      <text:p text:style-name="P4">
Zora said: "There are actually no online troops abroad, they are spontaneous netizens, or some commercial multi -channel networks, commercial multimedia cooperatives, multi -channel platforms and the like. For example, I get fifty big Vs, and then Talk about cooperation with brand, such as how many budgets I do for you. Therefore, usually the CCP sells its content through overseas methods, and some channels are held by the CCP themselves. "</text:p>
      <text:p text:style-name="P4">
Reporter: Xia Xiaohua Editor: Xu Shuting, He Ping.com Edited: Hong Wei</text:p>
      <text:p text:style-name="P4">
News Source: <text:a xlink:type="simple" xlink:href="https://www.rfa.org/mandarin/yataibaodao/meiti/hx2-05252023103557.html" text:style-name="Internet_20_link" text:visited-style-name="Visited_20_Internet_20_Link">
https://www.rfa.org/mandarin/yataibaodao/meiti/hx2-05252023103557.html</text:a>
</text:p>
      <!--NEWS-->
      <text:h text:style-name="P10" text:outline-level="1">
<text:span text:style-name="T4">
Media: The United States suspects that Ukraine plans the Kremlin drone attack</text:span>
</text:h>
      <text:p text:style-name="P4">
Author: None (Language: zh)</text:p>
      <text:p text:style-name="P4">
Publisher: None</text:p>
      <text:p text:style-name="P4">
Time: 2023-05-25T13:40:00Z</text:p>
      <text:p text:style-name="P4">
Description: The New York Times reported that American intelligence agencies believe that the drone attack on the Kremlin this month is likely to be planned by the Ukrainian spy or military intelligence department. Ukraine refuted this statement.</text:p>
      <text:p text:style-name="P4">
Videos: []</text:p>
      <text:p text:style-name="P4">
Images: ["<text:a xlink:type="simple" xlink:href="https://static.dw.com/image/65504312_303.jpg" text:style-name="Internet_20_link" text:visited-style-name="Visited_20_Internet_20_Link">
65504312_303.jpg</text:a>
"]</text:p>
      <text:p text:style-name="P4">
Subject: 时政风云</text:p>
      <text:p text:style-name="P4">
Subjects: ['温家宝', '纽约时报']</text:p>
      <text:p text:style-name="P4">
Keywords: ['无人机袭击', '克里姆林宫', '纽约时报', '乌克兰战争', '瓦格纳集团', '巴赫穆特']</text:p>
      <text:p text:style-name="P4">
Id: 65734291</text:p>
      <!--METADATA-->
      <text:p text:style-name="P4">
<text:a xlink:type="simple" xlink:href="https://www.dw.com/zh/overlay/image/article/65734291/65504312" text:style-name="Internet_20_link" text:visited-style-name="Visited_20_Internet_20_Link">
 <draw:frame draw:style-name="fr1" draw:name="Image138" text:anchor-type="as-char" svg:width="6.9236in" svg:height="3.896998in" draw:z-index="0">
<draw:image xlink:href="../Images/dwzh/2023-05-25T13-40-00Z/65504312_303.jpg" xlink:type="simple" xlink:show="embed" xlink:actuate="onLoad" draw:mime-type="image/jpeg"/>
</draw:frame>
</text:a>
On May 3, 2023, the Kremlin Palace was suspected to be attacked by drones</text:p>
      <text:p text:style-name="P4">
(Voice of Germany Chinese) The United States "New York Times" reported on Wednesday (May 24) that US officials believe that earlier this month <text:a xlink:type="simple" xlink:href="https://www.dw.com/zh/zh/俄指美幕後主使無人機襲擊-專家有點牽強/a-65523432" text:style-name="Internet_20_link" text:visited-style-name="Visited_20_Internet_20_Link">
</text:a>
It is likely to be carefully planned by a special military or intelligence department in Ukraine, which makes American government officials feel uneasy. The United States is the largest military equipment supply country in Ukraine.</text:p>
      <text:p text:style-name="P4">
It is reported that the United States is an assessment based on intercepted Russia and Ukraine communications.</text:p>
      <text:p text:style-name="P4">
The New York Times pointed out that the United States intercepted the dialogue of Ukraine, and some of them said that they believed that its country should be responsible for this attack; the United States also eavesdropped Russia's communications. These communications show that the Kremlin's attack is not a Russian self -directed plan for planting stolen goods. Essence</text:p>
      <text:p text:style-name="P4">
The Kremlin spokesman Dmitrypeskov said in the relevant report, "We immediately showed that the Ukraine government was behind the scenes." "No matter which units in the Ukrainian government, there is no difference."</text:p>
      <text:p text:style-name="P4">
It is reported that U.S. officials said they did not believe that the Ukrainian President Zelezky would sign all secret operations by hand. These officials said that it is unclear to how much Zelezki knows in advance.</text:p>
      <text:p text:style-name="P4">
Russia has accused Ukraine of trying to assassinate the country President Putin by drone. Zeelianki immediately denied Ukraine's participation. In addition, the Kremlin also claims that the United States is behind the scenes of drone attacks, and Washington claims that this statement is ridiculous.</text:p>
      <text:p text:style-name="P4">
exist <text:a xlink:type="simple" xlink:href="https://www.nytimes.com/2023/05/24/us/politics/ukraine-kremlin-drone-attack.html" text:style-name="Internet_20_link" text:visited-style-name="Visited_20_Internet_20_Link">
 </text:a>
Later, Ukrainian presidential consultant Mykhailopodolyak said on Thursday that Ukraine had nothing to do with the "strange and meaningless" drone attack. He pointed out to Reuters that Russia is taking advantage of the West's concerns about the upgrading of the situation to upgrade the situation to make the West reduce the supply of weapons to Ukraine by accusing Ukraine.</text:p>
      <text:h text:style-name="P12" text:outline-level="3">
<text:span text:style-name="T4">
Russia: Ukraine tries to assassinate Putin with drones</text:span>
</text:h>
      <text:h text:style-name="P12" text:outline-level="3">
<text:span text:style-name="T4">
Wagner Group transferred Bachmut to the Russian army</text:span>
</text:h>
      <text:p text:style-name="P4">
At the same time, Russia's Wagner hired mercenary group issued a statement on Thursday that the group began to transfer the positions of Bachurut, eastern Ukraine to the Russian military.</text:p>
      <text:p text:style-name="P4">
A few days ago, the Moscow military stated that it had deployed fighters and artillery on Russia's land to block the "destruction organizations" from Ukraine Vietnam.</text:p>
      <text:p text:style-name="P4">
On Thursday, Russia stated that Chinese Eurasian affairs Li Hui would visit Moscow on Friday. Li Hui started a trip to Europe on May 15th and visited many European capitals including Kiev.</text:p>
      <text:p text:style-name="P4">
<text:a xlink:type="simple" xlink:href="https://www.dw.com/zh/zh/为什么巴赫穆特之战对乌俄两国都如此重要/a-65690776" text:style-name="Internet_20_link" text:visited-style-name="Visited_20_Internet_20_Link">
</text:a>
It has lasted for nearly a year, and the city was razed to the ground, and members of the Wagner Group had countless deaths and injuries.</text:p>
      <text:p text:style-name="P4">
"We will retreat from Bachmuut today from Bachomum. We will transfer positions, ammunition and all the military in a video released by Yevgeny Prigozhin."</text:p>
      <text:p text:style-name="P4">
He added: "We retreat, rest, prepare, and then we will get new tasks."</text:p>
      <text:p text:style-name="P4">
Earlier this week, Rigerjin acknowledged that about 10,000 prisoners he recruited were killed on the Ukrainian battlefield.</text:p>
      <text:p text:style-name="P4">
The Kremlin ally went to various hells in Russia last year to persuade the prisoners to fight with the Wagner Group in exchange for promise for amnesty.</text:p>
      <text:p text:style-name="P4">
(Reuters, Agence France -Presse)</text:p>
      <text:p text:style-name="P4">
News Source: <text:a xlink:type="simple" xlink:href="https://www.dw.com/zh/媒体-美国怀疑乌克兰策划克里姆林宫无人机袭击/a-65734291" text:style-name="Internet_20_link" text:visited-style-name="Visited_20_Internet_20_Link">
https://www.dw.com/zh/媒体-美国怀疑乌克兰策划克里姆林宫无人机袭击/a-65734291?maca=chi-rss-chi-all-1127-rdf</text:a>
</text:p>
      <!--NEWS-->
      <text:h text:style-name="P10" text:outline-level="1">
<text:span text:style-name="T4">
Wall Street Journal: Korean ammunition was transported to Ukraine via the United States</text:span>
</text:h>
      <text:p text:style-name="P4">
Author: 联合早报 (Person)</text:p>
      <text:p text:style-name="P4">
Publisher: 联合早报 (Organization)</text:p>
      <text:p text:style-name="P4">
Published Time: 2023-05-25T13:52</text:p>
      <text:p text:style-name="P4">
Modified Time: 2023-05-25T13:52</text:p>
      <text:p text:style-name="P4">
Description: The Wall Street Journal reported that hundreds of thousands of Korean artillery shells are transporting Ukraine through the United States. Reported on Wednesday (May 24) quoted unnamed sources saying that after the United States asked Asian allies to provide artillery military aid last year, Seoul and Washington reached a "secret arrangement ...</text:p>
      <text:p text:style-name="P4">
Videos: []</text:p>
      <text:p text:style-name="P4">
Audios: []</text:p>
      <text:p text:style-name="P4">
Images: []</text:p>
      <text:p text:style-name="P4">
Type: NewsArticle</text:p>
      <text:p text:style-name="P4">
Breadcrumbs: ['即时', '国际']</text:p>
      <text:p text:style-name="P4">
Keywords: ['韩国', '美国', '乌克兰']</text:p>
      <!--METADATA-->
      <text:p text:style-name="P4">
The Wall Street Journal reported that hundreds of thousands of Korean artillery shells are transporting Ukraine through the United States.</text:p>
      <text:p text:style-name="P4">
Reported on Wednesday (May 24) quoted unnamed sources saying that after the United States requested Asian allies to provide artillery military aid last year, Seoul and Washington reached a "secret arrangement", transferring artillery shells to the United States, and then shipped to Ukraine. Essence</text:p>
      <text:p text:style-name="P4">
A spokesman for the Ministry of Defense of South Korea said on Thursday (25th) that South Korea has been negotiating with the Pentagon's ammunition exports, but he said that there was a "inaccurate part" in the Wall Street Journal report, and he refused to disclose the details. The spokesman said: "(Han and the United States) have conducted various discussions and requirements. Our government will take appropriate measures and comprehensively review the humanitarian situation of the Ukrainian war."</text:p>
      <text:p text:style-name="P4">
As the main producer of American allies and artillery and ammunition, although Washington and Europe demand the pressure on providing weapons is increasing, South Korea has still ruled out the provision of fatal assistance to Ukraine, on the grounds that the business relationship with Russia and Moscow are against Russia The influence of North Korea.</text:p>
      <text:p text:style-name="P4">
South Korean President Yin Xiyue hinted in an interview with Reuters in April that South Korea's possibility of changing attitudes. He said that in the face of large -scale civilian attacks or "the situation where the international community cannot forgive", South Korea may be difficult to insist on providing humanitarianism and financial support to Ukraine.</text:p>
      <text:p text:style-name="P4">
When asked about the possibility of providing ammunition to Ukraine, South Korea's national security consultant told Parliament on Wednesday that officials would make decisions after monitoring the development of the situation. He said that there was no plan to directly send artillery shells through Poland, but did not explain the cooperation with the United States in detail.</text:p>
      <text:p text:style-name="P4">
The "Wall Street Journal" report said that after the media reported at the end of last year, Seoul officials "retreated", but last month, Yin Xiyue visited Washington and held a "breakthrough" after holding a summit with US President Biden.</text:p>
      <text:p text:style-name="P4">
News Source: <text:a xlink:type="simple" xlink:href="https://www.zaobao.com.sg/realtime/world/story20230525-1398005" text:style-name="Internet_20_link" text:visited-style-name="Visited_20_Internet_20_Link">
https://www.zaobao.com.sg/realtime/world/story20230525-1398005</text:a>
</text:p>
      <!--NEWS-->
      <text:h text:style-name="P10" text:outline-level="1">
<text:span text:style-name="T4">
Climate change causes rivers to arid in Asian countries to face energy challenges</text:span>
</text:h>
      <text:p text:style-name="P4">
Author: None</text:p>
      <text:p text:style-name="P4">
Publisher: Radio Free Asia (Organization)</text:p>
      <text:p text:style-name="P4">
Published Time: 2023-05-25T13:55:00-04:00</text:p>
      <text:p text:style-name="P4">
Modified Time: 2023-05-25T15:27:51-04:00</text:p>
      <text:p text:style-name="P4">
Description: None</text:p>
      <text:p text:style-name="P4">
Videos: []</text:p>
      <text:p text:style-name="P4">
Audios: ["<text:a xlink:type="simple" xlink:href="https://www.rfa.org/mandarin/yataibaodao/huanjing/tj1-05252023133044.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39" text:anchor-type="as-char" svg:width="6.9236in" svg:height="4.612011in" draw:z-index="0">
<draw:image xlink:href="../Images/rfamandarin/2023-05-25T13-55-00-04-00/000000.png" xlink:type="simple" xlink:show="embed" xlink:actuate="onLoad" draw:mime-type="image/png"/>
</draw:frame>
The picture taken on August 20, 2022 shows that the local drought leads to the water level in the Chongqing section of the Yangtze River to the minimum level. Reuters <text:a xlink:type="simple" xlink:href="https://www.rfa.org/mandarin/yataibaodao/huanjing/tj1-05252023133044.html/@@stream" text:style-name="Internet_20_link" text:visited-style-name="Visited_20_Internet_20_Link">
</text:a>
A China think tank recently released a report stating that as global climate warming has intensified year by year, the Top Ten River system in Asia is facing a drought crisis. These rivers flow through 16 countries in Asia, supporting the economic and energy security of many countries.</text:p>
      <text:p text:style-name="P4">
<text:a xlink:type="simple" xlink:href="https://www.rfa.org/mandarin/zhuanlan/luseqingbaoyuan/grn-09012022095511.html" text:style-name="Internet_20_link" text:visited-style-name="Visited_20_Internet_20_Link">
<text:span text:style-name="T4">
 Green intelligence officer: a plate of chess out of the Yangtze River Drought </text:span>
</text:a>
<text:span text:style-name="T5">
<text:a xlink:type="simple" xlink:href="https://www.rfa.org/mandarin/Xinwen/1-04172023111251.html" text:style-name="Internet_20_link" text:visited-style-name="Visited_20_Internet_20_Link">
<text:span text:style-name="T4">
 Beauty Climate Special Envoy: China should provide funds for climate change </text:span>
</text:a>
  * </text:span>
<text:span text:style-name="T5">
<text:a xlink:type="simple" xlink:href="https://www.rfa.org/mandarin/yataibaodao/junshiwaijiao/tj1-11222022115433.html" text:style-name="Internet_20_link" text:visited-style-name="Visited_20_Internet_20_Link">
 </text:a>
</text:span>
*</text:p>
      <text:p text:style-name="P4">
The latest report released by the English group of this station quoted the Hong Kong Think Tank China Water Risk (CWR) pointed out that the ten large rivers of the Himalayas and the Cusco Mountains originated: the Amu River, the Yarlung Tibetan River, the Indian River, the Iloa Da River, the Mekong River, the Sa Sa, Sa Sa The Erwen River, the Tarim River, the Yangtze River, the Yellow River, etc. are currently facing the challenge of global climate change. These rivers flow through 16 countries in Asia, including China, as well as Central Asia, South Asia, Southeast Asia and other countries. There are as many as 1.9 billion people through the area, with an annual economic output value of about 4.3 trillion US dollars. These rivers are not only the cradle of Asian civilization, but also produce three -quarters of rice crops such as rice.</text:p>
      <text:p text:style-name="P4">
<text:span text:style-name="T4">
 Human and natural reasons lead to the water supply pressure of the river </text:span>
</text:p>
      <text:p text:style-name="P4">
However, due to climate change, the melting acceleration of glaciers, decreased snowfall, and monsoon changes. At the same time, human beings have excessive development of groundwater resources, etc., all of which cause the above reasons to cause shortage of water resources in the rivers, and will affect and endanger half of the population in Asia.</text:p>
      <text:p text:style-name="P4">
The report predicts that if the Paris Climate Convention is scheduled, when the global temperature is heating by 1.5 to 2 degrees in 2050, the four of the above 10 rivers will have the risk of water resource drama. At the same time, the methods of relying on these rivers to generate power generation will not continue. At present, 46%of the total power of the Asian coastal country relies on the above river to assist in power generation.</text:p>
      <text:p text:style-name="P4">
Debratan, the person in charge of China Water Risk Think Tank and the main author of this report, said: "The uncertainty and extreme climate of these ten rivers' water volume have enabled us to establish a new energy and water resource system to strengthen climate change. The ability to deal with ... ... In order to manage water risk and higher and higher water needs, establishing a new system is imminent. "</text:p>
      <text:p text:style-name="P4">
<draw:frame draw:style-name="fr1" draw:name="Image140" text:anchor-type="as-char" svg:width="6.9236in" svg:height="4.612011in" draw:z-index="0">
<draw:image xlink:href="../Images/rfamandarin/2023-05-25T13-55-00-04-00/000001.png" xlink:type="simple" xlink:show="embed" xlink:actuate="onLoad" draw:mime-type="image/png"/>
</draw:frame>
In 2022, the water level of the Yangtze River Basin declined, and some river beaches were dry and cracked. (Reuters data map)</text:p>
      <text:p text:style-name="P4">
** China is facing the problem of medium and high water risk power generation.</text:p>
      <text:p text:style-name="P4">
The report evaluates that in all countries, Laos, which is not around the sea, faces the highest water risk, Myanmar and Cambodia are high risks, China is high risk, and Vietnam is low risk. Among them, for China, in the above ten rivers, only the Amu River does not flow through China. The remaining Jiuhe River supports the daily life of 44%of China's population. Help China generate more than half of total electricity.</text:p>
      <text:p text:style-name="P4">
The report also pointed out that Asian countries highly depend on coal -fired power generation. This power generation model not only accelerates global warming, but also requires high dependence on water cooling and driving steam turbines. Therefore Facing an energy crisis. To deal with these issues, the report calls on Asian countries to cross -border cooperation and formulate common policies in water resources sharing, energy and development issues.</text:p>
      <text:p text:style-name="P4">
Reporter: Tang Yuanyuan Responsible: He Ping.com Editor: Hong Wei</text:p>
      <text:p text:style-name="P4">
News Source: <text:a xlink:type="simple" xlink:href="https://www.rfa.org/mandarin/yataibaodao/huanjing/tj1-05252023133044.html" text:style-name="Internet_20_link" text:visited-style-name="Visited_20_Internet_20_Link">
https://www.rfa.org/mandarin/yataibaodao/huanjing/tj1-05252023133044.html</text:a>
</text:p>
      <!--NEWS-->
      <text:h text:style-name="P10" text:outline-level="1">
<text:span text:style-name="T4">
Refuse to visit the website of the Fujian Provincial Government for a step first</text:span>
</text:h>
      <text:p text:style-name="P4">
Author: None (Language: zh)</text:p>
      <text:p text:style-name="P4">
Publisher: None</text:p>
      <text:p text:style-name="P4">
Time: 2023-05-25T13:55:00Z</text:p>
      <text:p text:style-name="P4">
Description: According to Reuters, while the Chinese government increased attention to information security issues, overseas users were unable to access the economic and population data provided by the official website of Fujian Province, China. And this has also become a major trend.</text:p>
      <text:p text:style-name="P4">
Videos: []</text:p>
      <text:p text:style-name="P4">
Images: ["<text:a xlink:type="simple" xlink:href="https://static.dw.com/image/62716851_303.jpg" text:style-name="Internet_20_link" text:visited-style-name="Visited_20_Internet_20_Link">
62716851_303.jpg</text:a>
"]</text:p>
      <text:p text:style-name="P4">
Subject: 时政风云</text:p>
      <text:p text:style-name="P4">
Subjects: ['福建', '网站', '统计局', '拒绝访问', '信息', '间谍法', '国家安全', '海外用户']</text:p>
      <text:p text:style-name="P4">
Keywords: ['意见反馈']</text:p>
      <text:p text:style-name="P4">
Id: 65734187</text:p>
      <!--METADATA-->
      <text:p text:style-name="P4">
<text:a xlink:type="simple" xlink:href="https://www.dw.com/zh/overlay/image/article/65734187/62716851" text:style-name="Internet_20_link" text:visited-style-name="Visited_20_Internet_20_Link">
 <draw:frame draw:style-name="fr1" draw:name="Image141" text:anchor-type="as-char" svg:width="6.9236in" svg:height="3.896998in" draw:z-index="0">
<draw:image xlink:href="../Images/dwzh/2023-05-25T13-55-00Z/62716851_303.jpg" xlink:type="simple" xlink:show="embed" xlink:actuate="onLoad" draw:mime-type="image/jpeg"/>
</draw:frame>
</text:a>
Fujian Province, China, is located along the southeast coast and is across the sea across the sea. The picture shows that after the US Speaker Pelosi visited Taiwan in August 2022, China launched a large -scale military exercise in Taiwan.</text:p>
      <text:p text:style-name="P4">
(Voice of Germany Chinese) People familiar with the matter told Reuters that some users outside the mainland found that they could not access websites within the jurisdiction of the Fujian Statistics Bureau. The Voice of Germany could not access the official website of the Fujian Provincial Bureau of Statistics and its statistical yearbooks.</text:p>
      <text:p text:style-name="P4">
Reuters reports that it is unclear why China has made this move. But before that, overseas users have visited some Chinese finance and academic databases. At the same time, Beijing took action on national security issues to take action on some consulting companies.</text:p>
      <text:p text:style-name="P4">
A researcher in Singapore told Reuters that he has encountered these restrictions since March this year, and others have said that they have recently learned about these restrictions.</text:p>
      <text:h text:style-name="P12" text:outline-level="3">
<text:span text:style-name="T4">
The source of the important information is broken</text:span>
</text:h>
      <text:p text:style-name="P4">
Users and website evaluation results show that the official website of Fujian often releases statistics and data in the fields of economic growth, energy consumption and real estate sales.</text:p>
      <text:p text:style-name="P4">
These data are important information sources of some foreign research companies, economists and financial institutions that track China's second largest economy in China. Users interviewed by Reuters said they wanted to keep anonymous due to sensitive issues.</text:p>
      <text:p text:style-name="P4">
After ending strict epidemic control measures, the Chinese economy is only in a state of slow recovery. Such restrictions may put pressure on foreign investors who are already stricter to cope with stricter regulatory control and geopolitical tension atmosphere.</text:p>
      <text:p text:style-name="P4">
Sun Xin, a business professor of China and East Asia at King's College London, said: "If the situation in Fujian is a thoughtful decision, then this may be a precedent for other places or central government agencies."</text:p>
      <text:p text:style-name="P4">
A official said in the Reuters as requested by Reuters that the Fujian Provincial Bureau of Statistics was "researching the situation", but he did not provide further explanations. Responsible for the State Council of the State Council on behalf of the Chinese government to deal with the media consultation. The Taiwan MAC refused to comment on this to Reuters.</text:p>
      <text:h text:style-name="P12" text:outline-level="3">
<text:span text:style-name="T4">
reduce risk</text:span>
</text:h>
      <text:p text:style-name="P4">
Some companies hurriedly took action to reduce risks after strengthening their blows in Beijing. Beijing is preparing to introduce a stricter anti -spy method in July this year. <text:a xlink:type="simple" xlink:href="https://www.dw.com/zh/zh/路透社-北京办事处遭突查后-美思明智-高管撤离香港/a-65676467" text:style-name="Internet_20_link" text:visited-style-name="Visited_20_Internet_20_Link">
</text:a>
, Make some companies dealing with China feel uneasy, many people do not know where the red line is.</text:p>
      <text:p text:style-name="P4">
At the same time, the intensified attention to information security also appeared in the latest data show that China's economic growth momentum has weakened, and the unemployment rate has reached a record high.</text:p>
      <text:p text:style-name="P4">
Reuters reported this month that Wind InformationCo., Since the end of last year, some overseas users have been prevented from accessing certain commercial and economic data since the end of last year. According to some users, an important academic database, CNKI, also restricted the visit of overseas subscribers from April 1.</text:p>
      <text:p text:style-name="P4">
However, the official website of other provincial statistics bureaus can now be accessed by overseas users. Reuters of Reuters shows that some users say that the relevant websites of the Fujian statistics department can be accessed in mainland China.</text:p>
      <text:h text:style-name="P12" text:outline-level="3">
<text:span text:style-name="T4">
Data in Fujian Province is so important?</text:span>
</text:h>
      <text:p text:style-name="P4">
Statistics provided by various provinces in China can help analysts and economists track regional trends, such as the model, land and real estate sales, and industrial development of the internal migration of labor. Fujian's economy is about 790 billion US dollars, which is equivalent to Switzerland. The relevant websites of the Fujian Provincial Government detailed the distribution of advanced and basic manufacturing industries in the province, as well as the results of the population census of the population data of each city.</text:p>
      <text:p text:style-name="P4">
The importance of the relevant data of the Fujian Provincial Government is particularly high because some foreign investors pay close attention to whether it has any signs of military activities, especially when the situation in the Taiwan Strait is tight, the two hedge fund investors in Hong Kong in Hong Kong are Tell Reuters.</text:p>
      <text:p text:style-name="P4">
Sun Xin, an expert at the Chinese issue of King London, said that the trend of restrictions on domestic data from foreign countries is obvious, which is the result of the CCP's consideration of national security. He said: "In the context of geopolitical tension with the West and the CCP's increasing concern about national security, any contact with the West may become a political issue."</text:p>
      <text:p text:style-name="P4">
(Reuters)</text:p>
      <text:p text:style-name="P4">
_ © 2023 Voice of Germany Copyright Statement: All the contents of this article are protected by copyright law. If there is no German voice, it is particularly authorized and shall not be used without authorization. Any improper behavior will lead to recovery and be criminally investigated. _ _ _ 吧 _</text:p>
      <text:p text:style-name="P4">
News Source: <text:a xlink:type="simple" xlink:href="https://www.dw.com/zh/拒绝境外访问网站-福建省政府先走一步/a-65734187" text:style-name="Internet_20_link" text:visited-style-name="Visited_20_Internet_20_Link">
https://www.dw.com/zh/拒绝境外访问网站-福建省政府先走一步/a-65734187?maca=chi-rss-chi-all-1127-rdf</text:a>
</text:p>
      <!--NEWS-->
      <text:h text:style-name="P10" text:outline-level="1">
<text:span text:style-name="T4">
The Canadian report confirms that China is widely intervened in Canada affairs</text:span>
</text:h>
      <text:p text:style-name="P4">
Author: None</text:p>
      <text:p text:style-name="P4">
Publisher: Radio Free Asia (Organization)</text:p>
      <text:p text:style-name="P4">
Published Time: 2023-05-25T14:15:00-04:00</text:p>
      <text:p text:style-name="P4">
Modified Time: 2023-05-25T14:59:26-04:00</text:p>
      <text:p text:style-name="P4">
Description: None</text:p>
      <text:p text:style-name="P4">
Videos: []</text:p>
      <text:p text:style-name="P4">
Audios: ["<text:a xlink:type="simple" xlink:href="https://www.rfa.org/mandarin/yataibaodao/zhengzhi/lf-05252023123102.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142" text:anchor-type="as-char" svg:width="6.9236in" svg:height="4.098325in" draw:z-index="0">
<draw:image xlink:href="../Images/rfamandarin/2023-05-25T14-15-00-04-00/000000.png" xlink:type="simple" xlink:show="embed" xlink:actuate="onLoad" draw:mime-type="image/png"/>
</draw:frame>
Former Governor of Canada Johnson(David Johnston)He serves as a special reporter of foreign intervention to investigate China's intervention. <text:a xlink:type="simple" xlink:href="https://www.rfa.org/mandarin/yataibaodao/zhengzhi/lf-05252023123102.html/@@images/image" text:style-name="Internet_20_link" text:visited-style-name="Visited_20_Internet_20_Link">
</text:a>
(Video screenshot)  <text:a xlink:type="simple" xlink:href="https://www.rfa.org/mandarin/yataibaodao/zhengzhi/lf-05252023123102.html/@@stream" text:style-name="Internet_20_link" text:visited-style-name="Visited_20_Internet_20_Link">
</text:a>
Canadian Prime Minister Trudeau(JustinTrudeau)The foreign intervention report written by the special reporters investigated is released. Although it is not recommended to conduct public hearing, investigate China's intervention in Canada's two federal elections, but the report also confirms the broadness and danger of China's intervention. In addition, the United States Ambassador to Canada said that China attempts to differentiate the relations with the United States.</text:p>
      <text:p text:style-name="P4">
<text:span text:style-name="T4">
<text:span text:style-name="T5">
 <text:a xlink:type="simple" xlink:href="https://www.rfa.org/mandarin/yataibaodao/junshiwaijiao/lf-05152023094332.html" text:style-name="Internet_20_link" text:visited-style-name="Visited_20_Internet_20_Link">
</text:a>
 </text:span>
*  * </text:span>
<text:a xlink:type="simple" xlink:href="https://www.rfa.org/mandarin/yataibaodao/junshiwaijiao/lf-05022023101702.html" text:style-name="Internet_20_link" text:visited-style-name="Visited_20_Internet_20_Link">
 </text:a>
 <text:span text:style-name="T4">
  * </text:span>
<text:a xlink:type="simple" xlink:href="https://www.rfa.org/mandarin/yataibaodao/junshiwaijiao/lf-04032023080615.html" text:style-name="Internet_20_link" text:visited-style-name="Visited_20_Internet_20_Link">
 </text:a>
**</text:p>
      <text:p text:style-name="P4">
Former Governor of Canada Johnson(David Johnston)As a question of investigating the Chinese Federal Elements in Canada, the first report was released this week, although he suggested in the report that you no longer need to conduct a comprehensive public hearing on China's intervention issues(publicinquiry), But a series of public hearing will still be held(public hearings)Further handling foreign intervention. He mentioned that if he did not make some reforms, there would be the next crisis.</text:p>
      <text:p text:style-name="P4">
"Foreign governments are indeed an attempt to influence Canadian candidates and voters. Foreign intervention is a threat of real and continuous expansion. Especially the Chinese government's ubiquitous attempts constitutes a challenge to our democracy."</text:p>
      <text:p text:style-name="P4">
The report also mentioned the differences between China and Russia's intervention in Canada. For example, Russia focuses on activities involving democratic elections. Ottawa also strives to combat this threat. For the diaspora community(diaspora communities), Will release false information online, and Ottawa's response is relatively slow. The report said: "The effort to crack down on foreign intervention will not lead to discrimination against the diaspora. The diaspora community is a large extent the victims of foreign intervention activities."</text:p>
      <text:p text:style-name="P4">
Earlier reports of the Canadian Security Intelligence Agency mentioned that China has made harassment and intimidation of the diaspora through foreign consuls and agents. According to the Data of the General Administration of Customs, Chinese diplomats stationed in Canada do not have a ratio. At present, there are 176 people. There are 178 Chinese diplomats in the United States, but the American population is 10 times that of Canada.</text:p>
      <text:p text:style-name="P4">
<draw:frame draw:style-name="fr1" draw:name="Image143" text:anchor-type="as-char" svg:width="6.9236in" svg:height="3.836803in" draw:z-index="0">
<draw:image xlink:href="../Images/rfamandarin/2023-05-25T14-15-00-04-00/000001.png" xlink:type="simple" xlink:show="embed" xlink:actuate="onLoad" draw:mime-type="image/png"/>
</draw:frame>
Canadian member Zhuang Wenhao strongly called on the Trudeau government to expel Chinese diplomats.(Screenshot of video conferences)  <text:a xlink:type="simple" xlink:href="https://www.rfa.org/mandarin/yataibaodao/zhengzhi/lf-05252023123102.html/0c3f42e7-791c-4ad6-bd46-4a8e1c09c466.jpeg" text:style-name="Internet_20_link" text:visited-style-name="Visited_20_Internet_20_Link">
</text:a>
If compared with the United Kingdom, there are 6.3 million people in Britain, of which 4.7 million are identified as Chinese, while China has only sent 124 diplomats in the UK. The total population of Canada is 37 million, of which 1.7 million are Chinese.</text:p>
      <text:p text:style-name="P4">
Former Canadian diplomat in China Burton(CharlesBurton)It is said that Beijing will take Canada as a focus of diplomatic work, because Canada has not made legislation against foreign intervention, and the Canadian government has been relatively friendly to China for a long time.</text:p>
      <text:p text:style-name="P4">
"Because Canada is a member of the Five Eye Alliance and can share information; and because we have military cooperation with the United States, Canada is considered a channel that can start from it."</text:p>
      <text:p text:style-name="P4">
American Ambassador to Canada(Davidcohen)It is said that Canada and the United States are now very consistent with China. Last year's "Indo -Pacific Strategy" could find that Canada had many new plans on countermeasures in China. Of course, China was unhappy to see this situation.</text:p>
      <text:p text:style-name="P4">
<draw:frame draw:style-name="fr1" draw:name="Image144" text:anchor-type="as-char" svg:width="6.9236in" svg:height="3.859828in" draw:z-index="0">
<draw:image xlink:href="../Images/rfamandarin/2023-05-25T14-15-00-04-00/000002.png" xlink:type="simple" xlink:show="embed" xlink:actuate="onLoad" draw:mime-type="image/png"/>
</draw:frame>
American Ambassador to Canada(Davidcohen)It is believed that Gami Anti -China is on the same Front, and China attempts to differentiate relations between the two countries.(Reporter Liu Fei shooting)  <text:a xlink:type="simple" xlink:href="https://www.rfa.org/mandarin/yataibaodao/zhengzhi/lf-05252023123102.html/p2.jpg" text:style-name="Internet_20_link" text:visited-style-name="Visited_20_Internet_20_Link">
</text:a>
"Canada and the United States stand on the same front in terms of economic and trade, military, defense, and intelligence to resist China. This is not in the interests of China. Therefore, China will do everything in all ways to differentiate the relationship between our two countries."</text:p>
      <text:p text:style-name="P4">
Cohen emphasized that criticism or confrontation against China is not aimed at the Chinese people, but for the government of China, hoping that it can follow the international laws.</text:p>
      <text:p text:style-name="P4">
Reporter: Liu Fei Responsible Editor: Jiayuan.com editor: He Fu</text:p>
      <text:p text:style-name="P4">
News Source: <text:a xlink:type="simple" xlink:href="https://www.rfa.org/mandarin/yataibaodao/zhengzhi/lf-05252023123102.html" text:style-name="Internet_20_link" text:visited-style-name="Visited_20_Internet_20_Link">
https://www.rfa.org/mandarin/yataibaodao/zhengzhi/lf-05252023123102.html</text:a>
</text:p>
      <!--NEWS-->
      <text:h text:style-name="P10" text:outline-level="1">
<text:span text:style-name="T4">
The four Hong Kong students who were controlled by the explosion were sentenced</text:span>
</text:h>
      <text:p text:style-name="P4">
Author: None (Language: zh)</text:p>
      <text:p text:style-name="P4">
Publisher: None</text:p>
      <text:p text:style-name="P4">
Time: 2023-05-25T14:15:00Z</text:p>
      <text:p text:style-name="P4">
Description: Four Hong Kong students, including two minors, were controlled by a bomb and placed detonating and engaged in anti -government activities in public. They were sentenced by Hong Kong judicial organs on May 25.</text:p>
      <text:p text:style-name="P4">
Videos: []</text:p>
      <text:p text:style-name="P4">
Images: ["<text:a xlink:type="simple" xlink:href="https://static.dw.com/image/63306246_303.jpg" text:style-name="Internet_20_link" text:visited-style-name="Visited_20_Internet_20_Link">
63306246_303.jpg</text:a>
", "<text:a xlink:type="simple" xlink:href="https://static.dw.com/image/42329715_303.jpg" text:style-name="Internet_20_link" text:visited-style-name="Visited_20_Internet_20_Link">
42329715_303.jpg</text:a>
", "<text:a xlink:type="simple" xlink:href="https://static.dw.com/image/54506257_303.jpg" text:style-name="Internet_20_link" text:visited-style-name="Visited_20_Internet_20_Link">
54506257_303.jpg</text:a>
", "<text:a xlink:type="simple" xlink:href="https://static.dw.com/image/54395027_303.jpg" text:style-name="Internet_20_link" text:visited-style-name="Visited_20_Internet_20_Link">
54395027_303.jpg</text:a>
", "<text:a xlink:type="simple" xlink:href="https://static.dw.com/image/54032407_303.jpg" text:style-name="Internet_20_link" text:visited-style-name="Visited_20_Internet_20_Link">
54032407_303.jpg</text:a>
", "<text:a xlink:type="simple" xlink:href="https://static.dw.com/image/54387899_303.jpg" text:style-name="Internet_20_link" text:visited-style-name="Visited_20_Internet_20_Link">
54387899_303.jpg</text:a>
", "<text:a xlink:type="simple" xlink:href="https://static.dw.com/image/54260145_303.jpg" text:style-name="Internet_20_link" text:visited-style-name="Visited_20_Internet_20_Link">
54260145_303.jpg</text:a>
", "<text:a xlink:type="simple" xlink:href="https://static.dw.com/image/54085735_303.jpg" text:style-name="Internet_20_link" text:visited-style-name="Visited_20_Internet_20_Link">
54085735_303.jpg</text:a>
", "<text:a xlink:type="simple" xlink:href="https://static.dw.com/image/54086148_303.jpg" text:style-name="Internet_20_link" text:visited-style-name="Visited_20_Internet_20_Link">
54086148_303.jpg</text:a>
", "<text:a xlink:type="simple" xlink:href="https://static.dw.com/image/54074745_303.jpg" text:style-name="Internet_20_link" text:visited-style-name="Visited_20_Internet_20_Link">
54074745_303.jpg</text:a>
", "<text:a xlink:type="simple" xlink:href="https://static.dw.com/image/53998212_303.jpg" text:style-name="Internet_20_link" text:visited-style-name="Visited_20_Internet_20_Link">
53998212_303.jpg</text:a>
", "<text:a xlink:type="simple" xlink:href="https://static.dw.com/image/54049340_303.jpg" text:style-name="Internet_20_link" text:visited-style-name="Visited_20_Internet_20_Link">
54049340_303.jpg</text:a>
", "<text:a xlink:type="simple" xlink:href="https://static.dw.com/image/54049229_303.jpg" text:style-name="Internet_20_link" text:visited-style-name="Visited_20_Internet_20_Link">
54049229_303.jpg</text:a>
", "<text:a xlink:type="simple" xlink:href="https://static.dw.com/image/54074755_303.jpg" text:style-name="Internet_20_link" text:visited-style-name="Visited_20_Internet_20_Link">
54074755_303.jpg</text:a>
", "<text:a xlink:type="simple" xlink:href="https://static.dw.com/image/54016317_303.jpg" text:style-name="Internet_20_link" text:visited-style-name="Visited_20_Internet_20_Link">
54016317_303.jpg</text:a>
", "<text:a xlink:type="simple" xlink:href="https://static.dw.com/image/54007768_303.jpg" text:style-name="Internet_20_link" text:visited-style-name="Visited_20_Internet_20_Link">
54007768_303.jpg</text:a>
", "<text:a xlink:type="simple" xlink:href="https://static.dw.com/image/54075959_303.jpg" text:style-name="Internet_20_link" text:visited-style-name="Visited_20_Internet_20_Link">
54075959_303.jpg</text:a>
"]</text:p>
      <text:p text:style-name="P4">
Subject: 时政风云</text:p>
      <text:p text:style-name="P4">
Subjects: ['谷歌', '香港', '雨伞革命', '香港政改', '专题报道：香港“反送中”抗议']</text:p>
      <text:p text:style-name="P4">
Keywords: ['香港', '光城者', '炸弹', '袭击', '司法', '国安法', '判刑', '未成年']</text:p>
      <text:p text:style-name="P4">
Id: 65734923</text:p>
      <!--METADATA-->
      <text:p text:style-name="P4">
<text:a xlink:type="simple" xlink:href="https://www.dw.com/zh/overlay/image/article/65734923/63306246" text:style-name="Internet_20_link" text:visited-style-name="Visited_20_Internet_20_Link">
 <draw:frame draw:style-name="fr1" draw:name="Image145" text:anchor-type="as-char" svg:width="6.9236in" svg:height="3.896998in" draw:z-index="0">
<draw:image xlink:href="../Images/dwzh/2023-05-25T14-15-00Z/63306246_303.jpg" xlink:type="simple" xlink:show="embed" xlink:actuate="onLoad" draw:mime-type="image/jpeg"/>
</draw:frame>
</text:a>
The Hong Kong police arrested the Light City in 2021</text:p>
      <text:p text:style-name="P4">
(Voice of Germany Chinese) The court sentenced the oldest of the four of them to prison for 5 years and 8 months, and sent the other three to the teaching. The case was processed under the framework of the National Security Law in Hong Kong, and China implemented the law in Hong Kong in 2020.</text:p>
      <text:p text:style-name="P4">
The four defendants were aged 17 to 21 years old when they committed the crime. They were members of the little -known organization called "Light City" organization. The organization advocated Hong Kong independence and called for resistance after the implementation of the Hong Kong National Security Law.</text:p>
      <text:p text:style-name="P4">
The organization was charged with TATP explosives to make bombs in 2021 and detonated in the public area-including the court building. Before they purchased the materials, the national security police in Hong Kong arrested them in July that year.</text:p>
      <text:p text:style-name="P4">
Li Yunteng, a judge of Hong Kong High Court, believes that the 21 -year -old defendant Owen "obviously needs greater responsibility. It is said that he" participated in the work of renting, planning and preparations, and reconnaissance target buildings. " Prison.</text:p>
      <text:p text:style-name="P4">
The judge said that the other three defendants aged 17 to 18 are "basically ordinary soldiers in the conspiracy plan" and did not successfully purchase TATP explosive raw materials. They will be sent to the teaching office. A facilities that are dominated by rehabilitation can accommodate young people aged 14 to 20, where they live there for three years.</text:p>
      <text:h text:style-name="P12" text:outline-level="3">
<text:span text:style-name="T4">
<text:span text:style-name="T4">
 Acknowledge "conspiracy to create explosion" </text:span>
</text:span>
</text:h>
      <text:p text:style-name="P4">
How long does it take to be based on the evaluation of officials disciplined officials. The "Light City" organized this month to recognize the crime of "conspiracy manufacturing explosion", rather than the charges of "conspiracy to implement terrorist activities" proposed by the prosecution.</text:p>
      <text:p text:style-name="P4">
The former can be sentenced to a maximum 20 -year imprisonment in accordance with the Hong Kong Crime Regulations, but the latter can be sentenced to life imprisonment according to the Security Law.</text:p>
      <text:p text:style-name="P4">
<text:a xlink:type="simple" xlink:href="https://www.dw.com/zh/zh/联合国人权组织对香港国安法判处未成年者表达担忧/a-63410382" text:style-name="Internet_20_link" text:visited-style-name="Visited_20_Internet_20_Link">
</text:a>
Essence This is the second case in which minors were convicted and sentenced in accordance with the trial of the National Security Law of Hong Kong.</text:p>
      <text:p text:style-name="P4">
<text:a xlink:type="simple" xlink:href="https://www.dw.com/zh/zh/首有未成年國安被告獲刑-光城者煽顛涉引毛澤東名句/a-63380252" text:style-name="Internet_20_link" text:visited-style-name="Visited_20_Internet_20_Link">
</text:a>
The four young people organized by the "Light City" were also convicted and sent to the teaching office for talking about the revolution in a public speech.</text:p>
      <text:p text:style-name="P4">
The full name of the Hong Kong National Security Law, "The People's Republic of China, Hong Kong Special Administrative Region Maintenance of the National Security Law", was implemented after Hong Kong suffered a huge and often violent clashes in 2019.</text:p>
      <text:p text:style-name="P4">
The authorities said that this was to restore stability and order, but critics said that since the effectiveness of the law, Hong Kong's autonomy and the right to freedom of citizens have been weakened.</text:p>
      <text:p text:style-name="P4">
*<draw:frame draw:style-name="fr1" draw:name="Image146" text:anchor-type="as-char" svg:width="6.9236in" svg:height="3.896998in" draw:z-index="0">
<draw:image xlink:href="../Images/dwzh/2023-05-25T14-15-00Z/42329715_303.jpg" xlink:type="simple" xlink:show="embed" xlink:actuate="onLoad" draw:mime-type="image/jpeg"/>
</draw:frame>
#####</text:p>
      <text:h text:style-name="P12" text:outline-level="3">
<text:span text:style-name="T4">
Former member of Hong Kong Zhongzhi Zhou Ting was arrested</text:span>
</text:h>
      <text:p text:style-name="P4">
On August 10, after Li Zhiying and others were arrested, Zhou Ting, a 23 -year -old member of Hong Kong, was arrested by more than a dozen Hong Kong police in her residence, saying that she was suspected of "colluding foreign or overseas forces to endanger national security crimes". Essence Zhou Ting's fan page pointed out that she was repeatedly followed by unknown people in the past month. Someone installed infrared lenses outside her home, and she was removed until she was arrested. Zhou Ting announced his withdrawal from the Hong Kong Zhizhi after passing the "National Security Law of the Port District", indicating that he could no longer participate in international connection. The news of her arrest made the outside world question the traceability period of the National Security Law.</text:p>
      <text:p text:style-name="P4">
*<draw:frame draw:style-name="fr1" draw:name="Image147" text:anchor-type="as-char" svg:width="6.9236in" svg:height="3.896998in" draw:z-index="0">
<draw:image xlink:href="../Images/dwzh/2023-05-25T14-15-00Z/54506257_303.jpg" xlink:type="simple" xlink:show="embed" xlink:actuate="onLoad" draw:mime-type="image/jpeg"/>
</draw:frame>
#####</text:p>
      <text:h text:style-name="P12" text:outline-level="3">
<text:span text:style-name="T4">
Li Zhiying was arrested</text:span>
</text:h>
      <text:p text:style-name="P4">
On August 10, the Hong Kong police entered the Li Zhiying apartment and arrested it on the grounds of suspected violation of the National Security Law "colluding foreign forces" and arrested his second son Li Yaner in Saigon. Hundreds of police officers subsequently entered the Apple Daily headquarters for 9 hours. They surpassed the court's order to read the documents on the reporter's table, and prevent some Chinese and foreign media from interviewing outside the building.</text:p>
      <text:p text:style-name="P4">
*<draw:frame draw:style-name="fr1" draw:name="Image148" text:anchor-type="as-char" svg:width="6.9236in" svg:height="3.896998in" draw:z-index="0">
<draw:image xlink:href="../Images/dwzh/2023-05-25T14-15-00Z/54395027_303.jpg" xlink:type="simple" xlink:show="embed" xlink:actuate="onLoad" draw:mime-type="image/jpeg"/>
</draw:frame>
#####</text:p>
      <text:h text:style-name="P12" text:outline-level="3">
<text:span text:style-name="T4">
US sanctions 11 Chinese Hong Kong officials</text:span>
</text:h>
      <text:p text:style-name="P4">
On August 7, the US Ministry of Finance announced that 11 officials from China and Hong Kong, including Hong Kong Chief Executive Lin Zheng Yue'e, Luo Huining, owner of the China United Nations Office, Xia Baolong, director of the Hong Kong and Macao Office, and Zhang Xiaoming, deputy director of the Hong Kong and Macao Office. The sanctions and their relatives will be banned from immigration or entry in the United States in the future. Lin Zhengzi, Lin Yohis, is studying for a doctorate in Mathematics at Harvard University, and reports that he has left the United States.</text:p>
      <text:p text:style-name="P4">
*<draw:frame draw:style-name="fr1" draw:name="Image149" text:anchor-type="as-char" svg:width="6.9236in" svg:height="3.896998in" draw:z-index="0">
<draw:image xlink:href="../Images/dwzh/2023-05-25T14-15-00Z/54032407_303.jpg" xlink:type="simple" xlink:show="embed" xlink:actuate="onLoad" draw:mime-type="image/jpeg"/>
</draw:frame>
#####</text:p>
      <text:h text:style-name="P12" text:outline-level="3">
<text:span text:style-name="T4">
Hong Kong Government wanted 6 overseas people</text:span>
</text:h>
      <text:p text:style-name="P4">
On July 31, the Hong Kong police wanted six exile overseas people. Luo Guancong, Chen Jiaju, Zheng Wenjie, and Huang Tae -ji were "suspected of inciting split countries." Among them, Zhu Mumin has the US identity and became the first foreigner who was wanted by the National Security Law.</text:p>
      <text:p text:style-name="P4">
*<draw:frame draw:style-name="fr1" draw:name="Image150" text:anchor-type="as-char" svg:width="6.9236in" svg:height="3.896998in" draw:z-index="0">
<draw:image xlink:href="../Images/dwzh/2023-05-25T14-15-00Z/54387899_303.jpg" xlink:type="simple" xlink:show="embed" xlink:actuate="onLoad" draw:mime-type="image/jpeg"/>
</draw:frame>
#####</text:p>
      <text:h text:style-name="P12" text:outline-level="3">
<text:span text:style-name="T4">
12 Democrats were DQ</text:span>
</text:h>
      <text:p text:style-name="P4">
On July 30, Huang Zhifeng, Yang Yueqiao and other 12 Democratic Legislative Council elected candidates were disqualified(DQ)Essence The Hong Kong Government believes that they will not really support the Basic Law, so the nomination is invalid. The next day, the Hong Kong Government announced that the "Emergency Law" after the Emergency Law was held one year to September 5, 2021.</text:p>
      <text:p text:style-name="P4">
*<draw:frame draw:style-name="fr1" draw:name="Image151" text:anchor-type="as-char" svg:width="6.9236in" svg:height="3.896998in" draw:z-index="0">
<draw:image xlink:href="../Images/dwzh/2023-05-25T14-15-00Z/54260145_303.jpg" xlink:type="simple" xlink:show="embed" xlink:actuate="onLoad" draw:mime-type="image/jpeg"/>
</draw:frame>
#####</text:p>
      <text:h text:style-name="P12" text:outline-level="3">
<text:span text:style-name="T4">
Five Eye Alliances all suspension of the except for the Hong Kong extradition</text:span>
</text:h>
      <text:p text:style-name="P4">
Following the Britain, Australia, Canada, and the United States, New Zealand announced on July 28 that the extradition agreement with Hong Kong was equivalent to the "Five Eye Alliance" members of the "Five Eye Alliance" suspended the extradition agreement signed with Hong Kong. China has expressed its resolute opposition to these countries' "unilateral announcement of suspension", and at the same time announced the suspension of the extradition agreement between Hong Kong and the above countries.</text:p>
      <text:p text:style-name="P4">
*<draw:frame draw:style-name="fr1" draw:name="Image152" text:anchor-type="as-char" svg:width="6.9236in" svg:height="3.896998in" draw:z-index="0">
<draw:image xlink:href="../Images/dwzh/2023-05-25T14-15-00Z/54085735_303.jpg" xlink:type="simple" xlink:show="embed" xlink:actuate="onLoad" draw:mime-type="image/jpeg"/>
</draw:frame>
#####</text:p>
      <text:h text:style-name="P12" text:outline-level="3">
<text:span text:style-name="T4">
Hotel Modification of the National Security Office</text:span>
</text:h>
      <ul>
        <li>
<draw:frame draw:style-name="fr1" draw:name="Image153" text:anchor-type="as-char" svg:width="6.9236in" svg:height="3.896998in" draw:z-index="0">
<draw:image xlink:href="../Images/dwzh/2023-05-25T14-15-00Z/54086148_303.jpg" xlink:type="simple" xlink:show="embed" xlink:actuate="onLoad" draw:mime-type="image/jpeg"/>
</draw:frame>
#####</li>
      </ul>
      <text:h text:style-name="P12" text:outline-level="3">
<text:span text:style-name="T4">
"Safe distance" with reporters</text:span>
</text:h>
      <text:p text:style-name="P4">
On the day of the opening of the State Security Office in Hong Kong, a large number of media arrived on the spot, but was blocked outside the water horse. The surrounding police officers were stationed. The authorities set up an interview area in the periphery of the hotel, but about 100 meters away from the main entrance of the hotel. The reporter can only spy on the situation across the water horse. It is difficult to shoot the opening process, and the guests can not hear the content of the guests. For such arrangements, the police blocked the streets near the hotel, and a large number of buses were forced to change. The nearby residents also needed district councilors to assist in the way.</text:p>
      <text:p text:style-name="P4">
*<draw:frame draw:style-name="fr1" draw:name="Image154" text:anchor-type="as-char" svg:width="6.9236in" svg:height="3.896998in" draw:z-index="0">
<draw:image xlink:href="../Images/dwzh/2023-05-25T14-15-00Z/54074745_303.jpg" xlink:type="simple" xlink:show="embed" xlink:actuate="onLoad" draw:mime-type="image/jpeg"/>
</draw:frame>
#####</text:p>
      <text:h text:style-name="P12" text:outline-level="3">
<text:span text:style-name="T4">
Former members of the Zhongzhi Zhou Ting confessed to guilty</text:span>
</text:h>
      <text:p text:style-name="P4">
Huang Zhifeng, Lin Langyan and members Zhou Ting, on June 30, announced the withdrawal from the Hong Kong Zhizhi in response to the "National Security Law of the Hong Kong District". Huang, Lin, and Wednesday were involved in June 21 last year that they called on the police to surround the police headquarters, and they were charged with incitement of others, organizing or participating in unruly assembly. On July 6, Zhou Ting acknowledged two charges in court in the Eastern Magistrate Court, while Huang Zhifeng and Lin Langyan denied all the crimes.</text:p>
      <text:p text:style-name="P4">
*<draw:frame draw:style-name="fr1" draw:name="Image155" text:anchor-type="as-char" svg:width="6.9236in" svg:height="3.896998in" draw:z-index="0">
<draw:image xlink:href="../Images/dwzh/2023-05-25T14-15-00Z/53998212_303.jpg" xlink:type="simple" xlink:show="embed" xlink:actuate="onLoad" draw:mime-type="image/jpeg"/>
</draw:frame>
#####</text:p>
      <text:h text:style-name="P12" text:outline-level="3">
<text:span text:style-name="T4">
Luo Guancong confirmed to leave Hong Kong</text:span>
</text:h>
      <text:p text:style-name="P4">
Luo Guancong wrote in the British media "Daily Mail" on July 5, confirming that he had left Hong Kong before the "National Security Law of the Port Area". He said in the article that he didn't want to leave Hong Kong, but after the Guoan Law of the Hong Kong area took effect, he thought he would become the goal of Beijing leaders. After that, Luo Guancong disclosed his own people in the UK.</text:p>
      <text:p text:style-name="P4">
*<draw:frame draw:style-name="fr1" draw:name="Image156" text:anchor-type="as-char" svg:width="6.9236in" svg:height="3.896998in" draw:z-index="0">
<draw:image xlink:href="../Images/dwzh/2023-05-25T14-15-00Z/54049340_303.jpg" xlink:type="simple" xlink:show="embed" xlink:actuate="onLoad" draw:mime-type="image/jpeg"/>
</draw:frame>
#####</text:p>
      <text:h text:style-name="P12" text:outline-level="3">
<text:span text:style-name="T4">
ironic and secret words</text:span>
</text:h>
      <text:p text:style-name="P4">
The "National Security Law of the Port Area" can prohibit the straightforward resistance language, but it cannot limit people's creativity. This sentence, "Get up!People who do not want to be slaves!" It is the first lyrics of the Chinese national anthem. It was written on the streets of Hong Kong but also had even more meaning.</text:p>
      <text:p text:style-name="P4">
*<draw:frame draw:style-name="fr1" draw:name="Image157" text:anchor-type="as-char" svg:width="6.9236in" svg:height="3.896998in" draw:z-index="0">
<draw:image xlink:href="../Images/dwzh/2023-05-25T14-15-00Z/54049229_303.jpg" xlink:type="simple" xlink:show="embed" xlink:actuate="onLoad" draw:mime-type="image/jpeg"/>
</draw:frame>
#####</text:p>
      <text:h text:style-name="P12" text:outline-level="3">
<text:span text:style-name="T4">
</text:span>
</text:h>
      <text:p text:style-name="P4">
Continuing the idea of white paper protests, some "yellow shops" that support Hong Kong resistances will use blank convenience to form a new Langnon wall after tearing the slogans and decorations that may have the meaning of Hong Kong. Essence</text:p>
      <text:p text:style-name="P4">
*<draw:frame draw:style-name="fr1" draw:name="Image158" text:anchor-type="as-char" svg:width="6.9236in" svg:height="3.896998in" draw:z-index="0">
<draw:image xlink:href="../Images/dwzh/2023-05-25T14-15-00Z/54074755_303.jpg" xlink:type="simple" xlink:show="embed" xlink:actuate="onLoad" draw:mime-type="image/jpeg"/>
</draw:frame>
#####</text:p>
      <text:h text:style-name="P12" text:outline-level="3">
<text:span text:style-name="T4">
protest</text:span>
</text:h>
      <text:p text:style-name="P4">
On the evening of July 2nd, the Hong Kong Government clearly announced that the "Revolutionary Revolution in Hong Kong" was the "Hong Kong Disposal" and violated the "National Security Law of the Hong Kong District". In order to avoid touching the law, Hong Kong people began to express their dissatisfaction in a more flexible way: lift a piece of white paper to let the viewer interpret the meaning.</text:p>
      <text:p text:style-name="P4">
*<draw:frame draw:style-name="fr1" draw:name="Image159" text:anchor-type="as-char" svg:width="6.9236in" svg:height="3.896998in" draw:z-index="0">
<draw:image xlink:href="../Images/dwzh/2023-05-25T14-15-00Z/54016317_303.jpg" xlink:type="simple" xlink:show="embed" xlink:actuate="onLoad" draw:mime-type="image/jpeg"/>
</draw:frame>
#####</text:p>
      <text:h text:style-name="P12" text:outline-level="3">
<text:span text:style-name="T4">
toast</text:span>
</text:h>
      <text:p text:style-name="P4">
The first morning of the "National Security Law of the Hong Kong District" was the day of the 23rd anniversary of the return of Hong Kong. For the first time to celebrate the ceremony, the Pan -Civilian member, Hong Kong Chief Executive Lin Zheng Yue'e, and Luo Huining, director of the China United Nations Office, expressed their support for the central government. Zhang Xiaoming, deputy director of the Hong Kong and Macau Office, said in Beijing that the National Security Law is a "birthday gift" for Hong Kong.</text:p>
      <text:p text:style-name="P4">
*<draw:frame draw:style-name="fr1" draw:name="Image160" text:anchor-type="as-char" svg:width="6.9236in" svg:height="3.896998in" draw:z-index="0">
<draw:image xlink:href="../Images/dwzh/2023-05-25T14-15-00Z/54007768_303.jpg" xlink:type="simple" xlink:show="embed" xlink:actuate="onLoad" draw:mime-type="image/jpeg"/>
</draw:frame>
#####</text:p>
      <text:h text:style-name="P12" text:outline-level="3">
<text:span text:style-name="T4">
The first batch</text:span>
</text:h>
      <text:p text:style-name="P4">
After the implementation of the "National Security Law of the Hong Kong District", the first July 1st. The Hong Kong demonstrations were protested on the street as an example. The Hong Kong police announced the arrest of 370 people on the same day, 10 of which were arrested for violating the National Security Law of the Hong Kong District.</text:p>
      <text:p text:style-name="P4">
*<draw:frame draw:style-name="fr1" draw:name="Image161" text:anchor-type="as-char" svg:width="6.9236in" svg:height="3.896998in" draw:z-index="0">
<draw:image xlink:href="../Images/dwzh/2023-05-25T14-15-00Z/54075959_303.jpg" xlink:type="simple" xlink:show="embed" xlink:actuate="onLoad" draw:mime-type="image/jpeg"/>
</draw:frame>
#####</text:p>
      <text:h text:style-name="P12" text:outline-level="3">
<text:span text:style-name="T4">
Port Police Banner New Color</text:span>
</text:h>
      <text:p text:style-name="P4">
In the past, the warning flag of the Hong Kong police was only yellow, blue, red, orange, black and other colors. On July 1, the Hong Kong police first raised a new color "Purple Banner" to warn the behavior of the demonstration people. Essence</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Agence France -Presse, etc.)</text:p>
      <text:p text:style-name="P4">
_ © 2023__Fengsheng Voice of Germany: All the contents of this article are protected by copyright law. If the Voice of Germany is particularly authorized, it shall not be used without authorization. Any improper behavior will lead to recovery and be criminally investigated. _ _ _ 吧 _</text:p>
      <text:p text:style-name="P4">
News Source: <text:a xlink:type="simple" xlink:href="https://www.dw.com/zh/被控制造爆炸-四名香港学生被判/a-65734923" text:style-name="Internet_20_link" text:visited-style-name="Visited_20_Internet_20_Link">
https://www.dw.com/zh/被控制造爆炸-四名香港学生被判/a-65734923?maca=chi-rss-chi-all-1127-rdf</text:a>
</text:p>
      <!--NEWS-->
      <text:h text:style-name="P10" text:outline-level="1">
<text:span text:style-name="T4">
Column | Military Forbidden Area: Artificial Intelligence -PLA's combat application of Taiwan</text:span>
</text:h>
      <text:p text:style-name="P4">
Author: None</text:p>
      <text:p text:style-name="P4">
Publisher: Radio Free Asia (Organization)</text:p>
      <text:p text:style-name="P4">
Published Time: 2023-05-25T14:16:00-04:00</text:p>
      <text:p text:style-name="P4">
Modified Time: 2023-05-25T15:01:29-04:00</text:p>
      <text:p text:style-name="P4">
Description: None</text:p>
      <text:p text:style-name="P4">
Videos: []</text:p>
      <text:p text:style-name="P4">
Audios: ["<text:a xlink:type="simple" xlink:href="https://www.rfa.org/mandarin/zhuanlan/junshiwujinqu/mil-05252023134238.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62" text:anchor-type="as-char" svg:width="6.9236in" svg:height="4.712515in" draw:z-index="0">
<draw:image xlink:href="../Images/rfamandarin/2023-05-25T14-16-00-04-00/000000.png" xlink:type="simple" xlink:show="embed" xlink:actuate="onLoad" draw:mime-type="image/png"/>
</draw:frame>
China has accelerated artificial intelligence and military applications. The picture shows the Chinese military's development of the brain signal to control the robot. <text:a xlink:type="simple" xlink:href="https://www.rfa.org/mandarin/zhuanlan/junshiwujinqu/mil-05252023134238.html/@@images/image" text:style-name="Internet_20_link" text:visited-style-name="Visited_20_Internet_20_Link">
</text:a>
Reuters information picture <text:a xlink:type="simple" xlink:href="https://www.rfa.org/mandarin/zhuanlan/junshiwujinqu/mil-05252023134238.html/@@stream" text:style-name="Internet_20_link" text:visited-style-name="Visited_20_Internet_20_Link">
</text:a>
Audience friends, hello everyone. What you are listening to is the "Military Forbidden Area" column of Radio Free Asia. I am the host of the column. Today, talk about the application of artificial intelligence in the PLA's combat.</text:p>
      <text:p text:style-name="P4">
Bloomberg reported last week that China used the trend of artificial intelligence (AI) for war, from Silicon Valley to the Pentagon in the United States. Ericschmidt, a former CEO of Google, emphasized the severity of this issue at the parliamentary hearing. The "Special Competitive Research Plan" led by his leadership issued a report this month that the United States needs to redesign the army to respond to this threat.</text:p>
      <text:p text:style-name="P4">
<text:span text:style-name="T4">
 Artificial intelligence invading Taiwan soldiers push </text:span>
</text:p>
      <text:p text:style-name="P4">
Schmidt warned at the hearing that in addition to the "military -civilian integration" plan that focused on the close cooperation between the Chinese military and the civilian industry, China should also consider that China's investment in national defense artificial intelligence far exceeds the United States. Although the United States has been "slightly leading" in key areas such as artificial intelligence and quantum computing for several years, China has invested more manpower to engage in research on the field of strategic artificial intelligence.</text:p>
      <text:p text:style-name="P4">
Many officials and members of the US Department of Defense believe that if the United States does not quickly develop strong artificial intelligence weapons, it may be defeated in potential conflicts with China in the future. The author stated to Bloomberg that the purpose of writing the report was to convey the urgency of accelerating the development of artificial intelligence to the Ministry of Defense, Congress and the public.</text:p>
      <text:p text:style-name="P4">
According to observations, China's investment and development focus on multiple key areas, including the research of artificial intelligence algorithms, big data analysis, machine learning, automation, and unmanned systems. In addition, China still uses artificial intelligence in military applications, develops smart missiles, autonomous drones and automated combat systems. Although the United States has led a few years, China is increasing investment in talent training, research and development institutions and laboratory construction, promoting artificial intelligence development, and applying it to national defense and military fields.</text:p>
      <text:p text:style-name="P4">
According to research and analysis of the US think tank, the Chinese military has used artificial intelligence to perform military chess in Taiwan. But it has not been confirmed by authoritative units. However, from some comments, articles and military public works in the PLA Daily, it has seen that artificial intelligence may be used in the PLA simulation and possible applications.</text:p>
      <text:p text:style-name="P4">
The first is that the situation is determined: artificial intelligence can help generate and simulate various battlefield situations, including geographical environment, behavior and response of enemy forces. Based on big data and machine learning technology, artificial intelligence can help the PLA create more real and diverse battle field scenes in simulation training, to evaluate and study various ideas of fighting Taiwan in a combatant way.</text:p>
      <text:p text:style-name="P4">
The second is command and control: artificial intelligence can provide assistance and support in command decision -making and combat command. Through data analysis and pattern recognition, artificial intelligence can help the commander better understand the battlefield situation, predict enemy intent, and support the formulation of decision -making. In addition, artificial intelligence can also assist commanders to perform the battlefieldist perception and decision -making optimization to improve command efficiency and combat effects.</text:p>
      <text:p text:style-name="P4">
<text:span text:style-name="T4">
 The decisive factor is that people are not things </text:span>
</text:p>
      <text:p text:style-name="P4">
However, it should also be seen that although artificial intelligence can assist in command and decision -making process. But in actual situation, the experience and judgment of the commander are still important. The PLA's works have mentioned many times that although artificial intelligence can process massive data and simulation situations, in a highly complex and dynamic battlefield environment, uncertainty and accidents may be faced. Therefore, the flexibility, judgment, and rapid response ability of the commander become important, and these are unique to human decision -making. In the final analysis, the experience, intuition and decision -making ability of the commander are the key to ensuring success.</text:p>
      <text:p text:style-name="P4">
Mao Zedong once said: "Weapons are an important factor in war, but not the decisive factor, and the decisive factor is that people are not things." This sentence is deeply imprinted in the minds of the People's Liberation Army, becoming an unbreakable belief.</text:p>
      <text:p text:style-name="P4">
The third is to sort out the combat plan for Taiwan: artificial intelligence can be used to analyze and evaluate the effects and feasibility of various combat plans against Taiwan. By simulation and model deduction, assist the commander to better understand the advantages, weaknesses and potential results of different solutions, thereby optimizing and improving combat solutions. Artificial intelligence also helps to promote the organization and implementation of integrated combat combat, and generate and update the combat order required for future war forms.</text:p>
      <text:p text:style-name="P4">
In early August last year, NancyPelosi visited Taiwan, the President of the U.S. Parliament, and the PLA organized multi -military assault on the sea assault, fighting against land, air -making operations such as land, and air -making operations for 8 consecutive days. The purpose of refusing to stop the United States and Japan "is the purpose of the strategic deterrence, and breaks the central line of the strait to form a new normal to the Taiwan. The training was unified by the Eastern theater, and it was launched with a multi -military troops to become a system and full combat elements (from intelligence surveillance, reconnaissance, command control, and joint strike to comprehensive guarantee). Without the assistance and support of artificial intelligence, the exercise operation is difficult to develop seamlessly in a short time.</text:p>
      <text:p text:style-name="P4">
In early April of this year, President Tsai Ing -wen in Taiwan and Kevinmccarthy, Speaker of the United States Congress, met in California in the United States. For favorable arrays, the trend of the siege is formed to the Taiwan. At the same time, the aircraft carrier -based aircraft of the aircraft carrier was used to take off from the eastern waters of Taiwan to coordinate with the western attack to Taiwan. It forms a storm of east -west clamping Taiwan Island. Without the assistance and support of artificial intelligence, it may be difficult to achieve such a tightly siege pressure effect.</text:p>
      <text:p text:style-name="P4">
<text:span text:style-name="T4">
 Intelligent training </text:span>
</text:p>
      <text:p text:style-name="P4">
Since September last year, the PLA was investigated and unmanned, and there were at least 4 models. In April and May of this year, the PLA's three models of investigating all -in -one drones flew around Taiwan in the direction of the clock and clock for the first time, and began to enter intelligent training with drones. Military aircraft warships, collaboration between campaign and tactical levels, and mission collaboration between drones. At the same time, a new model of large -scale drones to the normalized reconnaissance of eastern Taiwan, conducting normalized reconnaissance on the battle base and weapon test field of the eastern part of Taiwan, supplementing satellite's time and regional reconnaissance gap, and can also be for the eastern part of Taiwan during the war to the eastern part of Taiwan. The combat power preservation area (or behind the strategy) forms a comprehensive and full -time reconnaissance, providing experience, route and data.Data is the basic requirements of artificial intelligence calculations. The greater the amount of data, the more realistic the amount of data. The better the training and generating effect of artificial intelligence. At present, the biggest deficiency of the PLA is the lack of actual data for artificial intelligence calculations. Practical experience can provide a large amount of real data and situations to help artificial intelligence systems learn and generate various complex battlefield conditions. Until now, the PLA mainly relies on computer simulation training and exercises, and has obtained data from military exchanges and technical cooperation with foreign forces. It is essentially different from the actual data of the US military.</text:p>
      <text:p text:style-name="P4">
In order to make up for this critical deficiency, the PLA has increased practical training in recent years, and focuses on the training field domain in the Taiwan Strait area.</text:p>
      <text:p text:style-name="P4">
The foundation of model optimization.</text:p>
      <text:p text:style-name="P4">
It is reported that the PLA's important goals for Taiwan are compiled into a directory, which is to use artificial intelligence and weapons and ammunition to use the nature of the target, the means and methods of strikes, and the need to fight. Outlet analysis and crackdown planning. Specifically, artificial intelligence can help the PLA achieve multiple functions.</text:p>
      <text:p text:style-name="P4">
<text:span text:style-name="T4">
 Catalog on the Taiwan target </text:span>
</text:p>
      <text:p text:style-name="P4">
The first is target recognition and classification: artificial intelligence can automatically process and analyze various intelligence data, including satellite images, reconnaissance reports, and open source intelligence, and identify and classify important goals in Taiwan. Through training models and algorithms, the nature, characteristics and importance of the goal are automatically identified.</text:p>
      <text:p text:style-name="P4">
Secondly, target analysis and evaluation: artificial intelligence uses existing information and data, combined with model deduction and algorithms, analyze and evaluate the target, including the strength, defense ability, strike requirements, and possible strike methods of important goals, etc. evaluation of. In this way, artificial intelligence can assist the PLA to better grasp the characteristics of the goal and strike needs.</text:p>
      <text:p text:style-name="P4">
Then it is to combat planning and optimization: Based on the target compilation of the target, artificial intelligence uses optimization algorithms and decision -making models to combat planning and resource allocation. By considering factors such as different strike methods, weapons and equipment, and troops, artificial intelligence helps the PLA to formulate a more effective blow plan and optimize the configuration of combat resources.</text:p>
      <text:p text:style-name="P4">
However, the above are ideal. The application of artificial intelligence in the target catalog and crackdown planning is still exploring and developing. The accuracy and reliability requires comprehensive consideration of various factors. So you can understand it like this. The target catalog requires the PLA to continuously improve through the military chess confrontation, local simulation, and real soldiers.</text:p>
      <text:p text:style-name="P4">
In August last year and April this year, the PLA implemented military exercises in Taiwan. It can use this test and evaluate the accuracy, practicality and operability of the target and catalog, and obtain real -time intelligence in the nature, defense ability, and strike requirements of the target. Essence Such exercises help the PLA to improve the accuracy and effect of combat against Taiwan, and also provide valuable experience and data support for the further improvement and improvement of the target catalogs.</text:p>
      <text:p text:style-name="P4">
<text:span text:style-name="T4">
 Great development potential </text:span>
</text:p>
      <text:p text:style-name="P4">
Taiwan and the United States have the intention of the PLA. Therefore, during the exercise, maintain the maximum restraint, do not make any tactical response, and do not give the PLA's opportunities to collect target intelligence, so that it cannot test and evaluate the nature and defense ability of the target. The outside world thinks that Taiwan and the United States show their weakness, but they are actually confidential. Data is combat power, the soil of artificial intelligence generated, and the key to the decisive victory of the war.</text:p>
      <text:p text:style-name="P4">
Artificial intelligence potential is endless. However, it should also be seen that the application of artificial intelligence technology is still in the early stage of development. There are still many challenges to be overcome for the complex combat environment and decision -making process. When applying artificial intelligence technology, it is necessary to ensure the accuracy and data of the algorithm. Reliability, combined with the professional literacy of personnel, conduct comprehensive judgment and decision -making. From this perspective, the PLA has taken the pace and has huge development potential. Otherwise, the United States will not pull up alarm and fully deal with the challenges brought by China.</text:p>
      <text:p text:style-name="P4">
This column premiered a new program every Friday, and there were several backs after it. You can listen to short waves, or listen through YouTube and RFA's official website.</text:p>
      <text:p text:style-name="P4">
Writer///人(The host of this show is a military commentator who has long been concerned about cross -strait and Indo -Pacific military security affairs for a long time.)</text:p>
      <text:p text:style-name="P4">
News Source: <text:a xlink:type="simple" xlink:href="https://www.rfa.org/mandarin/zhuanlan/junshiwujinqu/mil-05252023134238.html" text:style-name="Internet_20_link" text:visited-style-name="Visited_20_Internet_20_Link">
https://www.rfa.org/mandarin/zhuanlan/junshiwujinqu/mil-05252023134238.html</text:a>
</text:p>
      <!--NEWS-->
      <text:h text:style-name="P10" text:outline-level="1">
<text:span text:style-name="T4">
German media: China and the United States fight for India</text:span>
</text:h>
      <text:p text:style-name="P4">
Author: None (Language: zh)</text:p>
      <text:p text:style-name="P4">
Publisher: None</text:p>
      <text:p text:style-name="P4">
Time: 2023-05-25T14:27:00Z</text:p>
      <text:p text:style-name="P4">
Description: On Sunday night, the Chinese government announced that companies that prohibit key information were purchased by Micron, which is headquartered in Bois, Boyi, Edaho. Later, the US e -commerce giant Amazon announced that it has withdrawn from the Chinese market since July. Various signs show that the impact of geopolitics between China and the United States on the high -tech field has gradually expanded.</text:p>
      <text:p text:style-name="P4">
Videos: []</text:p>
      <text:p text:style-name="P4">
Images: ["<text:a xlink:type="simple" xlink:href="https://static.dw.com/image/63695579_303.jpg" text:style-name="Internet_20_link" text:visited-style-name="Visited_20_Internet_20_Link">
63695579_303.jpg</text:a>
", "<text:a xlink:type="simple" xlink:href="https://static.dw.com/image/63598262_401.jpg" text:style-name="Internet_20_link" text:visited-style-name="Visited_20_Internet_20_Link">
63598262_401.jpg</text:a>
"]</text:p>
      <text:p text:style-name="P4">
Subject: 评论分析</text:p>
      <text:p text:style-name="P4">
Subjects: ['华为', '专题报道：习近平访美', '印度', '智能手机', '南希·佩洛西']</text:p>
      <text:p text:style-name="P4">
Keywords: ['中美关系', '华为', '美光', '芯片法案', '印度', '国家安全']</text:p>
      <text:p text:style-name="P4">
Id: 65735624</text:p>
      <!--METADATA-->
      <text:p text:style-name="P4">
<text:a xlink:type="simple" xlink:href="https://www.dw.com/zh/overlay/image/article/65735624/63695579" text:style-name="Internet_20_link" text:visited-style-name="Visited_20_Internet_20_Link">
 <draw:frame draw:style-name="fr1" draw:name="Image163" text:anchor-type="as-char" svg:width="6.9236in" svg:height="3.896998in" draw:z-index="0">
<draw:image xlink:href="../Images/dwzh/2023-05-25T14-27-00Z/63695579_303.jpg" xlink:type="simple" xlink:show="embed" xlink:actuate="onLoad" draw:mime-type="image/jpeg"/>
</draw:frame>
</text:a>
(Voice of Germany Chinese website) The "Daily News" website published an article saying that the actions adopted by China were not surprising. After all, the United States launched the export limit of chip and chip production equipment before, and it is also forbidden to enter high -tech products such as Huawei to enter the entry of high -tech products such as Huawei. U.S. However, this article entitled "Sino -US Technology Contents" is skeptical of whether American companies can really be decoupled. The article wrote:</text:p>
      <text:p text:style-name="P4">
"Over the years, analysts have been criticizing the huge dependence of US high -tech companies to the Chinese market. Taking Apple as an example, more than 90%of their smartphones are produced in the People's Republic of China. Apple is so densely concentrated in China. China's epidemic prevention and control measures have made Apple production difficulties, so that the crucial Christmas sales have been greatly affected. Discussion.</text:p>
      <text:p text:style-name="P4">
Economist Friedman, an economist of Cornell University, previously warned that [] <text:a xlink:type="simple" xlink:href="https://www.dw.com/zh/zh/印度能帮苹果摆脱中国困局吗/a-63711815" text:style-name="Internet_20_link" text:visited-style-name="Visited_20_Internet_20_Link">
</text:a>
However, Bank of America Morgan Chase predicts that as of 2025, Apple's proportion of Apple's output in China will decrease from the current 95%to 75%.</text:p>
      <text:p text:style-name="P4">
However, it is not only American companies that move the production base from China to India, but some German companies have also begun to be optimistic about India. German automobile supplier Scholes has opened a new software and electronic technology research and development center in Pina, India. "</text:p>
      <text:p text:style-name="P4">
With the continuous intensification of geopolitics between China and the United States, some multinational companies have begun to reduce investment in China to avoid risks. But is India really a safe harbor for investment? The article wrote:</text:p>
      <text:p text:style-name="P4">
"India is actually not as risky as an investment destination, because the geopolitical signal sent by the country is also quite contradictory. Therefore, it is still unknown whether the country will have political differences with the Western camp in the future. For example, India is outside China outside China. The main buyers of Russian crude oil and natural gas. Robert Rethfeld, a marketing expert of corporate consulting company, said: 80%of Russian crude oil flows to India and China. '</text:p>
      <text:p text:style-name="P4">
<draw:frame draw:style-name="fr1" draw:name="Image164" text:anchor-type="as-char" svg:width="6.9236in" svg:height="3.896998in" draw:z-index="0">
<draw:image xlink:href="../Images/dwzh/2023-05-25T14-27-00Z/63598262_401.jpg" xlink:type="simple" xlink:show="embed" xlink:actuate="onLoad" draw:mime-type="image/jpeg"/>
</draw:frame>
In September last year, China's strict "zero measures" have caused Zhengzhou's Apple foundries for a discontinued production.</text:p>
      <text:p text:style-name="P4">
From this point of view, India is also indirectly funded Russia's war of aggression against Ukraine. So far, the Western camp led by the United States seems to be a blind eye. Once the situation changes, India has also become the goal of sanctions, then India, such as Apple and other international companies, will become risk factor. "</text:p>
      <text:p text:style-name="P4">
Germany's consideration of national security, <text:a xlink:type="simple" xlink:href="https://www.dw.com/zh/zh/德国数字化部5g网不事先排除特定制造商/a-65426993" text:style-name="Internet_20_link" text:visited-style-name="Visited_20_Internet_20_Link">
</text:a>
The most famous basic scientific research institution in Germany, "Fraunhov Association", has cooperated in a series of scientific research projects in Tonghua Company. The Fraunhov agreement refused to disclose the specific situation of Tonghua cooperation on the grounds of "academic freedom" and "data protection". "Business Daily" reported:</text:p>
      <text:p text:style-name="P4">
"The German Federal Research Department under the leadership of Bettina Stark-Watzinger emphasized the" special responsibility "of the" academic and scientific research institutions and researchers "that emphasizes' academic and scientific research agencies and researchers. A spokesman said The Ministry of Scientific Research does not have the complete information of the cooperative project of Chinese companies with Chinese companies. The topic selection of cooperation between the Ministry of Scientific Research and China has focused on the added value of related projects to Germany and Europe, and pays attention to "reducing the risk of the project's abuse". The Fraunhov Association pointed out that the association will conduct a 'standardized review' on each cooperation case. When deciding whether to cooperate with a certain project, it will focus on whether the project belongs to 'core technology and existence of existence. The sensitive cooperation project of technology outflow risks '. After the cooperation with the Fraunhov Association caused controversy, Huawei said it was difficult to understand. Huawei spokesman said:' The criticism of related cooperation is very abstract, and most of the cases involve not involved in the most cases involved In the specific content of cooperation, we feel unable to understand this. 'The spokesman also said that since 2010, Huawei has been working with more than 100 universities and scientific research institutions in Europe, especially in wireless communication and networks, networks, networks, and networks In the field of communication and network security, 'related cooperation has been positive feedback from partners'. "</text:p>
      <text:p text:style-name="P4">
<text:span text:style-name="T5">
Inding the content of other media, does not represent the position or view of the Voice of Germany. _ </text:span>
 _ 吧 _</text:p>
      <text:p text:style-name="P4">
News Source: <text:a xlink:type="simple" xlink:href="https://www.dw.com/zh/德语媒体：中美相争-印度得利/a-65735624" text:style-name="Internet_20_link" text:visited-style-name="Visited_20_Internet_20_Link">
https://www.dw.com/zh/德语媒体：中美相争-印度得利/a-65735624?maca=chi-rss-chi-all-1127-rdf</text:a>
</text:p>
      <!--NEWS-->
      <text:h text:style-name="P10" text:outline-level="1">
<text:span text:style-name="T4">
Iran's new ballistic missile range is 2000 kilometers</text:span>
</text:h>
      <text:p text:style-name="P4">
Publisher: 法新社</text:p>
      <text:p text:style-name="P4">
Published Time: 2023-05-25T14:32:09+00:00</text:p>
      <text:p text:style-name="P4">
Modified Time: 2023-05-25T14:05:01+00:00</text:p>
      <text:p text:style-name="P4">
Description: (Agence France -Presse, Tehran, 25th) The Iranian Ministry of Defense announced a new type of ballistic missile today with a range of 2,000 kilometers and can carry a warhead weighing more than one t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5" text:anchor-type="as-char" svg:width="6.9236in" svg:height="3.617581in" draw:z-index="0">
<draw:image xlink:href="../Images/rficn/2023-05-25T14-32-09-00-00/000000.png" xlink:type="simple" xlink:show="embed" xlink:actuate="onLoad" draw:mime-type="image/png"/>
</draw:frame>
The new type of Kheibar is the latest version of Khorramshahr, the farthest range of Iran.</text:p>
      <text:p text:style-name="P4">
The Iranian Minister of Defense Mohammad-Reza Ashtiani said that this missile appeared in a part of "providing a comprehensive support to our friends and the countries on the road of confrontation with the control system."</text:p>
      <text:p text:style-name="P4">
State -State Iranian News Agency (IRNA) reported that Kaiba missiles are "liquid fuel missiles, which are 2,000 kilometers and can be mounted with 1,500 kg warhead."</text:p>
      <text:p text:style-name="P4">
The name of the Kaiba missile is derived from Khaybar, Arabia, Saudi. The town is famous for a decisive battle in the 7th century. At that time, the prophet Muhammad's army defeated thousands of Jewish residents.</text:p>
      <text:p text:style-name="P4">
According to state media reports, the speed of this high -engine tactical missile "can reach 16 Mach outside the atmosphere and 8 Mach in the atmosphere."</text:p>
      <text:p text:style-name="P4">
On the occasion of the new type of ballistic missiles in Iran, the tension between Israel and Palestine's conflict has intensified, and the fragile Gaza ceasefire agreement has just passed 10 days. The agreement ended with the Palestinian Armed Forces (Islamicjihad) supported by Israel and Iran's support for 5 days of cross -border conflict.</text:p>
      <text:p text:style-name="P4">
News Source: <text:a xlink:type="simple" xlink:href="https://www.rfi.fr/cn/%E5%9B%BD%E9%99%85%E6%8A%A5%E9%81%93/20230525-%E4%BC%8A%E6%9C%97%E6%96%B0%E5%9E%8B%E5%BC%B9%E9%81%93%E9%A3%9E%E5%BC%B9-%E5%B0%84%E7%A8%8B2000%E5%85%AC%E9%87%8C" text:style-name="Internet_20_link" text:visited-style-name="Visited_20_Internet_20_Link">
https://www.rfi.fr/cn/%E5%9B%BD%E9%99%85%E6%8A%A5%E9%81%93/20230525-%E4%BC%8A%E6%9C%97%E6%96%B0%E5%9E%8B%E5%BC%B9%E9%81%93%E9%A3%9E%E5%BC%B9-%E5%B0%84%E7%A8%8B2000%E5%85%AC%E9%87%8C</text:a>
</text:p>
      <!--NEWS-->
      <text:h text:style-name="P10" text:outline-level="1">
<text:span text:style-name="T4">
Australia wants to get rid of China to rely on reshaping lithium mining</text:span>
</text:h>
      <text:p text:style-name="P4">
Author: None</text:p>
      <text:p text:style-name="P4">
Publisher: Radio Free Asia (Organization)</text:p>
      <text:p text:style-name="P4">
Published Time: 2023-05-25T14:33:00-04:00</text:p>
      <text:p text:style-name="P4">
Modified Time: 2023-05-25T14:46:3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6" text:anchor-type="as-char" svg:width="6.9236in" svg:height="5.1927in" draw:z-index="0">
<draw:image xlink:href="../Images/rfamandarin/2023-05-25T14-33-00-04-00/000000.png" xlink:type="simple" xlink:show="embed" xlink:actuate="onLoad" draw:mime-type="image/png"/>
</draw:frame>
A lithium treatment plant on the outskirts of Melbourne is using the product to be transported to the lithium project of Australia in Australia in Jadal, Serbia. <text:a xlink:type="simple" xlink:href="https://www.rfa.org/mandarin/Xinwen/5-05252023142735.html/@@images/image" text:style-name="Internet_20_link" text:visited-style-name="Visited_20_Internet_20_Link">
</text:a>
According to the US "New York Times", the Australian government is trying to reshape its lithium mining and get rid of its dependence on processing lithium ore in China. Australia is the world's largest lithium mining country, and 53%of lithium ore is provided by Australia. It is reported that independent lithium miners such as Pierbara Mining in Australia are preparing to process these ore near the Lithium Mine Mine Land, and then sell them to the United States and Japan. In the past, this type of ore depends on China seriously, because hundreds of factories that extract lithium mines in China are cheap, and China is trying to strengthen the control of the world's lithium battery manufacturing. These companies will also benefit from the United States, because the Biden of the United States Biden Government issued the "Angle Act" Last year will provide loans or subsidies for related industries (including Australia) with free trade agreements with the United States to weaken China in the field of green energy in the field of green energy. The dominant position. The Australian government has injected hundreds of millions of dollars of funds into the lithium ore refining industry. Their goal is to rapidly increase the proportion of Australia's global lithium refining industry, from less than 1%to 20%in 2027. (Responsible editor: Wang Yun)</text:p>
      <text:p text:style-name="P4">
News Source: <text:a xlink:type="simple" xlink:href="https://www.rfa.org/mandarin/Xinwen/5-05252023142735.html" text:style-name="Internet_20_link" text:visited-style-name="Visited_20_Internet_20_Link">
https://www.rfa.org/mandarin/Xinwen/5-05252023142735.html</text:a>
</text:p>
      <!--NEWS-->
      <text:h text:style-name="P10" text:outline-level="1">
<text:span text:style-name="T4">
Experts call on the US capital increase international financial institutions to resist China's debt trap</text:span>
</text:h>
      <text:p text:style-name="P4">
Author: None</text:p>
      <text:p text:style-name="P4">
Publisher: Radio Free Asia (Organization)</text:p>
      <text:p text:style-name="P4">
Published Time: 2023-05-25T14:34:00-04:00</text:p>
      <text:p text:style-name="P4">
Modified Time: 2023-05-25T14:58:02-04:00</text:p>
      <text:p text:style-name="P4">
Description: None</text:p>
      <text:p text:style-name="P4">
Videos: []</text:p>
      <text:p text:style-name="P4">
Audios: ["<text:a xlink:type="simple" xlink:href="https://www.rfa.org/mandarin/yataibaodao/junshiwaijiao/jw-05252023140105.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67" text:anchor-type="as-char" svg:width="6.9236in" svg:height="4.667846in" draw:z-index="0">
<draw:image xlink:href="../Images/rfamandarin/2023-05-25T14-34-00-04-00/000000.png" xlink:type="simple" xlink:show="embed" xlink:actuate="onLoad" draw:mime-type="image/png"/>
</draw:frame>
National Security, illegal Finance and International Financial Institutional Groups under the Financial Committee of the House of Representatives of the House of Representatives of the United States Congress held a hearing on May 25, 2023 on the impact of China's impact on the world financial system <text:a xlink:type="simple" xlink:href="https://www.rfa.org/mandarin/yataibaodao/junshiwaijiao/jw-05252023140105.html/@@images/image" text:style-name="Internet_20_link" text:visited-style-name="Visited_20_Internet_20_Link">
</text:a>
Video screenshot/US Congress official website <text:a xlink:type="simple" xlink:href="https://www.rfa.org/mandarin/yataibaodao/junshiwaijiao/jw-05252023140105.html/@@stream" text:style-name="Internet_20_link" text:visited-style-name="Visited_20_Internet_20_Link">
</text:a>
On Thursday, the U.S. Congress invited financial experts to hold a hearing to explore China's impact on the world financial system. Participants pointed out that in recent years, China ’s irresponsible and opaque loan is an important factor that caused low -income countries to face the sovereign debt crisis. The United States needs to urge international financial institutions to play its core functions to resist China's debt trap risk.</text:p>
      <text:p text:style-name="P4">
<text:a xlink:type="simple" xlink:href="https://www.rfa.org/mandarin/yataibaodao/junshiwaijiao/tj-05242023103331.html" text:style-name="Internet_20_link" text:visited-style-name="Visited_20_Internet_20_Link">
<text:span text:style-name="T4">
 "The Ten Anniversary of the Belt and Road Initiative" is still effective to assist the development of the banner? </text:span>
</text:a>
  * <text:span text:style-name="T4">
<text:a xlink:type="simple" xlink:href="https://www.rfa.org/mandarin/Xinwen/9-03082023154027.html" text:style-name="Internet_20_link" text:visited-style-name="Visited_20_Internet_20_Link">
 </text:a>
</text:span>
</text:p>
      <text:p text:style-name="P4">
On May 25, the national security, illegal finance and international financial institution groups under the Financial Committee of the House of Representatives of the Congress held a hearing, focusing on the competition of large powers, China ’s extensive impact on global loan behavior on the world's economic system. The members of the committee and the participating experts reach a consensus, that is, only by enhancing the function of international financial institutions can we effectively fight China's global economic ambitions.</text:p>
      <text:p text:style-name="P4">
The chairman of the group committee, Blaineluetkemeyer, pointed out that as many as 60%of the world's low -income countries are currently facing debt dilemma. In the case of the slowdown of the global economy, if you do not restructuring or exempt from debt, it is not owed that owed. Loans will face huge risk of financial default.</text:p>
      <text:p text:style-name="P4">
"China has played an increasingly larger and uncoordinated role in providing funds ... ... At least 65 countries owe Chinese lenders that owe Chinese lenders exceeding 10%of their total foreign debt. When countries fall into financial dilemma, these large number of opaque China The debt has hindered the reorganization. "He said," Ironically, at the same time, the World Bank continues to provide more than $ 1 billion of loans to China each year. China is still one of the biggest debt countries of the World Bank and the biggest benefit of the world's bank expenditure. By."</text:p>
      <text:p text:style-name="P4">
Members of the Group Committee and Democratic Representative, Joycebeatty, emphasized that international financial institutions including the International Monetary Fund, the World Bank and Multilateral Development Bank (MDB) provide financial assistance to countries in the crisis, and Supporting global development and fighting against China's use of foreign debt to expand global influence is crucial. She said that only if international financial institutions actively provide assistance to the debt countries, these countries will not turn to China for funds.</text:p>
      <text:p text:style-name="P4">
<draw:frame draw:style-name="fr1" draw:name="Image168" text:anchor-type="as-char" svg:width="6.9236in" svg:height="4.960191in" draw:z-index="0">
<draw:image xlink:href="../Images/rfamandarin/2023-05-25T14-34-00-04-00/000001.png" xlink:type="simple" xlink:show="embed" xlink:actuate="onLoad" draw:mime-type="image/png"/>
</draw:frame>
U.S. Federal Representative JoyceBeatty emphasized at the hearing that international financial institutions including the International Monetary Fund, the World Bank and Multilateral Development Bank provide financial assistance to countries in the crisis and support global development. And it is essential to combat China's use of foreign debt to expand global influence. (Video screenshot/US Congress official website) <text:a xlink:type="simple" xlink:href="https://www.rfa.org/mandarin/yataibaodao/junshiwaijiao/jw-05252023140105.html/jw0525a.jpg" text:style-name="Internet_20_link" text:visited-style-name="Visited_20_Internet_20_Link">
</text:a>
Jesse M.schreger, associate professor of business school in Columbia University, told the committee that China plays an important role in the sovereign debt crisis. He said that China is now the world's largest bilateral debt country, and most of its loans are settled in the US dollar. Chinese debt accounted for almost a quarter or half of the domestic GDP.</text:p>
      <text:p text:style-name="P4">
"China provides loans through policy banks controlled by the state to make it between traditional international private creditors such as bond investors and other official bilateral government lenders. He said, "((countries) in the end how much money owed China is not sure. China does not participate in the traditional credit and reporting system. It tends to set up confidentiality clauses to prevent the debt party from disclosing relevant information."</text:p>
      <text:p text:style-name="P4">
The Associated Press has recently reported that China's lending operation has now led to dozens of poor countries in the world facing the sovereign debt crisis and the economy is on the verge of collapse. These countries include Pakistan, Kenya, etc., of which Zambia and Sri Lanka have debt default. Some experts point out that unless China makes concessions, more debt defaults will occur in relevant borrowing countries. At the same time, although these countries are in crisis, the Chinese government is still unwilling to avoid debt.</text:p>
      <text:p text:style-name="P4">
Former International Monetary Fund (IMF) Agent Markrosen, executive director, strongly suggested US legislators to urge relevant international institutions to adhere to the core functions of providing assistance to the sovereign debt crisis. He also believes that China is the biggest challenge to maintain the stability of world finance.</text:p>
      <text:p text:style-name="P4">
"The biggest challenge facing the International Monetary Fund today is China. China provides a lot of funds to emerging markets and low -income countries in an opaque and irresponsible way. ","</text:p>
      <text:p text:style-name="P4">
He also said that China has been urging the increase in its share in the International Monetary Fund, but in view of its debt behavior, it is not the time to increase China's share.</text:p>
      <text:p text:style-name="P4">
Daniel F.Runde, senior vice president of the US Think Tank Strategy and International Research Center (CSIS), emphasized that if the United States cannot play the leadership role of international financial institutions such as multilateral development banks in the competition of large powers, the majority of developing countries will be in the majority of developing countries will Turn to help in China and Russia. He also suggested that the United States should increase capital in the development of banking systems such as Fuxing and Development Bank in Europe, and incorporate Taiwan as an economy into the system to better support the global financial system led by the United States.</text:p>
      <text:p text:style-name="P4">
Reporter: Jingwei Responsible Editor: He Ping.com editor: Hong Wei</text:p>
      <text:p text:style-name="P4">
News Source: <text:a xlink:type="simple" xlink:href="https://www.rfa.org/mandarin/yataibaodao/junshiwaijiao/jw-05252023140105.html" text:style-name="Internet_20_link" text:visited-style-name="Visited_20_Internet_20_Link">
https://www.rfa.org/mandarin/yataibaodao/junshiwaijiao/jw-05252023140105.html</text:a>
</text:p>
      <!--NEWS-->
      <text:h text:style-name="P10" text:outline-level="1">
<text:span text:style-name="T4">
Fujian's official website cannot see that the restriction effect is spreading</text:span>
</text:h>
      <text:p text:style-name="P4">
Author: None</text:p>
      <text:p text:style-name="P4">
Publisher: Radio Free Asia (Organization)</text:p>
      <text:p text:style-name="P4">
Published Time: 2023-05-25T14:40:35-04:00</text:p>
      <text:p text:style-name="P4">
Modified Time: 2023-05-25T14:40:3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9" text:anchor-type="as-char" svg:width="6.9236in" svg:height="3.740977in" draw:z-index="0">
<draw:image xlink:href="../Images/rfamandarin/2023-05-25T14-40-35-04-00/000000.png" xlink:type="simple" xlink:show="embed" xlink:actuate="onLoad" draw:mime-type="image/png"/>
</draw:frame>
Fujian Provincial Government's official website information screen <text:a xlink:type="simple" xlink:href="https://www.rfa.org/mandarin/Xinwen/6-05252023143455.html/@@images/image" text:style-name="Internet_20_link" text:visited-style-name="Visited_20_Internet_20_Link">
</text:a>
Network screenshots China restricts overseas obtaining the internal data of China is spreading. According to Reuters, many people overseas have reported that it is difficult to enter the official website of the Fujian Provincial Bureau of Statistics to obtain economic and population data recently. This situation has begun since March, and the recent situation seems to be even more serious. Some users said that although there are fewer and fewer websites in China to the outside world, the Fujian Provincial Government website is rare to prohibit overseas users from logging in. Investors from Hong Kong said that Fujian Province has special importance because it is next to Taiwan, and foreign investors closely follow the Fujian Province to observe the signs of Chinese military activities. In addition, with the cooling of Sino -US relations, China has fewer and fewer government websites that have been opened to the outside world; foreign companies engaged in the consulting industry in China have been investigated by the Chinese government many times in recent months. Sun Xin, a professor at King College of London, England, analyzed that the Chinese government is obvious that the trend of restricting foreign domestic data on the grounds of national security is obvious; if the situation in Fujian Province is deliberately decided by the government, other local governments may follow. (Responsible editor: Wang Yun)</text:p>
      <text:p text:style-name="P4">
News Source: <text:a xlink:type="simple" xlink:href="https://www.rfa.org/mandarin/Xinwen/6-05252023143455.html" text:style-name="Internet_20_link" text:visited-style-name="Visited_20_Internet_20_Link">
https://www.rfa.org/mandarin/Xinwen/6-05252023143455.html</text:a>
</text:p>
      <!--NEWS-->
      <text:h text:style-name="P10" text:outline-level="1">
<text:span text:style-name="T4">
The largest firepower annihilation in the history of Korean and American launching history</text:span>
</text:h>
      <text:p text:style-name="P4">
Author: 联合早报 (Person)</text:p>
      <text:p text:style-name="P4">
Publisher: 联合早报 (Organization)</text:p>
      <text:p text:style-name="P4">
Published Time: 2023-05-25T14:42</text:p>
      <text:p text:style-name="P4">
Modified Time: 2023-05-25T14:44</text:p>
      <text:p text:style-name="P4">
Description: The United States and South Korea have implemented the "joint coordinated firepower training", which has the highest scale. The Yonhap News Agency reported that on the occasion of the 70th anniversary of the Korean -American alliance and the 75th anniversary of the founding of the South Korean National Army, the Korean and American armed forces were implemented on Thursday (May 25) to implement the "United ... ...</text:p>
      <text:p text:style-name="P4">
Videos: []</text:p>
      <text:p text:style-name="P4">
Audios: []</text:p>
      <text:p text:style-name="P4">
Images: []</text:p>
      <text:p text:style-name="P4">
Type: NewsArticle</text:p>
      <text:p text:style-name="P4">
Breadcrumbs: ['即时', '国际']</text:p>
      <text:p text:style-name="P4">
Keywords: ['韩国', '美国']</text:p>
      <!--METADATA-->
      <text:p text:style-name="P4">
The United States and South Korea have implemented the "joint coordinated firepower training", which has the highest scale.</text:p>
      <text:p text:style-name="P4">
The Yonhap News Agency reported that on the occasion of the 70th anniversary of the Korean and American alliance and the 75th anniversary of the founding of the South Korean National Army, the two South Korean and American armed forces implemented the "Joint Coordinated Firepower Training Training" on the scientific training ground in Baochuan City, Gyeonggi -do, Essence</text:p>
      <text:p text:style-name="P4">
South Korea and the United States jointly coordinated firepower training began in June 1977. It has been held 11 times so far, showing the ability of South Korea and the United States to use the latest weapons to counter enemy provocation.</text:p>
      <text:p text:style-name="P4">
The Korean Army F-35A stealth fighter, AH-64 Apache attack helicopter, K-2 "Black Panther" main battle tank, K-21 armored vehicle, "Sky" multi-tube rocket launcher (MLRS) and other cutting-edge weapons joined this year's exercise. The U.S. military sent F-16 fighters, A-10 attack aircraft, etc. to participate in.</text:p>
      <text:p text:style-name="P4">
There were five exercises in this exercise, namely May 25, June 2, 7, 12, and 15, each exercise will visit each exercise.</text:p>
      <text:p text:style-name="P4">
Hanmei held the largest joint firepower display exercise in the training ground near the South Korean DPRK military boundary (MDL) this time, which may trigger a strong protest of North Korea. On the 19th, the DPRK -China Society condemned the "South Korean United Coordinated Firepower Training Training" as an enlarged version of the Anti -Republic's war exercise. Starting crazy, North Korea had to face it strictly.</text:p>
      <text:p text:style-name="P4">
News Source: <text:a xlink:type="simple" xlink:href="https://www.zaobao.com.sg/realtime/world/story20230525-1398012" text:style-name="Internet_20_link" text:visited-style-name="Visited_20_Internet_20_Link">
https://www.zaobao.com.sg/realtime/world/story20230525-1398012</text:a>
</text:p>
      <!--NEWS-->
      <text:h text:style-name="P10" text:outline-level="1">
<text:span text:style-name="T4">
Tiktok's security still doubts the "New York Times" to reveal its leakage of user privacy</text:span>
</text:h>
      <text:p text:style-name="P4">
Author: None</text:p>
      <text:p text:style-name="P4">
Publisher: Radio Free Asia (Organization)</text:p>
      <text:p text:style-name="P4">
Published Time: 2023-05-25T14:45:00-04:00</text:p>
      <text:p text:style-name="P4">
Modified Time: 2023-05-25T14:58:3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0" text:anchor-type="as-char" svg:width="6.9236in" svg:height="4.612011in" draw:z-index="0">
<draw:image xlink:href="../Images/rfamandarin/2023-05-25T14-45-00-04-00/000000.png" xlink:type="simple" xlink:show="embed" xlink:actuate="onLoad" draw:mime-type="image/png"/>
</draw:frame>
The picture shows a picture that appears on a smartphone on the TIKTOK application <text:a xlink:type="simple" xlink:href="https://www.rfa.org/mandarin/Xinwen/7-05252023144130.html/@@images/image" text:style-name="Internet_20_link" text:visited-style-name="Visited_20_Internet_20_Link">
</text:a>
The Associated Press information picture reported on Thursday (May 25), the United States "New York Times" that the document of Tiktok, the China Video Society of China, shows that the company's employees often pass the internal collaboration tool LARK groups in the working procedure Share personal data from American or British users, including photos, residents, IP addresses, equipment and user IDs, and these groups often have thousands of employees. TIKTOK's internal security employees have been vigilant at least since 2021, and have questioned whether Beijing employees should become these group members of the user's secret data. TIKTOK faded the access authority of Chinese employees to American user data, but its internal members said that as of the end of last year, LARK data from Tiktok was stored on Chinese servers. But the Tiktok spokesman Alex Huruk responded that Tiktok was deleting US user data collected by it before June 2022 and began to send the data to the American server owned by a third party. But Tiktok officially did not respond to whether LARK data was stored in China. (Responsible editor: Wang Yun)</text:p>
      <text:p text:style-name="P4">
News Source: <text:a xlink:type="simple" xlink:href="https://www.rfa.org/mandarin/Xinwen/7-05252023144130.html" text:style-name="Internet_20_link" text:visited-style-name="Visited_20_Internet_20_Link">
https://www.rfa.org/mandarin/Xinwen/7-05252023144130.html</text:a>
</text:p>
      <!--NEWS-->
      <text:h text:style-name="P10" text:outline-level="1">
<text:span text:style-name="T4">
Vietnam accusations of "Xiangyanghong No. 10" scientific test vessels and other ships infringing their sovereignty</text:span>
</text:h>
      <text:p text:style-name="P4">
Author: None (Language: zh)</text:p>
      <text:p text:style-name="P4">
Publisher: None</text:p>
      <text:p text:style-name="P4">
Time: 2023-05-25T14:45:00Z</text:p>
      <text:p text:style-name="P4">
Description: Vietnam has accused a Chinese scientific examination ship and guarding maritime police officers violated Vietnam's sovereignty this Thursday (May 25) and asked the Chinese government to evacuate these vessels from the Vietnam waters.</text:p>
      <text:p text:style-name="P4">
Videos: []</text:p>
      <text:p text:style-name="P4">
Images: ["<text:a xlink:type="simple" xlink:href="https://static.dw.com/image/62021996_303.jpg" text:style-name="Internet_20_link" text:visited-style-name="Visited_20_Internet_20_Link">
62021996_303.jpg</text:a>
", "<text:a xlink:type="simple" xlink:href="https://static.dw.com/image/4242678_404.jpg" text:style-name="Internet_20_link" text:visited-style-name="Visited_20_Internet_20_Link">
4242678_404.jpg</text:a>
"]</text:p>
      <text:p text:style-name="P4">
Subject: 时政风云</text:p>
      <text:p text:style-name="P4">
Subjects: ['德中关系', '岛屿主权争端', '专题报道：全景观看“习马会”', '中国', '越南', '中共十九大']</text:p>
      <text:p text:style-name="P4">
Keywords: ['越南', '中国', '科考船', '向阳红10号', '南中国海', '海警船']</text:p>
      <text:p text:style-name="P4">
Id: 65735901</text:p>
      <!--METADATA-->
      <text:p text:style-name="P4">
<text:a xlink:type="simple" xlink:href="https://www.dw.com/zh/overlay/image/article/65735901/62021996" text:style-name="Internet_20_link" text:visited-style-name="Visited_20_Internet_20_Link">
 <draw:frame draw:style-name="fr1" draw:name="Image171" text:anchor-type="as-char" svg:width="6.9236in" svg:height="3.896998in" draw:z-index="0">
<draw:image xlink:href="../Images/dwzh/2023-05-25T14-45-00Z/62021996_303.jpg" xlink:type="simple" xlink:show="embed" xlink:actuate="onLoad" draw:mime-type="image/jpeg"/>
</draw:frame>
</text:a>
China Maritime Police Ship (Data Map) on the South China Sea</text:p>
      <text:p text:style-name="P4">
(Voice of Germany Chinese) Pham Thuhan, a spokesman for the Vietnamese Foreign Ministry, said in a government bulletin: "Vietnam requires China to immediately withdraw from Yanghong No. 10, Chinese maritime police ships, and fishing boats. Vietnam's waters ... Vietnam has made several contacts with China and took measures based on international law and international practice to ensure that Vietnam's legal and legitimate rights and interests. "</text:p>
      <text:p text:style-name="P4">
The Chinese Embassy in Hanoi did not immediately respond to Reuters' comment requests.</text:p>
      <text:p text:style-name="P4">
Last week, Vietnam criticized the behavior of a Chinese scientific ship in the same sea area. Fan Qiuzhen, deputy spokesperson of the Ministry of Foreign Affairs of Vietnam on May 25, answered the reporter's question on May 25: Recently, according to reports, according to reports, China "Xiangyanghong 10" scientific and some maritime police ships and fishing boats violated in accordance with the 1982 The Convention on the United Nations Ocean Law 》 The Vietnam exclusive economic zone established by relevant provisions. In the face of this situation, the Ministry of Foreign Affairs of Vietnam and various functional agencies have repeatedly contacted China and adopted measures that comply with international law and Vietnamese laws to protect Vietnam's legitimate rights and interests.</text:p>
      <text:p text:style-name="P4">
<draw:frame draw:style-name="fr1" draw:name="Image172" text:anchor-type="as-char" svg:width="6.9236in" svg:height="3.889434in" draw:z-index="0">
<draw:image xlink:href="../Images/dwzh/2023-05-25T14-45-00Z/4242678_404.jpg" xlink:type="simple" xlink:show="embed" xlink:actuate="onLoad" draw:mime-type="image/jpeg"/>
</draw:frame>
China has sovereignty disputes with Vietnam, Malaysia, the Philippines, Brunei, Indonesia, etc. in the South China Sea</text:p>
      <text:p text:style-name="P4">
China said scientific research is a normal activity in China's jurisdiction. <text:a xlink:type="simple" xlink:href="https://www.dw.com/zh/zh/南海仲裁案qa/a-19339726" text:style-name="Internet_20_link" text:visited-style-name="Visited_20_Internet_20_Link">
</text:a>
Including waters located in the exclusive economic zone in Vietnam and four other Southeast Asian countries.</text:p>
      <text:p text:style-name="P4">
The Vietnamese Foreign Ministry spokesman Li Shiqiu also said that Vietnam called on the international community to join the efforts of maintaining the order of the South China Sea, peace and security, and contributing to the development of the common interests of the two countries.</text:p>
      <text:p text:style-name="P4">
The Ministry of Transport of China said on the 24th that China deployed three "navigation" beacons near the E Iwin Reef, Huisen Reef and Nanxun Reef in the Nansha Islands. China has sovereign disputes with Vietnam, Malaysia, the Philippines, Brunei, Indonesia, etc. in the Nansha Islands.</text:p>
      <text:p text:style-name="P4">
(Reuters)</text:p>
      <text:p text:style-name="P4">
国 2023 Voice of Germany Copyright Statement: All the contents of this article are protected by copyright law. If there is no German voice, it is particularly authorized and shall not be used without authorization. Any improper behavior will lead to recovery and be criminally investigated.</text:p>
      <text:p text:style-name="P4">
News Source: <text:a xlink:type="simple" xlink:href="https://www.dw.com/zh/越南指责中-向阳红10号-科考船等船只侵犯其主权/a-65735901" text:style-name="Internet_20_link" text:visited-style-name="Visited_20_Internet_20_Link">
https://www.dw.com/zh/越南指责中-向阳红10号-科考船等船只侵犯其主权/a-65735901?maca=chi-rss-chi-all-1127-rdf</text:a>
</text:p>
      <!--NEWS-->
      <text:h text:style-name="P10" text:outline-level="1">
<text:span text:style-name="T4">
Chaos for the United States, South Korea and Japan to share the missile launch plan</text:span>
</text:h>
      <text:p text:style-name="P4">
Author: 联合早报 (Person)</text:p>
      <text:p text:style-name="P4">
Publisher: 联合早报 (Organization)</text:p>
      <text:p text:style-name="P4">
Published Time: 2023-05-25T14:59</text:p>
      <text:p text:style-name="P4">
Modified Time: 2023-05-25T14:59</text:p>
      <text:p text:style-name="P4">
Description: North Korean media criticized the real -time data of South Korea, the United States and Japan to share Pyongyang missile launch, saying that these three countries are discussing "sinister measures" for strengthening military cooperation. Reuters quoted Jiang Jinsong (Kang ... Kang ... Kang ...</text:p>
      <text:p text:style-name="P4">
Videos: []</text:p>
      <text:p text:style-name="P4">
Audios: []</text:p>
      <text:p text:style-name="P4">
Images: []</text:p>
      <text:p text:style-name="P4">
Type: NewsArticle</text:p>
      <text:p text:style-name="P4">
Breadcrumbs: ['即时', '国际']</text:p>
      <text:p text:style-name="P4">
Keywords: ['朝鲜', '美国', '韩国', '日本']</text:p>
      <!--METADATA-->
      <text:p text:style-name="P4">
North Korean media criticized the real -time data of South Korea, the United States and Japan to share Pyongyang missile launch, saying that these three countries are discussing "sinister measures" for strengthening military cooperation.</text:p>
      <text:p text:style-name="P4">
Reuters quoted the comments by the Chaozhong Society on Thursday (May 25), Kang Jin Song (transliteration) of international affairs analysts.(https://www.zaobao.com.sg/realtime/world/story20230510-1392954)‘” To incite confrontation and improve the military advantage of the United States in this region to reach this information sharing agreement. He said: “This is to maximize the vigilance of regional countries including North Korea. "</text:p>
      <text:p text:style-name="P4">
The leaders of South Korea, the United States and Japan have recently held in Hiroshima, Japan [] <text:a xlink:type="simple" xlink:href="https://www.zaobao.com.sg/news/world/story20230524-1397891" text:style-name="Internet_20_link" text:visited-style-name="Visited_20_Internet_20_Link">
</text:a>
(G7) At the summit, and agreed to deepen <text:a xlink:type="simple" xlink:href="https://www.zaobao.com.sg/realtime/world/story20230407-1380411" text:style-name="Internet_20_link" text:visited-style-name="Visited_20_Internet_20_Link">
</text:a>
Safety cooperation. According to the White House, the discussion content includes new coordination when facing North Korea's illegal nuclear weapons and the threat of missiles, and coordinating economic security and their respective India -Pacific strategies.</text:p>
      <text:p text:style-name="P4">
Analysts of the North Korean Society also criticized other military alliances led by the United States, including [] signed with the United Kingdom and Australia(https://www.zaobao.com.sg/realtime/world/story20230418-1384491)(AUKUS), Five Eye Alliances, and [] including India, Australia and Japan, including India, Australia, and Japan(https://www.zaobao.com.sg/news/world/story20230520-1396627)(Quad) thinks these alliances are exclusive and confrontation.</text:p>
      <text:p text:style-name="P4">
News Source: <text:a xlink:type="simple" xlink:href="https://www.zaobao.com.sg/realtime/world/story20230525-1398019" text:style-name="Internet_20_link" text:visited-style-name="Visited_20_Internet_20_Link">
https://www.zaobao.com.sg/realtime/world/story20230525-1398019</text:a>
</text:p>
      <!--NEWS-->
      <text:h text:style-name="P10" text:outline-level="1">
<text:span text:style-name="T4">
Sydney's large -scale building has collapsed</text:span>
</text:h>
      <text:p text:style-name="P4">
Author: 联合早报 (Person)</text:p>
      <text:p text:style-name="P4">
Publisher: 联合早报 (Organization)</text:p>
      <text:p text:style-name="P4">
Published Time: 2023-05-25T15:25</text:p>
      <text:p text:style-name="P4">
Modified Time: 2023-05-25T17:34</text:p>
      <text:p text:style-name="P4">
Description: A large -scale multi -storey building in the center of Sydney, Australia occurred on Thursday (May 25). Firefighters fought with fire and were blocked at the scene. Comprehensive Reuters and Agence France -Presse reported that the TV screen showed that the building was close to the city center of Sydney, and firefighters were trying to pounce ...</text:p>
      <text:p text:style-name="P4">
Videos: []</text:p>
      <text:p text:style-name="P4">
Audios: []</text:p>
      <text:p text:style-name="P4">
Images: []</text:p>
      <text:p text:style-name="P4">
Type: NewsArticle</text:p>
      <text:p text:style-name="P4">
Breadcrumbs: ['即时', '国际']</text:p>
      <text:p text:style-name="P4">
Keywords: ['澳大利亚', '悉尼', '火灾']</text:p>
      <!--METADATA-->
      <text:p text:style-name="P4">
A large -scale multi -storey building in the center of Sydney, Australia occurred on Thursday (May 25). Firefighters fought with fire and were blocked at the scene.</text:p>
      <text:p text:style-name="P4">
Comprehensive Reuters and Agence France -Presse reported that the television screen showed that the building was close to the city center of Sydney, and firefighters were trying to extinguish the fire; a car parked nearby was also on fire. The picture also shows that the burning residue was also swept to the balcony of the nearby building.</text:p>
      <text:p text:style-name="P4">
The fire and rescue department of New South Wales said in social media: "Avoid this area." The fire spread to the buildings near the railway station, surrounded by thick smoke.</text:p>
      <text:p text:style-name="P4">
The fire department said the authorities used more than 100 firefighters and 20 fire trucks to extinguish the fire.</text:p>
      <text:p text:style-name="P4">
Australian Broadcasting Corporation (ABC) reported that Du Belley, director of the New South Wales Fire and Rescue Bureau, said that the fire began on the third floor of the building. He said that the building believes that there are seven floors high, and the third floor of the building is on fire. "People are evacuating, and firefighters are entering the building to extinguish the fire." As the fire spread, the building part began to collapse.</text:p>
      <text:p text:style-name="P4">
News Source: <text:a xlink:type="simple" xlink:href="https://www.zaobao.com.sg/realtime/world/story20230525-1398114" text:style-name="Internet_20_link" text:visited-style-name="Visited_20_Internet_20_Link">
https://www.zaobao.com.sg/realtime/world/story20230525-1398114</text:a>
</text:p>
      <!--NEWS-->
      <text:h text:style-name="P10" text:outline-level="1">
<text:span text:style-name="T4">
"Asia -Pacific Report" May 25, 2023 Audio</text:span>
</text:h>
      <text:p text:style-name="P4">
Author: None</text:p>
      <text:p text:style-name="P4">
Publisher: Radio Free Asia (Organization)</text:p>
      <text:p text:style-name="P4">
Published Time: 2023-05-25T15:41:43-04:00</text:p>
      <text:p text:style-name="P4">
Modified Time: 2023-05-25T15:41:43-04:00</text:p>
      <text:p text:style-name="P4">
Description: None</text:p>
      <text:p text:style-name="P4">
Videos: []</text:p>
      <text:p text:style-name="P4">
Audios: ["<text:a xlink:type="simple" xlink:href="https://www.rfa.org/mandarin/apr-audio/yp-0525202313270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3" text:anchor-type="as-char" svg:width="6.9236in" svg:height="3.88615in" draw:z-index="0">
<draw:image xlink:href="../Images/rfamandarin/2023-05-25T15-41-43-04-00/000000.png" xlink:type="simple" xlink:show="embed" xlink:actuate="onLoad" draw:mime-type="image/png"/>
</draw:frame>
 <text:a xlink:type="simple" xlink:href="https://www.rfa.org/mandarin/apr-audio/yp-05252023132708.html/@@images/image" text:style-name="Internet_20_link" text:visited-style-name="Visited_20_Internet_20_Link">
</text:a>
Free Asia Radio Drawing <text:a xlink:type="simple" xlink:href="https://www.rfa.org/mandarin/apr-audio/yp-05252023132708.html/@@stream" text:style-name="Internet_20_link" text:visited-style-name="Visited_20_Internet_20_Link">
</text:a>
The main content of this show:</text:p>
      <text:p text:style-name="P4">
1 . "709 case" lawyer Wang Quanzhang's family was in trouble again. The Beijing police came to investigate the name of drug use;</text:p>
      <text:p text:style-name="P4">
2 . Wang Dan, the leader of the original Tiananmen School of Xuemen, introduced the preparation process of the June 4th Memorial Hall;</text:p>
      <text:p text:style-name="P4">
3 . Overseas websites disclose that the Chinese public security department organizes to participate in overseas network attack operations;</text:p>
      <text:p text:style-name="P4">
4 . Tsinghua University released polls. Does China really have the world's first influence?</text:p>
      <text:p text:style-name="P4">
5 . US e -commerce Amazon announced that it would suspend the Chinese app store, which caused heated discussion on public opinion.</text:p>
      <text:p text:style-name="P4">
News Source: <text:a xlink:type="simple" xlink:href="https://www.rfa.org/mandarin/apr-audio/yp-05252023132708.html" text:style-name="Internet_20_link" text:visited-style-name="Visited_20_Internet_20_Link">
https://www.rfa.org/mandarin/apr-audio/yp-05252023132708.html</text:a>
</text:p>
      <!--NEWS-->
      <text:h text:style-name="P10" text:outline-level="1">
<text:span text:style-name="T4">
Japan Research: Sleeping tooth or grinding is related to food fiber intake</text:span>
</text:h>
      <text:p text:style-name="P4">
Author: 联合早报 (Person)</text:p>
      <text:p text:style-name="P4">
Publisher: 联合早报 (Organization)</text:p>
      <text:p text:style-name="P4">
Published Time: 2023-05-25T15:44</text:p>
      <text:p text:style-name="P4">
Modified Time: 2023-05-25T16:00</text:p>
      <text:p text:style-name="P4">
Description: A recent research report published by the Research Team of the University of Okayama, Japan, pointed out that the grinding teeth may be related to food fiber intake during sleep, increasing food fiber intake or improving molar behavior. Kyodo News reported that the research surveyed about 140 students aged 18 to 32 to 35 ...</text:p>
      <text:p text:style-name="P4">
Videos: []</text:p>
      <text:p text:style-name="P4">
Audios: []</text:p>
      <text:p text:style-name="P4">
Images: []</text:p>
      <text:p text:style-name="P4">
Type: NewsArticle</text:p>
      <text:p text:style-name="P4">
Breadcrumbs: ['即时', '国际']</text:p>
      <text:p text:style-name="P4">
Keywords: ['健康', '科学']</text:p>
      <!--METADATA-->
      <text:p text:style-name="P4">
A recent research report published by the Research Team of the University of Okayama, Japan, pointed out that the grinding teeth may be related to food fiber intake during sleep, increasing food fiber intake or improving molar behavior.</text:p>
      <text:p text:style-name="P4">
Kyodo News reported that the research surveyed about 140 students aged 18 to 32 to 35 nutrients, and whether there were molars when sleeping. The results showed that the average food fiber intake of students who did not wear teeth was about 13 grams per day, and the food fiber intake of the grinding students was about 10 grams per day. The difference in three grams of three grams is the food fiber content of three bananas.</text:p>
      <text:p text:style-name="P4">
There is only food fiber associated with molars. There were previous studies that the more food fiber intake, the higher the sleep quality.</text:p>
      <text:p text:style-name="P4">
The research team of the University of Okayama said that molar can cause adverse effects such as tooth defects and periodontal disease. The lower the quality of sleep, the more prone to molars.</text:p>
      <text:p text:style-name="P4">
At present, the causes of molars are ingested with caffeine and alcohol, but no way to reduce the behavior of molars has not been found.</text:p>
      <text:p text:style-name="P4">
News Source: <text:a xlink:type="simple" xlink:href="https://www.zaobao.com.sg/realtime/world/story20230525-1398122" text:style-name="Internet_20_link" text:visited-style-name="Visited_20_Internet_20_Link">
https://www.zaobao.com.sg/realtime/world/story20230525-1398122</text:a>
</text:p>
      <!--NEWS-->
      <text:h text:style-name="P10" text:outline-level="1">
<text:span text:style-name="T4">
Ukraine claims to shot down all night Russia 36 drones</text:span>
</text:h>
      <text:p text:style-name="P4">
Author: 联合早报 (Person)</text:p>
      <text:p text:style-name="P4">
Publisher: 联合早报 (Organization)</text:p>
      <text:p text:style-name="P4">
Published Time: 2023-05-25T15:56</text:p>
      <text:p text:style-name="P4">
Modified Time: 2023-05-25T15:56</text:p>
      <text:p text:style-name="P4">
Description: Ukraine claimed to shield all 36 Iranian drones made by Russia all night, and said that these drones may be targeted at key infrastructure and military facilities. Reuters reported that Ukrainian President Zelei Sky on Thursday (May 25) said that this is a "uneasy night" ...</text:p>
      <text:p text:style-name="P4">
Videos: []</text:p>
      <text:p text:style-name="P4">
Audios: []</text:p>
      <text:p text:style-name="P4">
Images: []</text:p>
      <text:p text:style-name="P4">
Type: NewsArticle</text:p>
      <text:p text:style-name="P4">
Breadcrumbs: ['即时', '国际']</text:p>
      <text:p text:style-name="P4">
Keywords: ['俄罗斯', '乌克兰', '无人机']</text:p>
      <!--METADATA-->
      <text:p text:style-name="P4">
Ukraine claims to shot down all 36 of Russia all night <text:a xlink:type="simple" xlink:href="https://www.zaobao.com.sg/news/world/story20230421-1385816" text:style-name="Internet_20_link" text:visited-style-name="Visited_20_Internet_20_Link">
</text:a>
And say that these drones may be targeted at key infrastructure and military facilities.</text:p>
      <text:p text:style-name="P4">
Reuters reported that Ukrainian President Zelei Sky said on Thursday (May 25) that this was a "uneasy night", but praised the air defense efforts. He said in the application of Telegram: "The enemy continues to intimidate Ukraine and launch 36 witnesses (drones). There is no hit target. This is 100 % thanks to our air defense forces."</text:p>
      <text:p text:style-name="P4">
Russia has often launched drone attacks in Ukraine since October last year; although drones are slow, they are cheaper and more expensive than advanced missiles.</text:p>
      <text:p text:style-name="P4">
The Ukrainian Air Force said in Telegram's application: "The enemy believes that it is to attack key infrastructure and military facilities in eastern countries." Authorities said that the drone used by Russia is [] <text:a xlink:type="simple" xlink:href="https://www.zaobao.com.sg/realtime/china/story20230310-1371143" text:style-name="Internet_20_link" text:visited-style-name="Visited_20_Internet_20_Link">
</text:a>
Witnesses-136 and witnesses 131.</text:p>
      <text:p text:style-name="P4">
News Source: <text:a xlink:type="simple" xlink:href="https://www.zaobao.com.sg/realtime/world/story20230525-1398124" text:style-name="Internet_20_link" text:visited-style-name="Visited_20_Internet_20_Link">
https://www.zaobao.com.sg/realtime/world/story20230525-1398124</text:a>
</text:p>
      <!--NEWS-->
      <text:h text:style-name="P10" text:outline-level="1">
<text:span text:style-name="T4">
Vietnam has accused Chinese scientific examination vessels infringe on its sovereignty</text:span>
</text:h>
      <text:p text:style-name="P4">
Author: None</text:p>
      <text:p text:style-name="P4">
Publisher: Radio Free Asia (Organization)</text:p>
      <text:p text:style-name="P4">
Published Time: 2023-05-25T16:15:08-04:00</text:p>
      <text:p text:style-name="P4">
Modified Time: 2023-05-25T16:15:0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4" text:anchor-type="as-char" svg:width="6.9236in" svg:height="4.064823in" draw:z-index="0">
<draw:image xlink:href="../Images/rfamandarin/2023-05-25T16-15-08-04-00/000000.png" xlink:type="simple" xlink:show="embed" xlink:actuate="onLoad" draw:mime-type="image/png"/>
</draw:frame>
China "Xiangyanghong No. 10" subject <text:a xlink:type="simple" xlink:href="https://www.rfa.org/mandarin/Xinwen/8-05252023160854.html/@@images/image" text:style-name="Internet_20_link" text:visited-style-name="Visited_20_Internet_20_Link">
</text:a>
Baidu According to Reuters, Vietnamese Foreign Ministry spokesman Pham Thuhang (May 25) said to the outside world on Thursday (May 25) that China "Xiangyanghong No. 10" science ship and some maritime police ships and fishing boats violated infringed The Vietnamese exclusive economic zone established in accordance with the relevant provisions of the United Nations Marine Law Convention in 1982 requires them to withdraw from the Vietnamese waters. He emphasized that the Vietnamese government departments have repeatedly contacted China and demanded that the latter takes measures that meet international law and Vietnamese laws to protect Vietnam's legitimate rights and interests. He also called on the international community to maintain the order of the South China Sea together. China said that scientific research is a normal activity in China's jurisdiction. However, the Chinese Embassy in Hanoi did not immediately respond to Reuters' comment requests. (Responsible editor: Wang Yun)</text:p>
      <text:p text:style-name="P4">
News Source: <text:a xlink:type="simple" xlink:href="https://www.rfa.org/mandarin/Xinwen/8-05252023160854.html" text:style-name="Internet_20_link" text:visited-style-name="Visited_20_Internet_20_Link">
https://www.rfa.org/mandarin/Xinwen/8-05252023160854.html</text:a>
</text:p>
      <!--NEWS-->
      <text:h text:style-name="P10" text:outline-level="1">
<text:span text:style-name="T4">
Ke Palace: Russia has long pointed out that the Kaidi attack is a Ukraine plan</text:span>
</text:h>
      <text:p text:style-name="P4">
Author: 联合早报 (Person)</text:p>
      <text:p text:style-name="P4">
Publisher: 联合早报 (Organization)</text:p>
      <text:p text:style-name="P4">
Published Time: 2023-05-25T16:17</text:p>
      <text:p text:style-name="P4">
Modified Time: 2023-05-25T19:56</text:p>
      <text:p text:style-name="P4">
Description: The US media said that the Cremlin of Russia was attacked by drones or planned for the special Ukraine department earlier this month. Ke Palace responded to this that Russia had stated that the attack was related to the Ukraine from the beginning. Reuters reported that the Wall Street Journal reported on Wednesday (May 24) that according to beauty ...</text:p>
      <text:p text:style-name="P4">
Videos: []</text:p>
      <text:p text:style-name="P4">
Audios: []</text:p>
      <text:p text:style-name="P4">
Images: []</text:p>
      <text:p text:style-name="P4">
Type: NewsArticle</text:p>
      <text:p text:style-name="P4">
Breadcrumbs: ['即时', '国际']</text:p>
      <text:p text:style-name="P4">
Keywords: ['克里姆林宫', '乌克兰', '俄罗斯', '无人机']</text:p>
      <!--METADATA-->
      <text:p text:style-name="P4">
US media said that the Cremlin Palace of Russia earlier this month <text:a xlink:type="simple" xlink:href="https://www.zaobao.com/realtime/world/story20230503-1390360" text:style-name="Internet_20_link" text:visited-style-name="Visited_20_Internet_20_Link">
</text:a>
Or plan for the special department of Ukraine, and Ke Palace responded to this that Russia had said from the beginning that the attack was related to the Ukraine.</text:p>
      <text:p text:style-name="P4">
Reuters reported that Wall Street Journal reported on Wednesday (May 24) that according to the communication of Ukrainian officials intercepted by the United States, the drone attack earlier this month was likely to be a special military or in Ukraine or Intelligence department planning.</text:p>
      <text:p text:style-name="P4">
However, American intelligence agencies do not know which unit in Ukraine has implemented the attack, and it is not clear whether the President of Ukraine or his senior officials know the operation.</text:p>
      <text:p text:style-name="P4">
The Kremlin spokesman Peskov said to the media on Thursday (25th): "We (after being attacked) immediately pointed out that the back of the attack was the Kiev power. In the final analysis, the attack was the attack of which unit of the Kiev government. ","</text:p>
      <text:p text:style-name="P4">
The Russian News Agency issued a statement on May 3 that the two drones attacked the Ke Palace on the same day, but were shot down by the Russian and intelligence department's electronic air defense system. Russia claims that the attack was implemented under the instructions of Ukraine in the United States in order to assassinate Russian President Putin and show that Russia reserves the right to revenge.</text:p>
      <text:p text:style-name="P4">
Ukraine at the time <text:a xlink:type="simple" xlink:href="https://www.zaobao.com/realtime/world/story20230503-1390370" text:style-name="Internet_20_link" text:visited-style-name="Visited_20_Internet_20_Link">
</text:a>
The United States also said that Russia was lying.</text:p>
      <text:p text:style-name="P4">
Ukrainian presidential consultant Mykhailo Podolyak said on Thursday that Ukraine and Kremlin's "strange and meaningless" attack has nothing to do.</text:p>
      <text:p text:style-name="P4">
He told Reuters that Russia tried to use Western concerns about Ukraine's possibility of attacking the Russian territory and causing an upgrade of the situation, thereby reducing the supply of weapons transported to Ukraine.</text:p>
      <text:p text:style-name="P4">
News Source: <text:a xlink:type="simple" xlink:href="https://www.zaobao.com.sg/realtime/world/story20230525-1398133" text:style-name="Internet_20_link" text:visited-style-name="Visited_20_Internet_20_Link">
https://www.zaobao.com.sg/realtime/world/story20230525-1398133</text:a>
</text:p>
      <!--NEWS-->
      <text:h text:style-name="P10" text:outline-level="1">
<text:span text:style-name="T4">
This year China's birth population may be less than 8 million</text:span>
</text:h>
      <text:p text:style-name="P4">
Author: None</text:p>
      <text:p text:style-name="P4">
Publisher: Radio Free Asia (Organization)</text:p>
      <text:p text:style-name="P4">
Published Time: 2023-05-25T16:19:11-04:00</text:p>
      <text:p text:style-name="P4">
Modified Time: 2023-05-25T16:19:1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5" text:anchor-type="as-char" svg:width="6.9236in" svg:height="4.612011in" draw:z-index="0">
<draw:image xlink:href="../Images/rfamandarin/2023-05-25T16-19-11-04-00/000000.png" xlink:type="simple" xlink:show="embed" xlink:actuate="onLoad" draw:mime-type="image/png"/>
</draw:frame>
Medical staff in Taizhou City, Jiangsu Province are taking care of the newborn baby <text:a xlink:type="simple" xlink:href="https://www.rfa.org/mandarin/Xinwen/9-05252023161551.html/@@images/image" text:style-name="Internet_20_link" text:visited-style-name="Visited_20_Internet_20_Link">
</text:a>
According to the Chinese media "Chinese Charity" website, the France -France -France -France -France -France -France -France -France -France -France has calculated that according to the number of maternal archives this year, China's new birth population may be less than 8 million this year. According to data from the National Bureau of Statistics, China's birth population was 9.56 million in 2022, a decrease of 1.06 million compared with 2021. This year's estimated birth population decreased by more than 1 million compared with last year, and it continued to decline in the birth population over the years. Some experts believe that the decline in the decline in China's newborn population is difficult to change in the future. The priority is to encourage fertility through policies to solve the worries of young people. The reduction of the birth population affects the growth trend of China's population. Wang Pingping, director of the Department of Population and Employment Statistics of the National Bureau of Statistics, explained that China's population growth has continued to slow down, mainly affected by two factors: one is that the number of women in childcare age continues to decrease; the other is that the total fertility rate of women of childbearing age continues to decline. (Responsible editor: Wang Yun)</text:p>
      <text:p text:style-name="P4">
News Source: <text:a xlink:type="simple" xlink:href="https://www.rfa.org/mandarin/Xinwen/9-05252023161551.html" text:style-name="Internet_20_link" text:visited-style-name="Visited_20_Internet_20_Link">
https://www.rfa.org/mandarin/Xinwen/9-05252023161551.html</text:a>
</text:p>
      <!--NEWS-->
      <text:h text:style-name="P10" text:outline-level="1">
<text:span text:style-name="T4">
Taiwan Executive Yuan Order: Mainlanders do not have the nationality of the Republic of China</text:span>
</text:h>
      <text:p text:style-name="P4">
Author: None</text:p>
      <text:p text:style-name="P4">
Publisher: Radio Free Asia (Organization)</text:p>
      <text:p text:style-name="P4">
Published Time: 2023-05-25T16:26:00-04:00</text:p>
      <text:p text:style-name="P4">
Modified Time: 2023-05-25T16:28:0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6" text:anchor-type="as-char" svg:width="6.9236in" svg:height="4.355168in" draw:z-index="0">
<draw:image xlink:href="../Images/rfamandarin/2023-05-25T16-26-00-04-00/000000.png" xlink:type="simple" xlink:show="embed" xlink:actuate="onLoad" draw:mime-type="image/png"/>
</draw:frame>
The National ID card of the Republic of China is one of the conditions for Taiwan to certify the nationality of the Republic of China. <text:a xlink:type="simple" xlink:href="https://www.rfa.org/mandarin/Xinwen/10-05252023162022.html/@@images/image" text:style-name="Internet_20_link" text:visited-style-name="Visited_20_Internet_20_Link">
</text:a>
According to Taiwan's "Liberty Times", the Taiwan Executive Yuan issued a order on Thursday (May 25). According to the nationality law, the people of the Chinese mainland do not have the nationality of the Republic of China. Rights and obligations. The report pointed out that this administrative order was triggered by a compensation case caused by the death of street lights in Taiwan. The local court quoted the content of the legal interpretation in 1993, "The people of the mainland are also the people of the Republic of China" and sentenced the state to compensation of NT $ 4.63 million. Zheng Yunpeng, Legislative Member of the Taiwan Democratic Progressive Party, said that the Taiwan Executive Yuan was originally explained to the old legal interpretation of inappropriate clearance to make a clarification of related issues; List. (Responsible editor: Wang Yun)</text:p>
      <text:p text:style-name="P4">
News Source: <text:a xlink:type="simple" xlink:href="https://www.rfa.org/mandarin/Xinwen/10-05252023162022.html" text:style-name="Internet_20_link" text:visited-style-name="Visited_20_Internet_20_Link">
https://www.rfa.org/mandarin/Xinwen/10-05252023162022.html</text:a>
</text:p>
      <!--NEWS-->
      <text:h text:style-name="P10" text:outline-level="1">
<text:span text:style-name="T4">
Facing the defense system weak Malaysian 5G users face risks</text:span>
</text:h>
      <text:p text:style-name="P4">
Author: 联合早报 (Person)</text:p>
      <text:p text:style-name="P4">
Publisher: 联合早报 (Organization)</text:p>
      <text:p text:style-name="P4">
Published Time: 2023-05-25T16:26</text:p>
      <text:p text:style-name="P4">
Modified Time: 2023-05-25T16:44</text:p>
      <text:p text:style-name="P4">
Description: Online security experts warn that Malaysia's rapid promotion of 5G networks will cause general and risk of commercial users to face data leakage and extortion software attacks. This is because the weak network security defense system of Malaysia cannot keep up with the speed of promotion of new technology. Communication and Digital Minister Fami last week ...</text:p>
      <text:p text:style-name="P4">
Videos: []</text:p>
      <text:p text:style-name="P4">
Audios: []</text:p>
      <text:p text:style-name="P4">
Images: []</text:p>
      <text:p text:style-name="P4">
Type: NewsArticle</text:p>
      <text:p text:style-name="P4">
Breadcrumbs: ['即时', '国际']</text:p>
      <text:p text:style-name="P4">
Keywords: ['5G', '网络安全', '网络', '资料外泄', '马来西亚']</text:p>
      <!--METADATA-->
      <text:p text:style-name="P4">
Online security experts warn that Malaysia's rapid promotion of 5G networks will cause general and risk of commercial users to face data leakage and extortion software attacks. This is because the weak network security defense system of Malaysia cannot keep up with the speed of promotion of new technology.</text:p>
      <text:p text:style-name="P4">
The Communications and Digital Minister Fami revealed last Saturday (May 20) that the 5G network coverage rate of Malaysia has reached 59.5%as of the end of April. The government's goal is to reach 80%of 5G coverage at the end of this year. Famie revealed on May 3 that once the 5G coverage rate reaches 80%, the government will make another company a 5G network supplier and break the monopoly of the current State Digital Co., Ltd. (DNB).</text:p>
      <text:p text:style-name="P4">
When the Malaysian 5G network has developed rapidly in recent years, there have also been multiple information leakage and extortion software attacks in the local area, allowing Malaysia to rank 11th among countries that are most likely to be attacked by Internet attacks in the second quarter of last year.</text:p>
      <text:p text:style-name="P4">
Duka, Chief Security Officer of Palo Altonetworks, told "Nikkei Asia": "With the promotion of 5G networks, telecommunications companies will gradually shift from the original core hardware infrastructure to cloud infrastructure. Learn how to turn to the cloud. This may occur (safe) vulnerability, and the attacker can be organic. "</text:p>
      <text:p text:style-name="P4">
Duka said that more and more external suppliers have entered the Internet for the expansion of private mobile networks, and hackers are more likely to launch network attacks. He said that the growth rate, faster response and increased traffic brought by 5G networks will bring new network security challenges to telecommunications companies and users.</text:p>
      <text:p text:style-name="P4">
News Source: <text:a xlink:type="simple" xlink:href="https://www.zaobao.com.sg/realtime/world/story20230525-1398136" text:style-name="Internet_20_link" text:visited-style-name="Visited_20_Internet_20_Link">
https://www.zaobao.com.sg/realtime/world/story20230525-1398136</text:a>
</text:p>
      <!--NEWS-->
      <text:h text:style-name="P10" text:outline-level="1">
<text:span text:style-name="T4">
Bolivia Catholic Church admitted</text:span>
</text:h>
      <text:p text:style-name="P4">
Publisher: 法新社</text:p>
      <text:p text:style-name="P4">
Published Time: 2023-05-25T16:32:08+00:00</text:p>
      <text:p text:style-name="P4">
Modified Time: 2023-05-25T16:20:06+00:00</text:p>
      <text:p text:style-name="P4">
Description: (Agence France -Presse Rabas, 24th) Bolivia Catholic Church acknowledged today that in the new scandal involving dozens of children's sexual assault, the church was painful to the victims of the female pries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7" text:anchor-type="as-char" svg:width="6.9236in" svg:height="3.617581in" draw:z-index="0">
<draw:image xlink:href="../Images/rficn/2023-05-25T16-32-08-00-00/000000.png" xlink:type="simple" xlink:show="embed" xlink:actuate="onLoad" draw:mime-type="image/png"/>
</draw:frame>
Bolivia has recently reported a shocking news. The Spanish priest Alfonsopedrajas's personal diary was found to have sexual assault. Pedrahaas has been engaged in clergy related work in Bolivia for decades, and he has died in 2009 for cancer.</text:p>
      <text:p text:style-name="P4">
The priest of the Jesuit Edrahaas wrote in the log of his laptop that he had "caused many people to hurt many people ... too much", followed by numbers 85 and a question mark.</text:p>
      <text:p text:style-name="P4">
Pedrahaas also wrote that high -end clergious staff knew that his crimes remained silent.</text:p>
      <text:p text:style-name="P4">
Pedrahaas came to Bolivia in 1971 and served as a teacher in various places in this country.</text:p>
      <text:p text:style-name="P4">
Most of the charged sexual assault occurred in Juanxxii, a Sheng Ruowang (Juanxxiii) boarding school in central Bolivia. This is a school set up for poor children in rural areas.</text:p>
      <text:p text:style-name="P4">
A member of the Pedrahaas family gave his diary to the Spanish "El Pais", and the State News reported this amazing news last month. This led Bolivian prosecutors to investigate Pedrahaas and three other priests from Spain. These four priests have died, but there are other priests who have been accused of being still alive.</text:p>
      <text:p text:style-name="P4">
Giovaniarana, Secretary -General of Bolivian Episcopal Conference, said in a statement today: "The victim did not get the protection and care they deserved, but the church was indifferent to their pain."</text:p>
      <text:p text:style-name="P4">
Arana also said, "We are directly or indirectly involved in the deep pain caused by innocent sexual assault victims."</text:p>
      <text:p text:style-name="P4">
Bolivia President Luis Arce sent a letter to Pope Francis, Catholic Pope on the 22nd to ask Catholic priests to provide any relevant information about the crime of sexual assault in Bolivia.</text:p>
      <text:p text:style-name="P4">
Araner said Jordi Bertomeu, chief investigator of Pope's sexual crime, and Spanish priest Jordi Bertomeu, had arrived in Bolivia for investigation.</text:p>
      <text:p text:style-name="P4">
News Source: <text:a xlink:type="simple" xlink:href="https://www.rfi.fr/cn/%E5%9B%BD%E9%99%85%E6%8A%A5%E9%81%93/20230525-%E7%8E%BB%E5%88%A9%E7%BB%B4%E4%BA%9A%E5%A4%A9%E4%B8%BB%E6%95%99%E4%BC%9A%E5%9D%A6%E8%A8%80-%E6%9B%BE%E5%AF%B9%E6%80%A7%E4%BE%B5%E5%8F%97%E5%AE%B3%E5%AD%A9%E7%AB%A5%E5%85%85%E8%80%B3%E4%B8%8D%E9%97%BB" text:style-name="Internet_20_link" text:visited-style-name="Visited_20_Internet_20_Link">
https://www.rfi.fr/cn/%E5%9B%BD%E9%99%85%E6%8A%A5%E9%81%93/20230525-%E7%8E%BB%E5%88%A9%E7%BB%B4%E4%BA%9A%E5%A4%A9%E4%B8%BB%E6%95%99%E4%BC%9A%E5%9D%A6%E8%A8%80-%E6%9B%BE%E5%AF%B9%E6%80%A7%E4%BE%B5%E5%8F%97%E5%AE%B3%E5%AD%A9%E7%AB%A5%E5%85%85%E8%80%B3%E4%B8%8D%E9%97%BB</text:a>
</text:p>
      <!--NEWS-->
      <text:h text:style-name="P10" text:outline-level="1">
<text:span text:style-name="T4">
The US Ambassador to China visited the historical relics Cultivation of the United States and China cooperation to create an atmosphere for the relationship?</text:span>
</text:h>
      <text:p text:style-name="P4">
Author: chinese@voanews.com (金谷)</text:p>
      <text:p text:style-name="P4">
Publisher: 美国之音中文网 (Type: NewsMediaOrganization)</text:p>
      <text:p text:style-name="P4">
Published Time: 2023-05-25T16:34:45+08:00</text:p>
      <text:p text:style-name="P4">
Modified Time: 2023-05-25 08:34:45Z</text:p>
      <text:p text:style-name="P4">
Description: The US Ambassador to China, Nicholas Burns, recently visited Chongqing, China, visited the Chongqing Flying Tigers Exhibition Hall, Joseph Stidwell's old office, and the former U.S. Embassy's site during World War II. While Berns went to Chongqing, the new Chinese ambassador to the United States, Xie Feng, showed that the United States and China seemed to intend to promote the relationship.</text:p>
      <text:p text:style-name="P4">
Videos: []</text:p>
      <text:p text:style-name="P4">
Images: []</text:p>
      <text:p text:style-name="P4">
Categories: ['美中关系', '美国', '中国']</text:p>
      <text:p text:style-name="P4">
Type: None</text:p>
      <!--METADATA-->
      <text:p text:style-name="P4">
Nonenone</text:p>
      <text:p text:style-name="P4">
News Source: <text:a xlink:type="simple" xlink:href="https://www.voachinese.com/a/us-ambassador-visits-historic-sites-amid-efforts-to-improve-us-china-tie-20230525/7108449.html" text:style-name="Internet_20_link" text:visited-style-name="Visited_20_Internet_20_Link">
https://www.voachinese.com/a/us-ambassador-visits-historic-sites-amid-efforts-to-improve-us-china-tie-20230525/7108449.html</text:a>
</text:p>
      <!--NEWS-->
      <text:h text:style-name="P10" text:outline-level="1">
<text:span text:style-name="T4">
Korean media: In the past three years, Han has been attacked by the Internet for more than 70 %</text:span>
</text:h>
      <text:p text:style-name="P4">
Author: 联合早报 (Person)</text:p>
      <text:p text:style-name="P4">
Publisher: 联合早报 (Organization)</text:p>
      <text:p text:style-name="P4">
Published Time: 2023-05-25T16:54</text:p>
      <text:p text:style-name="P4">
Modified Time: 2023-05-25T16:54</text:p>
      <text:p text:style-name="P4">
Description: Data from the National Intelligence Institute of Korea show that in the Internet attack launched by North Korea from 2020 to 2022, 74%of hacking attacks using counterfeit emails. Yonhap News Agency reported that according to the Korean National Intelligence Institute (hereinafter referred to as the National Institute) on Thursday (May 25) ...</text:p>
      <text:p text:style-name="P4">
Videos: []</text:p>
      <text:p text:style-name="P4">
Audios: []</text:p>
      <text:p text:style-name="P4">
Images: []</text:p>
      <text:p text:style-name="P4">
Type: NewsArticle</text:p>
      <text:p text:style-name="P4">
Breadcrumbs: ['即时', '国际']</text:p>
      <text:p text:style-name="P4">
Keywords: ['韩国', '朝鲜', '网络攻击', '黑客', '陈明通']</text:p>
      <!--METADATA-->
      <text:p text:style-name="P4">
Data from the National Intelligence Institute of Korea show that in the Internet attack launched by North Korea from 2020 to 2022, 74%of hacking attacks using counterfeit emails.</text:p>
      <text:p text:style-name="P4">
Yonhap reported that according to the data released by the Korean National Intelligence Institute (hereinafter referred to as the National Institute of Love) on Thursday (May 25), North Korean hacker counterfeit email address is the portal website Naver, accounting for 45%; 23%; financial institutions, enterprises and media account for 12%; diplomatic and security related institutions account for 6%.</text:p>
      <text:p text:style-name="P4">
The National Institute pointed out that North Korea pretended to be the status of the NaVer customer service center and the person in charge of the DAUM game to induce recipients to read emails. The National Institute investigated a Korean hacker's email box and found that the hacker saved the email address of more than 4,100 Korean users and sent him more than 10,000 fraud emails. In addition to the predecessor and the current foreign countries, professors, teachers, students and office workers are also listed.</text:p>
      <text:p text:style-name="P4">
In addition, 20%of attacks using network security vulnerabilities; 3%of attacks on malicious code when accessing specific web pages; 2%of the supply chain attack.</text:p>
      <text:p text:style-name="P4">
There were previous Korean media reports that North Korean leader Kim Jong -un attached great importance to the role of cyber warfare. He said in 2013: <text:a xlink:type="simple" xlink:href="https://www.zaobao.com/news/world/story20230518-1396017" text:style-name="Internet_20_link" text:visited-style-name="Visited_20_Internet_20_Link">
</text:a>
Since then, North Korean hackers have increased rapidly.</text:p>
      <text:p text:style-name="P4">
News Source: <text:a xlink:type="simple" xlink:href="https://www.zaobao.com.sg/realtime/world/story20230525-1398160" text:style-name="Internet_20_link" text:visited-style-name="Visited_20_Internet_20_Link">
https://www.zaobao.com.sg/realtime/world/story20230525-1398160</text:a>
</text:p>
      <!--NEWS-->
      <text:h text:style-name="P10" text:outline-level="1">
<text:span text:style-name="T4">
European stocks closed down</text:span>
</text:h>
      <text:p text:style-name="P4">
Publisher: 法新社</text:p>
      <text:p text:style-name="P4">
Published Time: 2023-05-25T17:02:10+00:00</text:p>
      <text:p text:style-name="P4">
Modified Time: 2023-05-25T16:50:01+00:00</text:p>
      <text:p text:style-name="P4">
Description: (Agence France -Presse, London, 25th) The upper limit of the U.S. debt is unsolvable, and Germany's fall into a recession has caused the global stock market to fluctuate. The three major European markets are black today. However, the US Huida Company (NVIDIA) benefited from the booming development of artificial intelligence (AI), paying a bright financial report, driving the rise in technology stock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8" text:anchor-type="as-char" svg:width="6.9236in" svg:height="3.617581in" draw:z-index="0">
<draw:image xlink:href="../Images/rficn/2023-05-25T17-02-10-00-00/000000.png" xlink:type="simple" xlink:show="embed" xlink:actuate="onLoad" draw:mime-type="image/png"/>
</draw:frame>
The London FTSE 100 Index fell 56.23 points or 0.74%, which was collected at 7570.87 points.</text:p>
      <text:p text:style-name="P4">
The Frankfurt DAX Index fell 48.33 points or 0.31%, at 15793.80 points.</text:p>
      <text:p text:style-name="P4">
The Paris CAC 40 index fell 24.19 points or 0.33%to close 7229.27 points.</text:p>
      <text:p text:style-name="P4">
News Source: <text:a xlink:type="simple" xlink:href="https://www.rfi.fr/cn/%E8%B4%A2%E7%BB%8F%E5%BF%AB%E8%AE%AF/20230525-%E6%AC%A7%E8%82%A1%E6%94%B6%E8%B7%8C" text:style-name="Internet_20_link" text:visited-style-name="Visited_20_Internet_20_Link">
https://www.rfi.fr/cn/%E8%B4%A2%E7%BB%8F%E5%BF%AB%E8%AE%AF/20230525-%E6%AC%A7%E8%82%A1%E6%94%B6%E8%B7%8C</text:a>
</text:p>
      <!--NEWS-->
      <text:h text:style-name="P10" text:outline-level="1">
<text:span text:style-name="T4">
U.S. Assistant Defense Call for Call for the United States: China should restart the US -China hotline</text:span>
</text:h>
      <text:p text:style-name="P4">
Author: None</text:p>
      <text:p text:style-name="P4">
Publisher: Radio Free Asia (Organization)</text:p>
      <text:p text:style-name="P4">
Published Time: 2023-05-25T17:06:53-04:00</text:p>
      <text:p text:style-name="P4">
Modified Time: 2023-05-25T17:06:5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9" text:anchor-type="as-char" svg:width="6.9236in" svg:height="4.276998in" draw:z-index="0">
<draw:image xlink:href="../Images/rfamandarin/2023-05-25T17-06-53-04-00/000000.png" xlink:type="simple" xlink:show="embed" xlink:actuate="onLoad" draw:mime-type="image/png"/>
</draw:frame>
The U.S. Department of Defense's Indo -Pacific Affairs Assistant Latna attended the Symposium on the Security Issues of Indo -Pacific regional security issues such as the current US -China relations, the situation of the Taiwan Straits, and the development of the North Korean nuclear military in the Washington Think Tank Strategy and International Research (CSIS) on May 25 <text:a xlink:type="simple" xlink:href="https://www.rfa.org/mandarin/yataibaodao/junshiwaijiao/tj2-05252023155945.html/@@images/image" text:style-name="Internet_20_link" text:visited-style-name="Visited_20_Internet_20_Link">
</text:a>
Video screenshot/CSIS official website</text:p>
      <text:p text:style-name="P4">
On May 25, the Washington Think Tank Strategy and International Research Center (CSIS) invited the current security issues of Indo -Pacific regions such as the US -China relations, the situation of the Taiwan Strait, and the development of the North Korean nuclear military development. Discussion.</text:p>
      <text:p text:style-name="P4">
<text:a xlink:type="simple" xlink:href="https://www.rfa.org/mandarin/yataibaodao/junshiwaijiao/tj-05122023093625.html" text:style-name="Internet_20_link" text:visited-style-name="Visited_20_Internet_20_Link">
<text:span text:style-name="T4">
 US think tank discussion: Maintaining India Pacific Peace to deal with Chinese ambitions </text:span>
</text:a>
  * <text:span text:style-name="T4">
<text:a xlink:type="simple" xlink:href="https://www.rfa.org/mandarin/yataibaodao/junshiwaijiao/tj-04282023123226.html" text:style-name="Internet_20_link" text:visited-style-name="Visited_20_Internet_20_Link">
 </text:a>
</text:span>
</text:p>
      <text:p text:style-name="P4">
Latner said that in the past year, the relationship between the United States and the Indo -Pacific region has reached unprecedentedly closely. In order to ensure the freedom, peace and stability of the Indo -Pacific region, the United States also strengthened its strategic deployment in the region last year: "We have strengthened their strategic projection capabilities to make it more tough and mobility ... This helps to help Strengthen deterrence and respond to the crisis in the Indo -Pacific region. At the same time, we have also strengthened the self -defense capabilities of allies. We are committed to joint development and joint production, so that the defense industrial base of the United States and allies will be more integrated. "</text:p>
      <text:p text:style-name="P4">
In response to US -China relations, Ratner called on China to restart the dialogue mechanism to avoid misjudgments: "US Secretary of Defense Lloydaustin has said many times, and he believes that establishing a direct dialogue mechanism with China is very important. Unfortunately, no matter we, no matter we It is proposed that any official or unofficial calls, meetings, or conversations have been rejected or ignored by China several times. The United States hopes to talk to China in military affairs, but China does not want to do it .... We believe that only dialogue can avoid misjudgment and can avoid misjudgment and can avoid misjudgment and Misunderstanding and reducing the risk of rising crises. "</text:p>
      <text:p text:style-name="P4">
Latna also said that Minister Austin was about to attend the Shangri -La dialogue in Singapore in June. Austin invited Chinese Minister of Defense Li Shangfu to talk in Singapore, but China has not yet accepted a dialogue invitation. Ratner said that although China refused to let Li Shangfu talk to Austin on the grounds of Li Shangfu's sanctions on the United States, sanctions should not be the reason for preventing the two parties from meeting.</text:p>
      <text:p text:style-name="P4">
Reporter: Tang Yuanyuan Responsible: He Ping.com Editor: Hong Wei</text:p>
      <text:p text:style-name="P4">
News Source: <text:a xlink:type="simple" xlink:href="https://www.rfa.org/mandarin/yataibaodao/junshiwaijiao/tj2-05252023155945.html" text:style-name="Internet_20_link" text:visited-style-name="Visited_20_Internet_20_Link">
https://www.rfa.org/mandarin/yataibaodao/junshiwaijiao/tj2-05252023155945.html</text:a>
</text:p>
      <!--NEWS-->
      <text:h text:style-name="P10" text:outline-level="1">
<text:span text:style-name="T4">
Russia expelled five Swedish diplomats to close the Swedish Consulate in St. Petersburg</text:span>
</text:h>
      <text:p text:style-name="P4">
Author: 联合早报 (Person)</text:p>
      <text:p text:style-name="P4">
Publisher: 联合早报 (Organization)</text:p>
      <text:p text:style-name="P4">
Published Time: 2023-05-25T17:20</text:p>
      <text:p text:style-name="P4">
Modified Time: 2023-05-25T17:47</text:p>
      <text:p text:style-name="P4">
Description: Russia expelled five Swedish diplomats and will close the Swedish consulate in St. Petersburg, and the relationship between the two countries has further deteriorated. Comprehensive Reuters and Agence France -Presse reported that the Russian Ministry of Foreign Affairs announced on Thursday (May 25) that five Swedish diplomats were regarded as "uncomfortable people" and he ...</text:p>
      <text:p text:style-name="P4">
Videos: []</text:p>
      <text:p text:style-name="P4">
Audios: []</text:p>
      <text:p text:style-name="P4">
Images: []</text:p>
      <text:p text:style-name="P4">
Type: NewsArticle</text:p>
      <text:p text:style-name="P4">
Breadcrumbs: ['即时', '国际']</text:p>
      <text:p text:style-name="P4">
Keywords: ['俄罗斯', '瑞典', '外交']</text:p>
      <!--METADATA-->
      <text:p text:style-name="P4">
Russia expelled five Swedish diplomats and will close the Swedish consulate in St. Petersburg, and the relationship between the two countries has further deteriorated.</text:p>
      <text:p text:style-name="P4">
Comprehensive Reuters and Agence France -Presse reported that the Russian Ministry of Foreign Affairs announced on Thursday (May 25) that five Swedish diplomats were regarded as "uncomfortable people" and expelled them.</text:p>
      <text:p text:style-name="P4">
The Russian Ministry of Foreign Affairs said this was a retaliation measure for Sweden's "confrontation lines" in relations with Russia. Sweden had expelled five Russian diplomats in April, and Russia called this a "public hostile step" in Sweden. The deportation of Swedish diplomats was Russia's response to this behavior.</text:p>
      <text:p text:style-name="P4">
In addition, the Russian Ministry of Foreign Affairs also announced that it will close the Swedish consulate in St. Petersburg and will also close Russia's Consulate General in Gothenburg, Sweden. Russia has summoned the Swedish ambassador to Russia Malena Mard.</text:p>
      <text:p text:style-name="P4">
Owner Relations has announced since Sweden last year <text:a xlink:type="simple" xlink:href="https://www.zaobao.com/realtime/world/story20230214-1363156" text:style-name="Internet_20_link" text:visited-style-name="Visited_20_Internet_20_Link">
</text:a>
It has continued to deteriorate. The Russian Ministry of Foreign Affairs stated on Thursday that the relationship between the two countries has "entered an unprecedented trough."</text:p>
      <text:p text:style-name="P4">
News Source: <text:a xlink:type="simple" xlink:href="https://www.zaobao.com.sg/realtime/world/story20230525-1398166" text:style-name="Internet_20_link" text:visited-style-name="Visited_20_Internet_20_Link">
https://www.zaobao.com.sg/realtime/world/story20230525-1398166</text:a>
</text:p>
      <!--NEWS-->
      <text:h text:style-name="P10" text:outline-level="1">
<text:span text:style-name="T4">
Speaker of the Czech Republic visited Washington's consensus on threats to China</text:span>
</text:h>
      <text:p text:style-name="P4">
Author: chinese@voanews.com (杨安)</text:p>
      <text:p text:style-name="P4">
Publisher: 美国之音中文网 (Type: NewsMediaOrganization)</text:p>
      <text:p text:style-name="P4">
Published Time: 2023-05-25T17:34:21+08:00</text:p>
      <text:p text:style-name="P4">
Modified Time: 2023-05-25 09:34:46Z</text:p>
      <text:p text:style-name="P4">
Description: Markta Pekarova Adamova, Speaker of the Czech House Speaker Macita Pekarova Adamova, met with a group of Nancy Pelosi, former Speaker of the House of Representatives of the United States Parliament, on Wednesday (May 24). Talking about the threat of Russia and China, Admomova said that Russia is like a tornado. The world has seen the end of the storm, and it has been alert to this. Essence</text:p>
      <text:p text:style-name="P4">
Videos: []</text:p>
      <text:p text:style-name="P4">
Images: []</text:p>
      <text:p text:style-name="P4">
Categories: ['欧洲', '美国', '中国']</text:p>
      <text:p text:style-name="P4">
Type: None</text:p>
      <!--METADATA-->
      <text:p text:style-name="P4">
Nonenone</text:p>
      <text:p text:style-name="P4">
News Source: <text:a xlink:type="simple" xlink:href="https://www.voachinese.com/a/czech-speaker-in-us-focusing-china-threat-20230525/7108477.html" text:style-name="Internet_20_link" text:visited-style-name="Visited_20_Internet_20_Link">
https://www.voachinese.com/a/czech-speaker-in-us-focusing-china-threat-20230525/7108477.html</text:a>
</text:p>
      <!--NEWS-->
      <text:h text:style-name="P10" text:outline-level="1">
<text:span text:style-name="T4">
The two bills of dissatisfaction debate will vote for the Malaysian DPRK to vote</text:span>
</text:h>
      <text:p text:style-name="P4">
Author: 联合早报 (Person)</text:p>
      <text:p text:style-name="P4">
Publisher: 联合早报 (Organization)</text:p>
      <text:p text:style-name="P4">
Published Time: 2023-05-25T17:43</text:p>
      <text:p text:style-name="P4">
Modified Time: 2023-05-25T17:52</text:p>
      <text:p text:style-name="P4">
Description: The National Alliance (National Alliance) and other Malaysian opposition party on Thursday (May 25) were dissatisfied with the agenda of the parliament on the day of the parliament, only the two bills of the agenda had two bills. However, Congress still opposed 83 votes and 52 votes, and continued to open according to the original agenda ...</text:p>
      <text:p text:style-name="P4">
Videos: []</text:p>
      <text:p text:style-name="P4">
Audios: []</text:p>
      <text:p text:style-name="P4">
Images: []</text:p>
      <text:p text:style-name="P4">
Type: NewsArticle</text:p>
      <text:p text:style-name="P4">
Breadcrumbs: ['即时', '国际']</text:p>
      <text:p text:style-name="P4">
Keywords: ['马来西亚', '国会']</text:p>
      <!--METADATA-->
      <text:p text:style-name="P4">
The National Alliance (National Alliance) and other Malaysian opposition party on Thursday (May 25) were dissatisfied with the agenda of the parliament on the day of the parliament, only the two bills of the agenda had two bills. However, Congress still objected to 83 votes and 52 votes, and continued to meet according to the original agenda.</text:p>
      <text:p text:style-name="P4">
This is the first time that Prime Minister Anhua came to power in November last year. The voting results also showed the advantages of the unity government led by Anwar in the House of Representatives.</text:p>
      <text:p text:style-name="P4">
The Prime Minister's Deputy Minister of Sabah and Sarawak's Prime Minister Wilson Uga on Thursday at the House of Congress on Thursday, after the debate two bills, the meeting caused dissatisfaction with the opposition party. Opposition of the Party Parliament Party Daquidin immediately requested a record of voting, hoping to overthrow the agenda.</text:p>
      <text:p text:style-name="P4">
Due to more than 15 members of Congress who supported the voting, Nandoli, deputy chief of the House of Congress, who presided over the meeting, instructed the ringing bell for two minutes and closed for 10 minutes, and then voted to vote. However, during the break, members of the court still argued for this, until the recovery was still restricted.</text:p>
      <text:p text:style-name="P4">
After about 20 minutes of reference voting, Nanda announced that the relevant motion was approved by 83 in favor and 52 opposition votes. He revealed that a total of 86 members of parliament did not attend Congress without voting, and one of his votes.</text:p>
      <text:p text:style-name="P4">
According to the Congress of the Congress on Thursday, there are only two government bills, which is the "2023 Renewable Energy Amendment" and "Amendment to the 2023 Permanent Energy Development Agency in 2023". After that, the private motion of parliamentarians. According to the procedures, the government's bill can only be submitted to private motion.</text:p>
      <text:p text:style-name="P4">
News Source: <text:a xlink:type="simple" xlink:href="https://www.zaobao.com.sg/realtime/world/story20230525-1398169" text:style-name="Internet_20_link" text:visited-style-name="Visited_20_Internet_20_Link">
https://www.zaobao.com.sg/realtime/world/story20230525-1398169</text:a>
</text:p>
      <!--NEWS-->
      <text:h text:style-name="P10" text:outline-level="1">
<text:span text:style-name="T4">
Russian mercenary organizations began to withdraw from Bachmut to hand over to the Russian army</text:span>
</text:h>
      <text:p text:style-name="P4">
Author: 联合早报 (Person)</text:p>
      <text:p text:style-name="P4">
Publisher: 联合早报 (Organization)</text:p>
      <text:p text:style-name="P4">
Published Time: 2023-05-25T18:02</text:p>
      <text:p text:style-name="P4">
Modified Time: 2023-05-25T18:07</text:p>
      <text:p text:style-name="P4">
Description: The Russian mercenary organization Wagner began to evacuate from Bachomut, a heavy town in eastern Ukraine, and gradually transferred the troops to the local position to the Russian army. Agence France -Presse reported that Vigner's head of Purigen announced on Thursday (May 25) in a video released by social media: "We have ... from now on ...</text:p>
      <text:p text:style-name="P4">
Videos: []</text:p>
      <text:p text:style-name="P4">
Audios: []</text:p>
      <text:p text:style-name="P4">
Images: []</text:p>
      <text:p text:style-name="P4">
Type: NewsArticle</text:p>
      <text:p text:style-name="P4">
Breadcrumbs: ['即时', '国际']</text:p>
      <text:p text:style-name="P4">
Keywords: ['俄乌战争', '俄罗斯']</text:p>
      <!--METADATA-->
      <text:p text:style-name="P4">
The Russian mercenary organization Wagner began to evacuate from Bachomut, a heavy town in eastern Ukraine, and gradually transferred the troops to the local position to the Russian army.</text:p>
      <text:p text:style-name="P4">
Agence France -Presse reported that Vagner's head of Pryiga announced on Thursday (May 25) in a video released by social media: "From today, we have withdrawn from Bach Murut and transfer positions, ammunition and all affairs to the Russian army ... … We retire, prepare, and get new tasks. "</text:p>
      <text:p text:style-name="P4">
After nearly a year of fierce battle, Russia announced last Saturday (20) <text:a xlink:type="simple" xlink:href="https://www.zaobao.com/realtime/world/story20230520-1396628" text:style-name="Internet_20_link" text:visited-style-name="Visited_20_Internet_20_Link">
</text:a>
Ukraine insisted that Bachmart had not lost, and the Ukraine was still advancing on the side of the wing and still controlled some areas.</text:p>
      <text:p text:style-name="P4">
Porigen has previously stated that the Wagner forces will withdraw from Bachmurut from May 25 to June 1.</text:p>
      <text:p text:style-name="P4">
News Source: <text:a xlink:type="simple" xlink:href="https://www.zaobao.com.sg/realtime/world/story20230525-1398173" text:style-name="Internet_20_link" text:visited-style-name="Visited_20_Internet_20_Link">
https://www.zaobao.com.sg/realtime/world/story20230525-1398173</text:a>
</text:p>
      <!--NEWS-->
      <text:h text:style-name="P10" text:outline-level="1">
<text:span text:style-name="T4">
The second person in African -American Biden will nominate the Chairman of the Joint Meeting of the Staff of the Staff</text:span>
</text:h>
      <text:p text:style-name="P4">
Author: chinese@voanews.com (杨安)</text:p>
      <text:p text:style-name="P4">
Publisher: 美国之音中文网 (Type: NewsMediaOrganization)</text:p>
      <text:p text:style-name="P4">
Published Time: 2023-05-25T18:03:00+08:00</text:p>
      <text:p text:style-name="P4">
Modified Time: 2023-05-25 10:03:00Z</text:p>
      <text:p text:style-name="P4">
Description: The term of the chairman of the United States Staff Joint Conference and the Army General Mark Milley will expire at the end of September. US President Joe Biden will nominate the African Air Force General Brown (on May 25). Charles Brown) takes the highest position of the military level.</text:p>
      <text:p text:style-name="P4">
Videos: []</text:p>
      <text:p text:style-name="P4">
Images: []</text:p>
      <text:p text:style-name="P4">
Categories: ['美国', '中国', '军事']</text:p>
      <text:p text:style-name="P4">
Type: None</text:p>
      <!--METADATA-->
      <text:p text:style-name="P4">
Nonenone</text:p>
      <text:p text:style-name="P4">
News Source: <text:a xlink:type="simple" xlink:href="https://www.voachinese.com/a/biden-nominates-new-top-military-commander-20230525/7108500.html" text:style-name="Internet_20_link" text:visited-style-name="Visited_20_Internet_20_Link">
https://www.voachinese.com/a/biden-nominates-new-top-military-commander-20230525/7108500.html</text:a>
</text:p>
      <!--NEWS-->
      <text:h text:style-name="P10" text:outline-level="1">
<text:span text:style-name="T4">
Malaysian Avian Health Minister Kelly has recently decided to move</text:span>
</text:h>
      <text:p text:style-name="P4">
Author: 联合早报 (Person)</text:p>
      <text:p text:style-name="P4">
Publisher: 联合早报 (Organization)</text:p>
      <text:p text:style-name="P4">
Published Time: 2023-05-25T18:21</text:p>
      <text:p text:style-name="P4">
Modified Time: 2023-05-25T18:52</text:p>
      <text:p text:style-name="P4">
Description: Join the indigenous unity party or establish a new party? Malaysia Avant -garde Kelly said that he will have decided and replied to Muyudin recently about whether to accept whether the chairman of the Turkish party party was invited to join the Tuling Party. Social media previously rumored that the Turkistan party recruited Kelly. Muyudin last Wednesday (5 ...</text:p>
      <text:p text:style-name="P4">
Videos: []</text:p>
      <text:p text:style-name="P4">
Audios: []</text:p>
      <text:p text:style-name="P4">
Images: []</text:p>
      <text:p text:style-name="P4">
Type: NewsArticle</text:p>
      <text:p text:style-name="P4">
Breadcrumbs: ['即时', '国际']</text:p>
      <text:p text:style-name="P4">
Keywords: ['凯利', '土著团结党']</text:p>
      <!--METADATA-->
      <text:p text:style-name="P4">
Join the indigenous unity party or establish a new party? Malaysia Avant -garde Kelly said that he will have decided and replied to Muyudin recently about whether to accept whether the chairman of the Turkish party party was invited to join the Tuling Party.</text:p>
      <text:p text:style-name="P4">
Social media previously rumored that the Turkish Party party recruited Kelly. Muyudin proved the matter for the first time last Wednesday (May 17), and stated that as long as Kelly joined the party, he could serve as the highest director. Active Chairman of the Turkish Regiment Act Fayfisha reminded Kelly to decide as soon as possible because "time is not waiting for people."</text:p>
      <text:p text:style-name="P4">
Kelly on Thursday (25th) and Wang Jianmin, the former Deputy Minister of Industry of the Ministry of Industry, attended the theme of the University of Stega (UCSI) entitled "What is the next step in Malaysia?" Middle. I feel that people have been waiting for others for too long. I will tell Mu Yuding's decision in the near future. I will announce (movement) in the near future. "</text:p>
      <text:p text:style-name="P4">
Kelly also joked when he spoke in the forum, "Maybe I can jointly create a new party with Wang Jianmin?" Kelly announced that he had a new job as a visiting professor at the University of Stega.</text:p>
      <text:p text:style-name="P4">
UMNO announced in January this year <text:a xlink:type="simple" xlink:href="https://www.zaobao.com/realtime/world/story20230130-1358046" text:style-name="Internet_20_link" text:visited-style-name="Visited_20_Internet_20_Link">
</text:a>
Wait for 44 party members and frozen the four years of party members such as the former Minister of Defense Heshan Mu Ding.</text:p>
      <text:p text:style-name="P4">
News Source: <text:a xlink:type="simple" xlink:href="https://www.zaobao.com.sg/realtime/world/story20230525-1398177" text:style-name="Internet_20_link" text:visited-style-name="Visited_20_Internet_20_Link">
https://www.zaobao.com.sg/realtime/world/story20230525-1398177</text:a>
</text:p>
      <!--NEWS-->
      <text:h text:style-name="P10" text:outline-level="1">
<text:span text:style-name="T4">
Taiwan purchased 66 F-16 fighters from the US military delay due to software problems? Minister of Defense of the Taiwan National Defense: All ordering in 2026 is in place</text:span>
</text:h>
      <text:p text:style-name="P4">
Author: chinese@voanews.com (金谷)</text:p>
      <text:p text:style-name="P4">
Publisher: 美国之音中文网 (Type: NewsMediaOrganization)</text:p>
      <text:p text:style-name="P4">
Published Time: 2023-05-25T18:31:54+08:00</text:p>
      <text:p text:style-name="P4">
Modified Time: 2023-05-25 10:31:54Z</text:p>
      <text:p text:style-name="P4">
Description: According to Bloomberg News on Wednesday (May 24), the reason why the United States postponed the new F-16V fighter that delivered Taiwan's military purchase was not only because of the new crown epidemic affected by the production chain, but also because of the technical problems in the Lockheed Martin company responsible for assembly. Encountered a "complex development challenge". In this regard, Taiwan Defense Minister Qiu Guozheng said on Thursday (May 25) that although the control software of the fighter must be adjusted, all F-16 will still be in place in 2026 according to the original plan.</text:p>
      <text:p text:style-name="P4">
Videos: []</text:p>
      <text:p text:style-name="P4">
Images: []</text:p>
      <text:p text:style-name="P4">
Categories: ['台湾', '美国', '中国', '军事']</text:p>
      <text:p text:style-name="P4">
Type: None</text:p>
      <!--METADATA-->
      <text:p text:style-name="P4">
Nonenone</text:p>
      <text:p text:style-name="P4">
News Source: <text:a xlink:type="simple" xlink:href="https://www.voachinese.com/a/taiwan-says-software-problems-delaying-new-f-16-deliveries-20230525/7108526.html" text:style-name="Internet_20_link" text:visited-style-name="Visited_20_Internet_20_Link">
https://www.voachinese.com/a/taiwan-says-software-problems-delaying-new-f-16-deliveries-20230525/7108526.html</text:a>
</text:p>
      <!--NEWS-->
      <text:h text:style-name="P10" text:outline-level="1">
<text:span text:style-name="T4">
Russia said that the US bomber intercepting U.S. bombers for the second time this week</text:span>
</text:h>
      <text:p text:style-name="P4">
Publisher: 法新社</text:p>
      <text:p text:style-name="P4">
Published Time: 2023-05-25T18:32:08+00:00</text:p>
      <text:p text:style-name="P4">
Modified Time: 2023-05-25T18:20:05+00:00</text:p>
      <text:p text:style-name="P4">
Description: (Agence France -Presse Moscow, 25th) Russia said today that Russia sent fighters to intercept two US strategic bombers on the Baltic Sea to prevent its "infringement of the national border." This is the second similar incident this week.</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0" text:anchor-type="as-char" svg:width="6.9236in" svg:height="3.617581in" draw:z-index="0">
<draw:image xlink:href="../Images/rficn/2023-05-25T18-32-08-00-00/000000.png" xlink:type="simple" xlink:show="embed" xlink:actuate="onLoad" draw:mime-type="image/png"/>
</draw:frame>
The Russian Ministry of Defense stated that Russia sent Su Kai-27 (SU-27) and Su Kai-35 (SU-35) fighter jets urgently responding, and said that "the air target is the two U.S. Air Force B-1B strategic bomber."</text:p>
      <text:p text:style-name="P4">
This is the second similar interception incident this week.</text:p>
      <text:p text:style-name="P4">
The Russian Ministry of National Defense stated that "it has prevented the national borders from being violated", and then Russian planes "returned to the Air Force Base safely".</text:p>
      <text:p text:style-name="P4">
Recently, similar incidents have been rumored, and the Moscow authorities have said that in recent weeks, several Western jets have been intercepted near the Baltic Sea.</text:p>
      <text:p text:style-name="P4">
News Source: <text:a xlink:type="simple" xlink:href="https://www.rfi.fr/cn/%E5%9B%BD%E9%99%85%E6%8A%A5%E9%81%93/20230525-%E4%BF%84%E7%A7%B0%E5%9C%A8%E6%B3%A2%E7%BD%97%E7%9A%84%E6%B5%B7%E6%8B%A6%E6%88%AA%E7%BE%8E%E5%86%9B%E8%BD%B0%E7%82%B8%E6%9C%BA-%E6%9C%AC%E5%91%A8%E7%AC%AC2%E6%AC%A1" text:style-name="Internet_20_link" text:visited-style-name="Visited_20_Internet_20_Link">
https://www.rfi.fr/cn/%E5%9B%BD%E9%99%85%E6%8A%A5%E9%81%93/20230525-%E4%BF%84%E7%A7%B0%E5%9C%A8%E6%B3%A2%E7%BD%97%E7%9A%84%E6%B5%B7%E6%8B%A6%E6%88%AA%E7%BE%8E%E5%86%9B%E8%BD%B0%E7%82%B8%E6%9C%BA-%E6%9C%AC%E5%91%A8%E7%AC%AC2%E6%AC%A1</text:a>
</text:p>
      <!--NEWS-->
      <text:h text:style-name="P10" text:outline-level="1">
<text:span text:style-name="T4">
Taiwan purchased 66 F-16 fighters from the US military delay due to software problems? Minister of Defense of the Taiwan National Defense: All ordering in 2026 is in place</text:span>
</text:h>
      <text:p text:style-name="P4">
Author: chinese@voanews.com (金谷)</text:p>
      <text:p text:style-name="P4">
Publisher: 美国之音中文网 (Type: NewsMediaOrganization)</text:p>
      <text:p text:style-name="P4">
Published Time: 2023-05-25T18:34:18+08:00</text:p>
      <text:p text:style-name="P4">
Modified Time: 2023-05-25 10:34:18Z</text:p>
      <text:p text:style-name="P4">
Description: According to Bloomberg News on Wednesday (May 24), the reason why the United States postponed the new F-16V fighter that delivered Taiwan's military purchase was not only because of the new crown epidemic affected by the production chain, but also because of the technical problems in the Lockheed Martin company responsible for assembly. Encountered a "complex development challenge". In this regard, Taiwan Defense Minister Qiu Guozheng said on Thursday (May 25) that although the control software of the fighter must be adjusted, all F-16 will still be in place in 2026 according to the original plan.</text:p>
      <text:p text:style-name="P4">
Videos: []</text:p>
      <text:p text:style-name="P4">
Images: []</text:p>
      <text:p text:style-name="P4">
Categories: ['台湾', '美国', '中国', '军事']</text:p>
      <text:p text:style-name="P4">
Type: None</text:p>
      <!--METADATA-->
      <text:p text:style-name="P4">
Nonenone</text:p>
      <text:p text:style-name="P4">
News Source: <text:a xlink:type="simple" xlink:href="https://www.voachinese.com/a/taiwan-says-software-problems-delaying-new-f-16-deliveries-20230525/7108531.html" text:style-name="Internet_20_link" text:visited-style-name="Visited_20_Internet_20_Link">
https://www.voachinese.com/a/taiwan-says-software-problems-delaying-new-f-16-deliveries-20230525/7108531.html</text:a>
</text:p>
      <!--NEWS-->
      <text:h text:style-name="P10" text:outline-level="1">
<text:span text:style-name="T4">
Taiwan purchased 66 F-16 fighters from the US military delay due to software problems? Minister of Defense of the Taiwan National Defense: All ordering in 2026 is in place</text:span>
</text:h>
      <text:p text:style-name="P4">
Author: chinese@voanews.com (金谷)</text:p>
      <text:p text:style-name="P4">
Publisher: 美国之音中文网 (Type: NewsMediaOrganization)</text:p>
      <text:p text:style-name="P4">
Published Time: 2023-05-25T18:34:19+08:00</text:p>
      <text:p text:style-name="P4">
Modified Time: 2023-05-25 10:34:19Z</text:p>
      <text:p text:style-name="P4">
Description: According to Bloomberg News on Wednesday (May 24), the reason why the United States postponed the new F-16V fighter that delivered Taiwan's military purchase was not only because of the new crown epidemic affected by the production chain, but also because of the technical problems in the Lockheed Martin company responsible for assembly. Encountered a "complex development challenge". In this regard, Taiwan Defense Minister Qiu Guozheng said on Thursday (May 25) that although the control software of the fighter must be adjusted, all F-16 will still be in place in 2026 according to the original plan.</text:p>
      <text:p text:style-name="P4">
Videos: []</text:p>
      <text:p text:style-name="P4">
Images: []</text:p>
      <text:p text:style-name="P4">
Categories: ['台湾', '美国', '中国', '军事']</text:p>
      <text:p text:style-name="P4">
Type: None</text:p>
      <!--METADATA-->
      <text:p text:style-name="P4">
Nonenone</text:p>
      <text:p text:style-name="P4">
News Source: <text:a xlink:type="simple" xlink:href="https://www.voachinese.com/a/taiwan-says-software-problems-delaying-new-f-16-deliveries-20230525/7108533.html" text:style-name="Internet_20_link" text:visited-style-name="Visited_20_Internet_20_Link">
https://www.voachinese.com/a/taiwan-says-software-problems-delaying-new-f-16-deliveries-20230525/7108533.html</text:a>
</text:p>
      <!--NEWS-->
      <text:h text:style-name="P10" text:outline-level="1">
<text:span text:style-name="T4">
A stabbing and shooting incident in Nagano, Japan made three deaths and one injury</text:span>
</text:h>
      <text:p text:style-name="P4">
Author: 联合早报 (Person)</text:p>
      <text:p text:style-name="P4">
Publisher: 联合早报 (Organization)</text:p>
      <text:p text:style-name="P4">
Published Time: 2023-05-25T19:28</text:p>
      <text:p text:style-name="P4">
Modified Time: 2023-05-25T23:16</text:p>
      <text:p text:style-name="P4">
Description: A shooting and a knife held by Nagano, Japan on Thursday (May 25), have died of three people and one person was injured. The Japan Broadcasting Association (NHK) reported that a man wearing a camouflage dresses stabbed a woman with a knife and fired with a weapon with a suspected shotgun.</text:p>
      <text:p text:style-name="P4">
Videos: []</text:p>
      <text:p text:style-name="P4">
Audios: []</text:p>
      <text:p text:style-name="P4">
Images: []</text:p>
      <text:p text:style-name="P4">
Type: NewsArticle</text:p>
      <text:p text:style-name="P4">
Breadcrumbs: ['即时', '国际']</text:p>
      <text:p text:style-name="P4">
Keywords: ['日本', '持刀伤人', '枪击']</text:p>
      <!--METADATA-->
      <text:p text:style-name="P4">
A shooting and a knife held by Nagano, Japan on Thursday (May 25), have died of three people and one person was injured.</text:p>
      <text:p text:style-name="P4">
The Japan Broadcasting Association (NHK) reported that a man wearing a camouflage dresses stabbed a woman with a knife and fired with a weapon with a suspected shotgun. However, it is not clear the specific cause of the woman.</text:p>
      <text:p text:style-name="P4">
The two policemen also died in the incident and one was injured.</text:p>
      <text:p text:style-name="P4">
Kyodo News reported that the police received an alarm call at 4.25 pm on the same day (3:25 pm Singapore time). It is believed that the gangsters hid in the home of the local councilor Aoi Masao after the crime fled the scene.</text:p>
      <text:p text:style-name="P4">
After the incident, the police issued prevention information, informing that "men with tools such as knives or guns are fleeing" and divided the scene at a diameter of about 300 meters into evacuation areas.</text:p>
      <text:p text:style-name="P4">
The sound of gunfire twice that night was after 7:00 and after 8 (Singapore time and after 7 o'clock).</text:p>
      <text:p text:style-name="P4">
Reuters reported that such gun -related incidents are relatively rare in Japan because holding firearms in Japan must pass a series of strict procedures and be strictly managed.</text:p>
      <text:p text:style-name="P4">
News Source: <text:a xlink:type="simple" xlink:href="https://www.zaobao.com.sg/realtime/world/story20230525-1398182" text:style-name="Internet_20_link" text:visited-style-name="Visited_20_Internet_20_Link">
https://www.zaobao.com.sg/realtime/world/story20230525-1398182</text:a>
</text:p>
      <!--NEWS-->
      <text:h text:style-name="P10" text:outline-level="1">
<text:span text:style-name="T4">
In the UK last year, the number of net immigrants exceeded 600,000 Sunak government pressure intensified</text:span>
</text:h>
      <text:p text:style-name="P4">
Author: 联合早报 (Person)</text:p>
      <text:p text:style-name="P4">
Publisher: 联合早报 (Organization)</text:p>
      <text:p text:style-name="P4">
Published Time: 2023-05-25T19:54</text:p>
      <text:p text:style-name="P4">
Modified Time: 2023-05-25T20:00</text:p>
      <text:p text:style-name="P4">
Description: According to data released by the National Bureau of Statistics on Thursday (May 25), the number of net immigrants in the UK reached 6006,000 in 2022, a record high, and international students and migrant groups became the main British immigrant army. Comprehensive Agence France -Presse and Broadcasting Corporation (BBC) ...</text:p>
      <text:p text:style-name="P4">
Videos: []</text:p>
      <text:p text:style-name="P4">
Audios: []</text:p>
      <text:p text:style-name="P4">
Images: []</text:p>
      <text:p text:style-name="P4">
Type: NewsArticle</text:p>
      <text:p text:style-name="P4">
Breadcrumbs: ['即时', '国际']</text:p>
      <text:p text:style-name="P4">
Keywords: ['英国', '移民', '留学生', '苏纳克']</text:p>
      <!--METADATA-->
      <text:p text:style-name="P4">
According to data released by the National Bureau of Statistics on Thursday (May 25), the number of net immigrants in the UK reached 6006,000 in 2022, a record high, and international students and migrant groups became the main British immigrant army.</text:p>
      <text:p text:style-name="P4">
Comprehensive Agence France -Presse and BBC reported that Jaylindop, director of the International Immigration Center of the National Bureau of Statistics, pointed out that the number of net immigrants has soared, mainly due to the purpose of "migrant workers, learning and humanitarian purposes, from non -EU countries for" migrant workers, learning and humanitarian purposes. "Driven by people.</text:p>
      <text:p text:style-name="P4">
In 2022, it is estimated that 1.2 million people arrived in the UK and 550,000 British immigrated to other countries. The difference between the two is the number of net immigrants.</text:p>
      <text:p text:style-name="P4">
Dr. Dr Peterwalsh at Oxford University of Oxford's immigration observation station said Britain is a popular destination for foreign students and workers. Government and universities have taken measures to recruit more students, especially students from countries such as India and Nigeria. They also brought about 100,000 partners and children.</text:p>
      <text:p text:style-name="P4">
International students usually have to pay high tuition fees, and these money can be used to subsidize the education costs of domestic students.</text:p>
      <text:p text:style-name="P4">
The rising number of net immigrants also surprised the British government. Prime Minister Sonak admitted that the number was "too high" in an interview on Thursday, but he had not lost control. He wanted to reduce it.</text:p>
      <text:p text:style-name="P4">
The Conservative Government led by Sunak has always strived to reduce the number of immigrants and hopes to end the free flow of EU personnel after Brexit through the increasingly stringent immigration policy, thereby allowing Britain to "recapture" the control of the border of the country.</text:p>
      <text:p text:style-name="P4">
The British authorities have just announced on Tuesday (23) that they will tighten the visa policy of overseas students and try to reduce the number of immigrants. The new policy stipulates that starting from next year, only international students participating in research master's programs can bring their families to Britain.</text:p>
      <text:p text:style-name="P4">
Sunak also promised to take more means, but did not disclose details.</text:p>
      <text:p text:style-name="P4">
News Source: <text:a xlink:type="simple" xlink:href="https://www.zaobao.com.sg/realtime/world/story20230525-1398191" text:style-name="Internet_20_link" text:visited-style-name="Visited_20_Internet_20_Link">
https://www.zaobao.com.sg/realtime/world/story20230525-1398191</text:a>
</text:p>
      <!--NEWS-->
      <text:h text:style-name="P10" text:outline-level="1">
<text:span text:style-name="T4">
Iran claims to have successfully fired a new type of ballistic missile</text:span>
</text:h>
      <text:p text:style-name="P4">
Author: chinese@voanews.com (美国之音)</text:p>
      <text:p text:style-name="P4">
Publisher: 美国之音中文网 (Type: NewsMediaOrganization)</text:p>
      <text:p text:style-name="P4">
Published Time: 2023-05-25T20:49:50+08:00</text:p>
      <text:p text:style-name="P4">
Modified Time: 2023-05-25 12:49:50Z</text:p>
      <text:p text:style-name="P4">
Description: Iran said on Thursday (May 25) that a new type of liquid fuel ballistic missile was successfully fired.</text:p>
      <text:p text:style-name="P4">
Videos: []</text:p>
      <text:p text:style-name="P4">
Images: []</text:p>
      <text:p text:style-name="P4">
Categories: ['中东', '军事']</text:p>
      <text:p text:style-name="P4">
Type: None</text:p>
      <!--METADATA-->
      <text:p text:style-name="P4">
Nonenone</text:p>
      <text:p text:style-name="P4">
News Source: <text:a xlink:type="simple" xlink:href="https://www.voachinese.com/a/iran-unveils-ballistic-missile-20230525/7108596.html" text:style-name="Internet_20_link" text:visited-style-name="Visited_20_Internet_20_Link">
https://www.voachinese.com/a/iran-unveils-ballistic-missile-20230525/7108596.html</text:a>
</text:p>
      <!--NEWS-->
      <text:h text:style-name="P10" text:outline-level="1">
<text:span text:style-name="T4">
Iran successfully test the ballistic missile range of 2000 kilometers</text:span>
</text:h>
      <text:p text:style-name="P4">
Author: 联合早报 (Person)</text:p>
      <text:p text:style-name="P4">
Publisher: 联合早报 (Organization)</text:p>
      <text:p text:style-name="P4">
Published Time: 2023-05-25T21:00</text:p>
      <text:p text:style-name="P4">
Modified Time: 2023-05-25T21:26</text:p>
      <text:p text:style-name="P4">
Description: Iranian official media said that Iran successfully fired a ballistic missile with a range of 2,000 kilometers on Thursday (May 25). Reuters reported that the Iranian National News Agency (IRNA) played the picture of the missile for a few seconds, and said that the test firing was "Holramus 4" (KH ...</text:p>
      <text:p text:style-name="P4">
Videos: []</text:p>
      <text:p text:style-name="P4">
Audios: []</text:p>
      <text:p text:style-name="P4">
Images: []</text:p>
      <text:p text:style-name="P4">
Type: NewsArticle</text:p>
      <text:p text:style-name="P4">
Breadcrumbs: ['即时', '国际']</text:p>
      <text:p text:style-name="P4">
Keywords: ['伊朗', '中东', '导弹']</text:p>
      <!--METADATA-->
      <text:p text:style-name="P4">
Iranian official media said that Iran successfully fired a ballistic missile with a range of 2,000 kilometers on Thursday (May 25).</text:p>
      <text:p text:style-name="P4">
Reuters reported that the Iranian National News Agency (IRNA) played the picture of the missile missile for a few seconds, and said that the test firing was an upgraded version of "Khoramshahr4" (Khoramshahr4), named "Kaibal" (Kheibar), a Jewish castle captured by the Muslim warrior in the early days of Islam.</text:p>
      <text:p text:style-name="P4">
The Iranian National News Agency said that the "Kaibal" missile range is 2,000 kilometers and can carry 1,500 kg warhead. "The prominent features of the domestic Kaibal missile include fast preparation and launch time. ) Outside, it is still a Strategic Weapon. "</text:p>
      <text:p text:style-name="P4">
Iranian Defense Minister Mohammadrezaashtiani said, "The information we send to the enemy of Iran is that we will defend the achievements of the country and it. The information we convey to our friends is that we want to help regional stability."</text:p>
      <text:p text:style-name="P4">
Iran is one of the countries with the largest missile plan in the Middle East. The country claims that its weapons have the ability to reach the bases of the enemy Israel and the United States.</text:p>
      <text:p text:style-name="P4">
In recent years, Iran has insisted on promoting the country's "defensive" missile program regardless of the United States and Europe, emphasizing that its ballistic missiles are important deterrent and revenge for the United States, Israel and other potential regions.</text:p>
      <text:p text:style-name="P4">
News Source: <text:a xlink:type="simple" xlink:href="https://www.zaobao.com.sg/realtime/world/story20230525-1398215" text:style-name="Internet_20_link" text:visited-style-name="Visited_20_Internet_20_Link">
https://www.zaobao.com.sg/realtime/world/story20230525-1398215</text:a>
</text:p>
      <!--NEWS-->
      <text:h text:style-name="P10" text:outline-level="1">
<text:span text:style-name="T4">
Economy Falling Winter Data Data in the first quarter of Germany's repairs</text:span>
</text:h>
      <text:p text:style-name="P4">
Author: 联合早报 (Person)</text:p>
      <text:p text:style-name="P4">
Publisher: 联合早报 (Organization)</text:p>
      <text:p text:style-name="P4">
Published Time: 2023-05-25T21:05</text:p>
      <text:p text:style-name="P4">
Modified Time: 2023-05-25T21:11</text:p>
      <text:p text:style-name="P4">
Description: Data show that the German economy suffered a winter decline, which caused the outside world to be frustrated by the expected fate of this largest economy in Europe. Bloomberg reported that the German Federal Bureau of Statistics announced the first quarter of economic output on Thursday (May 25), which was 0.3 ...</text:p>
      <text:p text:style-name="P4">
Videos: []</text:p>
      <text:p text:style-name="P4">
Audios: []</text:p>
      <text:p text:style-name="P4">
Images: []</text:p>
      <text:p text:style-name="P4">
Type: NewsArticle</text:p>
      <text:p text:style-name="P4">
Breadcrumbs: ['即时', '国际']</text:p>
      <text:p text:style-name="P4">
Keywords: ['德国', '经济', '经济衰退']</text:p>
      <!--METADATA-->
      <text:p text:style-name="P4">
Data show that the German economy suffered a winter decline, which caused the outside world to be frustrated by the expected fate of this largest economy in Europe.</text:p>
      <text:p text:style-name="P4">
Bloomberg reported that the German Federal Bureau of Statistics announced the first quarter of economic output on Thursday (May 25), a decrease of 0.3%from the previous quarter, and 0.5%economy in the fourth quarter of last year. The preliminary data provided by the Bureau of Statistics last month was stagnant.</text:p>
      <text:p text:style-name="P4">
The manufacturing industry has the largest drag on the economy, and the depth decline has led many people to doubt the economic rebound in the next few quarters.</text:p>
      <text:p text:style-name="P4">
The German economy declined in two consecutive quarters, and the economy fell into a "technical decline". The data also shows that the German economy fell by 0.5%year -on -year in the first quarter of this year.</text:p>
      <text:p text:style-name="P4">
Xinhua News Agency quoted the news bulletin of the German Bureau of Statistics that the continuous price has continued to become a burden on the start of the German economy this year, which is particularly reflected in the decrease of 1.2%from family consumption expenditure. At the same time, government consumption expenditures also decreased by 4.9%month -on -month.</text:p>
      <text:p text:style-name="P4">
Economist Tissen, economist at the Betasman Foundation in Germany, told a reporter from Xinhua News Agency that the core reason for the decline in German economic decline is that high prices and interest rates have risen. High prices have reduced the purchasing power of the German people, leading to a decline in consumer demand, and rising interest rates lead to consumption. Decrease credit.</text:p>
      <text:p text:style-name="P4">
News Source: <text:a xlink:type="simple" xlink:href="https://www.zaobao.com.sg/realtime/world/story20230525-1398219" text:style-name="Internet_20_link" text:visited-style-name="Visited_20_Internet_20_Link">
https://www.zaobao.com.sg/realtime/world/story20230525-1398219</text:a>
</text:p>
      <!--NEWS-->
      <text:h text:style-name="P10" text:outline-level="1">
<text:span text:style-name="T4">
Hong Kong Fourth Middle School students were punished by the National Security Law for planning for anti -government bombs</text:span>
</text:h>
      <text:p text:style-name="P4">
Author: chinese@voanews.com (美国之音)</text:p>
      <text:p text:style-name="P4">
Publisher: 美国之音中文网 (Type: NewsMediaOrganization)</text:p>
      <text:p text:style-name="P4">
Published Time: 2023-05-25T21:21:48+08:00</text:p>
      <text:p text:style-name="P4">
Modified Time: 2023-05-25 15:17:46Z</text:p>
      <text:p text:style-name="P4">
Description: Six middle school students in Hong Kong who have attracted much attention are accused of cases such as "conspiracy terrorist activities" such as the "Hong Kong Edition National Security Law" suspected of placing bombs in public places such as the court in 2021. The National Security Law designated judges to prison for five years and eight months. The three defendants under 21 years of age were sentenced to teachings, and the other two were sentenced to sentence.</text:p>
      <text:p text:style-name="P4">
Videos: []</text:p>
      <text:p text:style-name="P4">
Images: []</text:p>
      <text:p text:style-name="P4">
Categories: ['港澳', '法律']</text:p>
      <text:p text:style-name="P4">
Type: None</text:p>
      <!--METADATA-->
      <text:p text:style-name="P4">
Nonenone</text:p>
      <text:p text:style-name="P4">
News Source: <text:a xlink:type="simple" xlink:href="https://www.voachinese.com/a/four-hong-kong-students-sentenced-over-anti-govt-bomb-plot-20230525/7108637.html" text:style-name="Internet_20_link" text:visited-style-name="Visited_20_Internet_20_Link">
https://www.voachinese.com/a/four-hong-kong-students-sentenced-over-anti-govt-bomb-plot-20230525/7108637.html</text:a>
</text:p>
      <!--NEWS-->
      <text:h text:style-name="P10" text:outline-level="1">
<text:span text:style-name="T4">
Different trend of US stocks</text:span>
</text:h>
      <text:p text:style-name="P4">
Publisher: 法新社</text:p>
      <text:p text:style-name="P4">
Published Time: 2023-05-25T21:32:06+00:00</text:p>
      <text:p text:style-name="P4">
Modified Time: 2023-05-25T21:05:02+00:00</text:p>
      <text:p text:style-name="P4">
Description: (Agence France -Presse, New York, 25th) US stocks have different trends today. Due to the bright financial report of the chip company NVIDIA, the Nasdaq index rose sharply, but the upper limit of the US debt lifting still made investors worry and dragged Dow Jones. Index performa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1" text:anchor-type="as-char" svg:width="6.9236in" svg:height="3.617581in" draw:z-index="0">
<draw:image xlink:href="../Images/rficn/2023-05-25T21-32-06-00-00/000000.png" xlink:type="simple" xlink:show="embed" xlink:actuate="onLoad" draw:mime-type="image/png"/>
</draw:frame>
Huida estimates that revenue related to the development of artificial intelligence (AI) technology will increase greatly, and the stock price will soar nearly 25%subsequently, causing the company's market value to approach the $ 1 trillion mark.</text:p>
      <text:p text:style-name="P4">
The Dow Jones Industrial Index fell 35.27 points or 0.11%, which was collected at 32764.65 points.</text:p>
      <text:p text:style-name="P4">
The Standard 500 Index rose 36.04 points or 0.88%to close 4151.28 points.</text:p>
      <text:p text:style-name="P4">
The Nasdaq index of technology stocks raised 213.93 points or 1.71%, and closed at 12698.09 points.</text:p>
      <text:p text:style-name="P4">
The Philadelphia Semiconductor Index rose 212.63 points or 6.81%at 3336.72 points.</text:p>
      <text:p text:style-name="P4">
News Source: <text:a xlink:type="simple" xlink:href="https://www.rfi.fr/cn/%E8%B4%A2%E7%BB%8F%E5%BF%AB%E8%AE%AF/20230525-%E7%BE%8E%E8%82%A1%E8%B5%B0%E5%8A%BF%E5%88%86%E6%AD%A7" text:style-name="Internet_20_link" text:visited-style-name="Visited_20_Internet_20_Link">
https://www.rfi.fr/cn/%E8%B4%A2%E7%BB%8F%E5%BF%AB%E8%AE%AF/20230525-%E7%BE%8E%E8%82%A1%E8%B5%B0%E5%8A%BF%E5%88%86%E6%AD%A7</text:a>
</text:p>
      <!--NEWS-->
      <text:h text:style-name="P10" text:outline-level="1">
<text:span text:style-name="T4">
The key infrastructure network of the United States was attacked by a Chinese hacker, and the implantation of malicious software buried hidden dangers</text:span>
</text:h>
      <text:p text:style-name="P4">
Author: chinese@voanews.com (松仁)</text:p>
      <text:p text:style-name="P4">
Publisher: 美国之音中文网 (Type: NewsMediaOrganization)</text:p>
      <text:p text:style-name="P4">
Published Time: 2023-05-25T21:32:09+08:00</text:p>
      <text:p text:style-name="P4">
Modified Time: 2023-05-25 13:32:09Z</text:p>
      <text:p text:style-name="P4">
Description: Western intelligence agencies and American software giants Microsoft Company revealed on Wednesday (May 24) that a hacker organization that was officially supported by China launched attacks and invasion of key infrastructure networks from telecommunications to transportation.</text:p>
      <text:p text:style-name="P4">
Videos: []</text:p>
      <text:p text:style-name="P4">
Images: []</text:p>
      <text:p text:style-name="P4">
Categories: ['中国', '美国', '美中关系']</text:p>
      <text:p text:style-name="P4">
Type: None</text:p>
      <!--METADATA-->
      <text:p text:style-name="P4">
Nonenone</text:p>
      <text:p text:style-name="P4">
News Source: <text:a xlink:type="simple" xlink:href="https://www.voachinese.com/a/chinese-hackers-spying-on-us-critical-infrastructure-western-intelligence-says-20230525/7108611.html" text:style-name="Internet_20_link" text:visited-style-name="Visited_20_Internet_20_Link">
https://www.voachinese.com/a/chinese-hackers-spying-on-us-critical-infrastructure-western-intelligence-says-20230525/7108611.html</text:a>
</text:p>
      <!--NEWS-->
      <text:h text:style-name="P10" text:outline-level="1">
<text:span text:style-name="T4">
Tiktok text dialogue robot Tako's main test stage</text:span>
</text:h>
      <text:p text:style-name="P4">
Author: 联合早报 (Person)</text:p>
      <text:p text:style-name="P4">
Publisher: 联合早报 (Organization)</text:p>
      <text:p text:style-name="P4">
Published Time: 2023-05-25T21:49</text:p>
      <text:p text:style-name="P4">
Modified Time: 2023-05-25T22:00</text:p>
      <text:p text:style-name="P4">
Description: A application intelligence company said that social media application Tiktok is testing a Tako of an artificial intelligence (AI) chat robot to communicate with users short videos and help them discover the content. Reuters reports that W ... headquarters in Israel's AI technology company W ...</text:p>
      <text:p text:style-name="P4">
Videos: []</text:p>
      <text:p text:style-name="P4">
Audios: []</text:p>
      <text:p text:style-name="P4">
Images: []</text:p>
      <text:p text:style-name="P4">
Type: NewsArticle</text:p>
      <text:p text:style-name="P4">
Breadcrumbs: ['即时', '国际']</text:p>
      <text:p text:style-name="P4">
Keywords: ['TikTok', '人工智能', '科技', '聊天机器人']</text:p>
      <!--METADATA-->
      <text:p text:style-name="P4">
A application intelligence company said that social media application Tiktok is testing a Tako of an artificial intelligence (AI) chat robot to communicate with users short videos and help them discover the content.</text:p>
      <text:p text:style-name="P4">
Reuters reports that the headquarters AI technology company Watchfultechnologies said that this AI chat robot known as Tako has been found in some versions of TIKTOK applications on Apple mobile devices.</text:p>
      <text:p text:style-name="P4">
According to the relevant screenshots and video information, Tako shows a ghost -shaped icon in the Tiktok program. Users can click on it when watching the video, make a text dialogue, and look for content with the help of Tako.</text:p>
      <text:p text:style-name="P4">
Tiktok's spokesman said: "In the selected market, we are promoting a new method of searching and excavation (content) on Tiktok. We look forward to learning from our user community and continue to create a safe place to bring entertainment , Stimulate creativity and promote culture. "</text:p>
      <text:p text:style-name="P4">
US media reported in April that Tiktok is testing a genetic AI tool that allows users to create avatars. According to Chinese media reports, TIKTOK's Chinese parent company's byte beating is developing a large AI model, but currently does not provide the function of providing AI chat robots on Tiktok's Chinese version.</text:p>
      <text:p text:style-name="P4">
According to information submitted to the US Patent and Trademarks last month, Tiktok has submitted a trademark application for "TIKTOK TAKO", which belongs to the "computer software for artificial human voice and text".</text:p>
      <text:p text:style-name="P4">
Watchful Technologies Researcher Danielbuchuk said that unlike Chatgpt ChatGPT, which is positioned as a multi -purpose, Tako feels more like a navigation assistant, focusing on encouraging users to watch more videos.</text:p>
      <text:p text:style-name="P4">
Buchak's demonstration shows that when users ask Tako, Tako will reply by summing up the tiktok user's prompts, and also recommend related videos.</text:p>
      <text:p text:style-name="P4">
TIKTOK set up a disclaimer, saying that TAKO is an experimental chat robot, and the answer may be inaccurate; Tiktok will talk to Tako for the purpose of security, and warn users not to share private information with Tako.</text:p>
      <text:p text:style-name="P4">
News Source: <text:a xlink:type="simple" xlink:href="https://www.zaobao.com.sg/realtime/world/story20230525-1398232" text:style-name="Internet_20_link" text:visited-style-name="Visited_20_Internet_20_Link">
https://www.zaobao.com.sg/realtime/world/story20230525-1398232</text:a>
</text:p>
      <!--NEWS-->
      <text:h text:style-name="P10" text:outline-level="1">
<text:span text:style-name="T4">
China's pension system is facing tremendous pressure</text:span>
</text:h>
      <text:p text:style-name="P4">
Author: chinese@voanews.com (陈筠)</text:p>
      <text:p text:style-name="P4">
Publisher: 美国之音中文网 (Type: NewsMediaOrganization)</text:p>
      <text:p text:style-name="P4">
Published Time: 2023-05-25T21:54:20+08:00</text:p>
      <text:p text:style-name="P4">
Modified Time: 2023-05-25 18:36:33Z</text:p>
      <text:p text:style-name="P4">
Description: The only child born under a child -based policy more than 40 years ago is now facing the tremendous pressure of parents' elderly care. Although the Chinese government has recently introduced a list of elderly care services, whether it is the source of funds, or the difficulties of the care and training of family members in real life, or the mixed fish and dragons of the nursing home are uneasy, until the so -called community care call is very unprofessional. .., they don't expect the country to help them effectively, and even feel that these official "speaking" benefits are not just that their parents can't wait, but they may not wait.</text:p>
      <text:p text:style-name="P4">
Videos: []</text:p>
      <text:p text:style-name="P4">
Images: []</text:p>
      <text:p text:style-name="P4">
Categories: ['中国', '法律']</text:p>
      <text:p text:style-name="P4">
Type: None</text:p>
      <!--METADATA-->
      <text:p text:style-name="P4">
Nonenone</text:p>
      <text:p text:style-name="P4">
News Source: <text:a xlink:type="simple" xlink:href="https://www.voachinese.com/a/the-only-child-under-china-s-one-child-policy-is-facing-the-enormous-pressure-from-parents-to-provide-for-the-aged-20230525/7108767.html" text:style-name="Internet_20_link" text:visited-style-name="Visited_20_Internet_20_Link">
https://www.voachinese.com/a/the-only-child-under-china-s-one-child-policy-is-facing-the-enormous-pressure-from-parents-to-provide-for-the-aged-20230525/7108767.html</text:a>
</text:p>
      <!--NEWS-->
      <text:h text:style-name="P10" text:outline-level="1">
<text:span text:style-name="T4">
The third launch of the Korean self -developed Rocket "World" was successful</text:span>
</text:h>
      <text:p text:style-name="P4">
Author: 联合早报 (Person)</text:p>
      <text:p text:style-name="P4">
Publisher: 联合早报 (Organization)</text:p>
      <text:p text:style-name="P4">
Published Time: 2023-05-25T22:18</text:p>
      <text:p text:style-name="P4">
Modified Time: 2023-05-25T22:22</text:p>
      <text:p text:style-name="P4">
Description: South Korea ’s self -developed carrier rocket“ World ”on Thursday (May 25) was launched and succeeded. South Korean President Yin Xiyue congratulated the presidential officers. Comprehensive Agence France -Presse and Yorean reported that the "World" with more than 47 meters long and up to 200 tons is located in the local area ...</text:p>
      <text:p text:style-name="P4">
Videos: []</text:p>
      <text:p text:style-name="P4">
Audios: []</text:p>
      <text:p text:style-name="P4">
Images: []</text:p>
      <text:p text:style-name="P4">
Type: NewsArticle</text:p>
      <text:p text:style-name="P4">
Breadcrumbs: ['即时', '国际']</text:p>
      <text:p text:style-name="P4">
Keywords: ['韩国', '火箭', '科技']</text:p>
      <!--METADATA-->
      <text:p text:style-name="P4">
South Korea ’s self -developed carrier rocket“ World ”on Thursday (May 25) was launched and succeeded. South Korean President Yin Xiyue congratulated the presidential officers.</text:p>
      <text:p text:style-name="P4">
Comprehensive Agence France -Presse and Yorean reported that the "World" with more than 47 meters long and up to 200 tons on Thursday, local time at 6.24 pm (at 7.24 pm Singapore time), from Luo Laosun in the southern coastal regions of South Korea Narospace Center is launched.</text:p>
      <text:p text:style-name="P4">
South Korea ’s Minister of Science and Technology Lee Jong-HO reported to the public that the“ World ”was successfully launched, and said that South Korea will launch three times by 2027.</text:p>
      <text:p text:style-name="P4">
South Korean President Yin Xiyue watched the launch live broadcast and congratulated the successful launch of the "World" with the presidential officers, saying that it would make South Korea a competitive advantage in the global space competition.</text:p>
      <text:p text:style-name="P4">
Yin Xiyue said in a statement: "The success of the third launch of the" World "is a brilliant achievement, announcing that South Korea has joined the G7 Space Powers."</text:p>
      <text:p text:style-name="P4">
In June last year, South Korea became <text:a xlink:type="simple" xlink:href="https://www.zaobao.com/news/world/story20220622-1285354" text:style-name="Internet_20_link" text:visited-style-name="Visited_20_Internet_20_Link">
</text:a>
Essence</text:p>
      <text:p text:style-name="P4">
In the previous launch test, the valid load carried by the Rockets was mainly to verify the performance of the carrier rocket. The Ministry of Science and Technology of Han said that this time, there were eight working satellites on the Rockets, including a "commercial -grade satellite".</text:p>
      <text:p text:style-name="P4">
The development of the third -level Rocket "World" lasted ten years, costing two trillion won (about S $ 20.36 billion).</text:p>
      <text:p text:style-name="P4">
News Source: <text:a xlink:type="simple" xlink:href="https://www.zaobao.com.sg/realtime/world/story20230525-1398240" text:style-name="Internet_20_link" text:visited-style-name="Visited_20_Internet_20_Link">
https://www.zaobao.com.sg/realtime/world/story20230525-1398240</text:a>
</text:p>
      <!--NEWS-->
      <text:h text:style-name="P10" text:outline-level="1">
<text:span text:style-name="T4">
The EU's acquisition of Credit Credit Ren ruled that merging will not damage European competition</text:span>
</text:h>
      <text:p text:style-name="P4">
Author: 联合早报 (Person)</text:p>
      <text:p text:style-name="P4">
Publisher: 联合早报 (Organization)</text:p>
      <text:p text:style-name="P4">
Published Time: 2023-05-25T22:42</text:p>
      <text:p text:style-name="P4">
Modified Time: 2023-05-25T22:46</text:p>
      <text:p text:style-name="P4">
Description: UBS Group has won the UU unconditional antitrust approval for the acquisition of Swiss Credit. The European Union ruled that mergers will not damage European competition. Agence France -Presse reported that the European Union's largest antitrust supervision agency European Commission issued a statement on Thursday (May 25) saying: "The entity after the merger will continue ...</text:p>
      <text:p text:style-name="P4">
Videos: []</text:p>
      <text:p text:style-name="P4">
Audios: []</text:p>
      <text:p text:style-name="P4">
Images: []</text:p>
      <text:p text:style-name="P4">
Type: NewsArticle</text:p>
      <text:p text:style-name="P4">
Breadcrumbs: ['即时', '国际']</text:p>
      <text:p text:style-name="P4">
Keywords: ['瑞士银行', '瑞士信贷', '金融']</text:p>
      <!--METADATA-->
      <text:p text:style-name="P4">
UBS Group has won the UU unconditional antitrust approval for the acquisition of Swiss Credit. The European Union ruled that mergers will not damage European competition.</text:p>
      <text:p text:style-name="P4">
Agence France -Presse reported that the European Union's largest antitrust supervision agency EU Committee issued a statement on Thursday (May 25) saying: "The entity after the merger will continue to face huge competitive pressure from many competitors from all markets, including some major global worldwide Banks, professional suppliers and strong local institutions. "</text:p>
      <text:p text:style-name="P4">
The statement also pointed out: "Mergenses will not significantly reduce market competition that overlaps with its activities in the European economic zone."</text:p>
      <text:p text:style-name="P4">
In March, under the matchmaking of the Swiss government, the UBS group agreed to with 3 billion Swiss francs (about S $ 4.34 billion) [] <text:a xlink:type="simple" xlink:href="https://www.zaobao.com/realtime/world/story20230320-1374312" text:style-name="Internet_20_link" text:visited-style-name="Visited_20_Internet_20_Link">
</text:a>
And losses up to $ 5.4 billion (about 7.31 billion yuan).</text:p>
      <text:p text:style-name="P4">
Both UBS and Credit are one of the 30 global systematic and important banks that regulators are closely concerned. If Creditses fails, it will affect the entire financial system.</text:p>
      <text:p text:style-name="P4">
News Source: <text:a xlink:type="simple" xlink:href="https://www.zaobao.com.sg/realtime/world/story20230525-1398250" text:style-name="Internet_20_link" text:visited-style-name="Visited_20_Internet_20_Link">
https://www.zaobao.com.sg/realtime/world/story20230525-1398250</text:a>
</text:p>
      <!--NEWS-->
      <text:h text:style-name="P10" text:outline-level="1">
<text:span text:style-name="T4">
McCarthy: There are still problems with U.S. debt negotiations.</text:span>
</text:h>
      <text:p text:style-name="P4">
Author: 联合早报 (Person)</text:p>
      <text:p text:style-name="P4">
Publisher: 联合早报 (Organization)</text:p>
      <text:p text:style-name="P4">
Published Time: 2023-05-25T23:06</text:p>
      <text:p text:style-name="P4">
Modified Time: 2023-05-25T23:06</text:p>
      <text:p text:style-name="P4">
Description: McCarthy, Speaker of the Republican House of Representatives, said that the U.S. Party's negotiations on the upper limit of debt of US $ 3.1.4 trillion (approximately $ 42.51 trillion) were still unreasonable, and the ending would not satisfy everyone. Comprehensive Reuters and Bloomberg reported that McCarthy on Thursday ...</text:p>
      <text:p text:style-name="P4">
Videos: []</text:p>
      <text:p text:style-name="P4">
Audios: []</text:p>
      <text:p text:style-name="P4">
Images: []</text:p>
      <text:p text:style-name="P4">
Type: NewsArticle</text:p>
      <text:p text:style-name="P4">
Breadcrumbs: ['即时', '国际']</text:p>
      <text:p text:style-name="P4">
Keywords: ['美国', '债务违约', '共和党']</text:p>
      <!--METADATA-->
      <text:p text:style-name="P4">
McCarthy, Speaker of the Republican House of Representatives, said that the U.S. Party's negotiations on the upper limit of debt of US $ 3.1.4 trillion (approximately $ 42.51 trillion) were still unreasonable, and the ending would not satisfy everyone.</text:p>
      <text:p text:style-name="P4">
Comprehensive Reuters and Bloomberg reported that McCarthy told the media on Thursday (May 25) that after the two parties' US debt negotiations continued until 0:00 on the day, "I think we have made some progress, but there are still problems. Instruction of my team work all -weather to solve this problem. "</text:p>
      <text:p text:style-name="P4">
He also said, "I don't think everyone will be satisfied in the end. This is how this system works now."</text:p>
      <text:p text:style-name="P4">
US Finance Minister Yellen has recently warned that <text:a xlink:type="simple" xlink:href="https://www.zaobao.com/realtime/world/story20230524-1397903" text:style-name="Internet_20_link" text:visited-style-name="Visited_20_Internet_20_Link">
</text:a>
, And urge the two parties to reach a solution as soon as possible to avoid <text:a xlink:type="simple" xlink:href="https://www.zaobao.com/finance/singapore/story20230521-1396832" text:style-name="Internet_20_link" text:visited-style-name="Visited_20_Internet_20_Link">
</text:a>
Essence</text:p>
      <text:p text:style-name="P4">
After some conservative Republican members of the House of Representatives questioned this statement, Yellen reiterated on Wednesday (24th) that the U.S. government "is likely to be in early June, or even as much as possible to fulfill all the government's obligations on June 1st. funds".</text:p>
      <text:p text:style-name="P4">
When asked if the Ministry of Finance is likely to be on June 1, it can perform its debt obligations even if it does not increase the upper limit of debt, McCarthy said, "There will always be money to come in. Decision. I always use June 1 as the last term. "</text:p>
      <text:p text:style-name="P4">
Kevinhern, a Republican House member, said that he believes that it is "possible" to reach an agreement to increase the debt limit before the afternoon on Friday (26th). It is some fine branches ... I may see an agreement tomorrow. "</text:p>
      <text:p text:style-name="P4">
News Source: <text:a xlink:type="simple" xlink:href="https://www.zaobao.com.sg/realtime/world/story20230525-1398258" text:style-name="Internet_20_link" text:visited-style-name="Visited_20_Internet_20_Link">
https://www.zaobao.com.sg/realtime/world/story20230525-1398258</text:a>
</text:p>
      <!--NEWS-->
      <text:h text:style-name="P10" text:outline-level="1">
<text:span text:style-name="T4">
No one to the net: Ukrainian shot down all 36 Russian drones</text:span>
</text:h>
      <text:p text:style-name="P4">
Author: chinese@voanews.com (美国之音)</text:p>
      <text:p text:style-name="P4">
Publisher: 美国之音中文网 (Type: NewsMediaOrganization)</text:p>
      <text:p text:style-name="P4">
Published Time: 2023-05-25T23:40:07+08:00</text:p>
      <text:p text:style-name="P4">
Modified Time: 2023-05-25 15:40:07Z</text:p>
      <text:p text:style-name="P4">
Description: Ukraine said on Thursday that the Ukraine air defense forces shot down 36 Shahd drones made of Iran, and Russia used these drones to attack western Ukraine.</text:p>
      <text:p text:style-name="P4">
Videos: []</text:p>
      <text:p text:style-name="P4">
Images: []</text:p>
      <text:p text:style-name="P4">
Categories: ['乌克兰局势', '欧洲', '军事']</text:p>
      <text:p text:style-name="P4">
Type: None</text:p>
      <!--METADATA-->
      <text:p text:style-name="P4">
Nonenone</text:p>
      <text:p text:style-name="P4">
News Source: <text:a xlink:type="simple" xlink:href="https://www.voachinese.com/a/ukraine-military-downs-all-36-drones-from-russian-attack-20230525/7108921.html" text:style-name="Internet_20_link" text:visited-style-name="Visited_20_Internet_20_Link">
https://www.voachinese.com/a/ukraine-military-downs-all-36-drones-from-russian-attack-20230525/7108921.html</text:a>
</text:p>
      <!--NEWS-->
      <text:h text:style-name="P10" text:outline-level="1">
<text:span text:style-name="T4">
South Korea's Lauding Rocket World successfully launched and sent satellites into the track</text:span>
</text:h>
      <text:p text:style-name="P4">
Publisher: 法新社</text:p>
      <text:p text:style-name="P4">
Published Time: 2023-05-25T8:32:09+00:00</text:p>
      <text:p text:style-name="P4">
Modified Time: 2023-05-25T14:20:02+00:00</text:p>
      <text:p text:style-name="P4">
Description: (Agence France -Presse, Seoul, 25th) South Korea today announced that it has successfully launched the World Lottery World Number and sent the work satellite into the track, taking a key step for South Korea's rapidly developing space programs. President Yin Xiyue said that this achievement announced that South Korea ranked among the "seven space powe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2" text:anchor-type="as-char" svg:width="6.9236in" svg:height="3.617581in" draw:z-index="0">
<draw:image xlink:href="../Images/rficn/2023-05-25T8-32-09-00-00/000000.png" xlink:type="simple" xlink:show="embed" xlink:actuate="onLoad" draw:mime-type="image/png"/>
</draw:frame>
The World (Nuri, KSLV-II) is the first launch-car rocket that South Korea has been fully developed for the first time. It has been launched twice in 2021 and 2012. The first launch failed due to the loosening of fixed devices and deformation of the pipeline. The second launch of the second time in June last year was successful. Send the carrier's simulation experimental satellite to the track.</text:p>
      <text:p text:style-name="P4">
This three rockets with a length of more than 47 meters and a weight of about 200 metric tons were launched from the Naro SpaceCEnter center in the southern coastal region of South Korea at 6.24 local time tonight, leaving a huge white smoke trace of the huge white smoke Essence</text:p>
      <text:p text:style-name="P4">
Li Zonghao, Minister of Science and Technology Information and Communications of South Korea, said: "We report to the public to ensure that the third launch of the world's independently developed by domestic space loading energy and the plan has achieved a complete success."</text:p>
      <text:p text:style-name="P4">
Li Zonghao said that the world's new generation of small satellite No. 2 successfully implemented the star arrow separation task, and the Antarctic Sejong base has successfully received its signal. He emphasized that this launch confirmed that "we provide the potential for launching various satellites and space exploration services."</text:p>
      <text:p text:style-name="P4">
Li Zonghao also mentioned that the World Rockets will be launched three times before 2027. South Korean President Yin Xiyue praised the successful launch, emphasizing that this will make South Korea's advantage in the global space competition. He said in the statement: "The success of the 3rd launch of the world is a magnificent achievement that declares that South Korea has ranked among the seven major space power."</text:p>
      <text:p text:style-name="P4">
News Source: <text:a xlink:type="simple" xlink:href="https://www.rfi.fr/cn/%E5%9B%BD%E9%99%85%E6%8A%A5%E9%81%93/20230525-%E9%9F%A9%E5%9B%BD%E8%BF%90%E8%BD%BD%E7%81%AB%E7%AE%AD%E4%B8%96%E7%95%8C%E5%8F%B7-%E6%88%90%E5%8A%9F%E5%8F%91%E5%B0%84%E6%8A%8A%E5%8D%AB%E6%98%9F%E9%80%81%E5%85%A5%E8%BD%A8%E9%81%93" text:style-name="Internet_20_link" text:visited-style-name="Visited_20_Internet_20_Link">
https://www.rfi.fr/cn/%E5%9B%BD%E9%99%85%E6%8A%A5%E9%81%93/20230525-%E9%9F%A9%E5%9B%BD%E8%BF%90%E8%BD%BD%E7%81%AB%E7%AE%AD%E4%B8%96%E7%95%8C%E5%8F%B7-%E6%88%90%E5%8A%9F%E5%8F%91%E5%B0%84%E6%8A%8A%E5%8D%AB%E6%98%9F%E9%80%81%E5%85%A5%E8%BD%A8%E9%81%93</text:a>
</text:p>
      <!--NEWS-->
      <text:h text:style-name="P10" text:outline-level="1">
<text:span text:style-name="T4">
U.S. -China relations to the bottom? Wang Wentao visited the United States to meet with senior American cabinet officials</text:span>
</text:h>
      <text:p text:style-name="P4">
Author: chinese@voanews.com (美国之音)</text:p>
      <text:p text:style-name="P4">
Publisher: 美国之音中文网 (Type: NewsMediaOrganization)</text:p>
      <text:p text:style-name="P4">
Published Time: 2023-05-26T00:07:03+08:00</text:p>
      <text:p text:style-name="P4">
Modified Time: 2023-05-25 16:07:03Z</text:p>
      <text:p text:style-name="P4">
Description: The Chinese Ministry of Commerce confirmed on Thursday (May 25) that the Minister of Commerce Wang Wentao negotiated with US Secretary of Commerce Gina Raimondo and US trade representative Katherine Tai during his visit to the United States. This will be the first time that the US -China cabinet -level officials have met in the United States since the US President Biden entered the White House.</text:p>
      <text:p text:style-name="P4">
Videos: []</text:p>
      <text:p text:style-name="P4">
Images: []</text:p>
      <text:p text:style-name="P4">
Categories: ['美中关系', '美国', '经济·金融·贸易', '中国']</text:p>
      <text:p text:style-name="P4">
Type: None</text:p>
      <!--METADATA-->
      <text:p text:style-name="P4">
Nonenone</text:p>
      <text:p text:style-name="P4">
News Source: <text:a xlink:type="simple" xlink:href="https://www.voachinese.com/a/china-us-commerce-and-trade-chiefs-confirmed-to-meet-in-us-2023-0525/7108971.html" text:style-name="Internet_20_link" text:visited-style-name="Visited_20_Internet_20_Link">
https://www.voachinese.com/a/china-us-commerce-and-trade-chiefs-confirmed-to-meet-in-us-2023-0525/7108971.html</text:a>
</text:p>
      <!--NEWS-->
      <text:h text:style-name="P10" text:outline-level="1">
<text:span text:style-name="T4">
China's new crown epidemic is coming, and the number of infections per week at the end of June can reach 65 million</text:span>
</text:h>
      <text:p text:style-name="P4">
Author: chinese@voanews.com (松仁)</text:p>
      <text:p text:style-name="P4">
Publisher: 美国之音中文网 (Type: NewsMediaOrganization)</text:p>
      <text:p text:style-name="P4">
Published Time: 2023-05-26T00:08:23+08:00</text:p>
      <text:p text:style-name="P4">
Modified Time: 2023-05-25 16:08:23Z</text:p>
      <text:p text:style-name="P4">
Description: The new crown epidemic that has been silent for several months has come back in China. China officially predicts that a new wave of epidemic will reach its peak at the end of June, and the number of people with a weekly infection will reach 65 million, which will bring new severe challenges to the Chinese government that hopes to recover and revive the economy after the epidemic.</text:p>
      <text:p text:style-name="P4">
Videos: []</text:p>
      <text:p text:style-name="P4">
Images: []</text:p>
      <text:p text:style-name="P4">
Categories: ['中国', '健康']</text:p>
      <text:p text:style-name="P4">
Type: None</text:p>
      <!--METADATA-->
      <text:p text:style-name="P4">
Nonenone</text:p>
      <text:p text:style-name="P4">
News Source: <text:a xlink:type="simple" xlink:href="https://www.voachinese.com/a/china-faces-a-new-covid-wave-that-could-peak-at-65-million-cases-a-week-052523/7108934.html" text:style-name="Internet_20_link" text:visited-style-name="Visited_20_Internet_20_Link">
https://www.voachinese.com/a/china-faces-a-new-covid-wave-that-could-peak-at-65-million-cases-a-week-052523/7108934.html</text:a>
</text:p>
      <!--NEWS-->
      <text:h text:style-name="P10" text:outline-level="1">
<text:span text:style-name="T4">
The weak rebound of China's economy disappointed the market, and analysts seeing the decline of the growth prospects showed red lights</text:span>
</text:h>
      <text:p text:style-name="P4">
Author: chinese@voanews.com (松仁)</text:p>
      <text:p text:style-name="P4">
Publisher: 美国之音中文网 (Type: NewsMediaOrganization)</text:p>
      <text:p text:style-name="P4">
Published Time: 2023-05-26T01:56:33+08:00</text:p>
      <text:p text:style-name="P4">
Modified Time: 2023-05-25 18:46:06Z</text:p>
      <text:p text:style-name="P4">
Description: The performance of the Chinese economy after the lift of the epidemic was disappointed. The original antimony consumption did not appear. On the contrary, the consumer and production end currency index continued to decline, and the shadow of shrinkage continued to increase. The stock market was turbulent, and the rose did not fall quickly. When the situation has not been launching a strong economic stimulus plan for economic weakness, it will affect the global market's confidence in China.</text:p>
      <text:p text:style-name="P4">
Videos: []</text:p>
      <text:p text:style-name="P4">
Images: []</text:p>
      <text:p text:style-name="P4">
Categories: ['中国', '经济·金融·贸易']</text:p>
      <text:p text:style-name="P4">
Type: None</text:p>
      <!--METADATA-->
      <text:p text:style-name="P4">
Nonenone</text:p>
      <text:p text:style-name="P4">
News Source: <text:a xlink:type="simple" xlink:href="https://www.voachinese.com/a/china-warnings-flash-across-global-markets-as-growth-disappoints-052523/7109179.html" text:style-name="Internet_20_link" text:visited-style-name="Visited_20_Internet_20_Link">
https://www.voachinese.com/a/china-warnings-flash-across-global-markets-as-growth-disappoints-052523/7109179.html</text:a>
</text:p>
      <!--NEWS-->
      <text:h text:style-name="P10" text:outline-level="1">
<text:span text:style-name="T4">
British regulatory agencies warn that colleges and universities overly rely on Chinese students to analyze that it is difficult to limit the need to review important scientific and technological researchers</text:span>
</text:h>
      <text:p text:style-name="P4">
Author: chinese@voanews.com (郑乐捷)</text:p>
      <text:p text:style-name="P4">
Publisher: 美国之音中文网 (Type: NewsMediaOrganization)</text:p>
      <text:p text:style-name="P4">
Published Time: 2023-05-26T02:59:31+08:00</text:p>
      <text:p text:style-name="P4">
Modified Time: 2023-05-25 18:59:33Z</text:p>
      <text:p text:style-name="P4">
Description: The number of Chinese students studying in the UK has continued to increase in the past, and more than half of overseas students with more than half of British universities have come from China, and this year will only decrease slightly this year. Some British regulatory agencies warned that although British universities have stable finances, they must be careful to rely too much on Chinese students.</text:p>
      <text:p text:style-name="P4">
Videos: []</text:p>
      <text:p text:style-name="P4">
Images: []</text:p>
      <text:p text:style-name="P4">
Categories: ['欧洲', '教育', '中国', '科技']</text:p>
      <text:p text:style-name="P4">
Type: None</text:p>
      <!--METADATA-->
      <text:p text:style-name="P4">
Nonenone</text:p>
      <text:p text:style-name="P4">
News Source: <text:a xlink:type="simple" xlink:href="https://www.voachinese.com/a/uk-regulator-warns-over-reliance-of-chinese-students-20230525/7109296.html" text:style-name="Internet_20_link" text:visited-style-name="Visited_20_Internet_20_Link">
https://www.voachinese.com/a/uk-regulator-warns-over-reliance-of-chinese-students-20230525/7109296.html</text:a>
</text:p>
      <!--NEWS-->
      <text:h text:style-name="P10" text:outline-level="1">
<text:span text:style-name="T4">
The German "Cheetah" self -firing cannon fired the Ukraine one night to shoot down 36 suicide drones</text:span>
</text:h>
      <text:p text:style-name="P4">
Author: chinese@voanews.com (刘恩民)</text:p>
      <text:p text:style-name="P4">
Publisher: 美国之音中文网 (Type: Organization)</text:p>
      <text:p text:style-name="P4">
Published Time: 2023-05-26T04:07:33+08:00</text:p>
      <text:p text:style-name="P4">
Modified Time: 2023-05-25 20:07:33Z</text:p>
      <text:p text:style-name="P4">
Description: "Gepard" (Gepard) its own high -firing cannon is the first heavy weapon transported by Germany to Ukraine. It has now become an important equipment for Ukraine's low -altitude air defense network. During the night attack launched by Russia on the 25th, Ukraine shot down all 36 "witnesses" suicide drones in Iran, of which the two "Cheetah" Oerlikon GDF 35mm fast guns played a key defense role. The "cheetah" personnel near Odeza shot down 10 suicide drones and 2 cruise missiles within a day.</text:p>
      <text:p text:style-name="P4">
Videos: []</text:p>
      <text:p text:style-name="P4">
Images: []</text:p>
      <text:p text:style-name="P4">
Categories: ['乌克兰局势', '军事', '每日视频新闻', '社媒-最IN视频']</text:p>
      <text:p text:style-name="P4">
Type: None</text:p>
      <!--METADATA-->
      <text:p text:style-name="P4">
Nonenone</text:p>
      <text:p text:style-name="P4">
News Source: <text:a xlink:type="simple" xlink:href="https://www.voachinese.com/a/ukraine-says-it-shot-down-36-drones-in-overnight-russian-attacks-20230526/7109394.html" text:style-name="Internet_20_link" text:visited-style-name="Visited_20_Internet_20_Link">
https://www.voachinese.com/a/ukraine-says-it-shot-down-36-drones-in-overnight-russian-attacks-20230526/7109394.html</text:a>
</text:p>
      <!--NEWS-->
      <text:h text:style-name="P10" text:outline-level="1">
<text:span text:style-name="T4">
Is it part of the Beijing strategy with the Western "decoupling"?</text:span>
</text:h>
      <text:p text:style-name="P4">
Author: chinese@voanews.com (孙承)</text:p>
      <text:p text:style-name="P4">
Publisher: 美国之音中文网 (Type: NewsMediaOrganization)</text:p>
      <text:p text:style-name="P4">
Published Time: 2023-05-26T04:14:07+08:00</text:p>
      <text:p text:style-name="P4">
Modified Time: 2023-05-25 20:45:30Z</text:p>
      <text:p text:style-name="P4">
Description: After the Seven Kingdoms Group recently proposed that economic exchanges against China will be committed to "risk" rather than "decoupling", China announced sanctions on the US chip manufacturer Meiguang Technology. This is China. The first major US chip company that was blocked, which was also able to take a glimpse of the outside world's response strategies to Beijing's anti -"decoupling" and "risk" response strategies.</text:p>
      <text:p text:style-name="P4">
Videos: []</text:p>
      <text:p text:style-name="P4">
Images: []</text:p>
      <text:p text:style-name="P4">
Categories: ['中国', '美国']</text:p>
      <text:p text:style-name="P4">
Type: None</text:p>
      <!--METADATA-->
      <text:p text:style-name="P4">
Nonenone</text:p>
      <text:p text:style-name="P4">
News Source: <text:a xlink:type="simple" xlink:href="https://www.voachinese.com/a/7109229.html" text:style-name="Internet_20_link" text:visited-style-name="Visited_20_Internet_20_Link">
https://www.voachinese.com/a/7109229.html</text:a>
</text:p>
      <!--NEWS-->
      <text:h text:style-name="P10" text:outline-level="1">
<text:span text:style-name="T4">
China extended an olive branch to the isolated Taliban regime</text:span>
</text:h>
      <text:p text:style-name="P4">
Author: chinese@voanews.com (阿克迈·达维)</text:p>
      <text:p text:style-name="P4">
Publisher: 美国之音中文网 (Type: NewsMediaOrganization)</text:p>
      <text:p text:style-name="P4">
Published Time: 2023-05-26T04:50:52+08:00</text:p>
      <text:p text:style-name="P4">
Modified Time: 2023-05-25 20:50:52Z</text:p>
      <text:p text:style-name="P4">
Description: Among the few ambassadors who are still in Kabul, the Chinese ambassador to Afghanistan Wang Yu looks the busiest.</text:p>
      <text:p text:style-name="P4">
Videos: []</text:p>
      <text:p text:style-name="P4">
Images: []</text:p>
      <text:p text:style-name="P4">
Categories: ['中国', '亚太', '中东']</text:p>
      <text:p text:style-name="P4">
Type: None</text:p>
      <!--METADATA-->
      <text:p text:style-name="P4">
Nonenone</text:p>
      <text:p text:style-name="P4">
News Source: <text:a xlink:type="simple" xlink:href="https://www.voachinese.com/a/isolated-taliban-find-active-diplomacy-with-china-20230525/7109390.html" text:style-name="Internet_20_link" text:visited-style-name="Visited_20_Internet_20_Link">
https://www.voachinese.com/a/isolated-taliban-find-active-diplomacy-with-china-20230525/7109390.html</text:a>
</text:p>
      <!--NEWS-->
      <text:h text:style-name="P10" text:outline-level="1">
<text:span text:style-name="T4">
In 2023, the Minister of Organization of the Asia -Pacific Economic Cooperation opened in Detroit</text:span>
</text:h>
      <text:p text:style-name="P4">
Author: chinese@voanews.com (莉雅)</text:p>
      <text:p text:style-name="P4">
Publisher: 美国之音中文网 (Type: NewsMediaOrganization)</text:p>
      <text:p text:style-name="P4">
Published Time: 2023-05-26T05:12:06+08:00</text:p>
      <text:p text:style-name="P4">
Modified Time: 2023-05-25 21:12:06Z</text:p>
      <text:p text:style-name="P4">
Description: The 2023 Asia -Pacific Economic Cooperation Minister of Trade Conference was held in Detroit in Michigan, Michigan, USA from May 25th to 26th. Ambassador Dai Qi, the US trade representative who hosted the meeting, said in his speech that the conference was held in a synonym for rebirth, revitalization and innovation. She said that when the global economy faces many challenges and intensify geopolitical tensions, participants must make creative thinking and "prepare for better tough and sustainable future."</text:p>
      <text:p text:style-name="P4">
Videos: []</text:p>
      <text:p text:style-name="P4">
Images: []</text:p>
      <text:p text:style-name="P4">
Categories: ['经济·金融·贸易', '美国', '中国']</text:p>
      <text:p text:style-name="P4">
Type: None</text:p>
      <!--METADATA-->
      <text:p text:style-name="P4">
Nonenone</text:p>
      <text:p text:style-name="P4">
News Source: <text:a xlink:type="simple" xlink:href="https://www.voachinese.com/a/apec-us-china-trade-20230525/7109439.html" text:style-name="Internet_20_link" text:visited-style-name="Visited_20_Internet_20_Link">
https://www.voachinese.com/a/apec-us-china-trade-20230525/7109439.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